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1" svg:font-family="Monospace"/>
    <style:font-face style:name="apple-system" svg:font-family="apple-system, BlinkMacSystemFont, 'Segoe UI', Roboto, 'Helvetica Neue', Arial, sans-serif, 'Apple Color Emoji', 'Segoe UI Emoji', 'Segoe UI Symbol'"/>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997cm" table:align="left"/>
    </style:style>
    <style:style style:name="Table1.A" style:family="table-column">
      <style:table-column-properties style:column-width="7.997cm"/>
    </style:style>
    <style:style style:name="Table1.A1" style:family="table-cell">
      <style:table-cell-properties style:vertical-align="middle" fo:padding="0cm" fo:border="none"/>
    </style:style>
    <style:style style:name="Table2" style:family="table">
      <style:table-properties style:width="13.12cm" table:align="left"/>
    </style:style>
    <style:style style:name="Table2.A" style:family="table-column">
      <style:table-column-properties style:column-width="13.12cm"/>
    </style:style>
    <style:style style:name="Table2.A1" style:family="table-cell">
      <style:table-cell-properties style:vertical-align="middle" fo:padding="0cm" fo:border="none"/>
    </style:style>
    <style:style style:name="Table3" style:family="table">
      <style:table-properties style:width="9.126cm" table:align="left"/>
    </style:style>
    <style:style style:name="Table3.A" style:family="table-column">
      <style:table-column-properties style:column-width="9.126cm"/>
    </style:style>
    <style:style style:name="Table3.A1" style:family="table-cell">
      <style:table-cell-properties style:vertical-align="middle" fo:padding="0cm" fo:border="none"/>
    </style:style>
    <style:style style:name="Table4" style:family="table">
      <style:table-properties style:width="11.557cm" table:align="left"/>
    </style:style>
    <style:style style:name="Table4.A" style:family="table-column">
      <style:table-column-properties style:column-width="11.557cm"/>
    </style:style>
    <style:style style:name="Table4.A1" style:family="table-cell">
      <style:table-cell-properties style:vertical-align="middle" fo:padding="0cm" fo:border="none"/>
    </style:style>
    <style:style style:name="Table5" style:family="table">
      <style:table-properties style:width="13.33cm" table:align="left"/>
    </style:style>
    <style:style style:name="Table5.A" style:family="table-column">
      <style:table-column-properties style:column-width="13.33cm"/>
    </style:style>
    <style:style style:name="Table5.A1" style:family="table-cell">
      <style:table-cell-properties style:vertical-align="middle" fo:padding="0cm" fo:border="none"/>
    </style:style>
    <style:style style:name="Table6" style:family="table">
      <style:table-properties style:width="13.33cm" table:align="left"/>
    </style:style>
    <style:style style:name="Table6.A" style:family="table-column">
      <style:table-column-properties style:column-width="13.33cm"/>
    </style:style>
    <style:style style:name="Table6.A1" style:family="table-cell">
      <style:table-cell-properties style:vertical-align="middle" fo:padding="0cm" fo:border="none"/>
    </style:style>
    <style:style style:name="Table7" style:family="table">
      <style:table-properties style:width="11.933cm" table:align="left"/>
    </style:style>
    <style:style style:name="Table7.A" style:family="table-column">
      <style:table-column-properties style:column-width="11.933cm"/>
    </style:style>
    <style:style style:name="Table7.A1" style:family="table-cell">
      <style:table-cell-properties style:vertical-align="middle" fo:padding="0cm" fo:border="none"/>
    </style:style>
    <style:style style:name="Table8" style:family="table">
      <style:table-properties style:width="11.933cm" table:align="left"/>
    </style:style>
    <style:style style:name="Table8.A" style:family="table-column">
      <style:table-column-properties style:column-width="11.933cm"/>
    </style:style>
    <style:style style:name="Table8.A1" style:family="table-cell">
      <style:table-cell-properties style:vertical-align="middle" fo:padding="0cm" fo:border="none"/>
    </style:style>
    <style:style style:name="Table9" style:family="table">
      <style:table-properties style:width="11.557cm" table:align="left"/>
    </style:style>
    <style:style style:name="Table9.A" style:family="table-column">
      <style:table-column-properties style:column-width="11.557cm"/>
    </style:style>
    <style:style style:name="Table9.A1" style:family="table-cell">
      <style:table-cell-properties style:vertical-align="middle" fo:padding="0cm" fo:border="none"/>
    </style:style>
    <style:style style:name="Table10" style:family="table">
      <style:table-properties style:width="8.89cm" table:align="left"/>
    </style:style>
    <style:style style:name="Table10.A" style:family="table-column">
      <style:table-column-properties style:column-width="8.89cm"/>
    </style:style>
    <style:style style:name="Table10.A1" style:family="table-cell">
      <style:table-cell-properties style:vertical-align="middle" fo:padding="0cm" fo:border="none"/>
    </style:style>
    <style:style style:name="Table11" style:family="table">
      <style:table-properties style:width="14.422cm" table:align="left"/>
    </style:style>
    <style:style style:name="Table11.A" style:family="table-column">
      <style:table-column-properties style:column-width="14.422cm"/>
    </style:style>
    <style:style style:name="Table11.A1" style:family="table-cell">
      <style:table-cell-properties style:vertical-align="middle" fo:padding="0cm" fo:border="none"/>
    </style:style>
    <style:style style:name="Table12" style:family="table">
      <style:table-properties style:width="7.997cm" table:align="left"/>
    </style:style>
    <style:style style:name="Table12.A" style:family="table-column">
      <style:table-column-properties style:column-width="7.997cm"/>
    </style:style>
    <style:style style:name="Table12.A1" style:family="table-cell">
      <style:table-cell-properties style:vertical-align="middle" fo:padding="0cm" fo:border="none"/>
    </style:style>
    <style:style style:name="Table13" style:family="table">
      <style:table-properties style:width="13.12cm" table:align="left"/>
    </style:style>
    <style:style style:name="Table13.A" style:family="table-column">
      <style:table-column-properties style:column-width="13.12cm"/>
    </style:style>
    <style:style style:name="Table13.A1" style:family="table-cell">
      <style:table-cell-properties style:vertical-align="middle" fo:padding="0cm" fo:border="none"/>
    </style:style>
    <style:style style:name="Table14" style:family="table">
      <style:table-properties style:width="9.126cm" table:align="left"/>
    </style:style>
    <style:style style:name="Table14.A" style:family="table-column">
      <style:table-column-properties style:column-width="9.126cm"/>
    </style:style>
    <style:style style:name="Table14.A1" style:family="table-cell">
      <style:table-cell-properties style:vertical-align="middle" fo:padding="0cm" fo:border="none"/>
    </style:style>
    <style:style style:name="Table15" style:family="table">
      <style:table-properties style:width="11.557cm" table:align="left"/>
    </style:style>
    <style:style style:name="Table15.A" style:family="table-column">
      <style:table-column-properties style:column-width="11.557cm"/>
    </style:style>
    <style:style style:name="Table15.A1" style:family="table-cell">
      <style:table-cell-properties style:vertical-align="middle" fo:padding="0cm" fo:border="none"/>
    </style:style>
    <style:style style:name="Table16" style:family="table">
      <style:table-properties style:width="13.33cm" table:align="left"/>
    </style:style>
    <style:style style:name="Table16.A" style:family="table-column">
      <style:table-column-properties style:column-width="13.33cm"/>
    </style:style>
    <style:style style:name="Table16.A1" style:family="table-cell">
      <style:table-cell-properties style:vertical-align="middle" fo:padding="0cm" fo:border="none"/>
    </style:style>
    <style:style style:name="Table17" style:family="table">
      <style:table-properties style:width="13.33cm" table:align="left"/>
    </style:style>
    <style:style style:name="Table17.A" style:family="table-column">
      <style:table-column-properties style:column-width="13.33cm"/>
    </style:style>
    <style:style style:name="Table17.A1" style:family="table-cell">
      <style:table-cell-properties style:vertical-align="middle" fo:padding="0cm" fo:border="none"/>
    </style:style>
    <style:style style:name="Table18" style:family="table">
      <style:table-properties style:width="17cm" table:align="left"/>
    </style:style>
    <style:style style:name="Table18.A" style:family="table-column">
      <style:table-column-properties style:column-width="17cm"/>
    </style:style>
    <style:style style:name="Table18.A1" style:family="table-cell">
      <style:table-cell-properties style:vertical-align="middle" fo:padding="0cm" fo:border="none"/>
    </style:style>
    <style:style style:name="Table19" style:family="table">
      <style:table-properties style:width="16.877cm" table:align="left"/>
    </style:style>
    <style:style style:name="Table19.A" style:family="table-column">
      <style:table-column-properties style:column-width="16.877cm"/>
    </style:style>
    <style:style style:name="Table19.A1" style:family="table-cell">
      <style:table-cell-properties style:vertical-align="middle" fo:padding="0cm" fo:border="none"/>
    </style:style>
    <style:style style:name="Table20" style:family="table">
      <style:table-properties style:width="15.633cm" table:align="left"/>
    </style:style>
    <style:style style:name="Table20.A" style:family="table-column">
      <style:table-column-properties style:column-width="15.633cm"/>
    </style:style>
    <style:style style:name="Table20.A1" style:family="table-cell">
      <style:table-cell-properties style:vertical-align="middle" fo:padding="0cm" fo:border="none"/>
    </style:style>
    <style:style style:name="Table21" style:family="table">
      <style:table-properties style:width="18.098cm" table:align="left"/>
    </style:style>
    <style:style style:name="Table21.A" style:family="table-column">
      <style:table-column-properties style:column-width="18.098cm"/>
    </style:style>
    <style:style style:name="Table21.A1" style:family="table-cell">
      <style:table-cell-properties style:vertical-align="middle" fo:padding="0cm" fo:border="none"/>
    </style:style>
    <style:style style:name="Table22" style:family="table">
      <style:table-properties style:width="10.933cm" table:align="left"/>
    </style:style>
    <style:style style:name="Table22.A" style:family="table-column">
      <style:table-column-properties style:column-width="10.933cm"/>
    </style:style>
    <style:style style:name="Table22.A1" style:family="table-cell">
      <style:table-cell-properties style:vertical-align="middle" fo:padding="0cm" fo:border="none"/>
    </style:style>
    <style:style style:name="Table23" style:family="table">
      <style:table-properties style:width="15.633cm" table:align="left"/>
    </style:style>
    <style:style style:name="Table23.A" style:family="table-column">
      <style:table-column-properties style:column-width="15.633cm"/>
    </style:style>
    <style:style style:name="Table23.A1" style:family="table-cell">
      <style:table-cell-properties style:vertical-align="middle" fo:padding="0cm" fo:border="none"/>
    </style:style>
    <style:style style:name="Table24" style:family="table">
      <style:table-properties style:width="17cm" table:align="left"/>
    </style:style>
    <style:style style:name="Table24.A" style:family="table-column">
      <style:table-column-properties style:column-width="17cm"/>
    </style:style>
    <style:style style:name="Table24.A1" style:family="table-cell">
      <style:table-cell-properties style:vertical-align="middle" fo:padding="0cm" fo:border="none"/>
    </style:style>
    <style:style style:name="Table25" style:family="table">
      <style:table-properties style:width="13.6cm" table:align="left"/>
    </style:style>
    <style:style style:name="Table25.A" style:family="table-column">
      <style:table-column-properties style:column-width="13.6cm"/>
    </style:style>
    <style:style style:name="Table25.A1" style:family="table-cell">
      <style:table-cell-properties style:vertical-align="middle" fo:padding="0cm" fo:border="none"/>
    </style:style>
    <style:style style:name="Table26" style:family="table">
      <style:table-properties style:width="7.105cm" table:align="left"/>
    </style:style>
    <style:style style:name="Table26.A" style:family="table-column">
      <style:table-column-properties style:column-width="7.105cm"/>
    </style:style>
    <style:style style:name="Table26.A1" style:family="table-cell">
      <style:table-cell-properties style:vertical-align="middle" fo:padding="0cm" fo:border="none"/>
    </style:style>
    <style:style style:name="Table27" style:family="table">
      <style:table-properties style:width="15.831cm" table:align="left"/>
    </style:style>
    <style:style style:name="Table27.A" style:family="table-column">
      <style:table-column-properties style:column-width="15.831cm"/>
    </style:style>
    <style:style style:name="Table27.A1" style:family="table-cell">
      <style:table-cell-properties style:vertical-align="middle" fo:padding="0cm" fo:border="none"/>
    </style:style>
    <style:style style:name="Table28" style:family="table">
      <style:table-properties style:width="13.33cm" table:align="left"/>
    </style:style>
    <style:style style:name="Table28.A" style:family="table-column">
      <style:table-column-properties style:column-width="13.33cm"/>
    </style:style>
    <style:style style:name="Table28.A1" style:family="table-cell">
      <style:table-cell-properties style:vertical-align="middle" fo:padding="0cm" fo:border="none"/>
    </style:style>
    <style:style style:name="Table29" style:family="table">
      <style:table-properties style:width="13.33cm" table:align="left"/>
    </style:style>
    <style:style style:name="Table29.A" style:family="table-column">
      <style:table-column-properties style:column-width="13.33cm"/>
    </style:style>
    <style:style style:name="Table29.A1" style:family="table-cell">
      <style:table-cell-properties style:vertical-align="middle" fo:padding="0cm" fo:border="none"/>
    </style:style>
    <style:style style:name="Table30" style:family="table">
      <style:table-properties style:width="7.107cm" table:align="left"/>
    </style:style>
    <style:style style:name="Table30.A" style:family="table-column">
      <style:table-column-properties style:column-width="7.107cm"/>
    </style:style>
    <style:style style:name="Table30.A1" style:family="table-cell">
      <style:table-cell-properties style:vertical-align="middle" fo:padding="0cm" fo:border="none"/>
    </style:style>
    <style:style style:name="Table31" style:family="table">
      <style:table-properties style:width="8.107cm" table:align="left"/>
    </style:style>
    <style:style style:name="Table31.A" style:family="table-column">
      <style:table-column-properties style:column-width="8.107cm"/>
    </style:style>
    <style:style style:name="Table31.A1" style:family="table-cell">
      <style:table-cell-properties style:vertical-align="middle" fo:padding="0cm" fo:border="none"/>
    </style:style>
    <style:style style:name="Table32" style:family="table">
      <style:table-properties style:width="5.99cm" table:align="left"/>
    </style:style>
    <style:style style:name="Table32.A" style:family="table-column">
      <style:table-column-properties style:column-width="5.99cm"/>
    </style:style>
    <style:style style:name="Table32.A1" style:family="table-cell">
      <style:table-cell-properties style:vertical-align="middle" fo:padding="0cm" fo:border="none"/>
    </style:style>
    <style:style style:name="Table33" style:family="table">
      <style:table-properties style:width="0.041cm" fo:margin-left="1.058cm" table:align="left"/>
    </style:style>
    <style:style style:name="Table33.A" style:family="table-column">
      <style:table-column-properties style:column-width="0.041cm"/>
    </style:style>
    <style:style style:name="Table33.A1" style:family="table-cell">
      <style:table-cell-properties style:vertical-align="middle" fo:padding="0cm" fo:border="none"/>
    </style:style>
    <style:style style:name="Table34" style:family="table">
      <style:table-properties style:width="17cm" table:align="left"/>
    </style:style>
    <style:style style:name="Table34.A" style:family="table-column">
      <style:table-column-properties style:column-width="17cm"/>
    </style:style>
    <style:style style:name="Table34.A1" style:family="table-cell">
      <style:table-cell-properties style:vertical-align="middle" fo:padding="0cm" fo:border="none"/>
    </style:style>
    <style:style style:name="Table35" style:family="table">
      <style:table-properties style:width="17cm" table:align="left"/>
    </style:style>
    <style:style style:name="Table35.A" style:family="table-column">
      <style:table-column-properties style:column-width="17cm"/>
    </style:style>
    <style:style style:name="Table35.A1" style:family="table-cell">
      <style:table-cell-properties style:vertical-align="middle" fo:padding="0cm" fo:border="none"/>
    </style:style>
    <style:style style:name="Table36" style:family="table">
      <style:table-properties style:width="15.914cm" table:align="left"/>
    </style:style>
    <style:style style:name="Table36.A" style:family="table-column">
      <style:table-column-properties style:column-width="15.914cm"/>
    </style:style>
    <style:style style:name="Table36.A1" style:family="table-cell">
      <style:table-cell-properties style:vertical-align="middle" fo:padding="0cm" fo:border="none"/>
    </style:style>
    <style:style style:name="Table37" style:family="table">
      <style:table-properties style:width="13.483cm" table:align="left"/>
    </style:style>
    <style:style style:name="Table37.A" style:family="table-column">
      <style:table-column-properties style:column-width="13.483cm"/>
    </style:style>
    <style:style style:name="Table37.A1" style:family="table-cell">
      <style:table-cell-properties style:vertical-align="middle" fo:padding="0cm" fo:border="none"/>
    </style:style>
    <style:style style:name="Table38" style:family="table">
      <style:table-properties style:width="17cm" table:align="left"/>
    </style:style>
    <style:style style:name="Table38.A" style:family="table-column">
      <style:table-column-properties style:column-width="17cm"/>
    </style:style>
    <style:style style:name="Table38.A1" style:family="table-cell">
      <style:table-cell-properties style:vertical-align="middle" fo:padding="0cm" fo:border="none"/>
    </style:style>
    <style:style style:name="Table39" style:family="table">
      <style:table-properties style:width="17cm" table:align="left"/>
    </style:style>
    <style:style style:name="Table39.A" style:family="table-column">
      <style:table-column-properties style:column-width="17cm"/>
    </style:style>
    <style:style style:name="Table39.A1" style:family="table-cell">
      <style:table-cell-properties style:vertical-align="middle" fo:padding="0cm" fo:border="none"/>
    </style:style>
    <style:style style:name="Table40" style:family="table">
      <style:table-properties style:width="17cm" table:align="left"/>
    </style:style>
    <style:style style:name="Table40.A" style:family="table-column">
      <style:table-column-properties style:column-width="17cm"/>
    </style:style>
    <style:style style:name="Table40.A1" style:family="table-cell">
      <style:table-cell-properties style:vertical-align="middle" fo:padding="0cm" fo:border="none"/>
    </style:style>
    <style:style style:name="Table41" style:family="table">
      <style:table-properties style:width="17cm" table:align="left"/>
    </style:style>
    <style:style style:name="Table41.A" style:family="table-column">
      <style:table-column-properties style:column-width="17cm"/>
    </style:style>
    <style:style style:name="Table41.A1" style:family="table-cell">
      <style:table-cell-properties style:vertical-align="middle" fo:padding="0cm" fo:border="none"/>
    </style:style>
    <style:style style:name="Table42" style:family="table">
      <style:table-properties style:width="17cm" table:align="left"/>
    </style:style>
    <style:style style:name="Table42.A" style:family="table-column">
      <style:table-column-properties style:column-width="17cm"/>
    </style:style>
    <style:style style:name="Table42.A1" style:family="table-cell">
      <style:table-cell-properties style:vertical-align="middle" fo:padding="0cm" fo:border="none"/>
    </style:style>
    <style:style style:name="Table43" style:family="table">
      <style:table-properties style:width="17cm" table:align="left"/>
    </style:style>
    <style:style style:name="Table43.A" style:family="table-column">
      <style:table-column-properties style:column-width="17cm"/>
    </style:style>
    <style:style style:name="Table43.A1" style:family="table-cell">
      <style:table-cell-properties style:vertical-align="middle" fo:padding="0cm" fo:border="none"/>
    </style:style>
    <style:style style:name="Table44" style:family="table">
      <style:table-properties style:width="17cm" table:align="left"/>
    </style:style>
    <style:style style:name="Table44.A" style:family="table-column">
      <style:table-column-properties style:column-width="17cm"/>
    </style:style>
    <style:style style:name="Table44.A1" style:family="table-cell">
      <style:table-cell-properties style:vertical-align="middle" fo:padding="0cm" fo:border="none"/>
    </style:style>
    <style:style style:name="Table45" style:family="table">
      <style:table-properties style:width="7.564cm" table:align="left"/>
    </style:style>
    <style:style style:name="Table45.A" style:family="table-column">
      <style:table-column-properties style:column-width="7.564cm"/>
    </style:style>
    <style:style style:name="Table45.A1" style:family="table-cell">
      <style:table-cell-properties style:vertical-align="middle" fo:padding="0cm" fo:border="none"/>
    </style:style>
    <style:style style:name="Table46" style:family="table">
      <style:table-properties style:width="9.913cm" table:align="left"/>
    </style:style>
    <style:style style:name="Table46.A" style:family="table-column">
      <style:table-column-properties style:column-width="9.913cm"/>
    </style:style>
    <style:style style:name="Table46.A1" style:family="table-cell">
      <style:table-cell-properties style:vertical-align="middle" fo:padding="0cm" fo:border="none"/>
    </style:style>
    <style:style style:name="Table47" style:family="table">
      <style:table-properties style:width="17cm" table:align="left"/>
    </style:style>
    <style:style style:name="Table47.A" style:family="table-column">
      <style:table-column-properties style:column-width="17cm"/>
    </style:style>
    <style:style style:name="Table47.A1" style:family="table-cell">
      <style:table-cell-properties style:vertical-align="middle" fo:padding="0cm" fo:border="none"/>
    </style:style>
    <style:style style:name="Table48" style:family="table">
      <style:table-properties style:width="13.822cm" table:align="left"/>
    </style:style>
    <style:style style:name="Table48.A" style:family="table-column">
      <style:table-column-properties style:column-width="13.822cm"/>
    </style:style>
    <style:style style:name="Table48.A1" style:family="table-cell">
      <style:table-cell-properties style:vertical-align="middle" fo:padding="0cm" fo:border="none"/>
    </style:style>
    <style:style style:name="Table49" style:family="table">
      <style:table-properties style:width="12.972cm" table:align="left"/>
    </style:style>
    <style:style style:name="Table49.A" style:family="table-column">
      <style:table-column-properties style:column-width="12.972cm"/>
    </style:style>
    <style:style style:name="Table49.A1" style:family="table-cell">
      <style:table-cell-properties style:vertical-align="middle" fo:padding="0cm" fo:border="none"/>
    </style:style>
    <style:style style:name="P1" style:family="paragraph" style:parent-style-name="Header">
      <style:text-properties officeooo:rsid="00927c2b" officeooo:paragraph-rsid="00927c2b"/>
    </style:style>
    <style:style style:name="P2" style:family="paragraph" style:parent-style-name="Standard">
      <style:text-properties fo:font-variant="normal" fo:text-transform="none" fo:color="#333333" style:font-name="apple-system" fo:font-size="12.75pt" fo:letter-spacing="normal" fo:font-style="normal" fo:font-weight="normal" officeooo:paragraph-rsid="00302280"/>
    </style:style>
    <style:style style:name="P3" style:family="paragraph" style:parent-style-name="Standard">
      <style:paragraph-properties fo:orphans="2" fo:widows="2"/>
      <style:text-properties fo:font-variant="normal" fo:text-transform="none" fo:color="#333333" style:font-name="apple-system" fo:font-size="12.75pt" fo:letter-spacing="normal" fo:font-style="normal"/>
    </style:style>
    <style:style style:name="P4" style:family="paragraph" style:parent-style-name="Standard">
      <style:paragraph-properties fo:orphans="2" fo:widows="2"/>
    </style:style>
    <style:style style:name="P5" style:family="paragraph" style:parent-style-name="Standard">
      <style:paragraph-properties fo:text-align="start" style:justify-single-word="false" fo:orphans="2" fo:widows="2"/>
      <style:text-properties officeooo:paragraph-rsid="0086ec47"/>
    </style:style>
    <style:style style:name="P6" style:family="paragraph" style:parent-style-name="Standard">
      <style:text-properties officeooo:paragraph-rsid="00713d47"/>
    </style:style>
    <style:style style:name="P7" style:family="paragraph" style:parent-style-name="Standard">
      <style:text-properties officeooo:paragraph-rsid="00567051"/>
    </style:style>
    <style:style style:name="P8" style:family="paragraph" style:parent-style-name="Standard">
      <style:text-properties officeooo:paragraph-rsid="007f09d4"/>
    </style:style>
    <style:style style:name="P9" style:family="paragraph" style:parent-style-name="Standard">
      <style:text-properties officeooo:paragraph-rsid="0090a61c"/>
    </style:style>
    <style:style style:name="P10" style:family="paragraph" style:parent-style-name="Standard">
      <style:text-properties style:text-underline-style="solid" style:text-underline-type="double" style:text-underline-width="auto" style:text-underline-color="font-color" officeooo:paragraph-rsid="0090a61c"/>
    </style:style>
    <style:style style:name="P11" style:family="paragraph" style:parent-style-name="Standard">
      <style:text-properties style:text-underline-style="none" officeooo:rsid="00961f38" officeooo:paragraph-rsid="00961f38"/>
    </style:style>
    <style:style style:name="P12" style:family="paragraph" style:parent-style-name="Standard">
      <style:text-properties style:text-underline-style="none" officeooo:rsid="0097b4aa" officeooo:paragraph-rsid="0097b4aa"/>
    </style:style>
    <style:style style:name="P13" style:family="paragraph" style:parent-style-name="Standard">
      <style:text-properties style:text-underline-style="none" officeooo:rsid="0097b4aa" officeooo:paragraph-rsid="0097b4aa" fo:background-color="#fff200"/>
    </style:style>
    <style:style style:name="P14" style:family="paragraph" style:parent-style-name="Standard">
      <style:text-properties fo:color="#7f0055" style:font-name="Monospace" fo:font-size="10pt" fo:font-weight="bold" officeooo:paragraph-rsid="0090a61c" style:font-size-asian="10pt" style:font-weight-asian="bold"/>
    </style:style>
    <style:style style:name="P15" style:family="paragraph" style:parent-style-name="Standard">
      <style:paragraph-properties fo:margin-left="0cm" fo:margin-right="0cm" fo:orphans="2" fo:widows="2" fo:text-indent="0cm" style:auto-text-indent="false"/>
      <style:text-properties fo:font-variant="normal" fo:text-transform="none" fo:color="#333333" style:font-name="apple-system" fo:font-size="12.75pt" fo:letter-spacing="normal" fo:font-style="normal" fo:font-weight="normal"/>
    </style:style>
    <style:style style:name="P16" style:family="paragraph" style:parent-style-name="Standard">
      <style:paragraph-properties fo:margin-left="0cm" fo:margin-right="0cm" fo:orphans="2" fo:widows="2" fo:text-indent="0cm" style:auto-text-indent="false"/>
      <style:text-properties fo:font-variant="normal" fo:text-transform="none" fo:color="#333333" style:font-name="apple-system" fo:font-size="12.75pt" fo:letter-spacing="normal" fo:font-style="normal" fo:font-weight="normal" officeooo:paragraph-rsid="00149b7b"/>
    </style:style>
    <style:style style:name="P1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apple-system" fo:font-size="12.75pt" fo:letter-spacing="normal" fo:font-style="normal" fo:font-weight="normal"/>
    </style:style>
    <style:style style:name="P18" style:family="paragraph" style:parent-style-name="Standard">
      <style:paragraph-properties fo:margin-left="0cm" fo:margin-right="0cm" fo:orphans="2" fo:widows="2" fo:text-indent="0cm" style:auto-text-indent="false"/>
      <style:text-properties officeooo:paragraph-rsid="00149b7b"/>
    </style:style>
    <style:style style:name="P19" style:family="paragraph" style:parent-style-name="Standard">
      <style:paragraph-properties fo:margin-left="0cm" fo:margin-right="0cm" fo:text-align="start" style:justify-single-word="false" fo:text-indent="0cm" style:auto-text-indent="false"/>
    </style:style>
    <style:style style:name="P20"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21" style:family="paragraph" style:parent-style-name="Standard">
      <style:paragraph-properties fo:margin-left="0cm" fo:margin-right="0cm" fo:text-align="start" style:justify-single-word="false" fo:text-indent="0cm" style:auto-text-indent="false"/>
      <style:text-properties fo:color="#000000" officeooo:rsid="00927c2b" officeooo:paragraph-rsid="00933d58" fo:background-color="#fff200"/>
    </style:style>
    <style:style style:name="P22"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23" style:family="paragraph" style:parent-style-name="Standard">
      <style:paragraph-properties fo:margin-left="0cm" fo:margin-right="0cm" fo:text-align="start" style:justify-single-word="false" fo:text-indent="0cm" style:auto-text-indent="false"/>
      <style:text-properties fo:color="#000000" style:font-name="Monospace" fo:font-size="10pt" officeooo:paragraph-rsid="0097b4aa" style:font-size-asian="10pt"/>
    </style:style>
    <style:style style:name="P24" style:family="paragraph" style:parent-style-name="Standard">
      <style:paragraph-properties fo:margin-left="0cm" fo:margin-right="0cm" fo:margin-top="0cm" fo:margin-bottom="0cm" loext:contextual-spacing="false" fo:line-height="140%" fo:text-align="start" style:justify-single-word="false" fo:orphans="2" fo:widows="2" fo:text-indent="0cm" style:auto-text-indent="false"/>
    </style:style>
    <style:style style:name="P25" style:family="paragraph" style:parent-style-name="Standard">
      <style:paragraph-properties fo:margin-left="0cm" fo:margin-right="0cm" fo:margin-top="0cm" fo:margin-bottom="0cm" loext:contextual-spacing="false" fo:line-height="140%" fo:text-align="start" style:justify-single-word="false" fo:orphans="2" fo:widows="2" fo:text-indent="0cm" style:auto-text-indent="false"/>
      <style:text-properties officeooo:paragraph-rsid="00149b7b"/>
    </style:style>
    <style:style style:name="P26"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style:font-name="apple-system" fo:font-size="12.75pt" fo:letter-spacing="normal" fo:font-style="normal" fo:font-weight="normal"/>
    </style:style>
    <style:style style:name="P27" style:family="paragraph" style:parent-style-name="Standard">
      <style:paragraph-properties fo:margin-left="0cm" fo:margin-right="0cm" fo:margin-top="0cm" fo:margin-bottom="0cm" loext:contextual-spacing="false" fo:line-height="140%" fo:text-align="start" style:justify-single-word="false" fo:orphans="2" fo:widows="2" fo:text-indent="0cm" style:auto-text-indent="false"/>
      <style:text-properties fo:font-variant="normal" fo:text-transform="none" fo:color="#333333" fo:letter-spacing="normal" fo:background-color="#f7f7f7" loext:padding="0cm" loext:border="none"/>
    </style:style>
    <style:style style:name="P28" style:family="paragraph" style:parent-style-name="Standard">
      <style:paragraph-properties fo:margin-left="0cm" fo:margin-right="0cm" fo:margin-top="0cm" fo:margin-bottom="0cm" loext:contextual-spacing="false" fo:text-indent="0cm" style:auto-text-indent="false"/>
      <style:text-properties fo:font-size="2pt" style:font-size-asian="2pt" style:font-size-complex="2pt"/>
    </style:style>
    <style:style style:name="P29" style:family="paragraph" style:parent-style-name="Standard">
      <loext:graphic-properties draw:fill="solid" draw:fill-color="#e6e6fc" draw:opacity="100%"/>
      <style:paragraph-properties fo:margin-left="0cm" fo:margin-right="0cm" fo:margin-top="0cm" fo:margin-bottom="0cm" loext:contextual-spacing="false" fo:orphans="2" fo:widows="2" fo:text-indent="0cm" style:auto-text-indent="false" fo:background-color="#e6e6fc" fo:padding="0.049cm" fo:border="0.06pt solid #d1d1e8"/>
    </style:style>
    <style:style style:name="P30" style:family="paragraph" style:parent-style-name="Standard">
      <loext:graphic-properties draw:fill="solid" draw:fill-color="#e6e6fc" draw:opacity="100%"/>
      <style:paragraph-properties fo:margin-left="0cm" fo:margin-right="0cm" fo:margin-top="0cm" fo:margin-bottom="0cm" loext:contextual-spacing="false" fo:orphans="2" fo:widows="2" fo:text-indent="0cm" style:auto-text-indent="false" fo:background-color="#e6e6fc" fo:padding="0.049cm" fo:border="0.06pt solid #d1d1e8"/>
      <style:text-properties fo:font-variant="normal" fo:text-transform="none" fo:color="#333333" style:font-name="apple-system" fo:letter-spacing="normal" fo:font-style="normal" fo:font-weight="bold" style:font-weight-asian="bold" style:font-weight-complex="bold"/>
    </style:style>
    <style:style style:name="P31" style:family="paragraph" style:parent-style-name="Text_20_body">
      <loext:graphic-properties draw:fill="solid" draw:fill-color="#e6e6fc" draw:opacity="100%"/>
      <style:paragraph-properties fo:margin-left="0cm" fo:margin-right="0cm" fo:margin-top="0cm" fo:margin-bottom="0cm" loext:contextual-spacing="false" fo:orphans="2" fo:widows="2" fo:text-indent="0cm" style:auto-text-indent="false" fo:background-color="#e6e6fc" fo:padding="0.049cm" fo:border="0.06pt solid #d1d1e8"/>
      <style:text-properties officeooo:paragraph-rsid="001e1d90"/>
    </style:style>
    <style:style style:name="P32" style:family="paragraph" style:parent-style-name="Text_20_body">
      <loext:graphic-properties draw:fill="solid" draw:fill-color="#e6e6fc" draw:opacity="100%"/>
      <style:paragraph-properties fo:margin-left="0cm" fo:margin-right="0cm" fo:margin-top="0cm" fo:margin-bottom="0cm" loext:contextual-spacing="false" fo:orphans="2" fo:widows="2" fo:text-indent="0cm" style:auto-text-indent="false" fo:background-color="#e6e6fc" fo:padding="0.049cm" fo:border="0.06pt solid #d1d1e8"/>
    </style:style>
    <style:style style:name="P33" style:family="paragraph" style:parent-style-name="Text_20_body">
      <loext:graphic-properties draw:fill="solid" draw:fill-color="#e6e6fc" draw:opacity="100%"/>
      <style:paragraph-properties fo:margin-left="0cm" fo:margin-right="0cm" fo:margin-top="0cm" fo:margin-bottom="0cm" loext:contextual-spacing="false" fo:orphans="2" fo:widows="2" fo:text-indent="0cm" style:auto-text-indent="false" fo:background-color="#e6e6fc" fo:padding="0.049cm" fo:border="0.06pt solid #d1d1e8"/>
      <style:text-properties fo:font-variant="normal" fo:text-transform="none" fo:color="#333333" style:font-name="apple-system" fo:letter-spacing="normal" fo:font-style="normal" fo:font-weight="bold" style:font-weight-asian="bold" style:font-weight-complex="bold"/>
    </style:style>
    <style:style style:name="P34" style:family="paragraph" style:parent-style-name="Text_20_body">
      <loext:graphic-properties draw:fill="solid" draw:fill-color="#e6e6fc" draw:opacity="100%"/>
      <style:paragraph-properties fo:margin-left="0cm" fo:margin-right="0cm" fo:margin-top="0cm" fo:margin-bottom="0cm" loext:contextual-spacing="false" fo:orphans="2" fo:widows="2" fo:text-indent="0cm" style:auto-text-indent="false" fo:background-color="#e6e6fc" fo:padding="0.049cm" fo:border="0.06pt solid #d1d1e8"/>
      <style:text-properties fo:font-variant="normal" fo:text-transform="none" fo:color="#333333" style:font-name="apple-system" fo:font-size="12.75pt" fo:letter-spacing="normal" fo:font-style="normal" fo:font-weight="normal"/>
    </style:style>
    <style:style style:name="P35" style:family="paragraph" style:parent-style-name="Text_20_body">
      <loext:graphic-properties draw:fill="solid" draw:fill-color="#e6e6fc" draw:opacity="100%"/>
      <style:paragraph-properties fo:margin-left="0cm" fo:margin-right="0cm" fo:margin-top="0cm" fo:margin-bottom="0cm" loext:contextual-spacing="false" fo:orphans="2" fo:widows="2" fo:text-indent="0cm" style:auto-text-indent="false" fo:background-color="#e6e6fc" fo:padding="0.049cm" fo:border="0.06pt solid #d1d1e8"/>
      <style:text-properties fo:font-variant="normal" fo:text-transform="none" fo:color="#333333" style:font-name="apple-system" fo:font-size="12.75pt" fo:letter-spacing="normal" fo:font-style="normal" fo:font-weight="normal" style:font-weight-asian="bold" style:font-weight-complex="bold"/>
    </style:style>
    <style:style style:name="P36" style:family="paragraph" style:parent-style-name="Text_20_body">
      <loext:graphic-properties draw:fill="solid" draw:fill-color="#e6e6fc" draw:opacity="100%"/>
      <style:paragraph-properties fo:margin-left="0cm" fo:margin-right="0cm" fo:margin-top="0cm" fo:margin-bottom="0cm" loext:contextual-spacing="false" fo:orphans="2" fo:widows="2" fo:text-indent="0cm" style:auto-text-indent="false" fo:background-color="#e6e6fc" fo:padding="0.049cm" fo:border="0.06pt solid #d1d1e8"/>
      <style:text-properties fo:font-variant="normal" fo:text-transform="none" fo:color="#333333" style:font-name="apple-system" fo:font-size="12.75pt" fo:letter-spacing="normal" fo:font-style="normal" fo:font-weight="bold"/>
    </style:style>
    <style:style style:name="P37" style:family="paragraph" style:parent-style-name="Text_20_body">
      <loext:graphic-properties draw:fill="solid" draw:fill-color="#e6e6fc" draw:opacity="100%"/>
      <style:paragraph-properties fo:margin-left="0cm" fo:margin-right="0cm" fo:margin-top="0cm" fo:margin-bottom="0cm" loext:contextual-spacing="false" fo:orphans="2" fo:widows="2" fo:text-indent="0cm" style:auto-text-indent="false" fo:background-color="#e6e6fc" fo:padding="0.049cm" fo:border="0.06pt solid #d1d1e8"/>
      <style:text-properties fo:font-variant="normal" fo:text-transform="none" fo:color="#333333" style:font-name="apple-system" fo:font-size="12.75pt" fo:letter-spacing="normal" fo:font-style="normal" fo:font-weight="bold" style:font-weight-asian="bold" style:font-weight-complex="bold"/>
    </style:style>
    <style:style style:name="P38" style:family="paragraph" style:parent-style-name="Quotations">
      <loext:graphic-properties draw:fill="solid" draw:fill-color="#e6e6fc" draw:opacity="100%"/>
      <style:paragraph-properties fo:margin-left="0cm" fo:margin-right="0cm" fo:margin-top="0cm" fo:margin-bottom="0cm" loext:contextual-spacing="false" fo:orphans="2" fo:widows="2" fo:text-indent="0cm" style:auto-text-indent="false" fo:background-color="#e6e6fc" fo:padding="0.049cm" fo:border="0.06pt solid #d1d1e8"/>
      <style:text-properties fo:font-variant="normal" fo:text-transform="none" fo:color="#333333" style:font-name="apple-system" fo:font-size="12.75pt" fo:letter-spacing="normal" fo:font-style="normal" fo:font-weight="normal"/>
    </style:style>
    <style:style style:name="P39" style:family="paragraph" style:parent-style-name="Quotations">
      <loext:graphic-properties draw:fill="solid" draw:fill-color="#e6e6fc" draw:opacity="100%"/>
      <style:paragraph-properties fo:margin-left="0cm" fo:margin-right="0cm" fo:margin-top="0cm" fo:margin-bottom="0cm" loext:contextual-spacing="false" fo:orphans="2" fo:widows="2" fo:text-indent="0cm" style:auto-text-indent="false" fo:background-color="#e6e6fc" fo:padding="0.049cm" fo:border="0.06pt solid #d1d1e8"/>
      <style:text-properties fo:font-variant="normal" fo:text-transform="none" fo:color="#333333" style:font-name="apple-system" fo:font-size="12.75pt" fo:letter-spacing="normal" fo:font-style="normal" fo:font-weight="normal" officeooo:paragraph-rsid="0020a590"/>
    </style:style>
    <style:style style:name="P40" style:family="paragraph" style:parent-style-name="Quotations">
      <loext:graphic-properties draw:fill="solid" draw:fill-color="#e6e6fc" draw:opacity="100%"/>
      <style:paragraph-properties fo:margin-left="0cm" fo:margin-right="0cm" fo:margin-top="0cm" fo:margin-bottom="0cm" loext:contextual-spacing="false" fo:orphans="2" fo:widows="2" fo:text-indent="0cm" style:auto-text-indent="false" fo:background-color="#e6e6fc" fo:padding="0.049cm" fo:border="0.06pt solid #d1d1e8"/>
      <style:text-properties fo:font-variant="normal" fo:text-transform="none" fo:color="#333333" style:font-name="apple-system" fo:font-size="12.75pt" fo:letter-spacing="normal" fo:font-style="normal" fo:font-weight="bold" officeooo:paragraph-rsid="001e1d90"/>
    </style:style>
    <style:style style:name="P41" style:family="paragraph" style:parent-style-name="Quotations">
      <loext:graphic-properties draw:fill="solid" draw:fill-color="#e6e6fc" draw:opacity="100%"/>
      <style:paragraph-properties fo:margin-left="0cm" fo:margin-right="0cm" fo:margin-top="0cm" fo:margin-bottom="0cm" loext:contextual-spacing="false" fo:orphans="2" fo:widows="2" fo:text-indent="0cm" style:auto-text-indent="false" fo:background-color="#e6e6fc" fo:padding="0.049cm" fo:border="0.06pt solid #d1d1e8"/>
      <style:text-properties fo:font-variant="normal" fo:text-transform="none" fo:color="#333333" style:font-name="apple-system" fo:letter-spacing="normal" fo:font-style="normal" fo:font-weight="bold" officeooo:paragraph-rsid="001e1d90"/>
    </style:style>
    <style:style style:name="P42" style:family="paragraph" style:parent-style-name="Quotations">
      <loext:graphic-properties draw:fill="solid" draw:fill-color="#e6e6fc" draw:opacity="100%"/>
      <style:paragraph-properties fo:margin-left="0cm" fo:margin-right="0cm" fo:margin-top="0cm" fo:margin-bottom="0cm" loext:contextual-spacing="false" fo:orphans="2" fo:widows="2" fo:text-indent="0cm" style:auto-text-indent="false" fo:background-color="#e6e6fc" fo:padding="0.049cm" fo:border="0.06pt solid #d1d1e8"/>
    </style:style>
    <style:style style:name="P43" style:family="paragraph" style:parent-style-name="Quotations">
      <loext:graphic-properties draw:fill="solid" draw:fill-color="#e6e6fc" draw:opacity="100%"/>
      <style:paragraph-properties fo:margin-left="0cm" fo:margin-right="0cm" fo:margin-top="0cm" fo:margin-bottom="0cm" loext:contextual-spacing="false" fo:orphans="2" fo:widows="2" fo:text-indent="0cm" style:auto-text-indent="false" fo:background-color="#e6e6fc" fo:padding="0.049cm" fo:border="0.06pt solid #d1d1e8"/>
      <style:text-properties officeooo:paragraph-rsid="001e1d90"/>
    </style:style>
    <style:style style:name="P44" style:family="paragraph" style:parent-style-name="Quotations">
      <loext:graphic-properties draw:fill="solid" draw:fill-color="#e6e6fc" draw:opacity="100%"/>
      <style:paragraph-properties fo:margin-left="0cm" fo:margin-right="0cm" fo:margin-top="0cm" fo:margin-bottom="0cm" loext:contextual-spacing="false" fo:orphans="2" fo:widows="2" fo:text-indent="0cm" style:auto-text-indent="false" fo:background-color="#e6e6fc" fo:padding="0.049cm" fo:border="0.06pt solid #d1d1e8"/>
      <style:text-properties officeooo:paragraph-rsid="0020a590"/>
    </style:style>
    <style:style style:name="P45" style:family="paragraph" style:parent-style-name="Heading_20_2">
      <loext:graphic-properties draw:fill="solid" draw:fill-color="#e6e6fc" draw:opacity="100%"/>
      <style:paragraph-properties fo:margin-left="0cm" fo:margin-right="0cm" fo:margin-top="0cm" fo:margin-bottom="0cm" loext:contextual-spacing="false" fo:orphans="2" fo:widows="2" fo:text-indent="0cm" style:auto-text-indent="false" fo:background-color="#e6e6fc" fo:padding="0.049cm" fo:border="0.06pt solid #d1d1e8"/>
      <style:text-properties fo:font-variant="normal" fo:text-transform="none" fo:color="#333333" style:font-name="apple-system" fo:font-size="12.75pt" fo:letter-spacing="normal" fo:font-style="normal" fo:font-weight="bold" style:font-weight-asian="bold" style:font-weight-complex="bold"/>
    </style:style>
    <style:style style:name="P46" style:family="paragraph" style:parent-style-name="Heading_20_4">
      <loext:graphic-properties draw:fill="solid" draw:fill-color="#e6e6fc" draw:opacity="100%"/>
      <style:paragraph-properties fo:margin-left="0cm" fo:margin-right="0cm" fo:margin-top="0cm" fo:margin-bottom="0cm" loext:contextual-spacing="false" fo:orphans="2" fo:widows="2" fo:text-indent="0cm" style:auto-text-indent="false" fo:background-color="#e6e6fc" fo:padding="0.049cm" fo:border="0.06pt solid #d1d1e8"/>
      <style:text-properties fo:font-variant="normal" fo:text-transform="none" fo:color="#333333" style:font-name="apple-system" fo:font-size="12.75pt" fo:letter-spacing="normal" fo:font-style="normal" fo:font-weight="bold" officeooo:paragraph-rsid="001e1d90"/>
    </style:style>
    <style:style style:name="P47" style:family="paragraph" style:parent-style-name="Heading_20_4">
      <loext:graphic-properties draw:fill="solid" draw:fill-color="#e6e6fc" draw:opacity="100%"/>
      <style:paragraph-properties fo:margin-left="0cm" fo:margin-right="0cm" fo:margin-top="0cm" fo:margin-bottom="0cm" loext:contextual-spacing="false" fo:orphans="2" fo:widows="2" fo:text-indent="0cm" style:auto-text-indent="false" fo:background-color="#e6e6fc" fo:padding="0.049cm" fo:border="0.06pt solid #d1d1e8"/>
      <style:text-properties fo:font-variant="normal" fo:text-transform="none" fo:color="#333333" style:font-name="apple-system" fo:font-size="12.75pt" fo:letter-spacing="normal" fo:font-style="normal" fo:font-weight="bold" style:font-weight-asian="bold" style:font-weight-complex="bold"/>
    </style:style>
    <style:style style:name="P48" style:family="paragraph" style:parent-style-name="Heading_20_4">
      <loext:graphic-properties draw:fill="solid" draw:fill-color="#e6e6fc" draw:opacity="100%"/>
      <style:paragraph-properties fo:margin-left="0cm" fo:margin-right="0cm" fo:margin-top="0cm" fo:margin-bottom="0cm" loext:contextual-spacing="false" fo:orphans="2" fo:widows="2" fo:text-indent="0cm" style:auto-text-indent="false" fo:background-color="#e6e6fc" fo:padding="0.049cm" fo:border="0.06pt solid #d1d1e8"/>
      <style:text-properties fo:font-variant="normal" fo:text-transform="none" fo:color="#333333" style:font-name="apple-system" fo:font-size="12.75pt" fo:letter-spacing="normal" fo:font-style="normal" fo:font-weight="normal"/>
    </style:style>
    <style:style style:name="P4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apple-system" fo:font-size="12.75pt" fo:letter-spacing="normal" fo:font-style="normal" fo:font-weight="normal"/>
    </style:style>
    <style:style style:name="P5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apple-system" fo:font-size="12.75pt" fo:letter-spacing="normal" fo:font-style="normal" fo:font-weight="bold"/>
    </style:style>
    <style:style style:name="P51" style:family="paragraph" style:parent-style-name="Text_20_body">
      <style:paragraph-properties fo:margin-left="0cm" fo:margin-right="0cm" fo:margin-top="0cm" fo:margin-bottom="0cm" loext:contextual-spacing="false" fo:line-height="140%" fo:text-align="start" style:justify-single-word="false" fo:orphans="2" fo:widows="2" fo:text-indent="0cm" style:auto-text-indent="false"/>
      <style:text-properties officeooo:paragraph-rsid="00149b7b"/>
    </style:style>
    <style:style style:name="P52" style:family="paragraph" style:parent-style-name="Table_20_Contents">
      <style:paragraph-properties fo:margin-left="0cm" fo:margin-right="0cm" fo:margin-top="0cm" fo:margin-bottom="0cm" loext:contextual-spacing="false" fo:line-height="140%" fo:text-align="start" style:justify-single-word="false" fo:text-indent="0cm" style:auto-text-indent="false"/>
    </style:style>
    <style:style style:name="P53" style:family="paragraph" style:parent-style-name="Table_20_Contents">
      <style:paragraph-properties fo:margin-left="0cm" fo:margin-right="0cm" fo:margin-top="0cm" fo:margin-bottom="0cm" loext:contextual-spacing="false" fo:line-height="140%" fo:text-align="start" style:justify-single-word="false" fo:orphans="2" fo:widows="2" fo:text-indent="0cm" style:auto-text-indent="false"/>
    </style:style>
    <style:style style:name="P54" style:family="paragraph" style:parent-style-name="Table_20_Contents">
      <style:paragraph-properties fo:margin-left="0cm" fo:margin-right="0cm" fo:margin-top="0cm" fo:margin-bottom="0cm" loext:contextual-spacing="false" fo:line-height="140%" fo:text-align="start" style:justify-single-word="false" fo:text-indent="0cm" style:auto-text-indent="false"/>
      <style:text-properties fo:font-variant="normal" fo:text-transform="none" fo:background-color="#f7f7f7" loext:padding="0cm" loext:border="none"/>
    </style:style>
    <style:style style:name="P55" style:family="paragraph" style:parent-style-name="Table_20_Contents">
      <style:paragraph-properties fo:margin-left="0cm" fo:margin-right="0cm" fo:margin-top="0cm" fo:margin-bottom="0cm" loext:contextual-spacing="false" fo:line-height="140%" fo:text-align="start" style:justify-single-word="false" fo:text-indent="0cm" style:auto-text-indent="false"/>
      <style:text-properties fo:font-variant="normal" fo:text-transform="none" fo:font-size="8pt" fo:background-color="#f7f7f7" style:font-size-asian="8pt" style:font-size-complex="8pt" loext:padding="0cm" loext:border="none"/>
    </style:style>
    <style:style style:name="P56" style:family="paragraph" style:parent-style-name="Heading_20_4">
      <style:paragraph-properties fo:margin-left="0cm" fo:margin-right="0cm" fo:margin-top="0cm" fo:margin-bottom="0cm" loext:contextual-spacing="false" fo:line-height="140%" fo:text-align="start" style:justify-single-word="false" fo:orphans="2" fo:widows="2" fo:text-indent="0cm" style:auto-text-indent="false"/>
      <style:text-properties officeooo:paragraph-rsid="00149b7b"/>
    </style:style>
    <style:style style:name="P57" style:family="paragraph" style:parent-style-name="Heading_20_4">
      <style:paragraph-properties fo:margin-left="0cm" fo:margin-right="0cm" fo:margin-top="0cm" fo:margin-bottom="0cm" loext:contextual-spacing="false" fo:orphans="2" fo:widows="2" fo:text-indent="0cm" style:auto-text-indent="false"/>
      <style:text-properties fo:font-variant="normal" fo:text-transform="none" fo:color="#333333" style:font-name="apple-system" fo:font-size="12.75pt" fo:letter-spacing="normal" fo:font-style="normal" fo:font-weight="bold"/>
    </style:style>
    <style:style style:name="P58" style:family="paragraph" style:parent-style-name="Standard">
      <style:paragraph-properties fo:margin-left="0cm" fo:margin-right="0cm" fo:margin-top="0.529cm" fo:margin-bottom="0.247cm" loext:contextual-spacing="false" fo:orphans="2" fo:widows="2" fo:text-indent="0cm" style:auto-text-indent="false"/>
      <style:text-properties fo:font-size="2pt" style:font-size-asian="2pt" style:font-size-complex="2pt"/>
    </style:style>
    <style:style style:name="P59" style:family="paragraph" style:parent-style-name="Standard">
      <style:paragraph-properties fo:margin-left="0cm" fo:margin-right="0cm" fo:margin-top="0.265cm" fo:margin-bottom="0.423cm" loext:contextual-spacing="false" fo:orphans="2" fo:widows="2" fo:text-indent="0cm" style:auto-text-indent="false" fo:padding="0cm" fo:border="none"/>
      <style:text-properties fo:font-variant="normal" fo:text-transform="none" fo:color="#333333" style:font-name="apple-system" fo:font-size="12.75pt" fo:letter-spacing="normal" fo:font-style="normal" fo:font-weight="normal" officeooo:paragraph-rsid="00617fe9" style:font-name-asian="apple-system" style:font-size-asian="12.75pt" style:font-style-asian="normal" style:font-weight-asian="normal" style:font-name-complex="apple-system" style:font-size-complex="12.75pt" style:font-style-complex="normal" style:font-weight-complex="normal"/>
    </style:style>
    <style:style style:name="P60" style:family="paragraph" style:parent-style-name="Text_20_body">
      <style:paragraph-properties fo:margin-left="0cm" fo:margin-right="0cm" fo:margin-top="0.265cm" fo:margin-bottom="0.423cm" loext:contextual-spacing="false" fo:orphans="2" fo:widows="2" fo:text-indent="0cm" style:auto-text-indent="false" fo:padding="0cm" fo:border="none"/>
    </style:style>
    <style:style style:name="P61" style:family="paragraph" style:parent-style-name="Text_20_body">
      <style:paragraph-properties fo:margin-left="0cm" fo:margin-right="0cm" fo:margin-top="0.265cm" fo:margin-bottom="0.423cm" loext:contextual-spacing="false" fo:orphans="2" fo:widows="2" fo:text-indent="0cm" style:auto-text-indent="false" fo:padding="0cm" fo:border="none"/>
      <style:text-properties fo:font-variant="normal" fo:text-transform="none" fo:color="#333333" style:font-name="apple-system" fo:font-size="12.75pt" fo:letter-spacing="normal" fo:font-style="normal" fo:font-weight="normal"/>
    </style:style>
    <style:style style:name="P62" style:family="paragraph" style:parent-style-name="Text_20_body">
      <style:paragraph-properties fo:margin-left="0cm" fo:margin-right="0cm" fo:margin-top="0.265cm" fo:margin-bottom="0.423cm" loext:contextual-spacing="false" fo:orphans="2" fo:widows="2" fo:text-indent="0cm" style:auto-text-indent="false" fo:padding="0cm" fo:border="none"/>
      <style:text-properties fo:font-variant="normal" fo:text-transform="none" fo:color="#333333" style:font-name="apple-system" fo:font-size="12.75pt" fo:letter-spacing="normal" fo:font-style="normal" fo:font-weight="normal" style:font-name-asian="apple-system" style:font-size-asian="12.75pt" style:font-style-asian="normal" style:font-weight-asian="normal" style:font-name-complex="apple-system" style:font-size-complex="12.75pt" style:font-style-complex="normal" style:font-weight-complex="normal"/>
    </style:style>
    <style:style style:name="P63" style:family="paragraph" style:parent-style-name="Text_20_body">
      <style:paragraph-properties fo:margin-left="0cm" fo:margin-right="0cm" fo:margin-top="0.265cm" fo:margin-bottom="0.423cm" loext:contextual-spacing="false" fo:orphans="2" fo:widows="2" fo:text-indent="0cm" style:auto-text-indent="false" fo:padding="0cm" fo:border="none"/>
      <style:text-properties fo:font-variant="normal" fo:text-transform="none" fo:color="#333333" style:font-name="apple-system" fo:font-size="12.75pt" fo:letter-spacing="normal" fo:font-style="normal" fo:font-weight="normal" officeooo:paragraph-rsid="00617fe9" style:font-name-asian="apple-system" style:font-size-asian="12.75pt" style:font-style-asian="normal" style:font-weight-asian="normal" style:font-name-complex="apple-system" style:font-size-complex="12.75pt" style:font-style-complex="normal" style:font-weight-complex="normal"/>
    </style:style>
    <style:style style:name="P64" style:family="paragraph" style:parent-style-name="Text_20_body">
      <style:paragraph-properties fo:margin-left="0cm" fo:margin-right="0cm" fo:margin-top="0.265cm" fo:margin-bottom="0.423cm" loext:contextual-spacing="false" fo:orphans="2" fo:widows="2" fo:text-indent="0cm" style:auto-text-indent="false" fo:padding="0cm" fo:border="none"/>
      <style:text-properties fo:font-variant="normal" fo:text-transform="none" fo:color="#333333" style:font-name="apple-system" fo:font-size="12.75pt" fo:letter-spacing="normal" fo:font-style="normal" style:text-underline-style="none" fo:font-weight="normal"/>
    </style:style>
    <style:style style:name="P65" style:family="paragraph" style:parent-style-name="Text_20_body">
      <style:paragraph-properties fo:margin-left="0cm" fo:margin-right="0cm" fo:margin-top="0.265cm" fo:margin-bottom="0.423cm" loext:contextual-spacing="false" fo:orphans="2" fo:widows="2" fo:text-indent="0cm" style:auto-text-indent="false" fo:padding="0cm" fo:border="none"/>
      <style:text-properties fo:font-variant="normal" fo:text-transform="none" fo:color="#333333" style:font-name="apple-system" fo:font-size="12.75pt" fo:letter-spacing="normal" fo:font-style="normal" style:text-underline-style="none" fo:font-weight="bold" style:font-weight-asian="bold" style:font-weight-complex="bold"/>
    </style:style>
    <style:style style:name="P66" style:family="paragraph" style:parent-style-name="Text_20_body">
      <style:paragraph-properties fo:margin-left="0cm" fo:margin-right="0cm" fo:margin-top="0.265cm" fo:margin-bottom="0.423cm" loext:contextual-spacing="false" fo:orphans="2" fo:widows="2" fo:text-indent="0cm" style:auto-text-indent="false" fo:padding="0cm" fo:border="none"/>
      <style:text-properties fo:font-variant="normal" fo:text-transform="none" fo:color="#333333" style:font-name="apple-system" fo:letter-spacing="normal" fo:font-style="normal" fo:font-weight="bold" officeooo:paragraph-rsid="00705040" style:font-weight-asian="bold" style:font-weight-complex="bold"/>
    </style:style>
    <style:style style:name="P67" style:family="paragraph" style:parent-style-name="Text_20_body">
      <style:paragraph-properties fo:margin-left="0cm" fo:margin-right="0cm" fo:margin-top="0.265cm" fo:margin-bottom="0.423cm" loext:contextual-spacing="false" fo:text-align="start" style:justify-single-word="false" fo:orphans="2" fo:widows="2" fo:text-indent="0cm" style:auto-text-indent="false" fo:padding="0cm" fo:border="none"/>
    </style:style>
    <style:style style:name="P68" style:family="paragraph" style:parent-style-name="Heading_20_1">
      <style:paragraph-properties fo:margin-left="0cm" fo:margin-right="0cm" fo:margin-top="0.265cm" fo:margin-bottom="0.423cm" loext:contextual-spacing="false" fo:orphans="2" fo:widows="2" fo:text-indent="0cm" style:auto-text-indent="false" fo:padding="0cm" fo:border="none"/>
      <style:text-properties fo:font-variant="normal" fo:text-transform="none" fo:color="#333333" style:font-name="apple-system" fo:font-size="12.75pt" fo:letter-spacing="normal" fo:font-style="normal" style:text-underline-style="none" fo:font-weight="bold" style:font-weight-asian="bold" style:font-weight-complex="bold"/>
    </style:style>
    <style:style style:name="P69" style:family="paragraph" style:parent-style-name="Text_20_body">
      <style:paragraph-properties fo:margin-left="0cm" fo:margin-right="0cm" fo:text-indent="0cm" style:auto-text-indent="false"/>
    </style:style>
    <style:style style:name="P70" style:family="paragraph" style:parent-style-name="Text_20_body">
      <style:paragraph-properties fo:margin-left="0cm" fo:margin-right="0cm" fo:orphans="2" fo:widows="2" fo:text-indent="0cm" style:auto-text-indent="false"/>
    </style:style>
    <style:style style:name="P71" style:family="paragraph" style:parent-style-name="Text_20_body">
      <style:paragraph-properties fo:margin-left="0cm" fo:margin-right="0cm" fo:orphans="2" fo:widows="2" fo:text-indent="0cm" style:auto-text-indent="false"/>
      <style:text-properties officeooo:paragraph-rsid="00149b7b"/>
    </style:style>
    <style:style style:name="P72" style:family="paragraph" style:parent-style-name="Text_20_body">
      <style:paragraph-properties fo:margin-left="0cm" fo:margin-right="0cm" fo:orphans="2" fo:widows="2" fo:text-indent="0cm" style:auto-text-indent="false"/>
      <style:text-properties fo:font-variant="normal" fo:text-transform="none" fo:color="#333333" style:font-name="apple-system" fo:font-size="12.75pt" fo:letter-spacing="normal" fo:font-style="normal" fo:font-weight="bold"/>
    </style:style>
    <style:style style:name="P73" style:family="paragraph" style:parent-style-name="Text_20_body">
      <style:paragraph-properties fo:margin-left="0cm" fo:margin-right="0cm" fo:orphans="2" fo:widows="2" fo:text-indent="0cm" style:auto-text-indent="false"/>
      <style:text-properties fo:font-variant="normal" fo:text-transform="none" fo:color="#333333" style:font-name="apple-system" fo:font-size="12.75pt" fo:letter-spacing="normal" fo:font-style="normal" fo:font-weight="bold" style:font-weight-asian="bold" style:font-weight-complex="bold"/>
    </style:style>
    <style:style style:name="P74" style:family="paragraph" style:parent-style-name="Text_20_body">
      <style:paragraph-properties fo:margin-left="0cm" fo:margin-right="0cm" fo:orphans="2" fo:widows="2" fo:text-indent="0cm" style:auto-text-indent="false"/>
      <style:text-properties fo:font-variant="normal" fo:text-transform="none" fo:color="#333333" style:font-name="apple-system" fo:font-size="12.75pt" fo:letter-spacing="normal" fo:font-style="normal" fo:font-weight="bold" officeooo:paragraph-rsid="00149b7b" style:font-weight-asian="bold" style:font-weight-complex="bold"/>
    </style:style>
    <style:style style:name="P75" style:family="paragraph" style:parent-style-name="Text_20_body">
      <style:paragraph-properties fo:margin-left="0cm" fo:margin-right="0cm" fo:orphans="2" fo:widows="2" fo:text-indent="0cm" style:auto-text-indent="false"/>
      <style:text-properties fo:font-variant="normal" fo:text-transform="none" fo:color="#333333" style:font-name="apple-system" fo:font-size="12.75pt" fo:letter-spacing="normal" fo:font-style="normal" fo:font-weight="normal"/>
    </style:style>
    <style:style style:name="P76" style:family="paragraph" style:parent-style-name="Text_20_body">
      <style:paragraph-properties fo:margin-left="0cm" fo:margin-right="0cm" fo:orphans="2" fo:widows="2" fo:text-indent="0cm" style:auto-text-indent="false"/>
      <style:text-properties fo:font-variant="normal" fo:text-transform="none" fo:color="#333333" style:font-name="apple-system" fo:font-size="12.75pt" fo:letter-spacing="normal" fo:font-style="normal" fo:font-weight="normal" officeooo:paragraph-rsid="001998e8"/>
    </style:style>
    <style:style style:name="P77" style:family="paragraph" style:parent-style-name="Text_20_body">
      <style:paragraph-properties fo:margin-left="0cm" fo:margin-right="0cm" fo:orphans="2" fo:widows="2" fo:text-indent="0cm" style:auto-text-indent="false"/>
      <style:text-properties fo:font-variant="normal" fo:text-transform="none" fo:color="#333333" style:font-name="apple-system" fo:font-size="12.75pt" fo:letter-spacing="normal" fo:font-style="normal" fo:font-weight="normal" style:font-weight-asian="bold" style:font-weight-complex="bold"/>
    </style:style>
    <style:style style:name="P78" style:family="paragraph" style:parent-style-name="Text_20_body">
      <style:paragraph-properties fo:margin-left="0cm" fo:margin-right="0cm" fo:orphans="2" fo:widows="2" fo:text-indent="0cm" style:auto-text-indent="false"/>
      <style:text-properties fo:font-variant="normal" fo:text-transform="none" fo:color="#333333" style:font-name="apple-system" fo:letter-spacing="normal" fo:font-style="normal" fo:font-weight="bold" style:font-weight-asian="bold" style:font-weight-complex="bold"/>
    </style:style>
    <style:style style:name="P79" style:family="paragraph" style:parent-style-name="Text_20_body">
      <style:paragraph-properties fo:margin-left="0cm" fo:margin-right="0cm" fo:margin-top="0.265cm" fo:margin-bottom="0.529cm" loext:contextual-spacing="false" fo:text-indent="0cm" style:auto-text-indent="false" fo:padding="0cm" fo:border="none"/>
    </style:style>
    <style:style style:name="P80" style:family="paragraph" style:parent-style-name="Text_20_body">
      <style:paragraph-properties fo:margin-left="0cm" fo:margin-right="0cm" fo:margin-top="0.794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333333" style:font-name="apple-system" fo:font-size="12.75pt" fo:letter-spacing="normal" fo:font-style="normal" fo:font-weight="normal" style:font-name-asian="apple-system" style:font-size-asian="12.75pt" style:font-style-asian="normal" style:font-weight-asian="normal" style:font-name-complex="apple-system" style:font-size-complex="12.75pt" style:font-style-complex="normal" style:font-weight-complex="normal"/>
    </style:style>
    <style:style style:name="P81" style:family="paragraph" style:parent-style-name="Heading_20_2">
      <style:paragraph-properties fo:margin-left="0cm" fo:margin-right="0cm" fo:margin-top="0.794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333333" style:font-name="apple-system" fo:font-size="12.75pt" fo:letter-spacing="normal" fo:font-style="normal" fo:font-weight="bold"/>
    </style:style>
    <style:style style:name="P82" style:family="paragraph" style:parent-style-name="Heading_20_2">
      <style:paragraph-properties fo:margin-left="0cm" fo:margin-right="0cm" fo:margin-top="0.794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333333" style:font-name="apple-system" fo:font-size="12.75pt" fo:letter-spacing="normal" fo:font-style="normal" fo:font-weight="normal" style:font-name-asian="apple-system" style:font-size-asian="12.75pt" style:font-style-asian="normal" style:font-weight-asian="normal" style:font-name-complex="apple-system" style:font-size-complex="12.75pt" style:font-style-complex="normal" style:font-weight-complex="normal"/>
    </style:style>
    <style:style style:name="P83" style:family="paragraph" style:parent-style-name="Heading_20_2">
      <style:paragraph-properties fo:margin-left="0cm" fo:margin-right="0cm" fo:margin-top="0.794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333333" style:font-name="apple-system" fo:font-size="16pt" fo:letter-spacing="normal" fo:font-style="normal" fo:font-weight="bold" style:font-name-asian="apple-system" style:font-size-asian="16pt" style:font-style-asian="normal" style:font-weight-asian="bold" style:font-name-complex="apple-system" style:font-size-complex="16pt" style:font-style-complex="normal" style:font-weight-complex="bold"/>
    </style:style>
    <style:style style:name="P84" style:family="paragraph" style:parent-style-name="Table_20_Contents">
      <style:paragraph-properties fo:margin-left="0cm" fo:margin-right="0cm" fo:text-indent="0cm" style:auto-text-indent="false"/>
      <style:text-properties fo:font-size="2pt" style:font-size-asian="2pt" style:font-size-complex="2pt"/>
    </style:style>
    <style:style style:name="P85" style:family="paragraph" style:parent-style-name="Heading_20_4">
      <style:paragraph-properties fo:margin-left="0cm" fo:margin-right="0cm" fo:orphans="2" fo:widows="2" fo:text-indent="0cm" style:auto-text-indent="false"/>
      <style:text-properties fo:font-variant="normal" fo:text-transform="none" fo:color="#333333" fo:letter-spacing="normal"/>
    </style:style>
    <style:style style:name="P86" style:family="paragraph" style:parent-style-name="Heading_20_4">
      <style:paragraph-properties fo:margin-left="0cm" fo:margin-right="0cm" fo:orphans="2" fo:widows="2" fo:text-indent="0cm" style:auto-text-indent="false"/>
      <style:text-properties fo:font-variant="normal" fo:text-transform="none" fo:color="#333333" style:font-name="apple-system" fo:font-size="12.75pt" fo:letter-spacing="normal" fo:font-style="normal" fo:font-weight="bold" style:font-weight-asian="bold" style:font-weight-complex="bold"/>
    </style:style>
    <style:style style:name="P87" style:family="paragraph" style:parent-style-name="Heading_20_4">
      <style:paragraph-properties fo:margin-left="0cm" fo:margin-right="0cm" fo:orphans="2" fo:widows="2" fo:text-indent="0cm" style:auto-text-indent="false"/>
      <style:text-properties fo:font-variant="normal" fo:text-transform="none" fo:color="#333333" style:font-name="apple-system" fo:font-size="12.75pt" fo:letter-spacing="normal" fo:font-style="normal" fo:font-weight="bold" officeooo:paragraph-rsid="00149b7b" style:font-weight-asian="bold" style:font-weight-complex="bold"/>
    </style:style>
    <style:style style:name="P88" style:family="paragraph" style:parent-style-name="Heading_20_4">
      <style:paragraph-properties fo:margin-left="0cm" fo:margin-right="0cm" fo:margin-top="0.635cm" fo:margin-bottom="0.423cm" loext:contextual-spacing="false" fo:line-height="125%" fo:orphans="2" fo:widows="2" fo:text-indent="0cm" style:auto-text-indent="false" fo:padding="0cm" fo:border="none"/>
      <style:text-properties fo:font-variant="normal" fo:text-transform="none" fo:color="#333333" style:font-name="apple-system" fo:letter-spacing="normal" fo:font-style="normal" fo:font-weight="bold"/>
    </style:style>
    <style:style style:name="P89" style:family="paragraph" style:parent-style-name="Heading_20_4">
      <style:paragraph-properties fo:margin-left="0cm" fo:margin-right="0cm" fo:margin-top="0.635cm" fo:margin-bottom="0.423cm" loext:contextual-spacing="false" fo:line-height="125%" fo:orphans="2" fo:widows="2" fo:text-indent="0cm" style:auto-text-indent="false" fo:padding="0cm" fo:border="none"/>
      <style:text-properties fo:font-variant="normal" fo:text-transform="none" fo:color="#333333" style:font-name="apple-system" fo:letter-spacing="normal" fo:font-style="normal" fo:font-weight="bold" officeooo:paragraph-rsid="004ab74e"/>
    </style:style>
    <style:style style:name="P90" style:family="paragraph" style:parent-style-name="Heading_20_4">
      <style:paragraph-properties fo:margin-left="0cm" fo:margin-right="0cm" fo:margin-top="0.635cm" fo:margin-bottom="0.423cm" loext:contextual-spacing="false" fo:line-height="125%" fo:orphans="2" fo:widows="2" fo:text-indent="0cm" style:auto-text-indent="false" fo:padding="0cm" fo:border="none"/>
      <style:text-properties fo:font-variant="normal" fo:text-transform="none" fo:color="#333333" style:font-name="apple-system" fo:font-size="12.75pt" fo:letter-spacing="normal" fo:font-style="normal" fo:font-weight="bold"/>
    </style:style>
    <style:style style:name="P91" style:family="paragraph" style:parent-style-name="Heading_20_4">
      <style:paragraph-properties fo:margin-left="0cm" fo:margin-right="0cm" fo:margin-top="0.635cm" fo:margin-bottom="0.423cm" loext:contextual-spacing="false" fo:line-height="125%" fo:orphans="2" fo:widows="2" fo:text-indent="0cm" style:auto-text-indent="false" fo:padding="0cm" fo:border="none"/>
      <style:text-properties fo:font-variant="normal" fo:text-transform="none" fo:color="#333333" style:font-name="apple-system" fo:font-size="12.75pt" fo:letter-spacing="normal" fo:font-style="normal" fo:font-weight="normal" style:font-name-asian="apple-system" style:font-size-asian="12.75pt" style:font-style-asian="normal" style:font-weight-asian="normal" style:font-name-complex="apple-system" style:font-size-complex="12.75pt" style:font-style-complex="normal" style:font-weight-complex="normal"/>
    </style:style>
    <style:style style:name="P92" style:family="paragraph" style:parent-style-name="Heading_20_4">
      <style:paragraph-properties fo:margin-left="0cm" fo:margin-right="0cm" fo:margin-top="0.635cm" fo:margin-bottom="0.423cm" loext:contextual-spacing="false" fo:line-height="125%" fo:orphans="2" fo:widows="2" fo:text-indent="0cm" style:auto-text-indent="false" fo:padding="0cm" fo:border="none"/>
      <style:text-properties officeooo:paragraph-rsid="004ab74e"/>
    </style:style>
    <style:style style:name="P93" style:family="paragraph" style:parent-style-name="Heading_20_2">
      <style:paragraph-properties fo:margin-left="0cm" fo:margin-right="0cm" fo:orphans="2" fo:widows="2" fo:text-indent="0cm" style:auto-text-indent="false"/>
      <style:text-properties fo:font-variant="normal" fo:text-transform="none" fo:color="#333333" style:font-name="apple-system" fo:font-size="12.75pt" fo:letter-spacing="normal" fo:font-style="normal" fo:font-weight="bold"/>
    </style:style>
    <style:style style:name="P94" style:family="paragraph" style:parent-style-name="Text_20_body">
      <style:text-properties officeooo:paragraph-rsid="0017c380"/>
    </style:style>
    <style:style style:name="P95" style:family="paragraph" style:parent-style-name="Text_20_body">
      <style:text-properties fo:font-variant="normal" fo:text-transform="none" fo:color="#333333" style:font-name="apple-system" fo:letter-spacing="normal" fo:font-style="normal" fo:font-weight="bold"/>
    </style:style>
    <style:style style:name="P96" style:family="paragraph" style:parent-style-name="Text_20_body">
      <style:text-properties fo:font-variant="normal" fo:text-transform="none" fo:color="#333333" style:font-name="apple-system" fo:letter-spacing="normal" fo:font-style="normal" fo:font-weight="bold" officeooo:paragraph-rsid="002b8260"/>
    </style:style>
    <style:style style:name="P97" style:family="paragraph" style:parent-style-name="Text_20_body">
      <style:text-properties fo:font-variant="normal" fo:text-transform="none" fo:color="#333333" style:font-name="apple-system" fo:letter-spacing="normal" fo:font-style="normal" fo:font-weight="bold" officeooo:paragraph-rsid="002b8260" style:font-weight-asian="bold" style:font-weight-complex="bold"/>
    </style:style>
    <style:style style:name="P98" style:family="paragraph" style:parent-style-name="Text_20_body">
      <style:text-properties fo:font-variant="normal" fo:text-transform="none" fo:color="#333333" style:font-name="apple-system" fo:letter-spacing="normal" fo:font-style="normal" fo:font-weight="bold" officeooo:paragraph-rsid="00567051"/>
    </style:style>
    <style:style style:name="P99" style:family="paragraph" style:parent-style-name="Text_20_body">
      <style:text-properties fo:font-variant="normal" fo:text-transform="none" fo:color="#333333" style:font-name="apple-system" fo:letter-spacing="normal" fo:font-style="normal" fo:font-weight="bold" officeooo:paragraph-rsid="00608619"/>
    </style:style>
    <style:style style:name="P100" style:family="paragraph" style:parent-style-name="Text_20_body">
      <style:text-properties fo:font-variant="normal" fo:text-transform="none" fo:color="#333333" style:font-name="apple-system" fo:letter-spacing="normal" fo:font-style="normal" fo:font-weight="bold" officeooo:paragraph-rsid="007f09d4"/>
    </style:style>
    <style:style style:name="P101" style:family="paragraph" style:parent-style-name="Text_20_body">
      <style:text-properties fo:font-variant="normal" fo:text-transform="none" fo:color="#333333" style:font-name="apple-system" fo:letter-spacing="normal" fo:font-style="normal" fo:font-weight="normal" style:font-weight-asian="normal" style:font-weight-complex="normal"/>
    </style:style>
    <style:style style:name="P102" style:family="paragraph" style:parent-style-name="Text_20_body">
      <style:text-properties fo:font-variant="normal" fo:text-transform="none" fo:color="#333333" style:font-name="apple-system" fo:font-size="12.75pt" fo:letter-spacing="normal" fo:font-style="normal" fo:font-weight="normal"/>
    </style:style>
    <style:style style:name="P103" style:family="paragraph" style:parent-style-name="Text_20_body">
      <style:text-properties fo:font-variant="normal" fo:text-transform="none" fo:color="#333333" style:font-name="apple-system" fo:font-size="12.75pt" fo:letter-spacing="normal" fo:font-style="normal" fo:font-weight="normal" officeooo:paragraph-rsid="00302280"/>
    </style:style>
    <style:style style:name="P104" style:family="paragraph" style:parent-style-name="Text_20_body">
      <style:text-properties fo:font-variant="normal" fo:text-transform="none" fo:color="#333333" style:font-name="apple-system" fo:font-size="12.75pt" fo:letter-spacing="normal" fo:font-style="normal" fo:font-weight="normal" style:font-weight-asian="bold" style:font-weight-complex="bold"/>
    </style:style>
    <style:style style:name="P105" style:family="paragraph" style:parent-style-name="Text_20_body">
      <style:text-properties fo:font-variant="normal" fo:text-transform="none" fo:color="#333333" style:font-name="apple-system" fo:font-size="12.75pt" fo:letter-spacing="normal" fo:font-style="normal" fo:font-weight="normal" officeooo:paragraph-rsid="002b8260" style:font-weight-asian="bold" style:font-weight-complex="bold"/>
    </style:style>
    <style:style style:name="P106" style:family="paragraph" style:parent-style-name="Text_20_body">
      <style:text-properties fo:font-variant="normal" fo:text-transform="none" fo:color="#333333" style:font-name="apple-system" fo:font-size="12.75pt" fo:letter-spacing="normal" fo:font-style="normal" fo:font-weight="normal" officeooo:paragraph-rsid="001cefd8" style:font-weight-asian="bold" style:font-weight-complex="bold"/>
    </style:style>
    <style:style style:name="P107" style:family="paragraph" style:parent-style-name="Text_20_body">
      <style:text-properties fo:font-variant="normal" fo:text-transform="none" fo:color="#333333" style:font-name="apple-system" fo:font-size="12.75pt" fo:letter-spacing="normal" fo:font-style="normal" fo:font-weight="normal" style:font-weight-asian="normal" style:font-weight-complex="normal"/>
    </style:style>
    <style:style style:name="P108" style:family="paragraph" style:parent-style-name="Text_20_body">
      <style:text-properties fo:font-variant="normal" fo:text-transform="none" fo:color="#333333" style:font-name="apple-system" fo:font-size="12.75pt" fo:letter-spacing="normal" fo:font-style="normal" fo:font-weight="normal" officeooo:paragraph-rsid="002b8260" style:font-weight-asian="normal" style:font-weight-complex="normal"/>
    </style:style>
    <style:style style:name="P109" style:family="paragraph" style:parent-style-name="Text_20_body">
      <style:text-properties fo:font-variant="normal" fo:text-transform="none" fo:color="#333333" style:font-name="apple-system" fo:font-size="12.75pt" fo:letter-spacing="normal" fo:font-style="normal" fo:font-weight="normal" officeooo:paragraph-rsid="005a118a" style:font-weight-asian="normal" style:font-weight-complex="normal"/>
    </style:style>
    <style:style style:name="P110" style:family="paragraph" style:parent-style-name="Text_20_body">
      <style:paragraph-properties fo:orphans="2" fo:widows="2"/>
      <style:text-properties fo:font-variant="normal" fo:text-transform="none" fo:color="#333333" style:font-name="apple-system" fo:font-size="12.75pt" fo:letter-spacing="normal" fo:font-style="normal" fo:font-weight="normal" style:font-weight-asian="normal" style:font-weight-complex="normal"/>
    </style:style>
    <style:style style:name="P111" style:family="paragraph" style:parent-style-name="Text_20_body">
      <style:text-properties fo:font-variant="normal" fo:text-transform="none" fo:color="#333333" style:font-name="apple-system" fo:font-size="12.75pt" fo:letter-spacing="normal" fo:font-style="normal" fo:font-weight="normal" officeooo:paragraph-rsid="00567051"/>
    </style:style>
    <style:style style:name="P112" style:family="paragraph" style:parent-style-name="Text_20_body">
      <style:text-properties fo:font-variant="normal" fo:text-transform="none" fo:color="#333333" style:font-name="apple-system" fo:font-size="12.75pt" fo:letter-spacing="normal" fo:font-style="normal" fo:font-weight="normal" officeooo:paragraph-rsid="00713d47"/>
    </style:style>
    <style:style style:name="P113" style:family="paragraph" style:parent-style-name="Text_20_body">
      <style:text-properties fo:font-variant="normal" fo:text-transform="none" fo:color="#333333" style:font-name="apple-system" fo:font-size="12.75pt" fo:letter-spacing="normal" fo:font-style="normal" fo:font-weight="normal" officeooo:paragraph-rsid="0017c380"/>
    </style:style>
    <style:style style:name="P114" style:family="paragraph" style:parent-style-name="Text_20_body">
      <style:text-properties fo:font-variant="normal" fo:text-transform="none" fo:color="#333333" style:font-name="apple-system" fo:font-size="12.75pt" fo:letter-spacing="normal" fo:font-style="normal" fo:font-weight="normal" officeooo:paragraph-rsid="0029b031"/>
    </style:style>
    <style:style style:name="P115" style:family="paragraph" style:parent-style-name="Text_20_body">
      <style:text-properties fo:font-variant="normal" fo:text-transform="none" fo:color="#333333" style:font-name="apple-system" fo:font-size="12.75pt" fo:letter-spacing="normal" fo:font-style="normal" fo:font-weight="normal" officeooo:paragraph-rsid="002b8260"/>
    </style:style>
    <style:style style:name="P116" style:family="paragraph" style:parent-style-name="Text_20_body">
      <style:text-properties fo:font-variant="normal" fo:text-transform="none" fo:color="#333333" style:font-name="apple-system" fo:font-size="12.75pt" fo:letter-spacing="normal" fo:font-style="normal" fo:font-weight="normal" officeooo:paragraph-rsid="0054c22d"/>
    </style:style>
    <style:style style:name="P117" style:family="paragraph" style:parent-style-name="Text_20_body">
      <style:text-properties fo:font-variant="normal" fo:text-transform="none" fo:color="#333333" style:font-name="apple-system" fo:font-size="12.75pt" fo:letter-spacing="normal" fo:font-style="normal" fo:font-weight="normal" officeooo:paragraph-rsid="00608619"/>
    </style:style>
    <style:style style:name="P118" style:family="paragraph" style:parent-style-name="Text_20_body">
      <style:text-properties fo:font-variant="normal" fo:text-transform="none" fo:color="#333333" style:font-name="apple-system" fo:font-size="12.75pt" fo:letter-spacing="normal" fo:font-style="normal" fo:font-weight="bold" officeooo:paragraph-rsid="00302280"/>
    </style:style>
    <style:style style:name="P119" style:family="paragraph" style:parent-style-name="Text_20_body">
      <style:text-properties fo:font-variant="normal" fo:text-transform="none" fo:color="#333333" style:font-name="apple-system" fo:font-size="12.75pt" fo:letter-spacing="normal" fo:font-style="normal" fo:font-weight="bold" style:font-weight-asian="bold" style:font-weight-complex="bold"/>
    </style:style>
    <style:style style:name="P120" style:family="paragraph" style:parent-style-name="Text_20_body">
      <style:text-properties fo:font-variant="normal" fo:text-transform="none" fo:color="#333333" style:font-name="apple-system" fo:font-size="12.75pt" fo:letter-spacing="normal" fo:font-style="normal" fo:font-weight="bold" officeooo:paragraph-rsid="002d3b4d" style:font-weight-asian="bold" style:font-weight-complex="bold"/>
    </style:style>
    <style:style style:name="P121" style:family="paragraph" style:parent-style-name="Text_20_body">
      <style:text-properties fo:font-variant="normal" fo:text-transform="none" fo:color="#333333" style:font-name="apple-system" fo:font-size="12.75pt" fo:letter-spacing="normal" fo:font-style="normal" fo:font-weight="bold" officeooo:paragraph-rsid="002b8260" style:font-weight-asian="bold" style:font-weight-complex="bold"/>
    </style:style>
    <style:style style:name="P122" style:family="paragraph" style:parent-style-name="Text_20_body">
      <style:text-properties fo:font-variant="normal" fo:text-transform="none" fo:color="#333333" style:font-name="apple-system" fo:font-size="12.75pt" fo:letter-spacing="normal" fo:font-style="normal" style:text-underline-style="none" fo:font-weight="bold"/>
    </style:style>
    <style:style style:name="P123" style:family="paragraph" style:parent-style-name="Text_20_body">
      <style:text-properties fo:font-variant="normal" fo:text-transform="none" fo:color="#333333" style:font-name="apple-system" fo:font-size="12.75pt" fo:letter-spacing="normal" fo:font-style="normal" style:text-underline-style="none" fo:font-weight="normal"/>
    </style:style>
    <style:style style:name="P124" style:family="paragraph" style:parent-style-name="Text_20_body">
      <style:text-properties fo:font-variant="normal" fo:text-transform="none" fo:color="#333333" style:font-name="apple-system" fo:font-size="12.75pt" fo:letter-spacing="normal" fo:font-style="normal" style:text-underline-style="solid" style:text-underline-type="double" style:text-underline-width="auto" style:text-underline-color="font-color" fo:font-weight="normal"/>
    </style:style>
    <style:style style:name="P125" style:family="paragraph" style:parent-style-name="Text_20_body">
      <style:text-properties officeooo:paragraph-rsid="001cefd8"/>
    </style:style>
    <style:style style:name="P126" style:family="paragraph" style:parent-style-name="Text_20_body">
      <style:paragraph-properties fo:orphans="2" fo:widows="2"/>
    </style:style>
    <style:style style:name="P127" style:family="paragraph" style:parent-style-name="Text_20_body">
      <style:text-properties officeooo:paragraph-rsid="0027de17"/>
    </style:style>
    <style:style style:name="P128" style:family="paragraph" style:parent-style-name="Text_20_body">
      <style:text-properties fo:font-weight="normal" style:font-weight-asian="normal" style:font-weight-complex="normal"/>
    </style:style>
    <style:style style:name="P129" style:family="paragraph" style:parent-style-name="Text_20_body">
      <style:text-properties fo:font-weight="normal" officeooo:paragraph-rsid="002b8260" style:font-weight-asian="normal" style:font-weight-complex="normal"/>
    </style:style>
    <style:style style:name="P130" style:family="paragraph" style:parent-style-name="Text_20_body">
      <style:text-properties officeooo:paragraph-rsid="0029b031"/>
    </style:style>
    <style:style style:name="P131" style:family="paragraph" style:parent-style-name="Text_20_body">
      <style:text-properties officeooo:paragraph-rsid="002b8260"/>
    </style:style>
    <style:style style:name="P132" style:family="paragraph" style:parent-style-name="Text_20_body">
      <style:text-properties officeooo:paragraph-rsid="002d3b4d"/>
    </style:style>
    <style:style style:name="P133" style:family="paragraph" style:parent-style-name="Text_20_body">
      <style:text-properties fo:font-weight="bold" officeooo:paragraph-rsid="002b8260" style:font-weight-asian="bold" style:font-weight-complex="bold"/>
    </style:style>
    <style:style style:name="P134" style:family="paragraph" style:parent-style-name="Text_20_body">
      <style:text-properties officeooo:paragraph-rsid="0051d2f0"/>
    </style:style>
    <style:style style:name="P135" style:family="paragraph" style:parent-style-name="Text_20_body">
      <style:text-properties officeooo:paragraph-rsid="0051e169"/>
    </style:style>
    <style:style style:name="P136" style:family="paragraph" style:parent-style-name="Text_20_body">
      <style:text-properties officeooo:rsid="0051e169" officeooo:paragraph-rsid="0051e169"/>
    </style:style>
    <style:style style:name="P137" style:family="paragraph" style:parent-style-name="Text_20_body">
      <style:text-properties officeooo:paragraph-rsid="0054c22d"/>
    </style:style>
    <style:style style:name="P138" style:family="paragraph" style:parent-style-name="Text_20_body">
      <style:text-properties officeooo:paragraph-rsid="00567051"/>
    </style:style>
    <style:style style:name="P139" style:family="paragraph" style:parent-style-name="Text_20_body">
      <style:text-properties officeooo:paragraph-rsid="005a118a"/>
    </style:style>
    <style:style style:name="P140" style:family="paragraph" style:parent-style-name="Text_20_body">
      <style:text-properties officeooo:paragraph-rsid="00608619"/>
    </style:style>
    <style:style style:name="P141" style:family="paragraph" style:parent-style-name="Text_20_body">
      <style:text-properties officeooo:paragraph-rsid="00713d47"/>
    </style:style>
    <style:style style:name="P142" style:family="paragraph" style:parent-style-name="Text_20_body">
      <style:text-properties officeooo:paragraph-rsid="007f09d4"/>
    </style:style>
    <style:style style:name="P143" style:family="paragraph" style:parent-style-name="Text_20_body">
      <style:text-properties fo:font-size="10pt" officeooo:paragraph-rsid="007f09d4" style:font-size-asian="10pt" style:font-size-complex="10pt"/>
    </style:style>
    <style:style style:name="P144" style:family="paragraph" style:parent-style-name="Text_20_body">
      <style:text-properties officeooo:paragraph-rsid="008a55fe"/>
    </style:style>
    <style:style style:name="P145" style:family="paragraph" style:parent-style-name="Text_20_body">
      <style:text-properties officeooo:paragraph-rsid="008ac2e1"/>
    </style:style>
    <style:style style:name="P146" style:family="paragraph" style:parent-style-name="Text_20_body">
      <style:paragraph-properties fo:margin-top="0cm" fo:margin-bottom="0cm" loext:contextual-spacing="false" fo:text-align="center" style:justify-single-word="false"/>
    </style:style>
    <style:style style:name="P147" style:family="paragraph" style:parent-style-name="Text_20_body">
      <style:paragraph-properties fo:margin-top="0.265cm" fo:margin-bottom="0.423cm" loext:contextual-spacing="false" fo:orphans="2" fo:widows="2" fo:padding="0cm" fo:border="none"/>
      <style:text-properties officeooo:paragraph-rsid="0063b697"/>
    </style:style>
    <style:style style:name="P148" style:family="paragraph" style:parent-style-name="Text_20_body">
      <style:paragraph-properties fo:margin-top="0.265cm" fo:margin-bottom="0.423cm" loext:contextual-spacing="false" fo:orphans="2" fo:widows="2" fo:padding="0cm" fo:border="none"/>
      <style:text-properties fo:font-variant="normal" fo:text-transform="none" fo:color="#333333" style:font-name="apple-system" fo:font-size="12.75pt" fo:letter-spacing="normal" fo:font-style="normal" fo:font-weight="normal"/>
    </style:style>
    <style:style style:name="P149" style:family="paragraph" style:parent-style-name="Text_20_body">
      <style:paragraph-properties fo:margin-top="0.265cm" fo:margin-bottom="0.423cm" loext:contextual-spacing="false" fo:orphans="2" fo:widows="2" fo:padding="0cm" fo:border="none"/>
      <style:text-properties fo:font-variant="normal" fo:text-transform="none" fo:color="#333333" style:font-name="apple-system" fo:font-size="12.75pt" fo:letter-spacing="normal" fo:font-style="normal" fo:font-weight="normal" officeooo:rsid="00744aeb" officeooo:paragraph-rsid="00744aeb"/>
    </style:style>
    <style:style style:name="P150" style:family="paragraph" style:parent-style-name="Text_20_body">
      <style:paragraph-properties fo:margin-top="0.265cm" fo:margin-bottom="0.423cm" loext:contextual-spacing="false" fo:orphans="2" fo:widows="2" fo:padding="0cm" fo:border="none"/>
      <style:text-properties fo:font-variant="normal" fo:text-transform="none" fo:color="#333333" style:font-name="apple-system" fo:font-size="12.75pt" fo:letter-spacing="normal" fo:font-style="normal" fo:font-weight="normal" style:font-weight-asian="normal" style:font-weight-complex="normal"/>
    </style:style>
    <style:style style:name="P151" style:family="paragraph" style:parent-style-name="Text_20_body">
      <style:paragraph-properties fo:margin-top="0.265cm" fo:margin-bottom="0.423cm" loext:contextual-spacing="false" fo:orphans="2" fo:widows="2" fo:padding="0cm" fo:border="none"/>
      <style:text-properties fo:font-variant="normal" fo:text-transform="none" fo:color="#333333" style:font-name="apple-system" fo:font-size="12.75pt" fo:letter-spacing="normal" fo:font-style="normal" fo:font-weight="bold" officeooo:rsid="00744aeb" officeooo:paragraph-rsid="00744aeb"/>
    </style:style>
    <style:style style:name="P152" style:family="paragraph" style:parent-style-name="Heading_20_2">
      <style:paragraph-properties fo:margin-top="0.265cm" fo:margin-bottom="0.423cm" loext:contextual-spacing="false" fo:orphans="2" fo:widows="2" fo:padding="0cm" fo:border="none"/>
      <style:text-properties fo:font-variant="normal" fo:text-transform="none" fo:color="#333333" style:font-name="apple-system" fo:font-size="12.75pt" fo:letter-spacing="normal" fo:font-style="normal" fo:font-weight="bold"/>
    </style:style>
    <style:style style:name="P153" style:family="paragraph" style:parent-style-name="Heading_20_2">
      <style:paragraph-properties fo:margin-top="0.265cm" fo:margin-bottom="0.423cm" loext:contextual-spacing="false" fo:orphans="2" fo:widows="2" fo:padding="0cm" fo:border="none"/>
      <style:text-properties fo:font-variant="normal" fo:text-transform="none" fo:color="#333333" style:font-name="apple-system" fo:font-size="12.75pt" fo:letter-spacing="normal" fo:font-style="normal" fo:font-weight="bold" style:font-weight-asian="bold" style:font-weight-complex="bold"/>
    </style:style>
    <style:style style:name="P154" style:family="paragraph" style:parent-style-name="Heading_20_1">
      <style:paragraph-properties fo:margin-top="0.265cm" fo:margin-bottom="0.423cm" loext:contextual-spacing="false" fo:orphans="2" fo:widows="2" fo:padding="0cm" fo:border="none"/>
      <style:text-properties fo:font-variant="normal" fo:text-transform="none" fo:color="#333333" style:font-name="apple-system" fo:font-size="12.75pt" fo:letter-spacing="normal" fo:font-style="normal" fo:font-weight="bold" officeooo:rsid="00744aeb" officeooo:paragraph-rsid="00744aeb"/>
    </style:style>
    <style:style style:name="P155" style:family="paragraph" style:parent-style-name="Heading_20_4">
      <style:paragraph-properties fo:margin-top="0.265cm" fo:margin-bottom="0.423cm" loext:contextual-spacing="false" fo:orphans="2" fo:widows="2" fo:padding="0cm" fo:border="none"/>
      <style:text-properties fo:font-variant="normal" fo:text-transform="none" fo:color="#333333" style:font-name="apple-system" fo:font-size="12.75pt" fo:letter-spacing="normal" fo:font-style="normal" fo:font-weight="bold" style:font-weight-asian="normal" style:font-weight-complex="normal"/>
    </style:style>
    <style:style style:name="P156" style:family="paragraph" style:parent-style-name="Text_20_body">
      <style:paragraph-properties fo:break-before="page"/>
    </style:style>
    <style:style style:name="P157" style:family="paragraph" style:parent-style-name="Text_20_body">
      <style:paragraph-properties fo:break-before="page"/>
      <style:text-properties officeooo:paragraph-rsid="00713d47"/>
    </style:style>
    <style:style style:name="P158" style:family="paragraph" style:parent-style-name="Heading_20_2">
      <style:paragraph-properties fo:break-before="page"/>
      <style:text-properties fo:font-variant="normal" fo:text-transform="none" fo:color="#333333" style:font-name="apple-system" fo:font-size="12.75pt" fo:letter-spacing="normal" fo:font-style="normal" fo:font-weight="bold" officeooo:paragraph-rsid="00567051"/>
    </style:style>
    <style:style style:name="P159" style:family="paragraph" style:parent-style-name="Heading_20_4">
      <style:text-properties fo:font-variant="normal" fo:text-transform="none" fo:color="#333333" style:font-name="apple-system" fo:letter-spacing="normal" fo:font-style="normal" fo:font-weight="bold"/>
    </style:style>
    <style:style style:name="P160" style:family="paragraph" style:parent-style-name="Heading_20_4">
      <style:text-properties fo:font-variant="normal" fo:text-transform="none" fo:color="#333333" style:font-name="apple-system" fo:letter-spacing="normal" fo:font-style="normal" fo:font-weight="bold" officeooo:paragraph-rsid="007f09d4"/>
    </style:style>
    <style:style style:name="P161" style:family="paragraph" style:parent-style-name="Heading_20_4">
      <style:text-properties fo:font-variant="normal" fo:text-transform="none" fo:color="#333333" style:font-name="apple-system" fo:font-size="12.75pt" fo:letter-spacing="normal" fo:font-style="normal" fo:font-weight="bold" style:font-weight-asian="normal" style:font-weight-complex="normal"/>
    </style:style>
    <style:style style:name="P162" style:family="paragraph" style:parent-style-name="Heading_20_4">
      <style:text-properties fo:font-variant="normal" fo:text-transform="none" fo:color="#333333" style:font-name="apple-system" fo:font-size="12.75pt" fo:letter-spacing="normal" fo:font-style="normal" fo:font-weight="bold" style:font-weight-asian="bold" style:font-weight-complex="bold"/>
    </style:style>
    <style:style style:name="P163" style:family="paragraph" style:parent-style-name="Heading_20_4">
      <style:text-properties fo:font-variant="normal" fo:text-transform="none" fo:color="#333333" style:font-name="apple-system" fo:font-size="12.75pt" fo:letter-spacing="normal" fo:font-style="normal" fo:font-weight="bold" officeooo:paragraph-rsid="002b8260" style:font-weight-asian="bold" style:font-weight-complex="bold"/>
    </style:style>
    <style:style style:name="P164" style:family="paragraph" style:parent-style-name="Heading_20_4">
      <style:text-properties fo:font-variant="normal" fo:text-transform="none" fo:color="#333333" style:font-name="apple-system" fo:font-size="12.75pt" fo:letter-spacing="normal" fo:font-style="normal" fo:font-weight="normal" style:font-weight-asian="bold" style:font-weight-complex="bold"/>
    </style:style>
    <style:style style:name="P165" style:family="paragraph" style:parent-style-name="Heading_20_4">
      <style:text-properties officeooo:paragraph-rsid="007f09d4"/>
    </style:style>
    <style:style style:name="P166" style:family="paragraph" style:parent-style-name="Heading_20_4">
      <style:paragraph-properties fo:orphans="2" fo:widows="2"/>
    </style:style>
    <style:style style:name="P167" style:family="paragraph" style:parent-style-name="Heading_20_2">
      <style:text-properties fo:font-variant="normal" fo:text-transform="none" fo:color="#333333" style:font-name="apple-system" fo:letter-spacing="normal" fo:font-style="normal" fo:font-weight="bold"/>
    </style:style>
    <style:style style:name="P168" style:family="paragraph" style:parent-style-name="Heading_20_2">
      <style:text-properties fo:font-variant="normal" fo:text-transform="none" fo:color="#333333" style:font-name="apple-system" fo:letter-spacing="normal" fo:font-style="normal" fo:font-weight="bold" officeooo:paragraph-rsid="002b8260"/>
    </style:style>
    <style:style style:name="P169" style:family="paragraph" style:parent-style-name="Heading_20_2">
      <style:text-properties fo:font-variant="normal" fo:text-transform="none" fo:color="#333333" style:font-name="apple-system" fo:letter-spacing="normal" fo:font-style="normal" fo:font-weight="bold" officeooo:paragraph-rsid="00713d47"/>
    </style:style>
    <style:style style:name="P170" style:family="paragraph" style:parent-style-name="Heading_20_2">
      <style:text-properties fo:font-variant="normal" fo:text-transform="none" fo:color="#333333" style:font-name="apple-system" fo:font-size="12.75pt" fo:letter-spacing="normal" fo:font-style="normal" fo:font-weight="bold" officeooo:paragraph-rsid="00302280"/>
    </style:style>
    <style:style style:name="P171" style:family="paragraph" style:parent-style-name="Heading_20_2">
      <style:text-properties fo:font-variant="normal" fo:text-transform="none" fo:color="#333333" style:font-name="apple-system" fo:font-size="12.75pt" fo:letter-spacing="normal" fo:font-style="normal" fo:font-weight="bold" style:font-weight-asian="bold" style:font-weight-complex="bold"/>
    </style:style>
    <style:style style:name="P172" style:family="paragraph" style:parent-style-name="Heading_20_2">
      <style:text-properties fo:font-variant="normal" fo:text-transform="none" fo:color="#333333" style:font-name="apple-system" fo:font-size="12.75pt" fo:letter-spacing="normal" fo:font-style="normal" fo:font-weight="bold" officeooo:paragraph-rsid="002b8260" style:font-weight-asian="normal" style:font-weight-complex="normal"/>
    </style:style>
    <style:style style:name="P173" style:family="paragraph" style:parent-style-name="Heading_20_2">
      <style:text-properties fo:font-variant="normal" fo:text-transform="none" fo:color="#333333" style:font-name="apple-system" fo:font-size="12.75pt" fo:letter-spacing="normal" fo:font-style="normal" style:text-underline-style="none" fo:font-weight="bold"/>
    </style:style>
    <style:style style:name="P174" style:family="paragraph" style:parent-style-name="Heading_20_2">
      <style:text-properties fo:font-variant="normal" fo:text-transform="none" fo:color="#333333" style:font-name="apple-system" fo:font-size="12.75pt" fo:letter-spacing="normal" fo:font-style="normal" style:text-underline-style="none" fo:font-weight="bold" style:font-weight-asian="bold" style:font-weight-complex="bold"/>
    </style:style>
    <style:style style:name="P175" style:family="paragraph" style:parent-style-name="Heading_20_2">
      <style:paragraph-properties fo:orphans="2" fo:widows="2"/>
    </style:style>
    <style:style style:name="P176" style:family="paragraph" style:parent-style-name="Quotations">
      <loext:graphic-properties draw:fill="solid" draw:fill-color="#e6e6fc" draw:opacity="100%"/>
      <style:paragraph-properties fo:margin-left="1cm" fo:margin-right="1cm" fo:margin-top="0.265cm" fo:margin-bottom="0.423cm" loext:contextual-spacing="false" fo:orphans="2" fo:widows="2" fo:text-indent="0cm" style:auto-text-indent="false" fo:background-color="#e6e6fc" fo:padding="0cm" fo:border="none"/>
    </style:style>
    <style:style style:name="P177" style:family="paragraph" style:parent-style-name="Heading_20_1">
      <style:text-properties fo:font-variant="normal" fo:text-transform="none" fo:color="#333333" style:font-name="apple-system" fo:letter-spacing="normal" fo:font-style="normal" fo:font-weight="bold" officeooo:paragraph-rsid="002b8260"/>
    </style:style>
    <style:style style:name="P178" style:family="paragraph" style:parent-style-name="Heading_20_1">
      <style:text-properties fo:font-variant="normal" fo:text-transform="none" fo:color="#333333" style:font-name="apple-system" fo:letter-spacing="normal" fo:font-style="normal" fo:font-weight="bold" officeooo:paragraph-rsid="00567051"/>
    </style:style>
    <style:style style:name="P179" style:family="paragraph" style:parent-style-name="Heading_20_1">
      <style:text-properties fo:font-variant="normal" fo:text-transform="none" fo:color="#333333" style:font-name="apple-system" fo:font-size="12.75pt" fo:letter-spacing="normal" fo:font-style="normal" fo:font-weight="normal" style:font-weight-asian="bold" style:font-weight-complex="bold"/>
    </style:style>
    <style:style style:name="P180" style:family="paragraph" style:parent-style-name="Heading_20_1">
      <style:text-properties fo:font-variant="normal" fo:text-transform="none" fo:color="#333333" style:font-name="apple-system" fo:font-size="12.75pt" fo:letter-spacing="normal" fo:font-style="normal" fo:font-weight="bold" officeooo:paragraph-rsid="005ec727" style:font-weight-asian="normal" style:font-weight-complex="normal"/>
    </style:style>
    <style:style style:name="P181" style:family="paragraph" style:parent-style-name="Heading_20_1">
      <style:paragraph-properties fo:orphans="2" fo:widows="2"/>
      <style:text-properties fo:font-variant="normal" fo:text-transform="none" fo:color="#333333" style:font-name="apple-system" fo:font-size="12.75pt" fo:letter-spacing="normal" fo:font-style="normal" fo:font-weight="bold" style:font-weight-asian="bold" style:font-weight-complex="bold"/>
    </style:style>
    <style:style style:name="P182" style:family="paragraph" style:parent-style-name="Heading_20_1">
      <style:text-properties fo:font-variant="normal" fo:text-transform="none" fo:color="#333333" style:font-name="apple-system" fo:font-size="12.75pt" fo:letter-spacing="normal" fo:font-style="normal" fo:font-weight="bold" officeooo:paragraph-rsid="00567051" style:font-weight-asian="bold" style:font-weight-complex="bold"/>
    </style:style>
    <style:style style:name="P183" style:family="paragraph" style:parent-style-name="Heading_20_1">
      <style:text-properties officeooo:paragraph-rsid="007f09d4"/>
    </style:style>
    <style:style style:name="P184" style:family="paragraph" style:parent-style-name="Text_20_body" style:list-style-name="L1">
      <style:text-properties officeooo:paragraph-rsid="0027de17"/>
    </style:style>
    <style:style style:name="P185" style:family="paragraph" style:parent-style-name="Text_20_body" style:list-style-name="L6"/>
    <style:style style:name="P186" style:family="paragraph" style:parent-style-name="Text_20_body" style:list-style-name="L8"/>
    <style:style style:name="P187" style:family="paragraph" style:parent-style-name="Text_20_body" style:list-style-name="L10">
      <style:text-properties fo:font-variant="normal" fo:text-transform="none" fo:color="#333333" style:font-name="apple-system" fo:font-size="12.75pt" fo:letter-spacing="normal" fo:font-style="normal" fo:font-weight="normal"/>
    </style:style>
    <style:style style:name="P188" style:family="paragraph" style:parent-style-name="Text_20_body" style:list-style-name="L10">
      <style:text-properties fo:font-variant="normal" fo:text-transform="none" fo:color="#333333" style:font-name="apple-system" fo:font-size="12.75pt" fo:letter-spacing="normal" fo:font-style="normal" style:text-underline-style="solid" style:text-underline-type="double" style:text-underline-width="auto" style:text-underline-color="font-color" fo:font-weight="normal"/>
    </style:style>
    <style:style style:name="P189" style:family="paragraph" style:parent-style-name="Text_20_body" style:list-style-name="L19">
      <style:text-properties officeooo:paragraph-rsid="007f09d4"/>
    </style:style>
    <style:style style:name="P190" style:family="paragraph" style:parent-style-name="Text_20_body" style:list-style-name="L2">
      <style:paragraph-properties fo:margin-left="0cm" fo:margin-right="0cm" fo:margin-top="0.265cm" fo:margin-bottom="0.423cm" loext:contextual-spacing="false" fo:orphans="2" fo:widows="2" fo:text-indent="0cm" style:auto-text-indent="false" fo:padding="0cm" fo:border="none"/>
    </style:style>
    <style:style style:name="P191" style:family="paragraph" style:parent-style-name="Text_20_body" style:list-style-name="L3">
      <style:paragraph-properties fo:margin-left="0cm" fo:margin-right="0cm" fo:margin-top="0.265cm" fo:margin-bottom="0.423cm" loext:contextual-spacing="false" fo:orphans="2" fo:widows="2" fo:text-indent="0cm" style:auto-text-indent="false" fo:padding="0cm" fo:border="none"/>
    </style:style>
    <style:style style:name="P192" style:family="paragraph" style:parent-style-name="Text_20_body" style:list-style-name="L5">
      <style:paragraph-properties fo:margin-left="0cm" fo:margin-right="0cm" fo:margin-top="0.265cm" fo:margin-bottom="0.423cm" loext:contextual-spacing="false" fo:orphans="2" fo:widows="2" fo:text-indent="0cm" style:auto-text-indent="false" fo:padding="0cm" fo:border="none"/>
    </style:style>
    <style:style style:name="P193" style:family="paragraph" style:parent-style-name="Text_20_body" style:list-style-name="L7">
      <style:paragraph-properties fo:margin-left="0cm" fo:margin-right="0cm" fo:margin-top="0.265cm" fo:margin-bottom="0.423cm" loext:contextual-spacing="false" fo:orphans="2" fo:widows="2" fo:text-indent="0cm" style:auto-text-indent="false" fo:padding="0cm" fo:border="none"/>
    </style:style>
    <style:style style:name="P194" style:family="paragraph" style:parent-style-name="Text_20_body" style:list-style-name="L13">
      <style:paragraph-properties fo:margin-left="0cm" fo:margin-right="0cm" fo:margin-top="0.265cm" fo:margin-bottom="0.423cm" loext:contextual-spacing="false" fo:orphans="2" fo:widows="2" fo:text-indent="0cm" style:auto-text-indent="false" fo:padding="0cm" fo:border="none"/>
    </style:style>
    <style:style style:name="P195" style:family="paragraph" style:parent-style-name="Text_20_body" style:list-style-name="L15">
      <style:paragraph-properties fo:margin-left="0cm" fo:margin-right="0cm" fo:margin-top="0.265cm" fo:margin-bottom="0.423cm" loext:contextual-spacing="false" fo:orphans="2" fo:widows="2" fo:text-indent="0cm" style:auto-text-indent="false" fo:padding="0cm" fo:border="none"/>
    </style:style>
    <style:style style:name="P196" style:family="paragraph" style:parent-style-name="Text_20_body" style:list-style-name="L16">
      <style:paragraph-properties fo:margin-left="0cm" fo:margin-right="0cm" fo:margin-top="0.265cm" fo:margin-bottom="0.423cm" loext:contextual-spacing="false" fo:orphans="2" fo:widows="2" fo:text-indent="0cm" style:auto-text-indent="false" fo:padding="0cm" fo:border="none"/>
    </style:style>
    <style:style style:name="P197" style:family="paragraph" style:parent-style-name="Text_20_body" style:list-style-name="L2">
      <style:paragraph-properties fo:margin-left="0cm" fo:margin-right="0cm" fo:margin-top="0.265cm" fo:margin-bottom="0.423cm" loext:contextual-spacing="false" fo:orphans="2" fo:widows="2" fo:text-indent="0cm" style:auto-text-indent="false" fo:padding="0cm" fo:border="none"/>
      <style:text-properties fo:font-variant="normal" fo:text-transform="none" fo:color="#333333" style:font-name="apple-system" fo:font-size="12.75pt" fo:letter-spacing="normal" fo:font-style="normal" fo:font-weight="normal"/>
    </style:style>
    <style:style style:name="P198" style:family="paragraph" style:parent-style-name="Text_20_body" style:list-style-name="L7">
      <style:paragraph-properties fo:margin-left="0cm" fo:margin-right="0cm" fo:margin-top="0.265cm" fo:margin-bottom="0.423cm" loext:contextual-spacing="false" fo:orphans="2" fo:widows="2" fo:text-indent="0cm" style:auto-text-indent="false" fo:padding="0cm" fo:border="none"/>
      <style:text-properties fo:font-variant="normal" fo:text-transform="none" fo:color="#333333" style:font-name="apple-system" fo:font-size="12.75pt" fo:letter-spacing="normal" fo:font-style="normal" fo:font-weight="normal"/>
    </style:style>
    <style:style style:name="P199" style:family="paragraph" style:parent-style-name="Text_20_body" style:list-style-name="L12">
      <style:paragraph-properties fo:margin-left="0cm" fo:margin-right="0cm" fo:margin-top="0.265cm" fo:margin-bottom="0.423cm" loext:contextual-spacing="false" fo:orphans="2" fo:widows="2" fo:text-indent="0cm" style:auto-text-indent="false" fo:padding="0cm" fo:border="none"/>
      <style:text-properties fo:font-variant="normal" fo:text-transform="none" fo:color="#333333" style:font-name="apple-system" fo:font-size="12.75pt" fo:letter-spacing="normal" fo:font-style="normal" fo:font-weight="normal"/>
    </style:style>
    <style:style style:name="P200" style:family="paragraph" style:parent-style-name="Text_20_body" style:list-style-name="L17">
      <style:paragraph-properties fo:margin-left="0cm" fo:margin-right="0cm" fo:margin-top="0.265cm" fo:margin-bottom="0.423cm" loext:contextual-spacing="false" fo:orphans="2" fo:widows="2" fo:text-indent="0cm" style:auto-text-indent="false" fo:padding="0cm" fo:border="none"/>
      <style:text-properties fo:font-size="11pt" style:font-size-asian="11pt" style:font-size-complex="11pt"/>
    </style:style>
    <style:style style:name="P201" style:family="paragraph" style:parent-style-name="Text_20_body" style:list-style-name="L18">
      <style:paragraph-properties fo:margin-left="0cm" fo:margin-right="0cm" fo:margin-top="0.265cm" fo:margin-bottom="0.423cm" loext:contextual-spacing="false" fo:orphans="2" fo:widows="2" fo:text-indent="0cm" style:auto-text-indent="false" fo:padding="0cm" fo:border="none"/>
      <style:text-properties fo:font-size="11pt" style:font-size-asian="11pt" style:font-size-complex="11pt"/>
    </style:style>
    <style:style style:name="P202" style:family="paragraph" style:parent-style-name="Text_20_body" style:list-style-name="L2">
      <style:paragraph-properties fo:margin-top="0.265cm" fo:margin-bottom="0.423cm" loext:contextual-spacing="false" fo:orphans="2" fo:widows="2" fo:padding="0cm" fo:border="none"/>
    </style:style>
    <style:style style:name="P203" style:family="paragraph" style:parent-style-name="Text_20_body" style:list-style-name="L3">
      <style:paragraph-properties fo:margin-top="0.265cm" fo:margin-bottom="0.423cm" loext:contextual-spacing="false" fo:orphans="2" fo:widows="2" fo:padding="0cm" fo:border="none"/>
    </style:style>
    <style:style style:name="P204" style:family="paragraph" style:parent-style-name="Text_20_body" style:list-style-name="L4">
      <style:paragraph-properties fo:margin-top="0.265cm" fo:margin-bottom="0.423cm" loext:contextual-spacing="false" fo:orphans="2" fo:widows="2" fo:padding="0cm" fo:border="none"/>
    </style:style>
    <style:style style:name="P205" style:family="paragraph" style:parent-style-name="Text_20_body" style:list-style-name="L5">
      <style:paragraph-properties fo:margin-top="0.265cm" fo:margin-bottom="0.423cm" loext:contextual-spacing="false" fo:orphans="2" fo:widows="2" fo:padding="0cm" fo:border="none"/>
    </style:style>
    <style:style style:name="P206" style:family="paragraph" style:parent-style-name="Text_20_body" style:list-style-name="L6">
      <style:paragraph-properties fo:margin-top="0.265cm" fo:margin-bottom="0.423cm" loext:contextual-spacing="false" fo:orphans="2" fo:widows="2" fo:padding="0cm" fo:border="none"/>
    </style:style>
    <style:style style:name="P207" style:family="paragraph" style:parent-style-name="Text_20_body" style:list-style-name="L8">
      <style:paragraph-properties fo:margin-top="0.265cm" fo:margin-bottom="0.423cm" loext:contextual-spacing="false" fo:orphans="2" fo:widows="2" fo:padding="0cm" fo:border="none"/>
      <style:text-properties officeooo:paragraph-rsid="0063b697"/>
    </style:style>
    <style:style style:name="P208" style:family="paragraph" style:parent-style-name="Text_20_body" style:list-style-name="L9">
      <style:paragraph-properties fo:margin-top="0.265cm" fo:margin-bottom="0.423cm" loext:contextual-spacing="false" fo:orphans="2" fo:widows="2" fo:padding="0cm" fo:border="none"/>
      <style:text-properties officeooo:paragraph-rsid="0063b697"/>
    </style:style>
    <style:style style:name="P209" style:family="paragraph" style:parent-style-name="Text_20_body" style:list-style-name="L11">
      <style:paragraph-properties fo:margin-top="0.265cm" fo:margin-bottom="0.423cm" loext:contextual-spacing="false" fo:orphans="2" fo:widows="2" fo:padding="0cm" fo:border="none"/>
    </style:style>
    <style:style style:name="P210" style:family="paragraph" style:parent-style-name="Text_20_body" style:list-style-name="L12">
      <style:paragraph-properties fo:margin-top="0.265cm" fo:margin-bottom="0.423cm" loext:contextual-spacing="false" fo:orphans="2" fo:widows="2" fo:padding="0cm" fo:border="none"/>
    </style:style>
    <style:style style:name="P211" style:family="paragraph" style:parent-style-name="Text_20_body" style:list-style-name="L14">
      <style:paragraph-properties fo:margin-top="0.265cm" fo:margin-bottom="0.423cm" loext:contextual-spacing="false" fo:orphans="2" fo:widows="2" fo:padding="0cm" fo:border="none"/>
    </style:style>
    <style:style style:name="P212" style:family="paragraph" style:parent-style-name="Text_20_body" style:list-style-name="L15">
      <style:paragraph-properties fo:margin-top="0.265cm" fo:margin-bottom="0.423cm" loext:contextual-spacing="false" fo:orphans="2" fo:widows="2" fo:padding="0cm" fo:border="none"/>
    </style:style>
    <style:style style:name="P213" style:family="paragraph" style:parent-style-name="Text_20_body" style:list-style-name="L16">
      <style:paragraph-properties fo:margin-top="0.265cm" fo:margin-bottom="0.423cm" loext:contextual-spacing="false" fo:orphans="2" fo:widows="2" fo:padding="0cm" fo:border="none"/>
    </style:style>
    <style:style style:name="P214" style:family="paragraph" style:parent-style-name="Text_20_body" style:list-style-name="L20">
      <style:paragraph-properties fo:margin-top="0.265cm" fo:margin-bottom="0.423cm" loext:contextual-spacing="false" fo:orphans="2" fo:widows="2" fo:padding="0cm" fo:border="none"/>
    </style:style>
    <style:style style:name="P215" style:family="paragraph" style:parent-style-name="Text_20_body" style:list-style-name="L8">
      <style:paragraph-properties fo:margin-top="0.265cm" fo:margin-bottom="0.423cm" loext:contextual-spacing="false" fo:orphans="2" fo:widows="2" fo:padding="0cm" fo:border="none"/>
      <style:text-properties fo:font-variant="normal" fo:text-transform="none" fo:color="#333333" style:font-name="apple-system" fo:font-size="12.75pt" fo:letter-spacing="normal" fo:font-style="normal" fo:font-weight="normal" style:font-name-asian="apple-system" style:font-size-asian="12.75pt" style:font-style-asian="normal" style:font-weight-asian="normal" style:font-name-complex="apple-system" style:font-size-complex="12.75pt" style:font-style-complex="normal" style:font-weight-complex="normal"/>
    </style:style>
    <style:style style:name="P216" style:family="paragraph" style:parent-style-name="Text_20_body" style:list-style-name="L11">
      <style:paragraph-properties fo:margin-top="0.265cm" fo:margin-bottom="0.423cm" loext:contextual-spacing="false" fo:orphans="2" fo:widows="2" fo:padding="0cm" fo:border="none"/>
      <style:text-properties fo:font-variant="normal" fo:text-transform="none" fo:color="#333333" style:font-name="apple-system" fo:font-size="12.75pt" fo:letter-spacing="normal" fo:font-style="normal" fo:font-weight="normal"/>
    </style:style>
    <style:style style:name="P217" style:family="paragraph" style:parent-style-name="Text_20_body" style:list-style-name="L12">
      <style:paragraph-properties fo:margin-top="0.265cm" fo:margin-bottom="0.423cm" loext:contextual-spacing="false" fo:orphans="2" fo:widows="2" fo:padding="0cm" fo:border="none"/>
      <style:text-properties fo:font-variant="normal" fo:text-transform="none" fo:color="#333333" style:font-name="apple-system" fo:font-size="12.75pt" fo:letter-spacing="normal" fo:font-style="normal" fo:font-weight="normal"/>
    </style:style>
    <style:style style:name="P218" style:family="paragraph" style:parent-style-name="Text_20_body" style:list-style-name="L15">
      <style:paragraph-properties fo:margin-top="0.265cm" fo:margin-bottom="0.423cm" loext:contextual-spacing="false" fo:orphans="2" fo:widows="2" fo:padding="0cm" fo:border="none"/>
      <style:text-properties fo:font-variant="normal" fo:text-transform="none" fo:color="#333333" style:font-name="apple-system" fo:font-size="12.75pt" fo:letter-spacing="normal" fo:font-style="normal" fo:font-weight="normal"/>
    </style:style>
    <style:style style:name="P219" style:family="paragraph" style:parent-style-name="Heading_20_5">
      <style:paragraph-properties fo:break-before="page"/>
      <style:text-properties fo:font-variant="normal" fo:text-transform="none" fo:color="#333333" style:font-name="apple-system" fo:font-size="12.75pt" fo:letter-spacing="normal" fo:font-style="normal" fo:font-weight="bold" officeooo:paragraph-rsid="002b8260" style:font-weight-asian="bold" style:font-weight-complex="bold"/>
    </style:style>
    <style:style style:name="P220" style:family="paragraph" style:parent-style-name="Heading_20_6">
      <style:paragraph-properties fo:orphans="2" fo:widows="2"/>
      <style:text-properties fo:font-variant="normal" fo:text-transform="none" fo:color="#333333" style:font-name="apple-system" fo:font-size="12.75pt" fo:letter-spacing="normal" fo:font-style="normal" fo:font-weight="normal" style:font-weight-asian="normal" style:font-weight-complex="normal"/>
    </style:style>
    <style:style style:name="P221" style:family="paragraph" style:parent-style-name="Heading_20_6">
      <style:paragraph-properties fo:margin-top="0.265cm" fo:margin-bottom="0.423cm" loext:contextual-spacing="false" fo:orphans="2" fo:widows="2" fo:padding="0cm" fo:border="none"/>
      <style:text-properties fo:font-variant="normal" fo:text-transform="none" fo:color="#333333" style:font-name="apple-system" fo:font-size="12.75pt" fo:letter-spacing="normal" fo:font-style="normal" fo:font-weight="bold" style:font-weight-asian="normal" style:font-weight-complex="normal"/>
    </style:style>
    <style:style style:name="P222" style:family="paragraph" style:parent-style-name="Heading_20_6">
      <style:paragraph-properties fo:margin-left="0cm" fo:margin-right="0cm" fo:margin-top="0.635cm" fo:margin-bottom="0.423cm" loext:contextual-spacing="false" fo:line-height="125%" fo:orphans="2" fo:widows="2" fo:text-indent="0cm" style:auto-text-indent="false" fo:padding="0cm" fo:border="none"/>
      <style:text-properties fo:font-variant="normal" fo:text-transform="none" fo:color="#333333" style:font-name="apple-system" fo:letter-spacing="normal" fo:font-style="normal" fo:font-weight="bold"/>
    </style:style>
    <style:style style:name="P223" style:family="paragraph" style:parent-style-name="Heading_20_10">
      <style:text-properties fo:font-variant="normal" fo:text-transform="none" fo:color="#333333" style:font-name="apple-system" fo:letter-spacing="normal" fo:font-style="normal" fo:font-weight="bold" officeooo:paragraph-rsid="002b8260"/>
    </style:style>
    <style:style style:name="T1" style:family="text">
      <style:text-properties fo:font-variant="normal" fo:text-transform="none" fo:color="#333333" style:font-name="apple-system" fo:font-size="12.75pt" fo:letter-spacing="normal"/>
    </style:style>
    <style:style style:name="T2" style:family="text">
      <style:text-properties fo:font-variant="normal" fo:text-transform="none" fo:color="#333333" style:font-name="apple-system" fo:font-size="12.75pt" fo:letter-spacing="normal" fo:font-style="normal"/>
    </style:style>
    <style:style style:name="T3" style:family="text">
      <style:text-properties fo:font-variant="normal" fo:text-transform="none" fo:color="#333333" style:font-name="apple-system" fo:font-size="12.75pt" fo:letter-spacing="normal" fo:font-style="normal" fo:font-weight="bold"/>
    </style:style>
    <style:style style:name="T4" style:family="text">
      <style:text-properties fo:font-variant="normal" fo:text-transform="none" fo:color="#333333" style:font-name="apple-system" fo:font-size="12.75pt" fo:letter-spacing="normal" fo:font-style="normal" fo:font-weight="bold" style:font-weight-asian="bold" style:font-weight-complex="bold"/>
    </style:style>
    <style:style style:name="T5" style:family="text">
      <style:text-properties fo:font-variant="normal" fo:text-transform="none" fo:color="#333333" style:font-name="apple-system" fo:font-size="12.75pt" fo:letter-spacing="normal" fo:font-style="normal" fo:font-weight="bold" fo:background-color="#f1f3f4" loext:char-shading-value="0" style:font-weight-asian="bold" style:font-weight-complex="bold" loext:padding="0cm" loext:border="none"/>
    </style:style>
    <style:style style:name="T6" style:family="text">
      <style:text-properties fo:font-variant="normal" fo:text-transform="none" fo:color="#333333" style:font-name="apple-system" fo:font-size="12.75pt" fo:letter-spacing="normal" fo:font-style="normal" fo:font-weight="bold" fo:background-color="#f7f7f7" loext:char-shading-value="0" style:font-name-asian="monospace" style:font-size-asian="10.5pt" style:font-style-asian="normal" style:font-name-complex="monospace" style:font-size-complex="10.5pt" style:font-style-complex="normal" loext:padding="0cm" loext:border="none"/>
    </style:style>
    <style:style style:name="T7" style:family="text">
      <style:text-properties fo:font-variant="normal" fo:text-transform="none" fo:color="#333333" style:font-name="apple-system" fo:font-size="12.75pt" fo:letter-spacing="normal" fo:font-style="normal" fo:font-weight="bold" fo:background-color="#f7f7f7" loext:char-shading-value="0" style:font-name-asian="monospace" style:font-size-asian="11pt" style:font-style-asian="normal" style:font-name-complex="monospace" style:font-size-complex="11pt" style:font-style-complex="normal" loext:padding="0cm" loext:border="none"/>
    </style:style>
    <style:style style:name="T8" style:family="text">
      <style:text-properties fo:font-variant="normal" fo:text-transform="none" fo:color="#333333" style:font-name="apple-system" fo:font-size="12.75pt" fo:letter-spacing="normal" fo:font-style="normal" fo:font-weight="bold" fo:background-color="#f7f7f7" loext:char-shading-value="0" style:font-name-asian="monospace" style:font-size-asian="12pt" style:font-style-asian="normal" style:font-name-complex="monospace" style:font-size-complex="12pt" style:font-style-complex="normal" loext:padding="0cm" loext:border="none"/>
    </style:style>
    <style:style style:name="T9" style:family="text">
      <style:text-properties fo:font-variant="normal" fo:text-transform="none" fo:color="#333333" style:font-name="apple-system" fo:font-size="12.75pt" fo:letter-spacing="normal" fo:font-style="normal" fo:font-weight="normal"/>
    </style:style>
    <style:style style:name="T10" style:family="text">
      <style:text-properties fo:font-variant="normal" fo:text-transform="none" fo:color="#333333" style:font-name="apple-system" fo:font-size="12.75pt" fo:letter-spacing="normal" fo:font-style="normal" fo:font-weight="normal" fo:background-color="#f7f7f7" loext:char-shading-value="0" loext:padding="0cm" loext:border="none"/>
    </style:style>
    <style:style style:name="T11" style:family="text">
      <style:text-properties fo:font-variant="normal" fo:text-transform="none" fo:color="#333333" style:font-name="apple-system" fo:font-size="12.75pt" fo:letter-spacing="normal" fo:font-style="normal" fo:font-weight="normal" fo:background-color="#f7f7f7" loext:char-shading-value="0" style:font-name-asian="monospace" style:font-size-asian="10.5pt" style:font-style-asian="normal" style:font-weight-asian="normal" style:font-name-complex="monospace" style:font-size-complex="10.5pt" style:font-style-complex="normal" style:font-weight-complex="normal" loext:padding="0cm" loext:border="none"/>
    </style:style>
    <style:style style:name="T12" style:family="text">
      <style:text-properties fo:font-variant="normal" fo:text-transform="none" fo:color="#333333" style:font-name="apple-system" fo:font-size="12.75pt" fo:letter-spacing="normal" fo:font-style="normal" fo:font-weight="normal" fo:background-color="#f7f7f7" loext:char-shading-value="0" style:font-name-asian="monospace" style:font-size-asian="10.5pt" style:font-weight-asian="normal" style:font-name-complex="monospace" style:font-size-complex="10.5pt" style:font-weight-complex="normal" loext:padding="0cm" loext:border="none"/>
    </style:style>
    <style:style style:name="T13" style:family="text">
      <style:text-properties fo:font-variant="normal" fo:text-transform="none" fo:color="#333333" style:font-name="apple-system" fo:font-size="12.75pt" fo:letter-spacing="normal" fo:font-style="normal" fo:font-weight="normal" fo:background-color="#f7f7f7" loext:char-shading-value="0" style:font-name-asian="monospace" style:font-size-asian="11pt" style:font-style-asian="normal" style:font-weight-asian="normal" style:font-name-complex="monospace" style:font-size-complex="11pt" style:font-style-complex="normal" style:font-weight-complex="normal" loext:padding="0cm" loext:border="none"/>
    </style:style>
    <style:style style:name="T14" style:family="text">
      <style:text-properties fo:font-variant="normal" fo:text-transform="none" fo:color="#333333" style:font-name="apple-system" fo:font-size="12.75pt" fo:letter-spacing="normal" fo:font-style="normal" fo:font-weight="normal" fo:background-color="#f7f7f7" loext:char-shading-value="0" style:font-name-asian="monospace" style:font-size-asian="11pt" style:font-weight-asian="normal" style:font-name-complex="monospace" style:font-size-complex="11pt" style:font-weight-complex="normal" loext:padding="0cm" loext:border="none"/>
    </style:style>
    <style:style style:name="T15" style:family="text">
      <style:text-properties fo:font-variant="normal" fo:text-transform="none" fo:color="#333333" style:font-name="apple-system" fo:font-size="12.75pt" fo:letter-spacing="normal" fo:font-style="normal" fo:font-weight="normal" fo:background-color="#f7f7f7" loext:char-shading-value="0" style:font-name-asian="monospace" style:font-size-asian="12pt" style:font-style-asian="normal" style:font-weight-asian="normal" style:font-name-complex="monospace" style:font-size-complex="12pt" style:font-style-complex="normal" style:font-weight-complex="normal" loext:padding="0cm" loext:border="none"/>
    </style:style>
    <style:style style:name="T16" style:family="text">
      <style:text-properties fo:font-variant="normal" fo:text-transform="none" fo:color="#333333" style:font-name="apple-system" fo:font-size="12.75pt" fo:letter-spacing="normal" fo:font-style="normal" fo:font-weight="normal" style:font-weight-asian="bold" style:font-weight-complex="bold"/>
    </style:style>
    <style:style style:name="T17" style:family="text">
      <style:text-properties fo:font-variant="normal" fo:text-transform="none" fo:color="#333333" style:font-name="apple-system" fo:font-size="12.75pt" fo:letter-spacing="normal" fo:font-style="normal" fo:font-weight="normal" style:font-name-asian="apple-system" style:font-size-asian="12.75pt" style:font-style-asian="normal" style:font-weight-asian="normal" style:font-name-complex="apple-system" style:font-size-complex="12.75pt" style:font-style-complex="normal" style:font-weight-complex="normal"/>
    </style:style>
    <style:style style:name="T18" style:family="text">
      <style:text-properties fo:font-variant="normal" fo:text-transform="none" fo:color="#333333" style:font-name="apple-system" fo:font-size="12.75pt" fo:letter-spacing="normal" fo:font-style="normal" fo:font-weight="normal" style:font-weight-asian="normal" style:font-weight-complex="normal"/>
    </style:style>
    <style:style style:name="T19" style:family="text">
      <style:text-properties fo:font-variant="normal" fo:text-transform="none" fo:color="#333333" style:font-name="apple-system" fo:font-size="12.75pt" fo:letter-spacing="normal" fo:font-style="normal" fo:font-weight="normal" officeooo:rsid="006d222f"/>
    </style:style>
    <style:style style:name="T20" style:family="text">
      <style:text-properties fo:font-variant="normal" fo:text-transform="none" fo:color="#333333" style:font-name="apple-system" fo:font-size="12.75pt" fo:letter-spacing="normal" fo:font-weight="normal"/>
    </style:style>
    <style:style style:name="T21" style:family="text">
      <style:text-properties fo:font-variant="normal" fo:text-transform="none" fo:color="#333333" style:font-name="apple-system" fo:font-size="12.75pt" fo:letter-spacing="normal" fo:font-weight="normal" style:font-weight-asian="normal" style:font-weight-complex="normal"/>
    </style:style>
    <style:style style:name="T22" style:family="text">
      <style:text-properties fo:font-variant="normal" fo:text-transform="none" fo:color="#333333" style:font-name="apple-system" fo:font-size="10.5pt" fo:letter-spacing="normal" fo:font-style="normal" fo:font-weight="bold" fo:background-color="#f7f7f7" loext:char-shading-value="0" style:font-name-asian="monospace" style:font-size-asian="10.5pt" style:font-style-asian="normal" style:font-weight-asian="normal" style:font-name-complex="monospace" style:font-size-complex="10.5pt" style:font-style-complex="normal" style:font-weight-complex="normal" loext:padding="0cm" loext:border="none"/>
    </style:style>
    <style:style style:name="T23" style:family="text">
      <style:text-properties fo:font-variant="normal" fo:text-transform="none" fo:color="#333333" style:font-name="apple-system" fo:letter-spacing="normal" fo:font-style="normal"/>
    </style:style>
    <style:style style:name="T24" style:family="text">
      <style:text-properties fo:font-variant="normal" fo:text-transform="none" fo:color="#333333" style:font-name="apple-system" fo:letter-spacing="normal" fo:font-style="normal" fo:font-weight="bold"/>
    </style:style>
    <style:style style:name="T25" style:family="text">
      <style:text-properties fo:font-variant="normal" fo:text-transform="none" fo:color="#333333" style:font-name="apple-system" fo:font-size="12pt" fo:letter-spacing="normal" fo:font-style="normal" fo:font-weight="bold" fo:background-color="#f7f7f7" loext:char-shading-value="0" style:font-size-asian="12pt" style:font-size-complex="12pt" loext:padding="0cm" loext:border="none"/>
    </style:style>
    <style:style style:name="T26" style:family="text">
      <style:text-properties fo:font-variant="normal" fo:text-transform="none" fo:color="#333333" style:font-name="apple-system" fo:font-size="12pt" fo:letter-spacing="normal" fo:font-style="normal" fo:font-weight="bold" fo:background-color="#f7f7f7" loext:char-shading-value="0" style:font-name-asian="monospace" style:font-size-asian="12pt" style:font-style-asian="normal" style:font-weight-asian="normal" style:font-name-complex="monospace" style:font-size-complex="12pt" style:font-style-complex="normal" style:font-weight-complex="normal" loext:padding="0cm" loext:border="none"/>
    </style:style>
    <style:style style:name="T27" style:family="text">
      <style:text-properties fo:font-variant="normal" fo:text-transform="none" fo:color="#333333" style:font-name="apple-system" fo:font-size="11pt" fo:letter-spacing="normal" fo:font-style="normal" fo:font-weight="normal" fo:background-color="#f7f7f7" loext:char-shading-value="0" style:font-name-asian="monospace" style:font-size-asian="11pt" style:font-style-asian="normal" style:font-weight-asian="normal" style:font-name-complex="monospace" style:font-size-complex="11pt" style:font-style-complex="normal" style:font-weight-complex="normal" loext:padding="0cm" loext:border="none"/>
    </style:style>
    <style:style style:name="T28" style:family="text">
      <style:text-properties fo:font-variant="normal" fo:text-transform="none" fo:color="#333333" style:font-name="apple-system" fo:font-size="11pt" fo:letter-spacing="normal" fo:font-style="normal" fo:font-weight="normal" fo:background-color="#f7f7f7" loext:char-shading-value="0" style:font-name-asian="monospace" style:font-size-asian="11pt" style:font-weight-asian="normal" style:font-name-complex="monospace" style:font-size-complex="11pt" style:font-weight-complex="normal" loext:padding="0cm" loext:border="none"/>
    </style:style>
    <style:style style:name="T29" style:family="text">
      <style:text-properties fo:font-variant="normal" fo:text-transform="none" fo:color="#333333" style:font-name="apple-system" fo:font-size="11pt" fo:letter-spacing="normal" fo:font-style="normal" fo:font-weight="bold" fo:background-color="#f7f7f7" loext:char-shading-value="0" style:font-name-asian="monospace" style:font-size-asian="11pt" style:font-style-asian="normal" style:font-name-complex="monospace" style:font-size-complex="11pt" style:font-style-complex="normal" loext:padding="0cm" loext:border="none"/>
    </style:style>
    <style:style style:name="T30" style:family="text">
      <style:text-properties fo:font-variant="normal" fo:text-transform="none" fo:color="#333333" style:font-name="apple-system" fo:font-size="11pt" fo:letter-spacing="normal" fo:font-style="normal" fo:font-weight="bold" fo:background-color="#f7f7f7" loext:char-shading-value="0" style:font-name-asian="monospace" style:font-size-asian="11pt" style:font-style-asian="normal" style:font-weight-asian="normal" style:font-name-complex="monospace" style:font-size-complex="11pt" style:font-style-complex="normal" style:font-weight-complex="normal" loext:padding="0cm" loext:border="none"/>
    </style:style>
    <style:style style:name="T31" style:family="text">
      <style:text-properties fo:font-variant="normal" fo:text-transform="none" fo:color="#333333" style:font-name="apple-system" fo:font-size="14pt" fo:letter-spacing="normal" fo:font-style="normal" fo:font-weight="bold" fo:background-color="#f7f7f7" loext:char-shading-value="0" style:font-name-asian="monospace" style:font-size-asian="14pt" style:font-style-asian="normal" style:font-weight-asian="bold" style:font-name-complex="monospace" style:font-size-complex="14pt" style:font-style-complex="normal" style:font-weight-complex="bold" loext:padding="0cm" loext:border="none"/>
    </style:style>
    <style:style style:name="T32" style:family="text">
      <style:text-properties fo:font-variant="normal" fo:text-transform="none" fo:color="#333333" fo:letter-spacing="normal"/>
    </style:style>
    <style:style style:name="T33" style:family="text">
      <style:text-properties fo:font-variant="normal" fo:text-transform="none" fo:color="#333333" fo:letter-spacing="normal" fo:background-color="#f7f7f7" loext:char-shading-value="0" loext:padding="0cm" loext:border="none"/>
    </style:style>
    <style:style style:name="T34" style:family="text">
      <style:text-properties fo:font-variant="normal" fo:text-transform="none" fo:color="#333333" style:text-line-through-style="none" style:text-line-through-type="none" style:font-name="apple-system" fo:font-size="12.75pt" fo:letter-spacing="normal" fo:font-style="normal" style:text-underline-style="none" fo:font-weight="normal" style:text-blinking="false"/>
    </style:style>
    <style:style style:name="T35" style:family="text">
      <style:text-properties fo:font-variant="normal" fo:text-transform="none" fo:color="#333333" fo:font-size="12.75pt" fo:letter-spacing="normal"/>
    </style:style>
    <style:style style:name="T36" style:family="text">
      <style:text-properties fo:font-variant="normal" fo:text-transform="none" fo:color="#333333" style:font-name="monospace" fo:font-size="10.5pt" fo:letter-spacing="normal" fo:font-style="normal" fo:font-weight="normal" fo:background-color="#f7f7f7" loext:char-shading-value="0" loext:padding="0cm" loext:border="none"/>
    </style:style>
    <style:style style:name="T37" style:family="text">
      <style:text-properties fo:font-variant="normal" fo:text-transform="none" fo:color="#333333" style:font-name="monospace" fo:font-size="10.5pt" fo:letter-spacing="normal" fo:font-style="normal" fo:font-weight="normal" fo:background-color="#f7f7f7" loext:char-shading-value="0" style:font-name-asian="monospace" style:font-size-asian="10.5pt" style:font-style-asian="normal" style:font-weight-asian="normal" style:font-name-complex="monospace" style:font-size-complex="10.5pt" style:font-style-complex="normal" style:font-weight-complex="normal" loext:padding="0cm" loext:border="none"/>
    </style:style>
    <style:style style:name="T38" style:family="text">
      <style:text-properties fo:font-variant="normal" fo:text-transform="none" fo:color="#333333" style:font-name="monospace" fo:font-size="10.5pt" fo:letter-spacing="normal" fo:font-style="normal" fo:font-weight="normal" officeooo:rsid="0086ec47" fo:background-color="#f7f7f7" loext:char-shading-value="0" style:font-name-asian="monospace" style:font-size-asian="10.5pt" style:font-style-asian="normal" style:font-weight-asian="normal" style:font-name-complex="monospace" style:font-size-complex="10.5pt" style:font-style-complex="normal" style:font-weight-complex="normal" loext:padding="0cm" loext:border="none"/>
    </style:style>
    <style:style style:name="T39" style:family="text">
      <style:text-properties fo:font-variant="normal" fo:text-transform="none" fo:color="#333333" style:font-name="monospace" fo:font-size="10pt" fo:letter-spacing="normal" fo:font-style="normal" fo:font-weight="normal" fo:background-color="#f7f7f7" loext:char-shading-value="0" style:font-name-asian="monospace" style:font-size-asian="10pt" style:font-style-asian="normal" style:font-weight-asian="normal" style:font-name-complex="monospace" style:font-size-complex="10pt" style:font-style-complex="normal" style:font-weight-complex="normal" loext:padding="0cm" loext:border="none"/>
    </style:style>
    <style:style style:name="T40" style:family="text">
      <style:text-properties fo:font-variant="normal" fo:text-transform="none" fo:color="#333333" style:font-name="monospace" fo:font-size="11pt" fo:letter-spacing="normal" fo:font-style="normal" fo:font-weight="normal" fo:background-color="#f7f7f7" loext:char-shading-value="0" style:font-name-asian="monospace" style:font-size-asian="11pt" style:font-style-asian="normal" style:font-weight-asian="normal" style:font-name-complex="monospace" style:font-size-complex="11pt" style:font-style-complex="normal" style:font-weight-complex="normal" loext:padding="0cm" loext:border="none"/>
    </style:style>
    <style:style style:name="T41" style:family="text">
      <style:text-properties fo:font-variant="normal" fo:text-transform="none" fo:color="#333333" style:font-name="monospace" fo:font-size="11pt" fo:letter-spacing="normal" fo:font-style="normal" fo:font-weight="normal" officeooo:rsid="00847681" fo:background-color="#f7f7f7" loext:char-shading-value="0" style:font-name-asian="monospace" style:font-size-asian="11pt" style:font-style-asian="normal" style:font-weight-asian="normal" style:font-name-complex="monospace" style:font-size-complex="11pt" style:font-style-complex="normal" style:font-weight-complex="normal" loext:padding="0cm" loext:border="none"/>
    </style:style>
    <style:style style:name="T42" style:family="text">
      <style:text-properties fo:font-variant="normal" fo:text-transform="none" fo:color="#333333" style:font-name="monospace" fo:font-size="11pt" fo:letter-spacing="normal" fo:font-style="normal" fo:font-weight="normal" officeooo:rsid="008a55fe" fo:background-color="#f7f7f7" loext:char-shading-value="0" style:font-name-asian="monospace" style:font-size-asian="11pt" style:font-style-asian="normal" style:font-weight-asian="normal" style:font-name-complex="monospace" style:font-size-complex="11pt" style:font-style-complex="normal" style:font-weight-complex="normal" loext:padding="0cm" loext:border="none"/>
    </style:style>
    <style:style style:name="T43" style:family="text">
      <style:text-properties fo:font-variant="normal" fo:text-transform="none" fo:color="#333333" style:font-name="monospace" fo:font-size="11pt" fo:letter-spacing="normal" fo:font-style="normal" fo:font-weight="normal" officeooo:rsid="008ac2e1" fo:background-color="#f7f7f7" loext:char-shading-value="0" style:font-name-asian="monospace" style:font-size-asian="11pt" style:font-style-asian="normal" style:font-weight-asian="normal" style:font-name-complex="monospace" style:font-size-complex="11pt" style:font-style-complex="normal" style:font-weight-complex="normal" loext:padding="0cm" loext:border="none"/>
    </style:style>
    <style:style style:name="T44" style:family="text">
      <style:text-properties fo:font-variant="normal" fo:text-transform="none" fo:color="#333333" style:font-name="monospace" fo:font-size="11pt" fo:letter-spacing="normal" fo:font-style="normal" fo:font-weight="normal" officeooo:rsid="0090a61c" fo:background-color="#f7f7f7" loext:char-shading-value="0" style:font-name-asian="monospace" style:font-size-asian="11pt" style:font-style-asian="normal" style:font-weight-asian="normal" style:font-name-complex="monospace" style:font-size-complex="11pt" style:font-style-complex="normal" style:font-weight-complex="normal" loext:padding="0cm" loext:border="none"/>
    </style:style>
    <style:style style:name="T45" style:family="text">
      <style:text-properties fo:font-variant="normal" fo:text-transform="none" fo:color="#333333" style:font-name="monospace" fo:font-size="11pt" fo:letter-spacing="normal" fo:font-style="normal" fo:font-weight="normal" officeooo:rsid="00937102" fo:background-color="#f7f7f7" loext:char-shading-value="0" style:font-name-asian="monospace" style:font-size-asian="11pt" style:font-style-asian="normal" style:font-weight-asian="normal" style:font-name-complex="monospace" style:font-size-complex="11pt" style:font-style-complex="normal" style:font-weight-complex="normal" loext:padding="0cm" loext:border="none"/>
    </style:style>
    <style:style style:name="T46" style:family="text">
      <style:text-properties fo:font-variant="normal" fo:text-transform="none" fo:color="#333333" style:font-name="monospace" fo:font-size="11pt" fo:letter-spacing="normal" fo:font-style="normal" fo:font-weight="normal" officeooo:rsid="0090a61c" fo:background-color="#fff200" loext:char-shading-value="0" style:font-name-asian="monospace" style:font-size-asian="11pt" style:font-style-asian="normal" style:font-weight-asian="normal" style:font-name-complex="monospace" style:font-size-complex="11pt" style:font-style-complex="normal" style:font-weight-complex="normal" loext:padding="0cm" loext:border="none"/>
    </style:style>
    <style:style style:name="T47" style:family="text">
      <style:text-properties fo:font-variant="normal" fo:text-transform="none" fo:color="#333333" style:font-name="monospace" fo:font-size="14pt" fo:letter-spacing="normal" fo:font-style="normal" fo:font-weight="bold" officeooo:rsid="00847681" fo:background-color="#f7f7f7" loext:char-shading-value="0" style:font-name-asian="monospace" style:font-size-asian="14pt" style:font-style-asian="normal" style:font-weight-asian="bold" style:font-name-complex="monospace" style:font-size-complex="14pt" style:font-style-complex="normal" style:font-weight-complex="bold" loext:padding="0cm" loext:border="none"/>
    </style:style>
    <style:style style:name="T48" style:family="text">
      <style:text-properties fo:font-variant="normal" fo:text-transform="none" fo:color="#333333" style:font-name="Abyssinica SIL" fo:font-size="11pt" fo:letter-spacing="normal" fo:font-style="normal" fo:font-weight="bold" fo:background-color="#f7f7f7" loext:char-shading-value="0" style:font-name-asian="monospace" style:font-size-asian="11pt" style:font-style-asian="normal" style:font-weight-asian="normal" style:font-name-complex="monospace" style:font-size-complex="11pt" style:font-style-complex="normal" style:font-weight-complex="normal" loext:padding="0cm" loext:border="none"/>
    </style:style>
    <style:style style:name="T49" style:family="text">
      <style:text-properties fo:font-variant="normal" fo:text-transform="none" fo:color="#333333" style:font-name="Abyssinica SIL" fo:font-size="12pt" fo:letter-spacing="normal" fo:font-style="normal" fo:font-weight="normal" fo:background-color="#f7f7f7" loext:char-shading-value="0" style:font-name-asian="monospace" style:font-size-asian="12pt" style:font-style-asian="normal" style:font-weight-asian="normal" style:font-name-complex="monospace" style:font-size-complex="12pt" style:font-style-complex="normal" style:font-weight-complex="normal" loext:padding="0cm" loext:border="none"/>
    </style:style>
    <style:style style:name="T50" style:family="text">
      <style:text-properties fo:font-variant="normal" fo:text-transform="none" fo:color="#333333" style:font-name="Abyssinica SIL" fo:font-size="12pt" fo:letter-spacing="normal" fo:font-style="normal" fo:font-weight="bold" fo:background-color="#f7f7f7" loext:char-shading-value="0" style:font-name-asian="monospace" style:font-size-asian="12pt" style:font-style-asian="normal" style:font-name-complex="monospace" style:font-size-complex="12pt" style:font-style-complex="normal" loext:padding="0cm" loext:border="none"/>
    </style:style>
    <style:style style:name="T51" style:family="text">
      <style:text-properties fo:font-variant="normal" fo:text-transform="none" fo:color="#333333" style:font-name="Abyssinica SIL" fo:font-size="12pt" fo:letter-spacing="normal" fo:font-weight="normal" fo:background-color="#f7f7f7" loext:char-shading-value="0" style:font-name-asian="monospace" style:font-size-asian="12pt" style:font-weight-asian="normal" style:font-name-complex="monospace" style:font-size-complex="12pt" style:font-weight-complex="normal" loext:padding="0cm" loext:border="none"/>
    </style:style>
    <style:style style:name="T52" style:family="text">
      <style:text-properties fo:font-variant="normal" fo:text-transform="none" fo:color="#0366d6" style:text-line-through-style="none" style:text-line-through-type="none" style:font-name="apple-system" fo:font-size="12.75pt" fo:letter-spacing="normal" style:text-underline-style="none" fo:font-weight="normal" style:text-blinking="false"/>
    </style:style>
    <style:style style:name="T53" style:family="text">
      <style:text-properties fo:font-variant="normal" fo:text-transform="none" fo:color="#0366d6" style:text-line-through-style="none" style:text-line-through-type="none" style:font-name="apple-system" fo:font-size="12.75pt" fo:letter-spacing="normal" style:text-underline-style="none" fo:font-weight="normal" style:text-blinking="false" style:font-weight-asian="normal" style:font-weight-complex="normal"/>
    </style:style>
    <style:style style:name="T54" style:family="text">
      <style:text-properties fo:font-variant="normal" fo:text-transform="none" fo:color="#0366d6" style:text-line-through-style="none" style:text-line-through-type="none" style:font-name="apple-system" fo:font-size="12.75pt" fo:letter-spacing="normal" fo:font-style="normal" style:text-underline-style="none" style:text-blinking="false"/>
    </style:style>
    <style:style style:name="T55" style:family="text">
      <style:text-properties fo:font-variant="normal" fo:text-transform="none" fo:color="#0366d6" style:text-line-through-style="none" style:text-line-through-type="none" style:font-name="apple-system" fo:font-size="12.75pt" fo:letter-spacing="normal" fo:font-style="normal" style:text-underline-style="none" fo:font-weight="bold" style:text-blinking="false"/>
    </style:style>
    <style:style style:name="T56" style:family="text">
      <style:text-properties fo:font-variant="normal" fo:text-transform="none" fo:color="#0366d6" style:text-line-through-style="none" style:text-line-through-type="none" style:font-name="apple-system" fo:font-size="12.75pt" fo:letter-spacing="normal" fo:font-style="normal" style:text-underline-style="none" fo:font-weight="bold" style:text-blinking="false" fo:background-color="#f7f7f7" loext:char-shading-value="0" style:font-name-asian="monospace" style:font-size-asian="11pt" style:font-style-asian="normal" style:font-name-complex="monospace" style:font-size-complex="11pt" style:font-style-complex="normal" loext:padding="0cm" loext:border="none"/>
    </style:style>
    <style:style style:name="T57" style:family="text">
      <style:text-properties fo:font-variant="normal" fo:text-transform="none" fo:color="#0366d6" style:text-line-through-style="none" style:text-line-through-type="none" style:font-name="apple-system" fo:font-size="12.75pt" fo:letter-spacing="normal" fo:font-style="normal" style:text-underline-style="none" fo:font-weight="normal" style:text-blinking="false"/>
    </style:style>
    <style:style style:name="T58" style:family="text">
      <style:text-properties fo:font-variant="normal" fo:text-transform="none" fo:color="#0366d6" style:text-line-through-style="none" style:text-line-through-type="none" style:font-name="apple-system" fo:font-size="12.75pt" fo:letter-spacing="normal" fo:font-style="normal" style:text-underline-style="none" fo:font-weight="normal" style:text-blinking="false" fo:background-color="#f7f7f7" loext:char-shading-value="0" loext:padding="0cm" loext:border="none"/>
    </style:style>
    <style:style style:name="T59" style:family="text">
      <style:text-properties fo:font-variant="normal" fo:text-transform="none" fo:color="#0366d6" style:text-line-through-style="none" style:text-line-through-type="none" style:font-name="apple-system" fo:font-size="12.75pt" fo:letter-spacing="normal" fo:font-style="normal" style:text-underline-style="none" fo:font-weight="normal" style:text-blinking="false" fo:background-color="#f7f7f7" loext:char-shading-value="0" style:font-name-asian="monospace" style:font-size-asian="11pt" style:font-style-asian="normal" style:font-weight-asian="normal" style:font-name-complex="monospace" style:font-size-complex="11pt" style:font-style-complex="normal" style:font-weight-complex="normal" loext:padding="0cm" loext:border="none"/>
    </style:style>
    <style:style style:name="T60" style:family="text">
      <style:text-properties fo:font-variant="normal" fo:text-transform="none" fo:color="#0366d6" style:text-line-through-style="none" style:text-line-through-type="none" style:font-name="apple-system" fo:font-size="12.75pt" fo:letter-spacing="normal" fo:font-style="normal" style:text-underline-style="none" fo:font-weight="normal" style:text-blinking="false" style:font-weight-asian="bold" style:font-weight-complex="bold"/>
    </style:style>
    <style:style style:name="T61" style:family="text">
      <style:text-properties fo:font-variant="normal" fo:text-transform="none" fo:color="#0366d6" style:text-line-through-style="none" style:text-line-through-type="none" style:font-name="apple-system" fo:font-size="12.75pt" fo:letter-spacing="normal" fo:font-style="normal" style:text-underline-style="none" fo:font-weight="normal" style:text-blinking="false" style:font-name-asian="apple-system" style:font-size-asian="12.75pt" style:font-style-asian="normal" style:font-weight-asian="normal" style:font-name-complex="apple-system" style:font-size-complex="12.75pt" style:font-style-complex="normal" style:font-weight-complex="normal"/>
    </style:style>
    <style:style style:name="T62" style:family="text">
      <style:text-properties fo:font-variant="normal" fo:text-transform="none" fo:color="#0366d6" style:text-line-through-style="none" style:text-line-through-type="none" style:font-name="monospace" fo:font-size="11.25pt" fo:letter-spacing="normal" fo:font-style="normal" style:text-underline-style="none" fo:font-weight="normal" style:text-blinking="false" fo:background-color="#f1f3f4" loext:char-shading-value="0" style:font-weight-asian="bold" style:font-weight-complex="bold" loext:padding="0cm" loext:border="none"/>
    </style:style>
    <style:style style:name="T63" style:family="text">
      <style:text-properties fo:font-variant="normal" fo:text-transform="none" fo:color="#0366d6" style:text-line-through-style="none" style:text-line-through-type="none" style:font-name="monospace" fo:font-size="11.25pt" fo:letter-spacing="normal" fo:font-style="normal" style:text-underline-style="none" fo:font-weight="normal" style:text-blinking="false" fo:background-color="#f1f3f4" loext:char-shading-value="0" style:font-weight-asian="normal" style:font-weight-complex="normal" loext:padding="0cm" loext:border="none"/>
    </style:style>
    <style:style style:name="T64" style:family="text">
      <style:text-properties fo:font-variant="normal" fo:text-transform="none" fo:color="#0366d6" style:text-line-through-style="none" style:text-line-through-type="none" style:font-name="monospace" fo:font-size="11.25pt" fo:letter-spacing="normal" fo:font-style="normal" style:text-underline-style="none" fo:font-weight="normal" style:text-blinking="false" fo:background-color="#f1f3f4" loext:char-shading-value="0" loext:padding="0cm" loext:border="none"/>
    </style:style>
    <style:style style:name="T65" style:family="text">
      <style:text-properties fo:font-variant="normal" fo:text-transform="none" fo:color="#0366d6" style:text-line-through-style="none" style:text-line-through-type="none" style:font-name="Abyssinica SIL" fo:font-size="12pt" fo:letter-spacing="normal" fo:font-style="normal" style:text-underline-style="none" fo:font-weight="bold" style:text-blinking="false" fo:background-color="#f7f7f7" loext:char-shading-value="0" style:font-name-asian="monospace" style:font-size-asian="12pt" style:font-style-asian="normal" style:font-name-complex="monospace" style:font-size-complex="12pt" style:font-style-complex="normal" loext:padding="0cm" loext:border="none"/>
    </style:style>
    <style:style style:name="T66" style:family="text">
      <style:text-properties fo:font-variant="normal" fo:text-transform="none" fo:color="#0366d6" style:text-line-through-style="none" style:text-line-through-type="none" style:font-name="Abyssinica SIL" fo:font-size="12pt" fo:letter-spacing="normal" style:text-underline-style="none" fo:font-weight="normal" style:text-blinking="false" fo:background-color="#f7f7f7" loext:char-shading-value="0" style:font-name-asian="monospace" style:font-size-asian="12pt" style:font-weight-asian="normal" style:font-name-complex="monospace" style:font-size-complex="12pt" style:font-weight-complex="normal" loext:padding="0cm" loext:border="none"/>
    </style:style>
    <style:style style:name="T67" style:family="text">
      <style:text-properties fo:font-variant="normal" fo:text-transform="none" fo:color="#0366d6" style:font-name="monospace" fo:font-size="11.25pt" fo:letter-spacing="normal" fo:font-style="normal" style:text-underline-style="solid" style:text-underline-width="auto" style:text-underline-color="font-color" fo:font-weight="normal" fo:background-color="#f1f3f4" loext:char-shading-value="0" style:font-weight-asian="bold" style:font-weight-complex="bold" loext:padding="0cm" loext:border="none"/>
    </style:style>
    <style:style style:name="T68" style:family="text">
      <style:text-properties fo:font-variant="normal" fo:text-transform="none" fo:color="#0366d6" style:font-name="Abyssinica SIL" fo:font-size="12pt" fo:letter-spacing="normal" fo:font-style="normal" style:text-underline-style="solid" style:text-underline-width="auto" style:text-underline-color="font-color" fo:font-weight="bold" fo:background-color="#f7f7f7" loext:char-shading-value="0" style:font-name-asian="monospace" style:font-size-asian="12pt" style:font-style-asian="normal" style:font-name-complex="monospace" style:font-size-complex="12pt" style:font-style-complex="normal" loext:padding="0cm" loext:border="none"/>
    </style:style>
    <style:style style:name="T69" style:family="text">
      <style:text-properties fo:font-variant="normal" fo:text-transform="none" fo:color="#37474f" style:font-name="monospace" fo:font-size="11.25pt" fo:letter-spacing="normal" fo:font-style="normal" fo:font-weight="normal" fo:background-color="#f1f3f4" loext:char-shading-value="0" loext:padding="0cm" loext:border="none"/>
    </style:style>
    <style:style style:name="T70" style:family="text">
      <style:text-properties fo:font-variant="normal" fo:text-transform="none" fo:color="#37474f" style:font-name="monospace" fo:font-size="11.25pt" fo:letter-spacing="normal" fo:font-style="normal" fo:font-weight="normal" fo:background-color="#f1f3f4" loext:char-shading-value="0" style:font-weight-asian="bold" style:font-weight-complex="bold" loext:padding="0cm" loext:border="none"/>
    </style:style>
    <style:style style:name="T71" style:family="text">
      <style:text-properties fo:font-variant="normal" fo:text-transform="none" fo:color="#37474f" style:font-name="monospace" fo:font-size="11.25pt" fo:letter-spacing="normal" fo:font-style="normal" fo:font-weight="normal" fo:background-color="#f1f3f4" loext:char-shading-value="0" style:font-weight-asian="normal" style:font-weight-complex="normal" loext:padding="0cm" loext:border="none"/>
    </style:style>
    <style:style style:name="T72" style:family="text">
      <style:text-properties fo:font-variant="normal" fo:text-transform="none" fo:color="#37474f" style:font-name="monospace" fo:font-size="11.25pt" fo:letter-spacing="normal" fo:font-style="normal" fo:font-weight="normal" fo:background-color="#f1f3f4" loext:char-shading-value="0" style:font-size-asian="11pt" style:font-style-asian="normal" style:font-weight-asian="normal" style:font-size-complex="11pt" style:font-style-complex="normal" style:font-weight-complex="normal" loext:padding="0cm" loext:border="none"/>
    </style:style>
    <style:style style:name="T73" style:family="text">
      <style:text-properties fo:font-variant="normal" fo:text-transform="none" fo:color="#37474f" style:font-name="monospace" fo:font-size="11.25pt" fo:letter-spacing="normal" fo:font-style="normal" fo:font-weight="normal" fo:background-color="#f1f3f4" loext:char-shading-value="0" style:font-size-asian="12pt" style:font-style-asian="normal" style:font-weight-asian="normal" style:font-size-complex="12pt" style:font-style-complex="normal" style:font-weight-complex="normal" loext:padding="0cm" loext:border="none"/>
    </style:style>
    <style:style style:name="T74" style:family="text">
      <style:text-properties fo:font-variant="normal" fo:text-transform="none" fo:color="#37474f" style:font-name="monospace" fo:font-size="11.25pt" fo:letter-spacing="normal" fo:font-style="normal" fo:background-color="#f1f3f4" loext:char-shading-value="0" loext:padding="0cm" loext:border="none"/>
    </style:style>
    <style:style style:name="T75" style:family="text">
      <style:text-properties fo:font-variant="normal" fo:text-transform="none" fo:color="#37474f" fo:letter-spacing="normal" fo:background-color="#f7f7f7" loext:char-shading-value="0" loext:padding="0cm" loext:border="none"/>
    </style:style>
    <style:style style:name="T76" style:family="text">
      <style:text-properties fo:font-variant="normal" fo:text-transform="none" fo:color="#37474f" fo:letter-spacing="normal" fo:background-color="#e0e0e0" loext:char-shading-value="0" loext:padding="0cm" loext:border="none"/>
    </style:style>
    <style:style style:name="T77" style:family="text">
      <style:text-properties fo:font-variant="normal" fo:text-transform="none" fo:color="#37474f" fo:background-color="#f7f7f7" loext:char-shading-value="0" loext:padding="0cm" loext:border="none"/>
    </style:style>
    <style:style style:name="T78" style:family="text">
      <style:text-properties fo:font-variant="normal" fo:text-transform="none" fo:color="#37474f" fo:background-color="#e0e0e0" loext:char-shading-value="0" loext:padding="0cm" loext:border="none"/>
    </style:style>
    <style:style style:name="T79" style:family="text">
      <style:text-properties fo:font-variant="normal" fo:text-transform="none" fo:color="#37474f" fo:font-size="8pt" fo:background-color="#f7f7f7" loext:char-shading-value="0" style:font-size-asian="8pt" style:font-size-complex="8pt" loext:padding="0cm" loext:border="none"/>
    </style:style>
    <style:style style:name="T80" style:family="text">
      <style:text-properties fo:font-variant="normal" fo:text-transform="none" fo:color="#37474f" fo:font-size="10pt" fo:background-color="#f7f7f7" loext:char-shading-value="0" style:font-size-asian="10pt" style:font-size-complex="10pt" loext:padding="0cm" loext:border="none"/>
    </style:style>
    <style:style style:name="T81" style:family="text">
      <style:text-properties fo:font-variant="normal" fo:text-transform="none" fo:color="#808080" style:font-name="monospace" fo:font-size="10.5pt" fo:letter-spacing="normal" fo:font-style="normal" fo:font-weight="normal" fo:background-color="#f7f7f7" loext:char-shading-value="0" loext:padding="0cm" loext:border="none"/>
    </style:style>
    <style:style style:name="T82" style:family="text">
      <style:text-properties fo:font-variant="normal" fo:text-transform="none" fo:color="#808080" style:font-name="monospace" fo:font-size="10.5pt" fo:letter-spacing="normal" fo:font-style="normal" fo:font-weight="normal" fo:background-color="#f7f7f7" loext:char-shading-value="0" style:font-size-asian="11pt" style:font-style-asian="normal" style:font-weight-asian="normal" style:font-size-complex="11pt" style:font-style-complex="normal" style:font-weight-complex="normal" loext:padding="0cm" loext:border="none"/>
    </style:style>
    <style:style style:name="T83" style:family="text">
      <style:text-properties fo:font-variant="normal" fo:text-transform="none" fo:color="#808080" style:font-name="monospace" fo:font-size="10.5pt" fo:letter-spacing="normal" fo:font-style="normal" fo:font-weight="normal" fo:background-color="#e0e0e0" loext:char-shading-value="0" loext:padding="0cm" loext:border="none"/>
    </style:style>
    <style:style style:name="T84" style:family="text">
      <style:text-properties fo:font-variant="normal" fo:text-transform="none" fo:color="#808080" style:font-name="monospace" fo:font-size="10.5pt" fo:font-style="normal" fo:font-weight="normal" fo:background-color="#f7f7f7" loext:char-shading-value="0" loext:padding="0cm" loext:border="none"/>
    </style:style>
    <style:style style:name="T85" style:family="text">
      <style:text-properties fo:font-variant="normal" fo:text-transform="none" fo:color="#808080" style:font-name="monospace" fo:font-size="10.5pt" fo:font-style="normal" fo:font-weight="normal" fo:background-color="#e0e0e0" loext:char-shading-value="0" loext:padding="0cm" loext:border="none"/>
    </style:style>
    <style:style style:name="T86" style:family="text">
      <style:text-properties fo:font-variant="normal" fo:text-transform="none" fo:color="#808080" style:font-name="monospace" fo:font-size="8pt" fo:font-style="normal" fo:font-weight="normal" fo:background-color="#f7f7f7" loext:char-shading-value="0" style:font-size-asian="8pt" style:font-size-complex="8pt" loext:padding="0cm" loext:border="none"/>
    </style:style>
    <style:style style:name="T87" style:family="text">
      <style:text-properties fo:font-variant="normal" fo:text-transform="none" fo:color="#808080" style:font-name="monospace" fo:font-size="10pt" fo:font-style="normal" fo:font-weight="normal" fo:background-color="#f7f7f7" loext:char-shading-value="0" style:font-size-asian="10pt" style:font-size-complex="10pt" loext:padding="0cm" loext:border="none"/>
    </style:style>
    <style:style style:name="T88" style:family="text">
      <style:text-properties fo:font-variant="normal" fo:text-transform="none" fo:color="#000000" style:font-name="monospace" fo:font-size="10.5pt" fo:letter-spacing="normal" fo:font-style="normal" fo:font-weight="normal" fo:background-color="#f7f7f7" loext:char-shading-value="0" loext:padding="0cm" loext:border="none"/>
    </style:style>
    <style:style style:name="T89" style:family="text">
      <style:text-properties fo:font-variant="normal" fo:text-transform="none" fo:color="#000000" style:font-name="monospace" fo:font-size="10.5pt" fo:letter-spacing="normal" fo:font-style="normal" fo:font-weight="normal" fo:background-color="#e0e0e0" loext:char-shading-value="0" loext:padding="0cm" loext:border="none"/>
    </style:style>
    <style:style style:name="T90" style:family="text">
      <style:text-properties fo:font-variant="normal" fo:text-transform="none" fo:color="#000000" style:font-name="monospace" fo:font-size="10.5pt" fo:font-style="normal" fo:font-weight="normal" fo:background-color="#f7f7f7" loext:char-shading-value="0" loext:padding="0cm" loext:border="none"/>
    </style:style>
    <style:style style:name="T91" style:family="text">
      <style:text-properties fo:font-variant="normal" fo:text-transform="none" fo:color="#000000" style:font-name="monospace" fo:font-size="10.5pt" fo:font-style="normal" fo:font-weight="normal" fo:background-color="#f7f7f7" loext:char-shading-value="0" style:font-name-asian="monospace" style:font-size-asian="10.5pt" style:font-style-asian="normal" style:font-weight-asian="normal" style:font-name-complex="monospace" style:font-size-complex="10.5pt" style:font-style-complex="normal" style:font-weight-complex="normal" loext:padding="0cm" loext:border="none"/>
    </style:style>
    <style:style style:name="T92" style:family="text">
      <style:text-properties fo:font-variant="normal" fo:text-transform="none" fo:color="#000000" style:font-name="monospace" fo:font-size="10.5pt" fo:font-style="normal" fo:font-weight="normal" fo:background-color="#e0e0e0" loext:char-shading-value="0" loext:padding="0cm" loext:border="none"/>
    </style:style>
    <style:style style:name="T93" style:family="text">
      <style:text-properties fo:font-variant="normal" fo:text-transform="none" fo:color="#000000" style:font-name="monospace" fo:font-size="12pt" fo:letter-spacing="normal" fo:font-style="normal" fo:font-weight="normal" fo:background-color="#f7f7f7" loext:char-shading-value="0" style:font-size-asian="12pt" style:font-size-complex="12pt" loext:padding="0cm" loext:border="none"/>
    </style:style>
    <style:style style:name="T94" style:family="text">
      <style:text-properties fo:font-variant="normal" fo:text-transform="none" fo:color="#000000" style:font-name="monospace" fo:font-size="8pt" fo:font-style="normal" fo:font-weight="normal" fo:background-color="#f7f7f7" loext:char-shading-value="0" style:font-size-asian="8pt" style:font-size-complex="8pt" loext:padding="0cm" loext:border="none"/>
    </style:style>
    <style:style style:name="T95" style:family="text">
      <style:text-properties fo:font-variant="normal" fo:text-transform="none" fo:color="#000000" style:font-name="monospace" fo:font-size="10pt" fo:font-style="normal" fo:font-weight="normal" fo:background-color="#f7f7f7" loext:char-shading-value="0" style:font-size-asian="10pt" style:font-size-complex="10pt" loext:padding="0cm" loext:border="none"/>
    </style:style>
    <style:style style:name="T96" style:family="text">
      <style:text-properties fo:font-variant="normal" fo:text-transform="none" fo:color="#000000" style:text-line-through-style="none" style:text-line-through-type="none" style:font-name="monospace" fo:font-size="10.5pt" fo:letter-spacing="normal" fo:font-style="normal" style:text-underline-style="none" fo:font-weight="normal" style:text-blinking="false" fo:background-color="#f7f7f7" loext:char-shading-value="0" loext:padding="0cm" loext:border="none"/>
    </style:style>
    <style:style style:name="T97" style:family="text">
      <style:text-properties fo:font-variant="normal" fo:text-transform="none" fo:color="#000000" style:font-name="Monospace" fo:font-size="10pt" fo:letter-spacing="normal" fo:font-style="normal" fo:font-weight="bold" officeooo:rsid="00927c2b" fo:background-color="#fff200" loext:char-shading-value="0" style:font-name-asian="monospace" style:font-size-asian="10pt" style:font-style-asian="normal" style:font-weight-asian="bold" style:font-name-complex="monospace" style:font-size-complex="11pt" style:font-style-complex="normal" style:font-weight-complex="normal" loext:padding="0cm" loext:border="none"/>
    </style:style>
    <style:style style:name="T98" style:family="text">
      <style:text-properties fo:font-variant="normal" fo:text-transform="none" fo:color="#006699" style:font-name="monospace" fo:font-size="10.5pt" fo:letter-spacing="normal" fo:font-style="normal" fo:font-weight="bold" fo:background-color="#f7f7f7" loext:char-shading-value="0" loext:padding="0cm" loext:border="none"/>
    </style:style>
    <style:style style:name="T99" style:family="text">
      <style:text-properties fo:font-variant="normal" fo:text-transform="none" fo:color="#006699" style:font-name="monospace" fo:font-size="10.5pt" fo:font-style="normal" fo:font-weight="bold" fo:background-color="#f7f7f7" loext:char-shading-value="0" loext:padding="0cm" loext:border="none"/>
    </style:style>
    <style:style style:name="T100" style:family="text">
      <style:text-properties fo:font-variant="normal" fo:text-transform="none" fo:color="#006699" style:font-name="monospace" fo:font-size="10.5pt" fo:font-style="normal" fo:font-weight="bold" fo:background-color="#e0e0e0" loext:char-shading-value="0" loext:padding="0cm" loext:border="none"/>
    </style:style>
    <style:style style:name="T101" style:family="text">
      <style:text-properties fo:font-variant="normal" fo:text-transform="none" fo:color="#006699" style:font-name="monospace" fo:font-size="8pt" fo:font-style="normal" fo:font-weight="bold" fo:background-color="#f7f7f7" loext:char-shading-value="0" style:font-size-asian="8pt" style:font-size-complex="8pt" loext:padding="0cm" loext:border="none"/>
    </style:style>
    <style:style style:name="T102" style:family="text">
      <style:text-properties fo:font-variant="normal" fo:text-transform="none" fo:color="#006699" style:font-name="monospace" fo:font-size="10pt" fo:font-style="normal" fo:font-weight="bold" fo:background-color="#f7f7f7" loext:char-shading-value="0" style:font-size-asian="10pt" style:font-size-complex="10pt" loext:padding="0cm" loext:border="none"/>
    </style:style>
    <style:style style:name="T103" style:family="text">
      <style:text-properties fo:font-variant="normal" fo:text-transform="none" fo:color="#008200" style:font-name="monospace" fo:font-size="10.5pt" fo:letter-spacing="normal" fo:font-style="normal" fo:font-weight="normal" fo:background-color="#f7f7f7" loext:char-shading-value="0" loext:padding="0cm" loext:border="none"/>
    </style:style>
    <style:style style:name="T104" style:family="text">
      <style:text-properties fo:font-variant="normal" fo:text-transform="none" fo:color="#008200" style:font-name="monospace" fo:font-size="10.5pt" fo:font-style="normal" fo:font-weight="normal" fo:background-color="#f7f7f7" loext:char-shading-value="0" loext:padding="0cm" loext:border="none"/>
    </style:style>
    <style:style style:name="T105" style:family="text">
      <style:text-properties fo:font-variant="normal" fo:text-transform="none" fo:color="#008200" style:font-name="monospace" fo:font-size="8pt" fo:font-style="normal" fo:font-weight="normal" fo:background-color="#f7f7f7" loext:char-shading-value="0" style:font-size-asian="8pt" style:font-size-complex="8pt" loext:padding="0cm" loext:border="none"/>
    </style:style>
    <style:style style:name="T106" style:family="text">
      <style:text-properties fo:font-variant="normal" fo:text-transform="none" fo:color="#008200" style:font-name="monospace" fo:font-size="10pt" fo:font-style="normal" fo:font-weight="normal" fo:background-color="#f7f7f7" loext:char-shading-value="0" style:font-size-asian="10pt" style:font-size-complex="10pt" loext:padding="0cm" loext:border="none"/>
    </style:style>
    <style:style style:name="T107" style:family="text">
      <style:text-properties fo:font-variant="normal" fo:text-transform="none" style:font-name="monospace" fo:font-size="10.5pt" fo:font-style="normal" fo:font-weight="normal" fo:background-color="#f7f7f7" loext:char-shading-value="0" loext:padding="0cm" loext:border="none"/>
    </style:style>
    <style:style style:name="T108" style:family="text">
      <style:text-properties fo:font-variant="normal" fo:text-transform="none" style:font-name="monospace" fo:font-size="10.5pt" fo:font-style="normal" fo:font-weight="normal" fo:background-color="#e0e0e0" loext:char-shading-value="0" loext:padding="0cm" loext:border="none"/>
    </style:style>
    <style:style style:name="T109" style:family="text">
      <style:text-properties fo:font-variant="normal" fo:text-transform="none" style:font-name="monospace" fo:font-size="8pt" fo:font-style="normal" fo:font-weight="normal" fo:background-color="#f7f7f7" loext:char-shading-value="0" style:font-size-asian="8pt" style:font-size-complex="8pt" loext:padding="0cm" loext:border="none"/>
    </style:style>
    <style:style style:name="T110" style:family="text">
      <style:text-properties fo:font-variant="normal" fo:text-transform="none" style:font-name="monospace" fo:font-size="10pt" fo:font-style="normal" fo:font-weight="normal" fo:background-color="#f7f7f7" loext:char-shading-value="0" style:font-size-asian="10pt" style:font-size-complex="10pt" loext:padding="0cm" loext:border="none"/>
    </style:style>
    <style:style style:name="T111" style:family="text">
      <style:text-properties fo:font-variant="normal" fo:text-transform="none" fo:background-color="#f7f7f7" loext:char-shading-value="0" loext:padding="0cm" loext:border="none"/>
    </style:style>
    <style:style style:name="T112" style:family="text">
      <style:text-properties fo:font-variant="normal" fo:text-transform="none" fo:color="#ff1493" style:font-name="monospace" fo:font-size="10.5pt" fo:font-style="normal" fo:font-weight="normal" fo:background-color="#f7f7f7" loext:char-shading-value="0" loext:padding="0cm" loext:border="none"/>
    </style:style>
    <style:style style:name="T113" style:family="text">
      <style:text-properties fo:font-variant="normal" fo:text-transform="none" fo:color="#0000ff" style:font-name="monospace" fo:font-size="10.5pt" fo:font-style="normal" fo:font-weight="normal" fo:background-color="#f7f7f7" loext:char-shading-value="0" loext:padding="0cm" loext:border="none"/>
    </style:style>
    <style:style style:name="T114" style:family="text">
      <style:text-properties fo:font-variant="normal" fo:text-transform="none" fo:color="#0000ff" style:font-name="monospace" fo:font-size="10.5pt" fo:letter-spacing="normal" fo:font-style="normal" fo:font-weight="normal" fo:background-color="#f7f7f7" loext:char-shading-value="0" loext:padding="0cm" loext:border="none"/>
    </style:style>
    <style:style style:name="T115" style:family="text">
      <style:text-properties fo:font-variant="normal" fo:text-transform="none" fo:color="#0000ff" style:font-name="monospace" fo:font-size="8pt" fo:font-style="normal" fo:font-weight="normal" fo:background-color="#f7f7f7" loext:char-shading-value="0" style:font-size-asian="8pt" style:font-size-complex="8pt" loext:padding="0cm" loext:border="none"/>
    </style:style>
    <style:style style:name="T116" style:family="text">
      <style:text-properties fo:font-variant="normal" fo:text-transform="none" fo:color="#0000ff" style:text-line-through-style="none" style:text-line-through-type="none" style:font-name="monospace" fo:font-size="10.5pt" fo:font-style="normal" style:text-underline-style="none" fo:font-weight="normal" style:text-blinking="false" fo:background-color="#f7f7f7" loext:char-shading-value="0" loext:padding="0cm" loext:border="none"/>
    </style:style>
    <style:style style:name="T117" style:family="text">
      <style:text-properties fo:font-variant="normal" fo:text-transform="none" fo:color="#0000ff" style:text-line-through-style="none" style:text-line-through-type="none" style:font-name="monospace" fo:font-size="10.5pt" fo:letter-spacing="normal" fo:font-style="normal" style:text-underline-style="none" fo:font-weight="normal" style:text-blinking="false" fo:background-color="#f7f7f7" loext:char-shading-value="0" loext:padding="0cm" loext:border="none"/>
    </style:style>
    <style:style style:name="T118" style:family="text">
      <style:text-properties fo:font-variant="normal" fo:text-transform="none" fo:color="#009900" style:font-name="monospace" fo:font-size="10.5pt" fo:font-style="normal" fo:font-weight="normal" fo:background-color="#f7f7f7" loext:char-shading-value="0" loext:padding="0cm" loext:border="none"/>
    </style:style>
    <style:style style:name="T119" style:family="text">
      <style:text-properties fo:font-variant="normal" fo:text-transform="none" fo:color="#009900" style:font-name="monospace" fo:font-size="10.5pt" fo:letter-spacing="normal" fo:font-style="normal" fo:font-weight="normal" fo:background-color="#f7f7f7" loext:char-shading-value="0" loext:padding="0cm" loext:border="none"/>
    </style:style>
    <style:style style:name="T120" style:family="text">
      <style:text-properties fo:font-variant="normal" fo:text-transform="none" fo:font-size="8pt" fo:background-color="#f7f7f7" loext:char-shading-value="0" style:font-size-asian="8pt" style:font-size-complex="8pt" loext:padding="0cm" loext:border="none"/>
    </style:style>
    <style:style style:name="T121" style:family="text">
      <style:text-properties fo:font-variant="normal" fo:text-transform="none" fo:font-size="10pt" fo:background-color="#f7f7f7" loext:char-shading-value="0" style:font-size-asian="10pt" style:font-size-complex="10pt" loext:padding="0cm" loext:border="none"/>
    </style:style>
    <style:style style:name="T122" style:family="text">
      <style:text-properties fo:font-variant="normal" fo:text-transform="none" fo:color="#7f0055" style:font-name="Monospace1" fo:font-size="10pt" fo:letter-spacing="normal" fo:font-style="normal" fo:font-weight="bold" fo:background-color="#f7f7f7" loext:char-shading-value="0" style:font-name-asian="monospace" style:font-size-asian="10pt" style:font-style-asian="normal" style:font-weight-asian="bold" style:font-name-complex="monospace" style:font-size-complex="11pt" style:font-style-complex="normal" style:font-weight-complex="normal" loext:padding="0cm" loext:border="none"/>
    </style:style>
    <style:style style:name="T123" style:family="text">
      <style:text-properties fo:font-variant="normal" fo:text-transform="none" fo:color="#646464" style:font-name="Monospace1" fo:font-size="10pt" fo:letter-spacing="normal" fo:font-style="normal" fo:font-weight="normal" fo:background-color="#f7f7f7" loext:char-shading-value="0" style:font-name-asian="monospace" style:font-size-asian="10pt" style:font-style-asian="normal" style:font-weight-asian="normal" style:font-name-complex="monospace" style:font-size-complex="11pt" style:font-style-complex="normal" style:font-weight-complex="normal" loext:padding="0cm" loext:border="none"/>
    </style:style>
    <style:style style:name="T124" style:family="text">
      <style:text-properties fo:color="#333333" style:font-name="apple-system" fo:font-size="12.75pt" fo:letter-spacing="normal" fo:font-weight="normal"/>
    </style:style>
    <style:style style:name="T125" style:family="text">
      <style:text-properties style:font-name="apple-system" fo:font-style="normal" fo:font-weight="bold"/>
    </style:style>
    <style:style style:name="T126" style:family="text">
      <style:text-properties style:font-name="apple-system" fo:font-size="12.75pt" fo:font-style="normal" fo:font-weight="bold"/>
    </style:style>
    <style:style style:name="T127" style:family="text">
      <style:text-properties fo:font-size="12.75pt"/>
    </style:style>
    <style:style style:name="T128" style:family="text">
      <style:text-properties fo:font-size="12.75pt" fo:font-weight="normal"/>
    </style:style>
    <style:style style:name="T129" style:family="text">
      <style:text-properties fo:font-size="12.75pt" fo:font-weight="bold"/>
    </style:style>
    <style:style style:name="T130" style:family="text">
      <style:text-properties fo:font-size="12.75pt" fo:font-style="normal"/>
    </style:style>
    <style:style style:name="T131" style:family="text">
      <style:text-properties fo:font-size="12.75pt" fo:font-style="normal" fo:font-weight="normal"/>
    </style:style>
    <style:style style:name="T132" style:family="text">
      <style:text-properties fo:font-size="12.75pt" style:font-weight-asian="bold" style:font-weight-complex="bold"/>
    </style:style>
    <style:style style:name="T133" style:family="text">
      <style:text-properties fo:font-size="12.75pt" style:text-underline-style="none"/>
    </style:style>
    <style:style style:name="T134" style:family="text">
      <style:text-properties fo:font-size="12.75pt" style:text-underline-style="none" fo:font-weight="normal"/>
    </style:style>
    <style:style style:name="T135" style:family="text">
      <style:text-properties fo:font-size="12.75pt" style:text-underline-style="none" fo:font-weight="bold"/>
    </style:style>
    <style:style style:name="T136" style:family="text">
      <style:text-properties fo:font-style="normal" fo:font-weight="normal"/>
    </style:style>
    <style:style style:name="T137" style:family="text">
      <style:text-properties fo:font-weight="bold"/>
    </style:style>
    <style:style style:name="T138" style:family="text">
      <style:text-properties fo:font-weight="normal"/>
    </style:style>
    <style:style style:name="T139" style:family="text">
      <style:text-properties fo:font-weight="normal" style:font-weight-asian="bold" style:font-weight-complex="bold"/>
    </style:style>
    <style:style style:name="T140" style:family="text">
      <style:text-properties fo:color="#0366d6" style:text-line-through-style="none" style:text-line-through-type="none" fo:font-style="normal" style:text-underline-style="none" fo:font-weight="normal" style:text-blinking="false"/>
    </style:style>
    <style:style style:name="T141" style:family="text">
      <style:text-properties fo:color="#0366d6" style:text-line-through-style="none" style:text-line-through-type="none" fo:font-size="12.75pt" style:text-underline-style="none" fo:font-weight="normal" style:text-blinking="false"/>
    </style:style>
    <style:style style:name="T142" style:family="text">
      <style:text-properties fo:color="#0366d6" style:text-line-through-style="none" style:text-line-through-type="none" fo:font-size="12.75pt" style:text-underline-style="none" fo:font-weight="bold" style:text-blinking="false"/>
    </style:style>
    <style:style style:name="T143" style:family="text">
      <style:text-properties fo:color="#0366d6" style:text-line-through-style="none" style:text-line-through-type="none" fo:font-size="12.75pt" fo:font-style="normal" style:text-underline-style="none" fo:font-weight="normal" style:text-blinking="false"/>
    </style:style>
    <style:style style:name="T144" style:family="text">
      <style:text-properties fo:color="#0366d6" style:text-line-through-style="none" style:text-line-through-type="none" style:text-underline-style="none" fo:font-weight="bold" style:text-blinking="false"/>
    </style:style>
    <style:style style:name="T145" style:family="text">
      <style:text-properties fo:color="#0366d6" style:text-line-through-style="none" style:text-line-through-type="none" style:text-underline-style="none" style:text-blinking="false"/>
    </style:style>
    <style:style style:name="T146" style:family="text">
      <style:text-properties fo:color="#0366d6" style:text-line-through-style="none" style:text-line-through-type="none" fo:font-size="10.5pt" style:text-underline-style="none" style:text-blinking="false"/>
    </style:style>
    <style:style style:name="T147" style:family="text">
      <style:text-properties fo:color="#37474f" style:font-name="monospace" fo:font-size="11.25pt" fo:font-weight="normal" fo:background-color="#f1f3f4" loext:char-shading-value="0" loext:padding="0cm" loext:border="none"/>
    </style:style>
    <style:style style:name="T148" style:family="text">
      <style:text-properties fo:color="#37474f" style:font-name="monospace" fo:font-size="11.25pt" fo:font-weight="normal" fo:background-color="#f1f3f4" loext:char-shading-value="0" style:font-weight-asian="bold" style:font-weight-complex="bold" loext:padding="0cm" loext:border="none"/>
    </style:style>
    <style:style style:name="T149" style:family="text">
      <style:text-properties fo:color="#37474f" style:font-name="monospace" fo:font-size="11.25pt" fo:background-color="#f1f3f4" loext:char-shading-value="0" loext:padding="0cm" loext:border="none"/>
    </style:style>
    <style:style style:name="T150" style:family="text">
      <style:text-properties fo:color="#37474f" style:font-name="monospace" fo:font-size="11.25pt" fo:background-color="#fff200" loext:char-shading-value="0" loext:padding="0cm" loext:border="none"/>
    </style:style>
    <style:style style:name="T151" style:family="text">
      <style:text-properties fo:color="#808080" style:font-name="monospace" fo:font-size="10.5pt" fo:background-color="#f7f7f7" loext:char-shading-value="0" loext:padding="0cm" loext:border="none"/>
    </style:style>
    <style:style style:name="T152" style:family="text">
      <style:text-properties fo:color="#000000" style:font-name="monospace" fo:font-size="10.5pt" fo:background-color="#f7f7f7" loext:char-shading-value="0" loext:padding="0cm" loext:border="none"/>
    </style:style>
    <style:style style:name="T153" style:family="text">
      <style:text-properties fo:color="#000000" style:font-name="Monospace" fo:font-size="10pt" style:font-size-asian="10pt"/>
    </style:style>
    <style:style style:name="T154" style:family="text">
      <style:text-properties fo:color="#000000" style:font-name="Monospace" fo:font-size="10pt" fo:font-style="italic" style:font-size-asian="10pt" style:font-style-asian="italic"/>
    </style:style>
    <style:style style:name="T155" style:family="text">
      <style:text-properties fo:color="#000000" style:font-name="Monospace" fo:font-size="10pt" fo:font-style="italic" fo:background-color="#fff200" loext:char-shading-value="0" style:font-size-asian="10pt" style:font-style-asian="italic"/>
    </style:style>
    <style:style style:name="T156" style:family="text">
      <style:text-properties fo:color="#000000" style:font-name="Monospace" fo:font-size="10pt" fo:background-color="#d4d4d4" loext:char-shading-value="0" style:font-size-asian="10pt"/>
    </style:style>
    <style:style style:name="T157" style:family="text">
      <style:text-properties fo:color="#000000" style:font-name="Monospace" fo:font-size="10pt" fo:background-color="#fff200" loext:char-shading-value="0" style:font-size-asian="10pt"/>
    </style:style>
    <style:style style:name="T158" style:family="text">
      <style:text-properties fo:color="#000000" style:font-name="Monospace" fo:font-size="10pt" style:text-underline-style="solid" style:text-underline-width="auto" style:text-underline-color="font-color" style:font-size-asian="10pt"/>
    </style:style>
    <style:style style:name="T159" style:family="text">
      <style:text-properties fo:color="#006699" style:font-name="monospace" fo:font-size="10.5pt" fo:font-weight="bold" fo:background-color="#f7f7f7" loext:char-shading-value="0" loext:padding="0cm" loext:border="none"/>
    </style:style>
    <style:style style:name="T160" style:family="text">
      <style:text-properties fo:color="#999999" fo:font-size="10.5pt"/>
    </style:style>
    <style:style style:name="T161" style:family="text">
      <style:text-properties style:text-underline-style="solid" style:text-underline-width="auto" style:text-underline-color="font-color" fo:background-color="#fff200" loext:char-shading-value="0"/>
    </style:style>
    <style:style style:name="T162" style:family="text">
      <style:text-properties fo:background-color="#fff200" loext:char-shading-value="0"/>
    </style:style>
    <style:style style:name="T163" style:family="text">
      <style:text-properties fo:color="#7f0055" style:font-name="Monospace" fo:font-size="10pt" fo:font-weight="bold" style:font-size-asian="10pt" style:font-weight-asian="bold"/>
    </style:style>
    <style:style style:name="T164" style:family="text">
      <style:text-properties fo:color="#7f0055" style:font-name="Monospace" fo:font-size="10pt" fo:font-weight="bold" fo:background-color="#fff200" loext:char-shading-value="0" style:font-size-asian="10pt" style:font-weight-asian="bold"/>
    </style:style>
    <style:style style:name="T165" style:family="text">
      <style:text-properties fo:color="#6a3e3e" style:font-name="Monospace" fo:font-size="10pt" style:font-size-asian="10pt"/>
    </style:style>
    <style:style style:name="T166" style:family="text">
      <style:text-properties fo:color="#6a3e3e" style:font-name="Monospace" fo:font-size="10pt" fo:background-color="#fff200" loext:char-shading-value="0" style:font-size-asian="10pt"/>
    </style:style>
    <style:style style:name="T167" style:family="text">
      <style:text-properties fo:color="#646464" style:font-name="Monospace" fo:font-size="10pt" style:font-size-asian="10pt"/>
    </style:style>
    <style:style style:name="T168" style:family="text">
      <style:text-properties fo:color="#0000c0" style:font-name="Monospace" fo:font-size="10pt" style:font-size-asian="10pt"/>
    </style:style>
    <style:style style:name="T169" style:family="text">
      <style:text-properties fo:color="#3f7f5f" style:font-name="Monospace" fo:font-size="10pt" style:font-size-asian="10pt"/>
    </style:style>
    <style:style style:name="T170" style:family="text">
      <style:text-properties fo:color="#2a00ff" style:font-name="Monospace" fo:font-size="10pt" style:font-size-asian="10pt"/>
    </style:style>
    <style:style style:name="T171" style:family="text">
      <style:text-properties officeooo:rsid="009a8e91"/>
    </style:style>
    <style:style style:name="Sect1" style:family="section">
      <style:section-properties fo:background-color="#f7f7f7" fo:margin-left="0cm" fo:margin-right="0cm"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1.058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71">N</text:span>Typically any software application is divided into different modules and components. When one such component is tested in isolation, it is called unit testing</text:p>
      <text:p text:style-name="P15"/>
      <text:p text:style-name="P15"><text:span text:style-name="Strong_20_Emphasis"><text:span text:style-name="T137">Unit tests</text:span></text:span> do not verify whether the application code works with external dependencies correctly. It focuses on single component and mocks all dependencies this component interacts with.</text:p>
      <text:p text:style-name="P15"/>
      <text:p text:style-name="P15"/>
      <text:p text:style-name="P15"/>
      <text:p text:style-name="P15"/>
      <text:h text:style-name="P93" text:outline-level="2">Test runners</text:h>
      <text:p text:style-name="P15"/>
      <text:h text:style-name="P85" text:outline-level="4"><text:span text:style-name="T126">3.1. @RunWith(SpringRunner.class)</text:span> – <text:span text:style-name="T125">[ Junit 4 ]</text:span></text:h>
      <text:p text:style-name="P72"/>
      <text:p text:style-name="P16"><text:tab/></text:p>
      <text:p text:style-name="P18"><text:span text:style-name="T9"><text:tab/>tests written are in Junit 4. To run such tests, we can use </text:span><text:a xlink:type="simple" xlink:href="https://docs.spring.io/spring-framework/docs/current/javadoc-api/org/springframework/test/context/junit4/SpringRunner.html" office:target-frame-name="_blank" xlink:show="new" text:style-name="Internet_20_link" text:visited-style-name="Visited_20_Internet_20_Link"><text:span text:style-name="Strong_20_Emphasis"><text:span text:style-name="T55">SpringRunner</text:span></text:span></text:a><text:span text:style-name="T32"> </text:span><text:span text:style-name="T9">class </text:span></text:p>
      <text:p text:style-name="P16"/>
      <text:p text:style-name="P18"><text:span text:style-name="T9">(extends </text:span><text:span text:style-name="Emphasis"><text:span text:style-name="T20">SpringJUnit4ClassRunner</text:span></text:span><text:span text:style-name="T9">) with </text:span><text:span text:style-name="Source_20_Text"><text:span text:style-name="T69">@RunWith</text:span></text:span><text:span text:style-name="T9"> annotation at class level.</text:span></text:p>
      <text:p text:style-name="P16"/>
      <text:p text:style-name="P16"/>
      <text:p text:style-name="P16"/>
      <text:p text:style-name="P18"><text:span text:style-name="Source_20_Text"><text:span text:style-name="T81">@RunWith</text:span></text:span><text:span text:style-name="Source_20_Text"><text:span text:style-name="T88">(SpringRunner.</text:span></text:span><text:span text:style-name="Source_20_Text"><text:span text:style-name="T98">class</text:span></text:span><text:span text:style-name="Source_20_Text"><text:span text:style-name="T88">)</text:span></text:span></text:p>
      <text:p text:style-name="P24"><text:span text:style-name="Source_20_Text"><text:span text:style-name="T81">@WebFluxTest</text:span></text:span><text:span text:style-name="Source_20_Text"><text:span text:style-name="T88">(controllers = EmployeeController.</text:span></text:span><text:span text:style-name="Source_20_Text"><text:span text:style-name="T98">class</text:span></text:span><text:span text:style-name="Source_20_Text"><text:span text:style-name="T88">)</text:span></text:span></text:p>
      <text:p text:style-name="P24"><text:span text:style-name="Source_20_Text"><text:span text:style-name="T98">public</text:span></text:span><text:span text:style-name="T36"> </text:span><text:span text:style-name="Source_20_Text"><text:span text:style-name="T98">class</text:span></text:span><text:span text:style-name="T36"> </text:span><text:span text:style-name="Source_20_Text"><text:span text:style-name="T88">EmployeeRestControllerTest {</text:span></text:span></text:p>
      <text:p text:style-name="P24"><text:span text:style-name="Source_20_Text"><text:span text:style-name="T75">    </text:span></text:span><text:span text:style-name="Source_20_Text"><text:span text:style-name="T103">//tests</text:span></text:span></text:p>
      <text:p text:style-name="P24"><text:span text:style-name="Source_20_Text"><text:span text:style-name="T88">}</text:span></text:span></text:p>
      <text:p text:style-name="P16"/>
      <text:h text:style-name="P87" text:outline-level="4">3.2. @RunWith(MockitoJUnitRunner.class) – [ Junit 4 with Mockito ]</text:h>
      <text:p text:style-name="P16"/>
      <text:p text:style-name="P18"><text:span text:style-name="T9">It tests use </text:span><text:span text:style-name="Source_20_Text"><text:span text:style-name="T69">@Mock</text:span></text:span><text:span text:style-name="T9"> objects the prefer using </text:span><text:a xlink:type="simple" xlink:href="https://static.javadoc.io/org.mockito/mockito-core/2.6.8/org/mockito/junit/MockitoJUnitRunner.html" office:target-frame-name="_blank" xlink:show="new" text:style-name="Internet_20_link" text:visited-style-name="Visited_20_Internet_20_Link"><text:span text:style-name="Emphasis"><text:span text:style-name="T52">MockitoJUnitRunner</text:span></text:span></text:a><text:span text:style-name="T9">.</text:span></text:p>
      <text:p text:style-name="P16"/>
      <text:p text:style-name="P71"><text:span text:style-name="T9">It initializes mocks annotated with Mock, so that explicit usage of </text:span><text:span text:style-name="Source_20_Text"><text:span text:style-name="T69">MockitoAnnotations.initMocks(Object)</text:span></text:span><text:span text:style-name="T9"> is not necessary. Mocks are initialized before each test method.</text:span></text:p>
      <text:section text:style-name="Sect1" text:name="highlighter_63685">
        <text:p text:style-name="P69"/>
      </text:section>
      <text:p text:style-name="P18"><text:span text:style-name="Source_20_Text"><text:span text:style-name="T81">@RunWith</text:span></text:span><text:span text:style-name="Source_20_Text"><text:span text:style-name="T88">(MockitoJUnitRunner.</text:span></text:span><text:span text:style-name="Source_20_Text"><text:span text:style-name="T98">class</text:span></text:span><text:span text:style-name="Source_20_Text"><text:span text:style-name="T88">)</text:span></text:span></text:p>
      <text:p text:style-name="P24"><text:span text:style-name="Source_20_Text"><text:span text:style-name="T98">public</text:span></text:span><text:span text:style-name="T36"> </text:span><text:span text:style-name="Source_20_Text"><text:span text:style-name="T98">class</text:span></text:span><text:span text:style-name="T36"> </text:span><text:span text:style-name="Source_20_Text"><text:span text:style-name="T88">EmployeeRestControllerTest </text:span></text:span></text:p>
      <text:p text:style-name="P24"><text:span text:style-name="Source_20_Text"><text:span text:style-name="T88">{</text:span></text:span></text:p>
      <text:p text:style-name="P24"><text:span text:style-name="Source_20_Text"><text:span text:style-name="T75">    </text:span></text:span><text:span text:style-name="Source_20_Text"><text:span text:style-name="T81">@Mock</text:span></text:span></text:p>
      <text:p text:style-name="P25"><text:soft-page-break/><text:span text:style-name="Source_20_Text"><text:span text:style-name="T75">    </text:span></text:span><text:span text:style-name="Source_20_Text"><text:span text:style-name="T98">private</text:span></text:span><text:span text:style-name="T36"> </text:span><text:span text:style-name="Source_20_Text"><text:span text:style-name="T88">Repository repository;</text:span></text:span></text:p>
      <text:p text:style-name="P25"><text:span text:style-name="Source_20_Text"><text:span text:style-name="T88">}</text:span></text:span></text:p>
      <text:h text:style-name="P56" text:outline-level="4"><text:span text:style-name="Source_20_Text"><text:span text:style-name="T93"/></text:span></text:h>
      <text:h text:style-name="P56" text:outline-level="4"><text:span text:style-name="Source_20_Text"><text:span text:style-name="T25">3.3. @ExtendWith(SpringExtension.class) – [ Junit 5 ]</text:span></text:span></text:h>
      <text:p text:style-name="P51"><text:span text:style-name="Source_20_Text"><text:span text:style-name="T96"/></text:span></text:p>
      <text:p text:style-name="P51"><text:a xlink:type="simple" xlink:href="https://docs.spring.io/spring/docs/current/javadoc-api/org/springframework/test/context/junit/jupiter/SpringExtension.html" office:target-frame-name="_blank" xlink:show="new" text:style-name="Internet_20_link" text:visited-style-name="Visited_20_Internet_20_Link"><text:span text:style-name="Source_20_Text"><text:span text:style-name="Emphasis"><text:span text:style-name="T58">SpringExtension</text:span></text:span></text:span></text:a><text:span text:style-name="Source_20_Text"><text:span text:style-name="T10"> integrates the Spring TestContext Framework into JUnit 5’s Jupiter programming model.</text:span></text:span></text:p>
      <text:p text:style-name="P49"/>
      <text:p text:style-name="P26"><text:span text:style-name="Source_20_Text"><text:span text:style-name="T151">@WebFluxTest</text:span></text:span><text:span text:style-name="Source_20_Text"><text:span text:style-name="T152">(controllers = EmployeeController.</text:span></text:span><text:span text:style-name="Source_20_Text"><text:span text:style-name="T159">class</text:span></text:span><text:span text:style-name="Source_20_Text"><text:span text:style-name="T152">)</text:span></text:span></text:p>
      <text:p text:style-name="P24"><text:span text:style-name="Source_20_Text"><text:span text:style-name="T81">@Import</text:span></text:span><text:span text:style-name="Source_20_Text"><text:span text:style-name="T88">(EmployeeService.</text:span></text:span><text:span text:style-name="Source_20_Text"><text:span text:style-name="T98">class</text:span></text:span><text:span text:style-name="Source_20_Text"><text:span text:style-name="T88">)</text:span></text:span></text:p>
      <text:p text:style-name="P24"><text:span text:style-name="Source_20_Text"><text:span text:style-name="T98">public</text:span></text:span><text:span text:style-name="T36"> </text:span><text:span text:style-name="Source_20_Text"><text:span text:style-name="T98">class</text:span></text:span><text:span text:style-name="T36"> </text:span><text:span text:style-name="Source_20_Text"><text:span text:style-name="T88">EmployeeControllerTest </text:span></text:span></text:p>
      <text:p text:style-name="P24"><text:span text:style-name="Source_20_Text"><text:span text:style-name="T88">{</text:span></text:span></text:p>
      <text:p text:style-name="P24"><text:span text:style-name="Source_20_Text"><text:span text:style-name="T75">    </text:span></text:span><text:span text:style-name="Source_20_Text"><text:span text:style-name="T103">//</text:span></text:span></text:p>
      <text:p text:style-name="P24"><text:span text:style-name="Source_20_Text"><text:span text:style-name="T88">}</text:span></text:span></text:p>
      <text:p text:style-name="P49"/>
      <text:p text:style-name="P49"/>
      <text:p text:style-name="P49"/>
      <text:h text:style-name="P57" text:outline-level="4">3.4. @ExtendWith(MockitoExtension.class) – [ Junit 5 ]</text:h>
      <text:p text:style-name="P50"/>
      <text:p text:style-name="P50"><text:a xlink:type="simple" xlink:href="https://static.javadoc.io/org.mockito/mockito-junit-jupiter/3.0.0/org/mockito/junit/jupiter/MockitoExtension.html" office:target-frame-name="_blank" xlink:show="new" text:style-name="Internet_20_link" text:visited-style-name="Visited_20_Internet_20_Link"><text:span text:style-name="Emphasis"><text:span text:style-name="T140">MockitoExtension</text:span></text:span></text:a><text:span text:style-name="T138"> initializes mocks and handles strict stubbings. It is equivalent of the </text:span><text:span text:style-name="Source_20_Text"><text:span text:style-name="T147">MockitoJUnitRunner</text:span></text:span><text:span text:style-name="T138">.</text:span></text:p>
      <text:p text:style-name="P94"><text:line-break/><text:span text:style-name="T9">Most test annotations include this annotation with them so no need to include it explicitly.</text:span></text:p>
      <text:p text:style-name="P113"/>
      <text:p text:style-name="P113"/>
      <text:p text:style-name="P94">MockitoExtension example</text:p>
      <table:table table:name="Table1" table:style-name="Table1">
        <table:table-column table:style-name="Table1.A"/>
        <table:table-row>
          <table:table-cell table:style-name="Table1.A1" office:value-type="string">
            <text:p text:style-name="P52"><text:span text:style-name="Source_20_Text"><text:span text:style-name="T84">@ExtendWith</text:span></text:span><text:span text:style-name="Source_20_Text"><text:span text:style-name="T90">(MockitoExtension.</text:span></text:span><text:span text:style-name="Source_20_Text"><text:span text:style-name="T99">class</text:span></text:span><text:span text:style-name="Source_20_Text"><text:span text:style-name="T90">)</text:span></text:span></text:p>
            <text:p text:style-name="P52"><text:span text:style-name="Source_20_Text"><text:span text:style-name="T99">public</text:span></text:span><text:span text:style-name="T107"> </text:span><text:span text:style-name="Source_20_Text"><text:span text:style-name="T99">class</text:span></text:span><text:span text:style-name="T107"> </text:span><text:span text:style-name="Source_20_Text"><text:span text:style-name="T90">EmployeeControllerTest </text:span></text:span></text:p>
            <text:p text:style-name="P52"><text:span text:style-name="Source_20_Text"><text:span text:style-name="T90">{</text:span></text:span></text:p>
            <text:p text:style-name="P52"><text:span text:style-name="Source_20_Text"><text:span text:style-name="T77">    </text:span></text:span><text:span text:style-name="Source_20_Text"><text:span text:style-name="T104">//</text:span></text:span></text:p>
            <text:p text:style-name="P52"><text:span text:style-name="Source_20_Text"><text:span text:style-name="T90">}</text:span></text:span></text:p>
            <text:p text:style-name="P52"><text:span text:style-name="Source_20_Text"><text:span text:style-name="T91"/></text:span></text:p>
            <text:p text:style-name="P52"><text:span text:style-name="Source_20_Text"><text:span text:style-name="T91"/></text:span></text:p>
            <text:p text:style-name="P52"/>
          </table:table-cell>
        </table:table-row>
      </table:table>
      <text:h text:style-name="P167" text:outline-level="2"><text:soft-page-break/></text:h>
      <text:h text:style-name="P167" text:outline-level="2"/>
      <text:h text:style-name="P167" text:outline-level="2"/>
      <text:h text:style-name="P167" text:outline-level="2">4. Spring boot *Test annotations</text:h>
      <text:p text:style-name="P95"/>
      <text:p text:style-name="P76">Spring boot provides various annotations to enable test infrastructure related to only certain part of application. </text:p>
      <text:p text:style-name="P76">It also provides annotations which help in integration testing as well. Let’s visit them.</text:p>
      <text:p text:style-name="P76"/>
      <text:p text:style-name="P76"/>
      <text:p text:style-name="P76"/>
      <text:p text:style-name="P49"/>
      <text:h text:style-name="P87" text:outline-level="4">4.1. @SpringBootTest</text:h>
      <text:p text:style-name="P74"/>
      <text:p text:style-name="P125"><text:span text:style-name="T16">This annotation helps in writing </text:span><text:span text:style-name="Strong_20_Emphasis"><text:span text:style-name="T3">integration tests</text:span></text:span><text:span text:style-name="T16">.</text:span></text:p>
      <text:p text:style-name="P106"/>
      <text:p text:style-name="P106">It starts the embedded server and fully initializes the application context.</text:p>
      <text:p text:style-name="P125"><text:span text:style-name="T16"><text:s/>We can inject the dependencies in test class using </text:span><text:span text:style-name="Source_20_Text"><text:span text:style-name="T70">@Autowired</text:span></text:span><text:span text:style-name="T4"> </text:span><text:span text:style-name="T16">annotation.</text:span></text:p>
      <text:p text:style-name="P106"/>
      <text:p text:style-name="P125"><text:span text:style-name="T16">We can also provide test specific beans configuration using </text:span><text:a xlink:type="simple" xlink:href="https://howtodoinjava.com/spring-boot2/springboot-test-configuration/" text:style-name="Internet_20_link" text:visited-style-name="Visited_20_Internet_20_Link"><text:span text:style-name="T60">nested @Configuration class</text:span></text:a><text:span text:style-name="T16"> or explicit </text:span><text:span text:style-name="Strong_20_Emphasis"><text:span text:style-name="T3">@TestConfiguration</text:span></text:span><text:span text:style-name="T16"> classes.</text:span></text:p>
      <text:p text:style-name="P106"/>
      <text:p text:style-name="P125"><text:span text:style-name="T16">It also provides support for different webEnvironment modes and running web server listening on a defined or random port. It also registers a </text:span><text:a xlink:type="simple" xlink:href="https://howtodoinjava.com/spring-boot2/testresttemplate-post-example/" text:style-name="Internet_20_link" text:visited-style-name="Visited_20_Internet_20_Link"><text:span text:style-name="T60">TestRestTemplate</text:span></text:a><text:span text:style-name="T16"> and/or </text:span><text:span text:style-name="Strong_20_Emphasis"><text:span text:style-name="T3">WebTestClient</text:span></text:span><text:span text:style-name="T16"> bean for use in web tests.</text:span></text:p>
      <text:p text:style-name="P106"/>
      <text:p text:style-name="P106"/>
      <text:p text:style-name="P106"/>
      <text:p text:style-name="P106"><text:soft-page-break/></text:p>
      <text:p text:style-name="P125">@SpringBootTest example</text:p>
      <text:section text:style-name="Sect1" text:name="highlighter_64765">
        <table:table table:name="Table2" table:style-name="Table2">
          <table:table-column table:style-name="Table2.A"/>
          <table:table-row>
            <table:table-cell table:style-name="Table2.A1" office:value-type="string">
              <text:p text:style-name="P52"><text:span text:style-name="Source_20_Text"><text:span text:style-name="T84">@SpringBootTest</text:span></text:span><text:span text:style-name="Source_20_Text"><text:span text:style-name="T90">(classes = SpringBootDemoApplication.</text:span></text:span><text:span text:style-name="Source_20_Text"><text:span text:style-name="T99">class</text:span></text:span><text:span text:style-name="Source_20_Text"><text:span text:style-name="T90">, </text:span></text:span></text:p>
              <text:p text:style-name="P52"><text:span text:style-name="Source_20_Text"><text:span text:style-name="T77">        </text:span></text:span><text:span text:style-name="Source_20_Text"><text:span text:style-name="T90">webEnvironment = WebEnvironment.RANDOM_PORT)</text:span></text:span></text:p>
              <text:p text:style-name="P52"><text:span text:style-name="Source_20_Text"><text:span text:style-name="T99">public</text:span></text:span><text:span text:style-name="T107"> </text:span><text:span text:style-name="Source_20_Text"><text:span text:style-name="T99">class</text:span></text:span><text:span text:style-name="T107"> </text:span><text:span text:style-name="Source_20_Text"><text:span text:style-name="T90">EmployeeControllerIntegrationTests </text:span></text:span></text:p>
              <text:p text:style-name="P52"><text:span text:style-name="Source_20_Text"><text:span text:style-name="T90">{</text:span></text:span></text:p>
              <text:p text:style-name="P52"><text:span text:style-name="Source_20_Text"><text:span text:style-name="T77">    </text:span></text:span><text:span text:style-name="Source_20_Text"><text:span text:style-name="T84">@LocalServerPort</text:span></text:span></text:p>
              <text:p text:style-name="P52"><text:span text:style-name="Source_20_Text"><text:span text:style-name="T77">    </text:span></text:span><text:span text:style-name="Source_20_Text"><text:span text:style-name="T99">private</text:span></text:span><text:span text:style-name="T107"> </text:span><text:span text:style-name="Source_20_Text"><text:span text:style-name="T99">int</text:span></text:span><text:span text:style-name="T107"> </text:span><text:span text:style-name="Source_20_Text"><text:span text:style-name="T90">port;</text:span></text:span></text:p>
              <text:p text:style-name="P54"> </text:p>
              <text:p text:style-name="P52"><text:span text:style-name="Source_20_Text"><text:span text:style-name="T77">    </text:span></text:span><text:span text:style-name="Source_20_Text"><text:span text:style-name="T84">@Autowired</text:span></text:span></text:p>
              <text:p text:style-name="P52"><text:span text:style-name="Source_20_Text"><text:span text:style-name="T77">    </text:span></text:span><text:span text:style-name="Source_20_Text"><text:span text:style-name="T99">private</text:span></text:span><text:span text:style-name="T107"> </text:span><text:span text:style-name="Source_20_Text"><text:span text:style-name="T90">TestRestTemplate restTemplate;</text:span></text:span></text:p>
              <text:p text:style-name="P54"> </text:p>
              <text:p text:style-name="P52"><text:span text:style-name="Source_20_Text"><text:span text:style-name="T77">    </text:span></text:span><text:span text:style-name="Source_20_Text"><text:span text:style-name="T104">//tests</text:span></text:span></text:p>
              <text:p text:style-name="P53"><text:span text:style-name="Source_20_Text"><text:span text:style-name="T90">}</text:span></text:span></text:p>
            </table:table-cell>
          </table:table-row>
        </table:table>
      </text:section>
      <text:p text:style-name="P43"><text:span text:style-name="T16"><text:line-break/></text:span><text:line-break/></text:p>
      <text:p text:style-name="P41">4.2. @WebMvcTest</text:p>
      <text:p text:style-name="P41"/>
      <text:p text:style-name="P40"/>
      <text:p text:style-name="P43"><text:span text:style-name="T9">This annotation is used for </text:span><text:a xlink:type="simple" xlink:href="https://howtodoinjava.com/spring-mvc-tutorial/" office:target-frame-name="_blank" xlink:show="new" text:style-name="Internet_20_link" text:visited-style-name="Visited_20_Internet_20_Link"><text:span text:style-name="T57">Spring MVC</text:span></text:a><text:span text:style-name="T24"> </text:span><text:span text:style-name="T9">tests. </text:span></text:p>
      <text:p text:style-name="P40"/>
      <text:p text:style-name="P43"><text:span text:style-name="T3"> </text:span><text:span text:style-name="T9">It disables full </text:span><text:a xlink:type="simple" xlink:href="https://howtodoinjava.com/spring-boot/springbootapplication-auto-configuration/" office:target-frame-name="_blank" xlink:show="new" text:style-name="Internet_20_link" text:visited-style-name="Visited_20_Internet_20_Link"><text:span text:style-name="T57">auto-configuration</text:span></text:a><text:span text:style-name="T3"> </text:span><text:span text:style-name="T9">and instead apply only configuration relevant to MVC tests.</text:span></text:p>
      <text:p text:style-name="P40"/>
      <text:p text:style-name="P40"/>
      <text:p text:style-name="P43"><text:span text:style-name="T9">It also auto-configure </text:span><text:span text:style-name="Strong_20_Emphasis"><text:span text:style-name="T3">MockMvc</text:span></text:span><text:span text:style-name="T3"> </text:span><text:span text:style-name="T9">instance as well. We can initialize only one web controller by passing </text:span><text:span text:style-name="Source_20_Text"><text:span text:style-name="T69">.class</text:span></text:span><text:span text:style-name="T3"> </text:span><text:span text:style-name="T9">as the annotation attribute.</text:span></text:p>
      <text:p text:style-name="P40"/>
      <text:p text:style-name="P40"/>
      <text:p text:style-name="P31">@WebMvcTest example</text:p>
      <table:table table:name="Table3" table:style-name="Table3">
        <table:table-column table:style-name="Table3.A"/>
        <table:table-row>
          <table:table-cell table:style-name="Table3.A1" office:value-type="string">
            <text:p text:style-name="P52"><text:span text:style-name="Source_20_Text"><text:span text:style-name="T84">@WebMvcTest</text:span></text:span><text:span text:style-name="Source_20_Text"><text:span text:style-name="T90">(EmployeeRESTController.</text:span></text:span><text:span text:style-name="Source_20_Text"><text:span text:style-name="T99">class</text:span></text:span><text:span text:style-name="Source_20_Text"><text:span text:style-name="T90">)</text:span></text:span></text:p>
            <text:p text:style-name="P52"><text:span text:style-name="Source_20_Text"><text:span text:style-name="T99">public</text:span></text:span><text:span text:style-name="T107"> </text:span><text:span text:style-name="Source_20_Text"><text:span text:style-name="T99">class</text:span></text:span><text:span text:style-name="T107"> </text:span><text:span text:style-name="Source_20_Text"><text:span text:style-name="T90">TestEmployeeRESTController {</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84">@Autowired</text:span></text:span></text:p>
            <text:p text:style-name="P52"><text:span text:style-name="Source_20_Text"><text:span text:style-name="T77">    </text:span></text:span><text:span text:style-name="Source_20_Text"><text:span text:style-name="T99">private</text:span></text:span><text:span text:style-name="T107"> </text:span><text:span text:style-name="Source_20_Text"><text:span text:style-name="T90">MockMvc mvc;</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104">//</text:span></text:span></text:p>
            <text:p text:style-name="P52"><text:span text:style-name="Source_20_Text"><text:span text:style-name="T90">}</text:span></text:span></text:p>
          </table:table-cell>
        </table:table-row>
      </table:table>
      <text:p text:style-name="P40"><text:soft-page-break/></text:p>
      <text:p text:style-name="P40"/>
      <text:h text:style-name="P46" text:outline-level="4">4.3. @WebFluxTest</text:h>
      <text:p text:style-name="P40"/>
      <text:p text:style-name="P44"><text:span text:style-name="T9">This annotation disables full auto-configuration and instead apply only configuration relevant to </text:span><text:a xlink:type="simple" xlink:href="https://howtodoinjava.com/spring-webflux/spring-webflux-tutorial/" office:target-frame-name="_blank" xlink:show="new" text:style-name="Internet_20_link" text:visited-style-name="Visited_20_Internet_20_Link"><text:span text:style-name="T57">WebFlux</text:span></text:a><text:span text:style-name="T3"> </text:span><text:span text:style-name="T9">tests.</text:span></text:p>
      <text:p text:style-name="P39"/>
      <text:p text:style-name="P44"><text:span text:style-name="T9">By default, tests annotated with </text:span><text:span text:style-name="Emphasis"><text:span text:style-name="T20">@WebFluxTest</text:span></text:span><text:span text:style-name="T3"> </text:span><text:span text:style-name="T9">will also auto-configure a </text:span><text:span text:style-name="Strong_20_Emphasis"><text:span text:style-name="T3">WebTestClient</text:span></text:span><text:span text:style-name="T9">.</text:span></text:p>
      <text:p text:style-name="P42"/>
      <text:p text:style-name="P42"/>
      <text:p text:style-name="P42"><text:span text:style-name="T9">Typically </text:span><text:span text:style-name="Emphasis"><text:span text:style-name="T124">@WebFluxTest</text:span></text:span><text:span text:style-name="T32"> </text:span><text:span text:style-name="T9">is used in combination with </text:span><text:a xlink:type="simple" xlink:href="https://howtodoinjava.com/spring-boot2/spring-mockbean-annotation/" text:style-name="Internet_20_link" text:visited-style-name="Visited_20_Internet_20_Link"><text:span text:style-name="T57">@MockBean</text:span></text:a><text:span text:style-name="T32"> </text:span><text:span text:style-name="T9">or </text:span><text:span text:style-name="Source_20_Text"><text:span text:style-name="T69">@Import</text:span></text:span><text:span text:style-name="T32"> </text:span><text:span text:style-name="T9">to create any collaborators required by the controller bean</text:span></text:p>
      <text:p text:style-name="P38"/>
      <text:p text:style-name="P38"/>
      <text:p text:style-name="P32">@WebMvcTest example</text:p>
      <table:table table:name="Table4" table:style-name="Table4">
        <table:table-column table:style-name="Table4.A"/>
        <table:table-row>
          <table:table-cell table:style-name="Table4.A1" office:value-type="string">
            <text:p text:style-name="P52"><text:span text:style-name="Source_20_Text"><text:span text:style-name="T84">@WebFluxTest</text:span></text:span><text:span text:style-name="Source_20_Text"><text:span text:style-name="T90">(controllers = EmployeeController.</text:span></text:span><text:span text:style-name="Source_20_Text"><text:span text:style-name="T99">class</text:span></text:span><text:span text:style-name="Source_20_Text"><text:span text:style-name="T90">)</text:span></text:span></text:p>
            <text:p text:style-name="P52"><text:span text:style-name="Source_20_Text"><text:span text:style-name="T84">@Import</text:span></text:span><text:span text:style-name="Source_20_Text"><text:span text:style-name="T90">(EmployeeService.</text:span></text:span><text:span text:style-name="Source_20_Text"><text:span text:style-name="T99">class</text:span></text:span><text:span text:style-name="Source_20_Text"><text:span text:style-name="T90">)</text:span></text:span></text:p>
            <text:p text:style-name="P52"><text:span text:style-name="Source_20_Text"><text:span text:style-name="T99">public</text:span></text:span><text:span text:style-name="T107"> </text:span><text:span text:style-name="Source_20_Text"><text:span text:style-name="T99">class</text:span></text:span><text:span text:style-name="T107"> </text:span><text:span text:style-name="Source_20_Text"><text:span text:style-name="T90">EmployeeControllerTest </text:span></text:span></text:p>
            <text:p text:style-name="P52"><text:span text:style-name="Source_20_Text"><text:span text:style-name="T90">{</text:span></text:span></text:p>
            <text:p text:style-name="P52"><text:span text:style-name="Source_20_Text"><text:span text:style-name="T77">    </text:span></text:span><text:span text:style-name="Source_20_Text"><text:span text:style-name="T84">@MockBean</text:span></text:span></text:p>
            <text:p text:style-name="P52"><text:span text:style-name="Source_20_Text"><text:span text:style-name="T77">    </text:span></text:span><text:span text:style-name="Source_20_Text"><text:span text:style-name="T90">EmployeeRepository repository;</text:span></text:span></text:p>
            <text:p text:style-name="P54"> </text:p>
            <text:p text:style-name="P52"><text:span text:style-name="Source_20_Text"><text:span text:style-name="T77">    </text:span></text:span><text:span text:style-name="Source_20_Text"><text:span text:style-name="T84">@Autowired</text:span></text:span></text:p>
            <text:p text:style-name="P52"><text:span text:style-name="Source_20_Text"><text:span text:style-name="T77">    </text:span></text:span><text:span text:style-name="Source_20_Text"><text:span text:style-name="T99">private</text:span></text:span><text:span text:style-name="T107"> </text:span><text:span text:style-name="Source_20_Text"><text:span text:style-name="T90">WebTestClient webClient;</text:span></text:span></text:p>
            <text:p text:style-name="P54"> </text:p>
            <text:p text:style-name="P52"><text:span text:style-name="Source_20_Text"><text:span text:style-name="T77">    </text:span></text:span><text:span text:style-name="Source_20_Text"><text:span text:style-name="T104">//tests</text:span></text:span></text:p>
            <text:p text:style-name="P52"><text:span text:style-name="Source_20_Text"><text:span text:style-name="T90">}</text:span></text:span></text:p>
          </table:table-cell>
        </table:table-row>
      </table:table>
      <text:p text:style-name="P38"/>
      <text:p text:style-name="P38"/>
      <text:p text:style-name="P38"/>
      <text:h text:style-name="P47" text:outline-level="4"><text:soft-page-break/></text:h>
      <text:h text:style-name="P47" text:outline-level="4"/>
      <text:h text:style-name="P47" text:outline-level="4"/>
      <text:h text:style-name="P47" text:outline-level="4"/>
      <text:h text:style-name="P47" text:outline-level="4"/>
      <text:h text:style-name="P47" text:outline-level="4"/>
      <text:h text:style-name="P47" text:outline-level="4"/>
      <text:h text:style-name="P47" text:outline-level="4"/>
      <text:h text:style-name="P47" text:outline-level="4"/>
      <text:h text:style-name="P47" text:outline-level="4"/>
      <text:h text:style-name="P47" text:outline-level="4"/>
      <text:h text:style-name="P47" text:outline-level="4"/>
      <text:h text:style-name="P47" text:outline-level="4"/>
      <text:h text:style-name="P47" text:outline-level="4"/>
      <text:h text:style-name="P47" text:outline-level="4">4.4. Other frequently used annotations</text:h>
      <text:p text:style-name="P37"/>
      <text:p text:style-name="P37"/>
      <text:p text:style-name="P30"><text:span text:style-name="Strong_20_Emphasis"><text:span text:style-name="T129">@JdbcTest</text:span></text:span><text:span text:style-name="T127"> – </text:span><text:span text:style-name="T128">can be used for a typical </text:span><text:a xlink:type="simple" xlink:href="https://howtodoinjava.com/jdbc-tutorials/" office:target-frame-name="_blank" xlink:show="new" text:style-name="Internet_20_link" text:visited-style-name="Visited_20_Internet_20_Link"><text:span text:style-name="T141">jdbc</text:span></text:a><text:span text:style-name="T127"> </text:span><text:span text:style-name="T128">test when a test focuses only on jdbc-based components. It disables full auto-configuration and instead apply only configuration relevant to jdbc tests.</text:span></text:p>
      <text:p text:style-name="P67"><text:span text:style-name="T9">By default, tests annotated with @JdbcTest are transactional and roll back at the end of each test. The annotation configures an in-memory embedded database and </text:span><text:span text:style-name="Strong_20_Emphasis"><text:span text:style-name="T3">JdbcTemplate</text:span></text:span><text:span text:style-name="T9">.</text:span></text:p>
      <text:p text:style-name="P33"><text:span text:style-name="Strong_20_Emphasis"><text:span text:style-name="T129">@JooqTest</text:span></text:span><text:span text:style-name="T128"> – It can be used when a test focuses only on jOOQ-based components. Beware that by default, tests annotated with @JooqTest use the application configured database. To use embedded in-memory database, </text:span><text:span text:style-name="Strong_20_Emphasis"><text:span text:style-name="T129">@AutoConfigureTestDatabase</text:span></text:span><text:span text:style-name="T128"> annotation can be used to override these settings.</text:span></text:p>
      <text:p text:style-name="P37"/>
      <text:p text:style-name="P37"/>
      <text:p text:style-name="P33"><text:span text:style-name="Strong_20_Emphasis"><text:span text:style-name="T129">@JsonTest</text:span></text:span><text:span text:style-name="T128"> – It is used when a test focuses only on JSON serialization. It initializes the </text:span><text:span text:style-name="Source_20_Text"><text:span text:style-name="T147">@JsonComponent</text:span></text:span><text:span text:style-name="T128">, </text:span><text:span text:style-name="Source_20_Text"><text:span text:style-name="T147">JacksonTester</text:span></text:span><text:span text:style-name="T128">, </text:span><text:span text:style-name="Source_20_Text"><text:span text:style-name="T147">JsonbTester</text:span></text:span><text:span text:style-name="T128"> and </text:span><text:span text:style-name="Source_20_Text"><text:span text:style-name="T147">GsonTester</text:span></text:span><text:span text:style-name="T128"> fields.</text:span></text:p>
      <text:p text:style-name="P37"/>
      <text:p text:style-name="P37"/>
      <text:p text:style-name="P33"><text:a xlink:type="simple" xlink:href="https://howtodoinjava.com/spring-boot2/testing/datajpatest-annotation/" office:target-frame-name="_blank" xlink:show="new" text:style-name="Internet_20_link" text:visited-style-name="Visited_20_Internet_20_Link"><text:span text:style-name="Strong_20_Emphasis"><text:span text:style-name="T142">@DataJpaTest</text:span></text:span></text:a><text:span text:style-name="T127"> – </text:span><text:span text:style-name="T128">It can be used to test JPA applications. By default, it scans for @Entity classes and configures Spring Data JPA repositories. If an embedded database is available on the classpath, it configures one as well.</text:span></text:p>
      <text:p text:style-name="P38"/>
      <text:p text:style-name="P38"/>
      <text:p text:style-name="P38"><text:soft-page-break/>By default, data JPA tests are transactional and roll back at the end of each test.</text:p>
      <text:p text:style-name="P38"/>
      <text:p text:style-name="P38"/>
      <text:p text:style-name="P38">Data JPA tests may also inject a <text:span text:style-name="Strong_20_Emphasis"><text:span text:style-name="T137">TestEntityManager</text:span></text:span> bean, which provides an alternative to the standard JPA <text:span text:style-name="Source_20_Text"><text:span text:style-name="T149">EntityManager</text:span></text:span> that is specifically designed for tests.</text:p>
      <text:p text:style-name="P38"/>
      <text:p text:style-name="P34"><text:span text:style-name="Strong_20_Emphasis"><text:span text:style-name="T137">@DataMongoTest</text:span></text:span> – is used to test MongoDB applications. By default, it configures an in-memory embedded MongoDB (if available), configures a <text:span text:style-name="Strong_20_Emphasis"><text:span text:style-name="T137">MongoTemplate</text:span></text:span>, scans for <text:span text:style-name="Source_20_Text"><text:span text:style-name="T149">@Document</text:span></text:span> classes, and configures Spring Data MongoDB repositories.</text:p>
      <text:p text:style-name="P38"/>
      <text:p text:style-name="P38"/>
      <text:p text:style-name="P34"><text:span text:style-name="Strong_20_Emphasis"><text:span text:style-name="T137">@DataRedisTest</text:span></text:span> – is used to test Redis applications. By default, it scans for @RedisHash classes and configures Spring Data Redis repositories.</text:p>
      <text:p text:style-name="P38"/>
      <text:p text:style-name="P38"/>
      <text:p text:style-name="P34"><text:span text:style-name="Strong_20_Emphasis"><text:span text:style-name="T137">@DataLdapTest</text:span></text:span> – is used to test LDAP applications. By default, it configures an in-memory embedded LDAP (if available), configures an <text:span text:style-name="Strong_20_Emphasis"><text:span text:style-name="T137">LdapTemplate</text:span></text:span>, scans for @Entry classes, and configures Spring Data LDAP repositories.</text:p>
      <text:p text:style-name="P34"><text:span text:style-name="Strong_20_Emphasis"><text:span text:style-name="T34"/></text:span></text:p>
      <text:p text:style-name="P34"><text:span text:style-name="Strong_20_Emphasis"><text:span text:style-name="T34"/></text:span></text:p>
      <text:p text:style-name="P34"><text:a xlink:type="simple" xlink:href="https://howtodoinjava.com/spring-boot2/testing/restclienttest-test-services/" office:target-frame-name="_blank" xlink:show="new" text:style-name="Internet_20_link" text:visited-style-name="Visited_20_Internet_20_Link"><text:span text:style-name="Strong_20_Emphasis"><text:span text:style-name="T144">@RestClientTest</text:span></text:span></text:a> – is used to test REST clients. By default, it auto-configures Jackson, GSON, and Jsonb support, configures a <text:span text:style-name="Source_20_Text"><text:span text:style-name="T149">RestTemplateBuilder</text:span></text:span>, and adds support for <text:span text:style-name="Source_20_Text"><text:span text:style-name="T149">MockRestServiceServer</text:span></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38"/>
      <text:p text:style-name="P38"/>
      <text:h text:style-name="P45" text:outline-level="2">5. Test Configuration</text:h>
      <text:p text:style-name="P35"/>
      <text:p text:style-name="P35"/>
      <text:p text:style-name="P36"><text:span text:style-name="Strong_20_Emphasis"><text:span text:style-name="T137">@TestConfiguration</text:span></text:span><text:span text:style-name="T139"> is specialized form of </text:span><text:span text:style-name="Source_20_Text"><text:span text:style-name="T148">@Configuration</text:span></text:span><text:span text:style-name="T139"> that can be used to define additional beans or customizations for a test.</text:span></text:p>
      <text:p text:style-name="P35"/>
      <text:p text:style-name="P35"/>
      <text:p text:style-name="P35"/>
      <text:p text:style-name="P36"><text:span text:style-name="T139">In spring boot, any beans configured in a top-level class annotated with </text:span><text:span text:style-name="Source_20_Text"><text:span text:style-name="T148">@TestConfiguration</text:span></text:span><text:span text:style-name="T139"> will not be picked up via component scanning. We must explicitly register the @TestConfiguration class with the class that contains the test cases.</text:span></text:p>
      <text:p text:style-name="P35"/>
      <text:p text:style-name="P35"/>
      <text:p text:style-name="P35">The best thing is that these test configurations are not automatically part of application’s primary configuration. They are available only on-demand using one of below two ways to include this additional test configuration i.e.</text:p>
      <text:p text:style-name="Text_20_body"><text:line-break/></text:p>
      <text:h text:style-name="P162" text:outline-level="4">5.1. @Import annotation</text:h>
      <text:p text:style-name="P104"/>
      <text:p text:style-name="P104"/>
      <text:p text:style-name="P104">It call be used to import one or more configuration classes into application context or spring test context.</text:p>
      <text:section text:style-name="Sect1" text:name="highlighter_449902">
        <text:p text:style-name="P146">Import test config</text:p>
        <table:table table:name="Table5" table:style-name="Table5">
          <table:table-column table:style-name="Table5.A"/>
          <text:soft-page-break/>
          <table:table-row>
            <table:table-cell table:style-name="Table5.A1" office:value-type="string">
              <text:p text:style-name="P52"><text:span text:style-name="Source_20_Text"><text:span text:style-name="T84">@Import</text:span></text:span><text:span text:style-name="Source_20_Text"><text:span text:style-name="T90">(MyTestConfiguration.</text:span></text:span><text:span text:style-name="Source_20_Text"><text:span text:style-name="T99">class</text:span></text:span><text:span text:style-name="Source_20_Text"><text:span text:style-name="T90">)</text:span></text:span></text:p>
              <text:p text:style-name="P52"><text:span text:style-name="Source_20_Text"><text:span text:style-name="T84">@SpringBootTest</text:span></text:span><text:span text:style-name="Source_20_Text"><text:span text:style-name="T90">(webEnvironment = WebEnvironment.RANDOM_PORT)</text:span></text:span></text:p>
              <text:p text:style-name="P52"><text:span text:style-name="Source_20_Text"><text:span text:style-name="T99">public</text:span></text:span><text:span text:style-name="T107"> </text:span><text:span text:style-name="Source_20_Text"><text:span text:style-name="T99">class</text:span></text:span><text:span text:style-name="T107"> </text:span><text:span text:style-name="Source_20_Text"><text:span text:style-name="T90">SpringBootDemoApplicationTests</text:span></text:span></text:p>
              <text:p text:style-name="P52"><text:span text:style-name="Source_20_Text"><text:span text:style-name="T90">{  </text:span></text:span></text:p>
              <text:p text:style-name="P52"><text:span text:style-name="Source_20_Text"><text:span text:style-name="T77">    </text:span></text:span><text:span text:style-name="Source_20_Text"><text:span text:style-name="T84">@LocalServerPort</text:span></text:span></text:p>
              <text:p text:style-name="P52"><text:span text:style-name="Source_20_Text"><text:span text:style-name="T77">    </text:span></text:span><text:span text:style-name="Source_20_Text"><text:span text:style-name="T99">int</text:span></text:span><text:span text:style-name="T107"> </text:span><text:span text:style-name="Source_20_Text"><text:span text:style-name="T90">randomServerPort;</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84">@Autowired</text:span></text:span></text:p>
              <text:p text:style-name="P52"><text:span text:style-name="Source_20_Text"><text:span text:style-name="T77">    </text:span></text:span><text:span text:style-name="Source_20_Text"><text:span text:style-name="T90">DataSource datasource;</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104">//tests</text:span></text:span></text:p>
              <text:p text:style-name="P53"><text:span text:style-name="Source_20_Text"><text:span text:style-name="T90">}</text:span></text:span></text:p>
            </table:table-cell>
          </table:table-row>
        </table:table>
      </text:section>
      <text:p text:style-name="P104"/>
      <text:p text:style-name="P104"/>
      <text:p text:style-name="P104"/>
      <text:h text:style-name="P164" text:outline-level="4">5.2. Static nested classes</text:h>
      <text:p text:style-name="P127"><text:line-break/><text:span text:style-name="T16">We can define the test configurations in nested classes inside the test class. The nested class can be annotated with </text:span><text:span text:style-name="Emphasis"><text:span text:style-name="T16">@Configuration </text:span></text:span><text:span text:style-name="T16">or </text:span><text:span text:style-name="Emphasis"><text:span text:style-name="T16">@TestConfiguration </text:span></text:span><text:span text:style-name="T16">annotations.</text:span></text:p>
      <text:list xml:id="list2334294465" text:style-name="L1">
        <text:list-item>
          <text:p text:style-name="P184"><text:span text:style-name="T9">In case of nested </text:span><text:span text:style-name="Source_20_Text"><text:span text:style-name="T69">@Configuration </text:span></text:span><text:span text:style-name="T9">class, the given configuration would be used “instead of” the application’s primary configuration.</text:span></text:p>
        </text:list-item>
        <text:list-item>
          <text:p text:style-name="P184"><text:span text:style-name="T9">A nested </text:span><text:span text:style-name="Source_20_Text"><text:span text:style-name="T69">@TestConfiguration </text:span></text:span><text:span text:style-name="T9">class is used “in addition to” the application’s primary configuration.</text:span></text:p>
        </text:list-item>
      </text:list>
      <text:section text:style-name="Sect1" text:name="highlighter_74701">
        <text:p text:style-name="P146">Import test config</text:p>
        <table:table table:name="Table6" table:style-name="Table6">
          <table:table-column table:style-name="Table6.A"/>
          <text:soft-page-break/>
          <table:table-row>
            <table:table-cell table:style-name="Table6.A1" office:value-type="string">
              <text:p text:style-name="P52"><text:span text:style-name="Source_20_Text"><text:span text:style-name="T84">@Import</text:span></text:span><text:span text:style-name="Source_20_Text"><text:span text:style-name="T90">(MyTestConfiguration.</text:span></text:span><text:span text:style-name="Source_20_Text"><text:span text:style-name="T99">class</text:span></text:span><text:span text:style-name="Source_20_Text"><text:span text:style-name="T90">)</text:span></text:span></text:p>
              <text:p text:style-name="P52"><text:span text:style-name="Source_20_Text"><text:span text:style-name="T84">@SpringBootTest</text:span></text:span><text:span text:style-name="Source_20_Text"><text:span text:style-name="T90">(webEnvironment = WebEnvironment.RANDOM_PORT)</text:span></text:span></text:p>
              <text:p text:style-name="P52"><text:span text:style-name="Source_20_Text"><text:span text:style-name="T99">public</text:span></text:span><text:span text:style-name="T107"> </text:span><text:span text:style-name="Source_20_Text"><text:span text:style-name="T99">class</text:span></text:span><text:span text:style-name="T107"> </text:span><text:span text:style-name="Source_20_Text"><text:span text:style-name="T90">SpringBootDemoApplicationTests</text:span></text:span></text:p>
              <text:p text:style-name="P52"><text:span text:style-name="Source_20_Text"><text:span text:style-name="T90">{  </text:span></text:span></text:p>
              <text:p text:style-name="P52"><text:span text:style-name="Source_20_Text"><text:span text:style-name="T77">    </text:span></text:span><text:span text:style-name="Source_20_Text"><text:span text:style-name="T84">@LocalServerPort</text:span></text:span></text:p>
              <text:p text:style-name="P52"><text:span text:style-name="Source_20_Text"><text:span text:style-name="T77">    </text:span></text:span><text:span text:style-name="Source_20_Text"><text:span text:style-name="T99">int</text:span></text:span><text:span text:style-name="T107"> </text:span><text:span text:style-name="Source_20_Text"><text:span text:style-name="T90">randomServerPort;</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84">@Autowired</text:span></text:span></text:p>
              <text:p text:style-name="P52"><text:span text:style-name="Source_20_Text"><text:span text:style-name="T77">    </text:span></text:span><text:span text:style-name="Source_20_Text"><text:span text:style-name="T90">DataSource datasource;</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104">//tests</text:span></text:span></text:p>
              <text:p text:style-name="P53"><text:span text:style-name="Source_20_Text"><text:span text:style-name="T90">}</text:span></text:span></text:p>
            </table:table-cell>
          </table:table-row>
        </table:table>
      </text:section>
      <text:p text:style-name="P104"/>
      <text:p text:style-name="P104"/>
      <text:p text:style-name="P104"/>
      <text:p text:style-name="P104"/>
      <text:p text:style-name="P104"/>
      <text:p text:style-name="P104"/>
      <text:p text:style-name="P104"/>
      <text:p text:style-name="P104"/>
      <text:p text:style-name="P104"/>
      <text:p text:style-name="P104"/>
      <text:h text:style-name="P179" text:outline-level="1">Testing in Spring Boot 2</text:h>
      <text:p text:style-name="P79"><text:span text:style-name="T160">By Lokesh Gupta | Filed Under: </text:span><text:a xlink:type="simple" xlink:href="https://howtodoinjava.com/spring-boot2/testing/" text:style-name="Internet_20_link" text:visited-style-name="Visited_20_Internet_20_Link"><text:span text:style-name="T146">Spring Boot Test</text:span></text:a></text:p>
      <text:p text:style-name="P61">Learn to write unit and integration tests in spring boot applications. Learn the difference between unit tests and integration tests along with annotations which support such tests.</text:p>
      <text:h text:style-name="P81" text:outline-level="2"><text:soft-page-break/>1. Unit vs Integration Tests</text:h>
      <text:p text:style-name="P61">Typically any software application is divided into different modules and components. When one such component is tested in isolation, it is called unit testing. It is written to verify that a relatively small piece of code is doing what it is intended to do.</text:p>
      <text:p text:style-name="P60"><text:span text:style-name="Strong_20_Emphasis"><text:span text:style-name="T3">Unit tests</text:span></text:span><text:span text:style-name="T9"> do not verify whether the application code works with external dependencies correctly. It focuses on single component and mocks all dependencies this component interacts with.</text:span></text:p>
      <text:p text:style-name="P61">Once different modules are developed and integrated then Integration testing is carried out. It’s main purpose is to discover the issues when different modules interact with each other to process user requests end to end.</text:p>
      <text:p text:style-name="P60"><text:span text:style-name="Strong_20_Emphasis"><text:span text:style-name="T3">Integration tests</text:span></text:span><text:span text:style-name="T9"> can put whole application in scope or only certain components – based on what is being tested. They may need to require resources like database instances and hardware to be allocated for them. Though these interactions can be mocked out as well to improve the test performance.</text:span></text:p>
      <text:p text:style-name="P60"><text:span text:style-name="T9">In terms of typical </text:span><text:a xlink:type="simple" xlink:href="https://howtodoinjava.com/spring-boot2/spring-boot-crud-hibernate/" text:style-name="Internet_20_link" text:visited-style-name="Visited_20_Internet_20_Link"><text:span text:style-name="T57">Spring boot crud application</text:span></text:a><text:span text:style-name="T9">, unit tests can be written to test REST controllers, DAO layer etc separately. It will not require even the </text:span><text:a xlink:type="simple" xlink:href="https://howtodoinjava.com/spring-boot2/embedded-tomcat-configuration/" text:style-name="Internet_20_link" text:visited-style-name="Visited_20_Internet_20_Link"><text:span text:style-name="T57">embedded server</text:span></text:a><text:span text:style-name="T9"> as well.</text:span></text:p>
      <text:p text:style-name="P61">In integration testing, we shall focus on testing complete request processing from controller to persistence layer. Application shall run inside embedded server to create application context and all beans. Some of these beans may be overridden to mock certain behaviors.</text:p>
      <text:h text:style-name="P81" text:outline-level="2">2. Dependencies</text:h>
      <text:h text:style-name="P90" text:outline-level="4">2.1. Junit 4 Tests (Default)</text:h>
      <text:p text:style-name="P60"><text:span text:style-name="T9">To write tests in spring boot applications, the best way is include </text:span><text:span text:style-name="Strong_20_Emphasis"><text:span text:style-name="T3">spring-boot-starter-test</text:span></text:span><text:span text:style-name="T9"> in </text:span><text:span text:style-name="Source_20_Text"><text:span text:style-name="T69">pom.xml</text:span></text:span><text:span text:style-name="T9"> file. It brings </text:span><text:a xlink:type="simple" xlink:href="https://howtodoinjava.com/junit-4/" text:style-name="Internet_20_link" text:visited-style-name="Visited_20_Internet_20_Link"><text:span text:style-name="T57">Junit 4</text:span></text:a><text:span text:style-name="T9">, AssertJ, </text:span><text:soft-page-break/><text:span text:style-name="T9">Hamcrest, </text:span><text:a xlink:type="simple" xlink:href="https://howtodoinjava.com/mockito/junit-mockito-example/" text:style-name="Internet_20_link" text:visited-style-name="Visited_20_Internet_20_Link"><text:span text:style-name="T57">Mockito</text:span></text:a><text:span text:style-name="T9">, JSONassert and JsonPath dependencies into application with test scope.</text:span></text:p>
      <text:section text:style-name="Sect1" text:name="highlighter_984842">
        <text:p text:style-name="P146">pom.xml</text:p>
        <table:table table:name="Table7" table:style-name="Table7">
          <table:table-column table:style-name="Table7.A"/>
          <table:table-row>
            <table:table-cell table:style-name="Table7.A1" office:value-type="string">
              <text:p text:style-name="P52"><text:span text:style-name="Source_20_Text"><text:span text:style-name="T90">&lt;</text:span></text:span><text:span text:style-name="Source_20_Text"><text:span text:style-name="T99">dependency</text:span></text:span><text:span text:style-name="Source_20_Text"><text:span text:style-name="T90">&gt;</text:span></text:span></text:p>
              <text:p text:style-name="P52"><text:span text:style-name="Source_20_Text"><text:span text:style-name="T77">    </text:span></text:span><text:span text:style-name="Source_20_Text"><text:span text:style-name="T90">&lt;</text:span></text:span><text:span text:style-name="Source_20_Text"><text:span text:style-name="T99">groupId</text:span></text:span><text:span text:style-name="Source_20_Text"><text:span text:style-name="T90">&gt;org.springframework.boot&lt;/</text:span></text:span><text:span text:style-name="Source_20_Text"><text:span text:style-name="T99">groupId</text:span></text:span><text:span text:style-name="Source_20_Text"><text:span text:style-name="T90">&gt;</text:span></text:span></text:p>
              <text:p text:style-name="P52"><text:span text:style-name="Source_20_Text"><text:span text:style-name="T77">    </text:span></text:span><text:span text:style-name="Source_20_Text"><text:span text:style-name="T90">&lt;</text:span></text:span><text:span text:style-name="Source_20_Text"><text:span text:style-name="T99">artifactId</text:span></text:span><text:span text:style-name="Source_20_Text"><text:span text:style-name="T90">&gt;spring-boot-starter-test&lt;/</text:span></text:span><text:span text:style-name="Source_20_Text"><text:span text:style-name="T99">artifactId</text:span></text:span><text:span text:style-name="Source_20_Text"><text:span text:style-name="T90">&gt;</text:span></text:span></text:p>
              <text:p text:style-name="P52"><text:span text:style-name="Source_20_Text"><text:span text:style-name="T77">    </text:span></text:span><text:span text:style-name="Source_20_Text"><text:span text:style-name="T90">&lt;</text:span></text:span><text:span text:style-name="Source_20_Text"><text:span text:style-name="T99">scope</text:span></text:span><text:span text:style-name="Source_20_Text"><text:span text:style-name="T90">&gt;test&lt;/</text:span></text:span><text:span text:style-name="Source_20_Text"><text:span text:style-name="T99">scope</text:span></text:span><text:span text:style-name="Source_20_Text"><text:span text:style-name="T90">&gt;</text:span></text:span></text:p>
              <text:p text:style-name="P52"><text:span text:style-name="Source_20_Text"><text:span text:style-name="T90">&lt;/</text:span></text:span><text:span text:style-name="Source_20_Text"><text:span text:style-name="T99">dependency</text:span></text:span><text:span text:style-name="Source_20_Text"><text:span text:style-name="T90">&gt;</text:span></text:span></text:p>
            </table:table-cell>
          </table:table-row>
        </table:table>
      </text:section>
      <text:h text:style-name="P91" text:outline-level="4">2.2. Junit 5 Tests</text:h>
      <text:p text:style-name="P60"><text:span text:style-name="T9">Spring boot supports </text:span><text:a xlink:type="simple" xlink:href="https://howtodoinjava.com/spring-5-tutorial/" text:style-name="Internet_20_link" text:visited-style-name="Visited_20_Internet_20_Link"><text:span text:style-name="T57">Junit 5</text:span></text:a><text:span text:style-name="T9"> tests as well. To use Junit 5, include it’s dependency and exclude Junit 4 from </text:span><text:span text:style-name="Emphasis"><text:span text:style-name="T9">spring-boot-starter-test</text:span></text:span><text:span text:style-name="T9">.</text:span></text:p>
      <text:p text:style-name="P61">A embedded database dependency comes handy while writing integration tests.</text:p>
      <text:section text:style-name="Sect1" text:name="highlighter_856859">
        <text:p text:style-name="P146">pom.xml</text:p>
        <table:table table:name="Table8" table:style-name="Table8">
          <table:table-column table:style-name="Table8.A"/>
          <text:soft-page-break/>
          <table:table-row>
            <table:table-cell table:style-name="Table8.A1" office:value-type="string">
              <text:p text:style-name="P52"><text:span text:style-name="Source_20_Text"><text:span text:style-name="T90">dependency&gt;</text:span></text:span></text:p>
              <text:p text:style-name="P52"><text:span text:style-name="Source_20_Text"><text:span text:style-name="T77">    </text:span></text:span><text:span text:style-name="Source_20_Text"><text:span text:style-name="T90">&lt;</text:span></text:span><text:span text:style-name="Source_20_Text"><text:span text:style-name="T99">groupId</text:span></text:span><text:span text:style-name="Source_20_Text"><text:span text:style-name="T90">&gt;org.springframework.boot&lt;/</text:span></text:span><text:span text:style-name="Source_20_Text"><text:span text:style-name="T99">groupId</text:span></text:span><text:span text:style-name="Source_20_Text"><text:span text:style-name="T90">&gt;</text:span></text:span></text:p>
              <text:p text:style-name="P52"><text:span text:style-name="Source_20_Text"><text:span text:style-name="T77">    </text:span></text:span><text:span text:style-name="Source_20_Text"><text:span text:style-name="T90">&lt;</text:span></text:span><text:span text:style-name="Source_20_Text"><text:span text:style-name="T99">artifactId</text:span></text:span><text:span text:style-name="Source_20_Text"><text:span text:style-name="T90">&gt;spring-boot-starter-test&lt;/</text:span></text:span><text:span text:style-name="Source_20_Text"><text:span text:style-name="T99">artifactId</text:span></text:span><text:span text:style-name="Source_20_Text"><text:span text:style-name="T90">&gt;</text:span></text:span></text:p>
              <text:p text:style-name="P52"><text:span text:style-name="Source_20_Text"><text:span text:style-name="T77">    </text:span></text:span><text:span text:style-name="Source_20_Text"><text:span text:style-name="T90">&lt;</text:span></text:span><text:span text:style-name="Source_20_Text"><text:span text:style-name="T99">scope</text:span></text:span><text:span text:style-name="Source_20_Text"><text:span text:style-name="T90">&gt;test&lt;/</text:span></text:span><text:span text:style-name="Source_20_Text"><text:span text:style-name="T99">scope</text:span></text:span><text:span text:style-name="Source_20_Text"><text:span text:style-name="T90">&gt;</text:span></text:span></text:p>
              <text:p text:style-name="P54"> </text:p>
              <text:p text:style-name="P52"><text:span text:style-name="Source_20_Text"><text:span text:style-name="T77">    </text:span></text:span><text:span text:style-name="Source_20_Text"><text:span text:style-name="T104">&lt;!-- exclude junit 4 --&gt;</text:span></text:span></text:p>
              <text:p text:style-name="P52"><text:span text:style-name="Source_20_Text"><text:span text:style-name="T77">    </text:span></text:span><text:span text:style-name="Source_20_Text"><text:span text:style-name="T90">&lt;</text:span></text:span><text:span text:style-name="Source_20_Text"><text:span text:style-name="T99">exclusions</text:span></text:span><text:span text:style-name="Source_20_Text"><text:span text:style-name="T90">&gt;</text:span></text:span></text:p>
              <text:p text:style-name="P52"><text:span text:style-name="Source_20_Text"><text:span text:style-name="T77">        </text:span></text:span><text:span text:style-name="Source_20_Text"><text:span text:style-name="T90">&lt;</text:span></text:span><text:span text:style-name="Source_20_Text"><text:span text:style-name="T99">exclusion</text:span></text:span><text:span text:style-name="Source_20_Text"><text:span text:style-name="T90">&gt;</text:span></text:span></text:p>
              <text:p text:style-name="P52"><text:span text:style-name="Source_20_Text"><text:span text:style-name="T77">            </text:span></text:span><text:span text:style-name="Source_20_Text"><text:span text:style-name="T90">&lt;</text:span></text:span><text:span text:style-name="Source_20_Text"><text:span text:style-name="T99">groupId</text:span></text:span><text:span text:style-name="Source_20_Text"><text:span text:style-name="T90">&gt;junit&lt;/</text:span></text:span><text:span text:style-name="Source_20_Text"><text:span text:style-name="T99">groupId</text:span></text:span><text:span text:style-name="Source_20_Text"><text:span text:style-name="T90">&gt;</text:span></text:span></text:p>
              <text:p text:style-name="P52"><text:span text:style-name="Source_20_Text"><text:span text:style-name="T77">            </text:span></text:span><text:span text:style-name="Source_20_Text"><text:span text:style-name="T90">&lt;</text:span></text:span><text:span text:style-name="Source_20_Text"><text:span text:style-name="T99">artifactId</text:span></text:span><text:span text:style-name="Source_20_Text"><text:span text:style-name="T90">&gt;junit&lt;/</text:span></text:span><text:span text:style-name="Source_20_Text"><text:span text:style-name="T99">artifactId</text:span></text:span><text:span text:style-name="Source_20_Text"><text:span text:style-name="T90">&gt;</text:span></text:span></text:p>
              <text:p text:style-name="P52"><text:span text:style-name="Source_20_Text"><text:span text:style-name="T77">        </text:span></text:span><text:span text:style-name="Source_20_Text"><text:span text:style-name="T90">&lt;/</text:span></text:span><text:span text:style-name="Source_20_Text"><text:span text:style-name="T99">exclusion</text:span></text:span><text:span text:style-name="Source_20_Text"><text:span text:style-name="T90">&gt;</text:span></text:span></text:p>
              <text:p text:style-name="P52"><text:span text:style-name="Source_20_Text"><text:span text:style-name="T77">    </text:span></text:span><text:span text:style-name="Source_20_Text"><text:span text:style-name="T90">&lt;/</text:span></text:span><text:span text:style-name="Source_20_Text"><text:span text:style-name="T99">exclusions</text:span></text:span><text:span text:style-name="Source_20_Text"><text:span text:style-name="T90">&gt;</text:span></text:span></text:p>
              <text:p text:style-name="P54"> </text:p>
              <text:p text:style-name="P52"><text:span text:style-name="Source_20_Text"><text:span text:style-name="T90">&lt;/</text:span></text:span><text:span text:style-name="Source_20_Text"><text:span text:style-name="T99">dependency</text:span></text:span><text:span text:style-name="Source_20_Text"><text:span text:style-name="T90">&gt;</text:span></text:span></text:p>
              <text:p text:style-name="P54"> </text:p>
              <text:p text:style-name="P52"><text:span text:style-name="Source_20_Text"><text:span text:style-name="T104">&lt;!-- junit 5 --&gt;</text:span></text:span></text:p>
              <text:p text:style-name="P52"><text:span text:style-name="Source_20_Text"><text:span text:style-name="T90">&lt;</text:span></text:span><text:span text:style-name="Source_20_Text"><text:span text:style-name="T99">dependency</text:span></text:span><text:span text:style-name="Source_20_Text"><text:span text:style-name="T90">&gt;</text:span></text:span></text:p>
              <text:p text:style-name="P52"><text:span text:style-name="Source_20_Text"><text:span text:style-name="T77">    </text:span></text:span><text:span text:style-name="Source_20_Text"><text:span text:style-name="T90">&lt;</text:span></text:span><text:span text:style-name="Source_20_Text"><text:span text:style-name="T99">groupId</text:span></text:span><text:span text:style-name="Source_20_Text"><text:span text:style-name="T90">&gt;org.junit.jupiter&lt;/</text:span></text:span><text:span text:style-name="Source_20_Text"><text:span text:style-name="T99">groupId</text:span></text:span><text:span text:style-name="Source_20_Text"><text:span text:style-name="T90">&gt;</text:span></text:span></text:p>
              <text:p text:style-name="P52"><text:span text:style-name="Source_20_Text"><text:span text:style-name="T77">    </text:span></text:span><text:span text:style-name="Source_20_Text"><text:span text:style-name="T90">&lt;</text:span></text:span><text:span text:style-name="Source_20_Text"><text:span text:style-name="T99">artifactId</text:span></text:span><text:span text:style-name="Source_20_Text"><text:span text:style-name="T90">&gt;junit-jupiter-api&lt;/</text:span></text:span><text:span text:style-name="Source_20_Text"><text:span text:style-name="T99">artifactId</text:span></text:span><text:span text:style-name="Source_20_Text"><text:span text:style-name="T90">&gt;</text:span></text:span></text:p>
              <text:p text:style-name="P52"><text:span text:style-name="Source_20_Text"><text:span text:style-name="T77">    </text:span></text:span><text:span text:style-name="Source_20_Text"><text:span text:style-name="T90">&lt;</text:span></text:span><text:span text:style-name="Source_20_Text"><text:span text:style-name="T99">scope</text:span></text:span><text:span text:style-name="Source_20_Text"><text:span text:style-name="T90">&gt;test&lt;/</text:span></text:span><text:span text:style-name="Source_20_Text"><text:span text:style-name="T99">scope</text:span></text:span><text:span text:style-name="Source_20_Text"><text:span text:style-name="T90">&gt;</text:span></text:span></text:p>
              <text:p text:style-name="P52"><text:span text:style-name="Source_20_Text"><text:span text:style-name="T90">&lt;/</text:span></text:span><text:span text:style-name="Source_20_Text"><text:span text:style-name="T99">dependency</text:span></text:span><text:span text:style-name="Source_20_Text"><text:span text:style-name="T90">&gt;</text:span></text:span></text:p>
              <text:p text:style-name="P54"> </text:p>
              <text:p text:style-name="P52"><text:span text:style-name="Source_20_Text"><text:span text:style-name="T90">&lt;</text:span></text:span><text:span text:style-name="Source_20_Text"><text:span text:style-name="T99">dependency</text:span></text:span><text:span text:style-name="Source_20_Text"><text:span text:style-name="T90">&gt;</text:span></text:span></text:p>
              <text:p text:style-name="P52"><text:span text:style-name="Source_20_Text"><text:span text:style-name="T77">    </text:span></text:span><text:span text:style-name="Source_20_Text"><text:span text:style-name="T90">&lt;</text:span></text:span><text:span text:style-name="Source_20_Text"><text:span text:style-name="T99">groupId</text:span></text:span><text:span text:style-name="Source_20_Text"><text:span text:style-name="T90">&gt;org.junit.jupiter&lt;/</text:span></text:span><text:span text:style-name="Source_20_Text"><text:span text:style-name="T99">groupId</text:span></text:span><text:span text:style-name="Source_20_Text"><text:span text:style-name="T90">&gt;</text:span></text:span></text:p>
              <text:p text:style-name="P52"><text:span text:style-name="Source_20_Text"><text:span text:style-name="T77">    </text:span></text:span><text:span text:style-name="Source_20_Text"><text:span text:style-name="T90">&lt;</text:span></text:span><text:span text:style-name="Source_20_Text"><text:span text:style-name="T99">artifactId</text:span></text:span><text:span text:style-name="Source_20_Text"><text:span text:style-name="T90">&gt;junit-jupiter-engine&lt;/</text:span></text:span><text:span text:style-name="Source_20_Text"><text:span text:style-name="T99">artifactId</text:span></text:span><text:span text:style-name="Source_20_Text"><text:span text:style-name="T90">&gt;</text:span></text:span></text:p>
              <text:p text:style-name="P52"><text:span text:style-name="Source_20_Text"><text:span text:style-name="T77">    </text:span></text:span><text:span text:style-name="Source_20_Text"><text:span text:style-name="T90">&lt;</text:span></text:span><text:span text:style-name="Source_20_Text"><text:span text:style-name="T99">scope</text:span></text:span><text:span text:style-name="Source_20_Text"><text:span text:style-name="T90">&gt;test&lt;/</text:span></text:span><text:span text:style-name="Source_20_Text"><text:span text:style-name="T99">scope</text:span></text:span><text:span text:style-name="Source_20_Text"><text:span text:style-name="T90">&gt;</text:span></text:span></text:p>
              <text:p text:style-name="P52"><text:span text:style-name="Source_20_Text"><text:span text:style-name="T90">&lt;/</text:span></text:span><text:span text:style-name="Source_20_Text"><text:span text:style-name="T99">dependency</text:span></text:span><text:span text:style-name="Source_20_Text"><text:span text:style-name="T90">&gt;</text:span></text:span></text:p>
              <text:p text:style-name="P54"> </text:p>
              <text:p text:style-name="P52"><text:span text:style-name="Source_20_Text"><text:span text:style-name="T90">&lt;</text:span></text:span><text:span text:style-name="Source_20_Text"><text:span text:style-name="T99">dependency</text:span></text:span><text:span text:style-name="Source_20_Text"><text:span text:style-name="T90">&gt;</text:span></text:span></text:p>
              <text:p text:style-name="P52"><text:span text:style-name="Source_20_Text"><text:span text:style-name="T77">    </text:span></text:span><text:span text:style-name="Source_20_Text"><text:span text:style-name="T90">&lt;</text:span></text:span><text:span text:style-name="Source_20_Text"><text:span text:style-name="T99">groupId</text:span></text:span><text:span text:style-name="Source_20_Text"><text:span text:style-name="T90">&gt;com.h2database&lt;/</text:span></text:span><text:span text:style-name="Source_20_Text"><text:span text:style-name="T99">groupId</text:span></text:span><text:span text:style-name="Source_20_Text"><text:span text:style-name="T90">&gt;</text:span></text:span></text:p>
              <text:p text:style-name="P52"><text:span text:style-name="Source_20_Text"><text:span text:style-name="T77">    </text:span></text:span><text:span text:style-name="Source_20_Text"><text:span text:style-name="T90">&lt;</text:span></text:span><text:span text:style-name="Source_20_Text"><text:span text:style-name="T99">artifactId</text:span></text:span><text:span text:style-name="Source_20_Text"><text:span text:style-name="T90">&gt;h2&lt;/</text:span></text:span><text:span text:style-name="Source_20_Text"><text:span text:style-name="T99">artifactId</text:span></text:span><text:span text:style-name="Source_20_Text"><text:span text:style-name="T90">&gt;</text:span></text:span></text:p>
              <text:p text:style-name="P52"><text:span text:style-name="Source_20_Text"><text:span text:style-name="T77">    </text:span></text:span><text:span text:style-name="Source_20_Text"><text:span text:style-name="T90">&lt;</text:span></text:span><text:span text:style-name="Source_20_Text"><text:span text:style-name="T99">scope</text:span></text:span><text:span text:style-name="Source_20_Text"><text:span text:style-name="T90">&gt;test&lt;/</text:span></text:span><text:span text:style-name="Source_20_Text"><text:span text:style-name="T99">scope</text:span></text:span><text:span text:style-name="Source_20_Text"><text:span text:style-name="T90">&gt;</text:span></text:span></text:p>
              <text:p text:style-name="P52"><text:span text:style-name="Source_20_Text"><text:span text:style-name="T77">    </text:span></text:span><text:span text:style-name="Source_20_Text"><text:span text:style-name="T90">&lt;</text:span></text:span><text:span text:style-name="Source_20_Text"><text:span text:style-name="T99">version</text:span></text:span><text:span text:style-name="Source_20_Text"><text:span text:style-name="T90">&gt;1.4.194&lt;/</text:span></text:span><text:span text:style-name="Source_20_Text"><text:span text:style-name="T99">version</text:span></text:span><text:span text:style-name="Source_20_Text"><text:span text:style-name="T90">&gt;</text:span></text:span></text:p>
              <text:p text:style-name="P52"><text:span text:style-name="Source_20_Text"><text:span text:style-name="T90">&lt;/</text:span></text:span><text:span text:style-name="Source_20_Text"><text:span text:style-name="T99">dependency</text:span></text:span><text:span text:style-name="Source_20_Text"><text:span text:style-name="T90">&gt;</text:span></text:span></text:p>
            </table:table-cell>
          </table:table-row>
        </table:table>
      </text:section>
      <text:h text:style-name="P82" text:outline-level="2"><text:soft-page-break/>3. Test runners</text:h>
      <text:p text:style-name="P61">Tests written in spring boot can be run in variety of ways. Let’s see few most common ways.</text:p>
      <text:h text:style-name="P90" text:outline-level="4">3.1. @RunWith(SpringRunner.class) – [ Junit 4 ]</text:h>
      <text:p text:style-name="P60"><text:span text:style-name="T9">By default, tests written are in Junit 4. To run such tests, we can use </text:span><text:a xlink:type="simple" xlink:href="https://docs.spring.io/spring-framework/docs/current/javadoc-api/org/springframework/test/context/junit4/SpringRunner.html" office:target-frame-name="_blank" xlink:show="new" text:style-name="Internet_20_link" text:visited-style-name="Visited_20_Internet_20_Link"><text:span text:style-name="Strong_20_Emphasis"><text:span text:style-name="T55">SpringRunner</text:span></text:span></text:a><text:span text:style-name="T9"> class (extends </text:span><text:span text:style-name="Emphasis"><text:span text:style-name="T9">SpringJUnit4ClassRunner</text:span></text:span><text:span text:style-name="T9">) with </text:span><text:span text:style-name="Source_20_Text"><text:span text:style-name="T69">@RunWith</text:span></text:span><text:span text:style-name="T9"> annotation at class level.</text:span></text:p>
      <text:section text:style-name="Sect1" text:name="highlighter_687620">
        <text:p text:style-name="P146">SpringRunner example</text:p>
        <table:table table:name="Table9" table:style-name="Table9">
          <table:table-column table:style-name="Table9.A"/>
          <table:table-row>
            <table:table-cell table:style-name="Table9.A1" office:value-type="string">
              <text:p text:style-name="P52"><text:span text:style-name="Source_20_Text"><text:span text:style-name="T84">@RunWith</text:span></text:span><text:span text:style-name="Source_20_Text"><text:span text:style-name="T90">(SpringRunner.</text:span></text:span><text:span text:style-name="Source_20_Text"><text:span text:style-name="T99">class</text:span></text:span><text:span text:style-name="Source_20_Text"><text:span text:style-name="T90">)</text:span></text:span></text:p>
              <text:p text:style-name="P52"><text:span text:style-name="Source_20_Text"><text:span text:style-name="T84">@WebFluxTest</text:span></text:span><text:span text:style-name="Source_20_Text"><text:span text:style-name="T90">(controllers = EmployeeController.</text:span></text:span><text:span text:style-name="Source_20_Text"><text:span text:style-name="T99">class</text:span></text:span><text:span text:style-name="Source_20_Text"><text:span text:style-name="T90">)</text:span></text:span></text:p>
              <text:p text:style-name="P52"><text:span text:style-name="Source_20_Text"><text:span text:style-name="T99">public</text:span></text:span><text:span text:style-name="T107"> </text:span><text:span text:style-name="Source_20_Text"><text:span text:style-name="T99">class</text:span></text:span><text:span text:style-name="T107"> </text:span><text:span text:style-name="Source_20_Text"><text:span text:style-name="T90">EmployeeRestControllerTest {</text:span></text:span></text:p>
              <text:p text:style-name="P52"><text:span text:style-name="Source_20_Text"><text:span text:style-name="T77">    </text:span></text:span><text:span text:style-name="Source_20_Text"><text:span text:style-name="T104">//tests</text:span></text:span></text:p>
              <text:p text:style-name="P52"><text:span text:style-name="Source_20_Text"><text:span text:style-name="T90">}</text:span></text:span></text:p>
            </table:table-cell>
          </table:table-row>
        </table:table>
      </text:section>
      <text:h text:style-name="P91" text:outline-level="4">3.2. @RunWith(MockitoJUnitRunner.class) – [ Junit 4 with Mockito ]</text:h>
      <text:p text:style-name="P60"><text:span text:style-name="T9">It tests use </text:span><text:span text:style-name="Source_20_Text"><text:span text:style-name="T69">@Mock</text:span></text:span><text:span text:style-name="T9"> objects the prefer using </text:span><text:a xlink:type="simple" xlink:href="https://static.javadoc.io/org.mockito/mockito-core/2.6.8/org/mockito/junit/MockitoJUnitRunner.html" office:target-frame-name="_blank" xlink:show="new" text:style-name="Internet_20_link" text:visited-style-name="Visited_20_Internet_20_Link"><text:span text:style-name="Emphasis"><text:span text:style-name="T57">MockitoJUnitRunner</text:span></text:span></text:a><text:span text:style-name="T9">. It initializes mocks annotated with Mock, so that explicit usage of </text:span><text:span text:style-name="Source_20_Text"><text:span text:style-name="T69">MockitoAnnotations.initMocks(Object)</text:span></text:span><text:span text:style-name="T9"> is not necessary. Mocks are initialized before each test method.</text:span></text:p>
      <text:section text:style-name="Sect1" text:name="Section1">
        <text:p text:style-name="P58"><text:bookmark text:name="highlighter_63685"/></text:p>
        <text:p text:style-name="P146">MockitoJUnitRunner example</text:p>
        <table:table table:name="Table10" table:style-name="Table10">
          <table:table-column table:style-name="Table10.A"/>
          <table:table-row>
            <table:table-cell table:style-name="Table10.A1" office:value-type="string">
              <text:p text:style-name="P52"><text:span text:style-name="Source_20_Text"><text:span text:style-name="T84">@RunWith</text:span></text:span><text:span text:style-name="Source_20_Text"><text:span text:style-name="T90">(MockitoJUnitRunner.</text:span></text:span><text:span text:style-name="Source_20_Text"><text:span text:style-name="T99">class</text:span></text:span><text:span text:style-name="Source_20_Text"><text:span text:style-name="T90">)</text:span></text:span></text:p>
              <text:p text:style-name="P52"><text:span text:style-name="Source_20_Text"><text:span text:style-name="T99">public</text:span></text:span><text:span text:style-name="T107"> </text:span><text:span text:style-name="Source_20_Text"><text:span text:style-name="T99">class</text:span></text:span><text:span text:style-name="T107"> </text:span><text:span text:style-name="Source_20_Text"><text:span text:style-name="T90">EmployeeRestControllerTest </text:span></text:span></text:p>
              <text:p text:style-name="P52"><text:span text:style-name="Source_20_Text"><text:span text:style-name="T90">{</text:span></text:span></text:p>
              <text:p text:style-name="P52"><text:span text:style-name="Source_20_Text"><text:span text:style-name="T77">    </text:span></text:span><text:span text:style-name="Source_20_Text"><text:span text:style-name="T84">@Mock</text:span></text:span></text:p>
              <text:p text:style-name="P52"><text:span text:style-name="Source_20_Text"><text:span text:style-name="T77">    </text:span></text:span><text:span text:style-name="Source_20_Text"><text:span text:style-name="T99">private</text:span></text:span><text:span text:style-name="T107"> </text:span><text:span text:style-name="Source_20_Text"><text:span text:style-name="T90">Repository repository;</text:span></text:span></text:p>
              <text:p text:style-name="P52"><text:span text:style-name="Source_20_Text"><text:span text:style-name="T90">}</text:span></text:span></text:p>
            </table:table-cell>
          </table:table-row>
        </table:table>
      </text:section>
      <text:h text:style-name="P91" text:outline-level="4">3.3. @ExtendWith(SpringExtension.class) – [ Junit 5 ]</text:h>
      <text:p text:style-name="P60"><text:a xlink:type="simple" xlink:href="https://docs.spring.io/spring/docs/current/javadoc-api/org/springframework/test/context/junit/jupiter/SpringExtension.html" office:target-frame-name="_blank" xlink:show="new" text:style-name="Internet_20_link" text:visited-style-name="Visited_20_Internet_20_Link"><text:span text:style-name="Emphasis"><text:span text:style-name="T57">SpringExtension</text:span></text:span></text:a><text:span text:style-name="T9"> integrates the Spring TestContext Framework into JUnit 5’s Jupiter programming model.</text:span></text:p>
      <text:section text:style-name="Sect1" text:name="highlighter_240860">
        <text:p text:style-name="P146"><text:soft-page-break/>SpringExtension example</text:p>
        <table:table table:name="Table11" table:style-name="Table11">
          <table:table-column table:style-name="Table11.A"/>
          <table:table-row>
            <table:table-cell table:style-name="Table11.A1" office:value-type="string">
              <text:p text:style-name="P52"><text:span text:style-name="Source_20_Text"><text:span text:style-name="T104">//@ExtendWith(SpringExtension.class)  // included in @WebFluxTest</text:span></text:span></text:p>
              <text:p text:style-name="P52"><text:span text:style-name="Source_20_Text"><text:span text:style-name="T84">@WebFluxTest</text:span></text:span><text:span text:style-name="Source_20_Text"><text:span text:style-name="T90">(controllers = EmployeeController.</text:span></text:span><text:span text:style-name="Source_20_Text"><text:span text:style-name="T99">class</text:span></text:span><text:span text:style-name="Source_20_Text"><text:span text:style-name="T90">)</text:span></text:span></text:p>
              <text:p text:style-name="P52"><text:span text:style-name="Source_20_Text"><text:span text:style-name="T84">@Import</text:span></text:span><text:span text:style-name="Source_20_Text"><text:span text:style-name="T90">(EmployeeService.</text:span></text:span><text:span text:style-name="Source_20_Text"><text:span text:style-name="T99">class</text:span></text:span><text:span text:style-name="Source_20_Text"><text:span text:style-name="T90">)</text:span></text:span></text:p>
              <text:p text:style-name="P52"><text:span text:style-name="Source_20_Text"><text:span text:style-name="T99">public</text:span></text:span><text:span text:style-name="T107"> </text:span><text:span text:style-name="Source_20_Text"><text:span text:style-name="T99">class</text:span></text:span><text:span text:style-name="T107"> </text:span><text:span text:style-name="Source_20_Text"><text:span text:style-name="T90">EmployeeControllerTest </text:span></text:span></text:p>
              <text:p text:style-name="P52"><text:span text:style-name="Source_20_Text"><text:span text:style-name="T90">{</text:span></text:span></text:p>
              <text:p text:style-name="P52"><text:span text:style-name="Source_20_Text"><text:span text:style-name="T77">    </text:span></text:span><text:span text:style-name="Source_20_Text"><text:span text:style-name="T104">//</text:span></text:span></text:p>
              <text:p text:style-name="P52"><text:span text:style-name="Source_20_Text"><text:span text:style-name="T90">}</text:span></text:span></text:p>
            </table:table-cell>
          </table:table-row>
        </table:table>
      </text:section>
      <text:h text:style-name="P91" text:outline-level="4">3.4. @ExtendWith(MockitoExtension.class) – [ Junit 5 ]</text:h>
      <text:p text:style-name="P60"><text:a xlink:type="simple" xlink:href="https://static.javadoc.io/org.mockito/mockito-junit-jupiter/3.0.0/org/mockito/junit/jupiter/MockitoExtension.html" office:target-frame-name="_blank" xlink:show="new" text:style-name="Internet_20_link" text:visited-style-name="Visited_20_Internet_20_Link"><text:span text:style-name="Emphasis"><text:span text:style-name="T57">MockitoExtension</text:span></text:span></text:a><text:span text:style-name="T9"> initializes mocks and handles strict stubbings. It is equivalent of the </text:span><text:span text:style-name="Source_20_Text"><text:span text:style-name="T69">MockitoJUnitRunner</text:span></text:span><text:span text:style-name="T9">.</text:span></text:p>
      <text:p text:style-name="P61">Most test annotations include this annotation with them so no need to include it explicitly.</text:p>
      <text:section text:style-name="Sect1" text:name="highlighter_233507">
        <text:p text:style-name="P146">MockitoExtension example</text:p>
        <table:table table:name="Table12" table:style-name="Table12">
          <table:table-column table:style-name="Table12.A"/>
          <table:table-row>
            <table:table-cell table:style-name="Table12.A1" office:value-type="string">
              <text:p text:style-name="P52"><text:span text:style-name="Source_20_Text"><text:span text:style-name="T84">@ExtendWith</text:span></text:span><text:span text:style-name="Source_20_Text"><text:span text:style-name="T90">(MockitoExtension.</text:span></text:span><text:span text:style-name="Source_20_Text"><text:span text:style-name="T99">class</text:span></text:span><text:span text:style-name="Source_20_Text"><text:span text:style-name="T90">)</text:span></text:span></text:p>
              <text:p text:style-name="P52"><text:span text:style-name="Source_20_Text"><text:span text:style-name="T99">public</text:span></text:span><text:span text:style-name="T107"> </text:span><text:span text:style-name="Source_20_Text"><text:span text:style-name="T99">class</text:span></text:span><text:span text:style-name="T107"> </text:span><text:span text:style-name="Source_20_Text"><text:span text:style-name="T90">EmployeeControllerTest </text:span></text:span></text:p>
              <text:p text:style-name="P52"><text:span text:style-name="Source_20_Text"><text:span text:style-name="T90">{</text:span></text:span></text:p>
              <text:p text:style-name="P52"><text:span text:style-name="Source_20_Text"><text:span text:style-name="T77">    </text:span></text:span><text:span text:style-name="Source_20_Text"><text:span text:style-name="T104">//</text:span></text:span></text:p>
              <text:p text:style-name="P52"><text:span text:style-name="Source_20_Text"><text:span text:style-name="T90">}</text:span></text:span></text:p>
            </table:table-cell>
          </table:table-row>
        </table:table>
      </text:section>
      <text:h text:style-name="P82" text:outline-level="2">4. Spring boot *Test annotations</text:h>
      <text:p text:style-name="P61">Spring boot provides various annotations to enable test infrastructure related to only certain part of application. It also provides annotations which help in integration testing as well. Let’s visit them.</text:p>
      <text:h text:style-name="P90" text:outline-level="4">4.1. @SpringBootTest</text:h>
      <text:p text:style-name="P60"><text:span text:style-name="T9">This annotation helps in writing </text:span><text:span text:style-name="Strong_20_Emphasis"><text:span text:style-name="T3">integration tests</text:span></text:span><text:span text:style-name="T9">. It starts the embedded server and fully initializes the application context. We can inject the dependencies in test class using </text:span><text:span text:style-name="Source_20_Text"><text:span text:style-name="T69">@Autowired</text:span></text:span><text:span text:style-name="T9"> annotation.</text:span></text:p>
      <text:p text:style-name="P60"><text:span text:style-name="T9">We can also provide test specific beans configuration using </text:span><text:a xlink:type="simple" xlink:href="https://howtodoinjava.com/spring-boot2/springboot-test-configuration/" text:style-name="Internet_20_link" text:visited-style-name="Visited_20_Internet_20_Link"><text:span text:style-name="T57">nested @Configuration class</text:span></text:a><text:span text:style-name="T9"> or explicit </text:span><text:span text:style-name="Strong_20_Emphasis"><text:span text:style-name="T3">@TestConfiguration</text:span></text:span><text:span text:style-name="T9"> classes.</text:span></text:p>
      <text:p text:style-name="P60"><text:soft-page-break/><text:span text:style-name="T9">It also provides support for different webEnvironment modes and running web server listening on a defined or random port. It also registers a </text:span><text:a xlink:type="simple" xlink:href="https://howtodoinjava.com/spring-boot2/testresttemplate-post-example/" text:style-name="Internet_20_link" text:visited-style-name="Visited_20_Internet_20_Link"><text:span text:style-name="T57">TestRestTemplate</text:span></text:a><text:span text:style-name="T9"> and/or </text:span><text:span text:style-name="Strong_20_Emphasis"><text:span text:style-name="T3">WebTestClient</text:span></text:span><text:span text:style-name="T9"> bean for use in web tests.</text:span></text:p>
      <text:section text:style-name="Sect1" text:name="Section2">
        <text:p text:style-name="P58"><text:bookmark text:name="highlighter_64765"/></text:p>
        <text:p text:style-name="P146">@SpringBootTest example</text:p>
        <table:table table:name="Table13" table:style-name="Table13">
          <table:table-column table:style-name="Table13.A"/>
          <table:table-row>
            <table:table-cell table:style-name="Table13.A1" office:value-type="string">
              <text:p text:style-name="P52"><text:span text:style-name="Source_20_Text"><text:span text:style-name="T84">@SpringBootTest</text:span></text:span><text:span text:style-name="Source_20_Text"><text:span text:style-name="T90">(classes = SpringBootDemoApplication.</text:span></text:span><text:span text:style-name="Source_20_Text"><text:span text:style-name="T99">class</text:span></text:span><text:span text:style-name="Source_20_Text"><text:span text:style-name="T90">, </text:span></text:span></text:p>
              <text:p text:style-name="P52"><text:span text:style-name="Source_20_Text"><text:span text:style-name="T77">        </text:span></text:span><text:span text:style-name="Source_20_Text"><text:span text:style-name="T90">webEnvironment = WebEnvironment.RANDOM_PORT)</text:span></text:span></text:p>
              <text:p text:style-name="P52"><text:span text:style-name="Source_20_Text"><text:span text:style-name="T99">public</text:span></text:span><text:span text:style-name="T107"> </text:span><text:span text:style-name="Source_20_Text"><text:span text:style-name="T99">class</text:span></text:span><text:span text:style-name="T107"> </text:span><text:span text:style-name="Source_20_Text"><text:span text:style-name="T90">EmployeeControllerIntegrationTests </text:span></text:span></text:p>
              <text:p text:style-name="P52"><text:span text:style-name="Source_20_Text"><text:span text:style-name="T90">{</text:span></text:span></text:p>
              <text:p text:style-name="P52"><text:span text:style-name="Source_20_Text"><text:span text:style-name="T77">    </text:span></text:span><text:span text:style-name="Source_20_Text"><text:span text:style-name="T84">@LocalServerPort</text:span></text:span></text:p>
              <text:p text:style-name="P52"><text:span text:style-name="Source_20_Text"><text:span text:style-name="T77">    </text:span></text:span><text:span text:style-name="Source_20_Text"><text:span text:style-name="T99">private</text:span></text:span><text:span text:style-name="T107"> </text:span><text:span text:style-name="Source_20_Text"><text:span text:style-name="T99">int</text:span></text:span><text:span text:style-name="T107"> </text:span><text:span text:style-name="Source_20_Text"><text:span text:style-name="T90">port;</text:span></text:span></text:p>
              <text:p text:style-name="P54"> </text:p>
              <text:p text:style-name="P52"><text:span text:style-name="Source_20_Text"><text:span text:style-name="T77">    </text:span></text:span><text:span text:style-name="Source_20_Text"><text:span text:style-name="T84">@Autowired</text:span></text:span></text:p>
              <text:p text:style-name="P52"><text:span text:style-name="Source_20_Text"><text:span text:style-name="T77">    </text:span></text:span><text:span text:style-name="Source_20_Text"><text:span text:style-name="T99">private</text:span></text:span><text:span text:style-name="T107"> </text:span><text:span text:style-name="Source_20_Text"><text:span text:style-name="T90">TestRestTemplate restTemplate;</text:span></text:span></text:p>
              <text:p text:style-name="P54"> </text:p>
              <text:p text:style-name="P52"><text:span text:style-name="Source_20_Text"><text:span text:style-name="T77">    </text:span></text:span><text:span text:style-name="Source_20_Text"><text:span text:style-name="T104">//tests</text:span></text:span></text:p>
              <text:p text:style-name="P52"><text:span text:style-name="Source_20_Text"><text:span text:style-name="T90">}</text:span></text:span></text:p>
            </table:table-cell>
          </table:table-row>
        </table:table>
      </text:section>
      <text:p text:style-name="P176"><text:span text:style-name="T17">Read More : </text:span><text:a xlink:type="simple" xlink:href="https://howtodoinjava.com/spring-boot2/springboottest-annotation/" text:style-name="Internet_20_link" text:visited-style-name="Visited_20_Internet_20_Link"><text:span text:style-name="T61">@SpringBootTest example</text:span></text:a></text:p>
      <text:h text:style-name="P90" text:outline-level="4">4.2. @WebMvcTest</text:h>
      <text:p text:style-name="P60"><text:span text:style-name="T9">This annotation is used for </text:span><text:a xlink:type="simple" xlink:href="https://howtodoinjava.com/spring-mvc-tutorial/" office:target-frame-name="_blank" xlink:show="new" text:style-name="Internet_20_link" text:visited-style-name="Visited_20_Internet_20_Link"><text:span text:style-name="T57">Spring MVC</text:span></text:a><text:span text:style-name="T9"> tests. It disables full </text:span><text:a xlink:type="simple" xlink:href="https://howtodoinjava.com/spring-boot/springbootapplication-auto-configuration/" office:target-frame-name="_blank" xlink:show="new" text:style-name="Internet_20_link" text:visited-style-name="Visited_20_Internet_20_Link"><text:span text:style-name="T57">auto-configuration</text:span></text:a><text:span text:style-name="T9"> and instead apply only configuration relevant to MVC tests.</text:span></text:p>
      <text:p text:style-name="P60"><text:span text:style-name="T9">It also auto-configure </text:span><text:span text:style-name="Strong_20_Emphasis"><text:span text:style-name="T3">MockMvc</text:span></text:span><text:span text:style-name="T9"> instance as well. We can initialize only one web controller by passing </text:span><text:span text:style-name="Source_20_Text"><text:span text:style-name="T69">.class</text:span></text:span><text:span text:style-name="T9"> as the annotation attribute.</text:span></text:p>
      <text:section text:style-name="Sect1" text:name="highlighter_589320">
        <text:p text:style-name="P146">@WebMvcTest example</text:p>
        <table:table table:name="Table14" table:style-name="Table14">
          <table:table-column table:style-name="Table14.A"/>
          <text:soft-page-break/>
          <table:table-row>
            <table:table-cell table:style-name="Table14.A1" office:value-type="string">
              <text:p text:style-name="P52"><text:span text:style-name="Source_20_Text"><text:span text:style-name="T84">@WebMvcTest</text:span></text:span><text:span text:style-name="Source_20_Text"><text:span text:style-name="T90">(EmployeeRESTController.</text:span></text:span><text:span text:style-name="Source_20_Text"><text:span text:style-name="T99">class</text:span></text:span><text:span text:style-name="Source_20_Text"><text:span text:style-name="T90">)</text:span></text:span></text:p>
              <text:p text:style-name="P52"><text:span text:style-name="Source_20_Text"><text:span text:style-name="T99">public</text:span></text:span><text:span text:style-name="T107"> </text:span><text:span text:style-name="Source_20_Text"><text:span text:style-name="T99">class</text:span></text:span><text:span text:style-name="T107"> </text:span><text:span text:style-name="Source_20_Text"><text:span text:style-name="T90">TestEmployeeRESTController {</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84">@Autowired</text:span></text:span></text:p>
              <text:p text:style-name="P52"><text:span text:style-name="Source_20_Text"><text:span text:style-name="T77">    </text:span></text:span><text:span text:style-name="Source_20_Text"><text:span text:style-name="T99">private</text:span></text:span><text:span text:style-name="T107"> </text:span><text:span text:style-name="Source_20_Text"><text:span text:style-name="T90">MockMvc mvc;</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104">//</text:span></text:span></text:p>
              <text:p text:style-name="P52"><text:span text:style-name="Source_20_Text"><text:span text:style-name="T90">}</text:span></text:span></text:p>
            </table:table-cell>
          </table:table-row>
        </table:table>
      </text:section>
      <text:p text:style-name="P176"><text:span text:style-name="T17">Read More : </text:span><text:a xlink:type="simple" xlink:href="https://howtodoinjava.com/spring-boot2/spring-boot-mockmvc-example/" text:style-name="Internet_20_link" text:visited-style-name="Visited_20_Internet_20_Link"><text:span text:style-name="T61">@WebMvcTest example</text:span></text:a></text:p>
      <text:h text:style-name="P90" text:outline-level="4">4.3. @WebFluxTest</text:h>
      <text:p text:style-name="P60"><text:span text:style-name="T9">This annotation disables full auto-configuration and instead apply only configuration relevant to </text:span><text:a xlink:type="simple" xlink:href="https://howtodoinjava.com/spring-webflux/spring-webflux-tutorial/" office:target-frame-name="_blank" xlink:show="new" text:style-name="Internet_20_link" text:visited-style-name="Visited_20_Internet_20_Link"><text:span text:style-name="T57">WebFlux</text:span></text:a><text:span text:style-name="T9"> tests. By default, tests annotated with </text:span><text:span text:style-name="Emphasis"><text:span text:style-name="T9">@WebFluxTest</text:span></text:span><text:span text:style-name="T9"> will also auto-configure a </text:span><text:span text:style-name="Strong_20_Emphasis"><text:span text:style-name="T3">WebTestClient</text:span></text:span><text:span text:style-name="T9">.</text:span></text:p>
      <text:p text:style-name="P60"><text:span text:style-name="T9">Typically </text:span><text:span text:style-name="Emphasis"><text:span text:style-name="T9">@WebFluxTest</text:span></text:span><text:span text:style-name="T9"> is used in combination with </text:span><text:a xlink:type="simple" xlink:href="https://howtodoinjava.com/spring-boot2/spring-mockbean-annotation/" text:style-name="Internet_20_link" text:visited-style-name="Visited_20_Internet_20_Link"><text:span text:style-name="T57">@MockBean</text:span></text:a><text:span text:style-name="T9"> or </text:span><text:span text:style-name="Source_20_Text"><text:span text:style-name="T69">@Import</text:span></text:span><text:span text:style-name="T9"> to create any collaborators required by the controller bean.</text:span></text:p>
      <text:section text:style-name="Sect1" text:name="highlighter_259892">
        <text:p text:style-name="P146">@WebMvcTest example</text:p>
        <table:table table:name="Table15" table:style-name="Table15">
          <table:table-column table:style-name="Table15.A"/>
          <table:table-row>
            <table:table-cell table:style-name="Table15.A1" office:value-type="string">
              <text:p text:style-name="P52"><text:span text:style-name="Source_20_Text"><text:span text:style-name="T84">@WebFluxTest</text:span></text:span><text:span text:style-name="Source_20_Text"><text:span text:style-name="T90">(controllers = EmployeeController.</text:span></text:span><text:span text:style-name="Source_20_Text"><text:span text:style-name="T99">class</text:span></text:span><text:span text:style-name="Source_20_Text"><text:span text:style-name="T90">)</text:span></text:span></text:p>
              <text:p text:style-name="P52"><text:span text:style-name="Source_20_Text"><text:span text:style-name="T84">@Import</text:span></text:span><text:span text:style-name="Source_20_Text"><text:span text:style-name="T90">(EmployeeService.</text:span></text:span><text:span text:style-name="Source_20_Text"><text:span text:style-name="T99">class</text:span></text:span><text:span text:style-name="Source_20_Text"><text:span text:style-name="T90">)</text:span></text:span></text:p>
              <text:p text:style-name="P52"><text:span text:style-name="Source_20_Text"><text:span text:style-name="T99">public</text:span></text:span><text:span text:style-name="T107"> </text:span><text:span text:style-name="Source_20_Text"><text:span text:style-name="T99">class</text:span></text:span><text:span text:style-name="T107"> </text:span><text:span text:style-name="Source_20_Text"><text:span text:style-name="T90">EmployeeControllerTest </text:span></text:span></text:p>
              <text:p text:style-name="P52"><text:span text:style-name="Source_20_Text"><text:span text:style-name="T90">{</text:span></text:span></text:p>
              <text:p text:style-name="P52"><text:span text:style-name="Source_20_Text"><text:span text:style-name="T77">    </text:span></text:span><text:span text:style-name="Source_20_Text"><text:span text:style-name="T84">@MockBean</text:span></text:span></text:p>
              <text:p text:style-name="P52"><text:span text:style-name="Source_20_Text"><text:span text:style-name="T77">    </text:span></text:span><text:span text:style-name="Source_20_Text"><text:span text:style-name="T90">EmployeeRepository repository;</text:span></text:span></text:p>
              <text:p text:style-name="P54"> </text:p>
              <text:p text:style-name="P52"><text:span text:style-name="Source_20_Text"><text:span text:style-name="T77">    </text:span></text:span><text:span text:style-name="Source_20_Text"><text:span text:style-name="T84">@Autowired</text:span></text:span></text:p>
              <text:p text:style-name="P52"><text:span text:style-name="Source_20_Text"><text:span text:style-name="T77">    </text:span></text:span><text:span text:style-name="Source_20_Text"><text:span text:style-name="T99">private</text:span></text:span><text:span text:style-name="T107"> </text:span><text:span text:style-name="Source_20_Text"><text:span text:style-name="T90">WebTestClient webClient;</text:span></text:span></text:p>
              <text:p text:style-name="P54"> </text:p>
              <text:p text:style-name="P52"><text:span text:style-name="Source_20_Text"><text:span text:style-name="T77">    </text:span></text:span><text:span text:style-name="Source_20_Text"><text:span text:style-name="T104">//tests</text:span></text:span></text:p>
              <text:p text:style-name="P52"><text:span text:style-name="Source_20_Text"><text:span text:style-name="T90">}</text:span></text:span></text:p>
            </table:table-cell>
          </table:table-row>
        </table:table>
      </text:section>
      <text:p text:style-name="P176"><text:span text:style-name="T17">Read More : </text:span><text:a xlink:type="simple" xlink:href="https://howtodoinjava.com/spring-webflux/webfluxtest-with-webtestclient/" text:style-name="Internet_20_link" text:visited-style-name="Visited_20_Internet_20_Link"><text:span text:style-name="T61">@WebFluxTest example</text:span></text:a></text:p>
      <text:h text:style-name="P90" text:outline-level="4"><text:soft-page-break/>4.4. Other frequently used annotations</text:h>
      <text:list xml:id="list1411688334" text:style-name="L2">
        <text:list-item>
          <text:p text:style-name="P190"><text:span text:style-name="Strong_20_Emphasis"><text:span text:style-name="T3">@JdbcTest</text:span></text:span><text:span text:style-name="T9"> – can be used for a typical </text:span><text:a xlink:type="simple" xlink:href="https://howtodoinjava.com/jdbc-tutorials/" office:target-frame-name="_blank" xlink:show="new" text:style-name="Internet_20_link" text:visited-style-name="Visited_20_Internet_20_Link"><text:span text:style-name="T57">jdbc</text:span></text:a><text:span text:style-name="T9"> test when a test focuses only on jdbc-based components. It disables full auto-configuration and instead apply only configuration relevant to jdbc tests.</text:span></text:p>
          <text:p text:style-name="P190"><text:span text:style-name="T9">By default, tests annotated with @JdbcTest are transactional and roll back at the end of each test. The annotation configures an in-memory embedded database and </text:span><text:span text:style-name="Strong_20_Emphasis"><text:span text:style-name="T3">JdbcTemplate</text:span></text:span><text:span text:style-name="T9">.</text:span></text:p>
        </text:list-item>
        <text:list-item>
          <text:p text:style-name="P202"><text:span text:style-name="Strong_20_Emphasis"><text:span text:style-name="T3">@JooqTest</text:span></text:span><text:span text:style-name="T9"> – It can be used when a test focuses only on jOOQ-based components. Beware that by default, tests annotated with @JooqTest use the application configured database. To use embedded in-memory database, </text:span><text:span text:style-name="Strong_20_Emphasis"><text:span text:style-name="T3">@AutoConfigureTestDatabase</text:span></text:span><text:span text:style-name="T9"> annotation can be used to override these settings.</text:span></text:p>
        </text:list-item>
        <text:list-item>
          <text:p text:style-name="P202"><text:span text:style-name="Strong_20_Emphasis"><text:span text:style-name="T3">@JsonTest</text:span></text:span><text:span text:style-name="T9"> – It is used when a test focuses only on JSON serialization. It initializes the </text:span><text:span text:style-name="Source_20_Text"><text:span text:style-name="T69">@JsonComponent</text:span></text:span><text:span text:style-name="T9">, </text:span><text:span text:style-name="Source_20_Text"><text:span text:style-name="T69">JacksonTester</text:span></text:span><text:span text:style-name="T9">, </text:span><text:span text:style-name="Source_20_Text"><text:span text:style-name="T69">JsonbTester</text:span></text:span><text:span text:style-name="T9"> and </text:span><text:span text:style-name="Source_20_Text"><text:span text:style-name="T69">GsonTester</text:span></text:span><text:span text:style-name="T9"> fields.</text:span></text:p>
        </text:list-item>
        <text:list-item>
          <text:p text:style-name="P202"><text:a xlink:type="simple" xlink:href="https://howtodoinjava.com/spring-boot2/testing/datajpatest-annotation/" office:target-frame-name="_blank" xlink:show="new" text:style-name="Internet_20_link" text:visited-style-name="Visited_20_Internet_20_Link"><text:span text:style-name="Strong_20_Emphasis"><text:span text:style-name="T55">@DataJpaTest</text:span></text:span></text:a><text:span text:style-name="T9"> – It can be used to test JPA applications. By default, it scans for @Entity classes and configures Spring Data JPA repositories. If an embedded database is available on the classpath, it configures one as well.</text:span></text:p>
          <text:p text:style-name="P197">By default, data JPA tests are transactional and roll back at the end of each test.</text:p>
          <text:p text:style-name="P190"><text:span text:style-name="T9">Data JPA tests may also inject a </text:span><text:span text:style-name="Strong_20_Emphasis"><text:span text:style-name="T3">TestEntityManager</text:span></text:span><text:span text:style-name="T9"> bean, which provides an alternative to the standard JPA </text:span><text:span text:style-name="Source_20_Text"><text:span text:style-name="T69">EntityManager</text:span></text:span><text:span text:style-name="T9"> that is specifically designed for tests.</text:span></text:p>
        </text:list-item>
        <text:list-item>
          <text:p text:style-name="P202"><text:span text:style-name="Strong_20_Emphasis"><text:span text:style-name="T3">@DataMongoTest</text:span></text:span><text:span text:style-name="T9"> – is used to test MongoDB applications. By default, it configures an in-memory embedded MongoDB (if available), configures a </text:span><text:span text:style-name="Strong_20_Emphasis"><text:span text:style-name="T3">MongoTemplate</text:span></text:span><text:span text:style-name="T9">, scans for </text:span><text:span text:style-name="Source_20_Text"><text:span text:style-name="T69">@Document</text:span></text:span><text:span text:style-name="T9"> classes, and configures Spring Data MongoDB repositories.</text:span></text:p>
        </text:list-item>
        <text:list-item>
          <text:p text:style-name="P202"><text:soft-page-break/><text:span text:style-name="Strong_20_Emphasis"><text:span text:style-name="T3">@DataRedisTest</text:span></text:span><text:span text:style-name="T9"> – is used to test Redis applications. By default, it scans for @RedisHash classes and configures Spring Data Redis repositories.</text:span></text:p>
        </text:list-item>
        <text:list-item>
          <text:p text:style-name="P202"><text:span text:style-name="Strong_20_Emphasis"><text:span text:style-name="T3">@DataLdapTest</text:span></text:span><text:span text:style-name="T9"> – is used to test LDAP applications. By default, it configures an in-memory embedded LDAP (if available), configures an </text:span><text:span text:style-name="Strong_20_Emphasis"><text:span text:style-name="T3">LdapTemplate</text:span></text:span><text:span text:style-name="T9">, scans for @Entry classes, and configures Spring Data LDAP repositories.</text:span></text:p>
        </text:list-item>
        <text:list-item>
          <text:p text:style-name="P202"><text:a xlink:type="simple" xlink:href="https://howtodoinjava.com/spring-boot2/testing/restclienttest-test-services/" office:target-frame-name="_blank" xlink:show="new" text:style-name="Internet_20_link" text:visited-style-name="Visited_20_Internet_20_Link"><text:span text:style-name="Strong_20_Emphasis"><text:span text:style-name="T55">@RestClientTest</text:span></text:span></text:a><text:span text:style-name="T9"> – is used to test REST clients. By default, it auto-configures Jackson, GSON, and Jsonb support, configures a </text:span><text:span text:style-name="Source_20_Text"><text:span text:style-name="T69">RestTemplateBuilder</text:span></text:span><text:span text:style-name="T9">, and adds support for </text:span><text:span text:style-name="Source_20_Text"><text:span text:style-name="T69">MockRestServiceServer</text:span></text:span><text:span text:style-name="T9">.</text:span></text:p>
        </text:list-item>
      </text:list>
      <text:h text:style-name="P81" text:outline-level="2">5. Test Configuration</text:h>
      <text:p text:style-name="P60"><text:span text:style-name="Strong_20_Emphasis"><text:span text:style-name="T3">@TestConfiguration</text:span></text:span><text:span text:style-name="T9"> is specialized form of </text:span><text:span text:style-name="Source_20_Text"><text:span text:style-name="T69">@Configuration</text:span></text:span><text:span text:style-name="T9"> that can be used to define additional beans or customizations for a test.</text:span></text:p>
      <text:p text:style-name="P60"><text:span text:style-name="T9">In spring boot, any beans configured in a top-level class annotated with </text:span><text:span text:style-name="Source_20_Text"><text:span text:style-name="T69">@TestConfiguration</text:span></text:span><text:span text:style-name="T9"> will not be picked up via component scanning. We must explicitly register the @TestConfiguration class with the class that contains the test cases.</text:span></text:p>
      <text:p text:style-name="P61">The best thing is that these test configurations are not automatically part of application’s primary configuration. They are available only on-demand using one of below two ways to include this additional test configuration i.e.</text:p>
      <text:h text:style-name="P90" text:outline-level="4">5.1. @Import annotation</text:h>
      <text:p text:style-name="P61">It call be used to import one or more configuration classes into application context or spring test context.</text:p>
      <text:section text:style-name="Sect1" text:name="Section3">
        <text:p text:style-name="P58"><text:bookmark text:name="highlighter_449902"/></text:p>
        <text:p text:style-name="P146">Import test config</text:p>
        <table:table table:name="Table16" table:style-name="Table16">
          <table:table-column table:style-name="Table16.A"/>
          <text:soft-page-break/>
          <table:table-row>
            <table:table-cell table:style-name="Table16.A1" office:value-type="string">
              <text:p text:style-name="P52"><text:span text:style-name="Source_20_Text"><text:span text:style-name="T84">@Import</text:span></text:span><text:span text:style-name="Source_20_Text"><text:span text:style-name="T90">(MyTestConfiguration.</text:span></text:span><text:span text:style-name="Source_20_Text"><text:span text:style-name="T99">class</text:span></text:span><text:span text:style-name="Source_20_Text"><text:span text:style-name="T90">)</text:span></text:span></text:p>
              <text:p text:style-name="P52"><text:span text:style-name="Source_20_Text"><text:span text:style-name="T84">@SpringBootTest</text:span></text:span><text:span text:style-name="Source_20_Text"><text:span text:style-name="T90">(webEnvironment = WebEnvironment.RANDOM_PORT)</text:span></text:span></text:p>
              <text:p text:style-name="P52"><text:span text:style-name="Source_20_Text"><text:span text:style-name="T99">public</text:span></text:span><text:span text:style-name="T107"> </text:span><text:span text:style-name="Source_20_Text"><text:span text:style-name="T99">class</text:span></text:span><text:span text:style-name="T107"> </text:span><text:span text:style-name="Source_20_Text"><text:span text:style-name="T90">SpringBootDemoApplicationTests</text:span></text:span></text:p>
              <text:p text:style-name="P52"><text:span text:style-name="Source_20_Text"><text:span text:style-name="T90">{  </text:span></text:span></text:p>
              <text:p text:style-name="P52"><text:span text:style-name="Source_20_Text"><text:span text:style-name="T77">    </text:span></text:span><text:span text:style-name="Source_20_Text"><text:span text:style-name="T84">@LocalServerPort</text:span></text:span></text:p>
              <text:p text:style-name="P52"><text:span text:style-name="Source_20_Text"><text:span text:style-name="T77">    </text:span></text:span><text:span text:style-name="Source_20_Text"><text:span text:style-name="T99">int</text:span></text:span><text:span text:style-name="T107"> </text:span><text:span text:style-name="Source_20_Text"><text:span text:style-name="T90">randomServerPort;</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84">@Autowired</text:span></text:span></text:p>
              <text:p text:style-name="P52"><text:span text:style-name="Source_20_Text"><text:span text:style-name="T77">    </text:span></text:span><text:span text:style-name="Source_20_Text"><text:span text:style-name="T90">DataSource datasource;</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104">//tests</text:span></text:span></text:p>
              <text:p text:style-name="P52"><text:span text:style-name="Source_20_Text"><text:span text:style-name="T90">}</text:span></text:span></text:p>
            </table:table-cell>
          </table:table-row>
        </table:table>
      </text:section>
      <text:h text:style-name="P91" text:outline-level="4">5.2. Static nested classes</text:h>
      <text:p text:style-name="P60"><text:span text:style-name="T9">We can define the test configurations in nested classes inside the test class. The nested class can be annotated with </text:span><text:span text:style-name="Emphasis"><text:span text:style-name="T9">@Configuration</text:span></text:span><text:span text:style-name="T9"> or </text:span><text:span text:style-name="Emphasis"><text:span text:style-name="T9">@TestConfiguration</text:span></text:span><text:span text:style-name="T9"> annotations.</text:span></text:p>
      <text:list xml:id="list1692014371" text:style-name="L3">
        <text:list-item>
          <text:p text:style-name="P191"><text:span text:style-name="T9">In case of nested </text:span><text:span text:style-name="Source_20_Text"><text:span text:style-name="T69">@Configuration</text:span></text:span><text:span text:style-name="T9"> class, the given configuration would be used “instead of” the application’s primary configuration.</text:span></text:p>
        </text:list-item>
        <text:list-item>
          <text:p text:style-name="P203"><text:span text:style-name="T9">A nested </text:span><text:span text:style-name="Source_20_Text"><text:span text:style-name="T69">@TestConfiguration</text:span></text:span><text:span text:style-name="T9"> class is used “in addition to” the application’s primary configuration.</text:span></text:p>
        </text:list-item>
      </text:list>
      <text:section text:style-name="Sect1" text:name="Section4">
        <text:p text:style-name="P58"><text:bookmark text:name="highlighter_74701"/></text:p>
        <text:p text:style-name="P146">Import test config</text:p>
        <table:table table:name="Table17" table:style-name="Table17">
          <table:table-column table:style-name="Table17.A"/>
          <text:soft-page-break/>
          <table:table-row>
            <table:table-cell table:style-name="Table17.A1" office:value-type="string">
              <text:p text:style-name="P52"><text:span text:style-name="Source_20_Text"><text:span text:style-name="T84">@Import</text:span></text:span><text:span text:style-name="Source_20_Text"><text:span text:style-name="T90">(MyTestConfiguration.</text:span></text:span><text:span text:style-name="Source_20_Text"><text:span text:style-name="T99">class</text:span></text:span><text:span text:style-name="Source_20_Text"><text:span text:style-name="T90">)</text:span></text:span></text:p>
              <text:p text:style-name="P52"><text:span text:style-name="Source_20_Text"><text:span text:style-name="T84">@SpringBootTest</text:span></text:span><text:span text:style-name="Source_20_Text"><text:span text:style-name="T90">(webEnvironment = WebEnvironment.RANDOM_PORT)</text:span></text:span></text:p>
              <text:p text:style-name="P52"><text:span text:style-name="Source_20_Text"><text:span text:style-name="T99">public</text:span></text:span><text:span text:style-name="T107"> </text:span><text:span text:style-name="Source_20_Text"><text:span text:style-name="T99">class</text:span></text:span><text:span text:style-name="T107"> </text:span><text:span text:style-name="Source_20_Text"><text:span text:style-name="T90">SpringBootDemoApplicationTests</text:span></text:span></text:p>
              <text:p text:style-name="P52"><text:span text:style-name="Source_20_Text"><text:span text:style-name="T90">{  </text:span></text:span></text:p>
              <text:p text:style-name="P52"><text:span text:style-name="Source_20_Text"><text:span text:style-name="T77">    </text:span></text:span><text:span text:style-name="Source_20_Text"><text:span text:style-name="T84">@LocalServerPort</text:span></text:span></text:p>
              <text:p text:style-name="P52"><text:span text:style-name="Source_20_Text"><text:span text:style-name="T77">    </text:span></text:span><text:span text:style-name="Source_20_Text"><text:span text:style-name="T99">int</text:span></text:span><text:span text:style-name="T107"> </text:span><text:span text:style-name="Source_20_Text"><text:span text:style-name="T90">randomServerPort;</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84">@Autowired</text:span></text:span></text:p>
              <text:p text:style-name="P52"><text:span text:style-name="Source_20_Text"><text:span text:style-name="T77">    </text:span></text:span><text:span text:style-name="Source_20_Text"><text:span text:style-name="T90">DataSource datasource;</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104">//tests</text:span></text:span></text:p>
              <text:p text:style-name="P52"><text:span text:style-name="Source_20_Text"><text:span text:style-name="T90">}</text:span></text:span></text:p>
            </table:table-cell>
          </table:table-row>
        </table:table>
      </text:section>
      <text:h text:style-name="P82" text:outline-level="2"/>
      <text:p text:style-name="P80"/>
      <text:p text:style-name="P80"/>
      <text:p text:style-name="P80"/>
      <text:h text:style-name="P83" text:outline-level="2">6. Mocking</text:h>
      <text:p text:style-name="P104">Spring boot has an excellent support for mocking the dependencies with or without using Mockito.</text:p>
      <text:p text:style-name="Text_20_body"/>
      <text:h text:style-name="P159" text:outline-level="4">6.1. With Mockito – @Mock</text:h>
      <text:p text:style-name="Text_20_body"><text:span text:style-name="Strong_20_Emphasis"><text:span text:style-name="T3"/></text:span></text:p>
      <text:p text:style-name="P130"><text:span text:style-name="Strong_20_Emphasis"><text:span text:style-name="T3">@Mock</text:span></text:span><text:span text:style-name="T32"> </text:span><text:span text:style-name="T9">is used for mock creation. </text:span></text:p>
      <text:p text:style-name="P114">It makes the test class more readable.</text:p>
      <text:p text:style-name="P114"><text:s/>In test class, to process mockito annotations,</text:p>
      <text:p text:style-name="P131"><text:soft-page-break/><text:span text:style-name="T9"> </text:span><text:span text:style-name="Source_20_Text"><text:span text:style-name="T69">MockitoAnnotations.initMocks(testClass)</text:span></text:span><text:span text:style-name="T32"> </text:span><text:span text:style-name="T9">must be used at least once.</text:span></text:p>
      <text:p text:style-name="P115"/>
      <text:p text:style-name="P115"/>
      <text:p text:style-name="P131"><text:span text:style-name="T9">Please note that if you are using </text:span><text:span text:style-name="Source_20_Text"><text:span text:style-name="T69">RunWith(MockitoJUnitRunner.class)</text:span></text:span><text:span text:style-name="T9"> then explicit usage of </text:span><text:span text:style-name="Emphasis"><text:span text:style-name="T20">MockitoAnnotations.initMocks()</text:span></text:span><text:span text:style-name="T9"> is not necessary. Mocks are initialized before each test method.</text:span></text:p>
      <text:p text:style-name="P115"/>
      <text:p text:style-name="P131"><text:span text:style-name="T9">Use </text:span><text:span text:style-name="Source_20_Text"><text:span text:style-name="T69">@Mock</text:span></text:span><text:span text:style-name="T9"> in unit testing where spring text context is not needed.</text:span></text:p>
      <text:p text:style-name="P132"><text:line-break/></text:p>
      <text:p text:style-name="P120">6.2. Without Mockito – @MockBean</text:p>
      <text:p text:style-name="P102"/>
      <text:p text:style-name="Text_20_body"><text:span text:style-name="Strong_20_Emphasis"><text:span text:style-name="T3">@MockBean </text:span></text:span><text:span text:style-name="T9">annotation used to add mocks to a Spring ApplicationContext</text:span></text:p>
      <text:p text:style-name="P102"/>
      <text:p text:style-name="P102">It allow to mock a class or an interface and to record and verify behaviors on it.</text:p>
      <text:p text:style-name="P102"/>
      <text:p text:style-name="P102">Interesting this is that any existing bean of the same type defined in the context will be replaced by the mock. If no existing bean is defined a new one will be added.</text:p>
      <text:p text:style-name="P102"/>
      <text:p text:style-name="P103"><text:span text:style-name="Source_20_Text"><text:span text:style-name="T149">@MockBean </text:span></text:span>is similar to mockito’s <text:span text:style-name="Source_20_Text"><text:span text:style-name="T149">@Mock </text:span></text:span>but with Spring support. We will generally use <text:span text:style-name="Source_20_Text"><text:span text:style-name="T149">@MockBean </text:span></text:span>along with either <text:span text:style-name="Source_20_Text"><text:span text:style-name="T149">@WebMvcTest </text:span></text:span>or <text:span text:style-name="Source_20_Text"><text:span text:style-name="T149">@WebFluxTest </text:span></text:span>annotations. </text:p>
      <text:p text:style-name="P103"/>
      <text:p text:style-name="P103">These annotations are for web test slice and limited to a single controller.</text:p>
      <text:p text:style-name="P103"/>
      <text:p text:style-name="P103">In given example, we are mocking the <text:span text:style-name="Source_20_Text"><text:span text:style-name="T149">EmployeeRepository </text:span></text:span>bean. In this way, all the application code will be invoked but all repository interactions will be mocked.</text:p>
      <text:p text:style-name="P103"/>
      <text:p text:style-name="P2"><text:soft-page-break/><text:span text:style-name="Source_20_Text"><text:span text:style-name="T151">@WebFluxTest</text:span></text:span><text:span text:style-name="Source_20_Text"><text:span text:style-name="T152">(controllers = EmployeeController.</text:span></text:span><text:span text:style-name="Source_20_Text"><text:span text:style-name="T159">class</text:span></text:span><text:span text:style-name="Source_20_Text"><text:span text:style-name="T152">)</text:span></text:span></text:p>
      <text:p text:style-name="P24"><text:span text:style-name="Source_20_Text"><text:span text:style-name="T81">@Import</text:span></text:span><text:span text:style-name="Source_20_Text"><text:span text:style-name="T88">(EmployeeService.</text:span></text:span><text:span text:style-name="Source_20_Text"><text:span text:style-name="T98">class</text:span></text:span><text:span text:style-name="Source_20_Text"><text:span text:style-name="T88">)</text:span></text:span></text:p>
      <text:p text:style-name="P24"><text:span text:style-name="Source_20_Text"><text:span text:style-name="T98">public</text:span></text:span><text:span text:style-name="T36"> </text:span><text:span text:style-name="Source_20_Text"><text:span text:style-name="T98">class</text:span></text:span><text:span text:style-name="T36"> </text:span><text:span text:style-name="Source_20_Text"><text:span text:style-name="T88">EmployeeControllerTest</text:span></text:span></text:p>
      <text:p text:style-name="P24"><text:span text:style-name="Source_20_Text"><text:span text:style-name="T88">{</text:span></text:span></text:p>
      <text:p text:style-name="P24"><text:span text:style-name="Source_20_Text"><text:span text:style-name="T75">    </text:span></text:span><text:span text:style-name="Source_20_Text"><text:span text:style-name="T81">@MockBean</text:span></text:span></text:p>
      <text:p text:style-name="P24"><text:span text:style-name="Source_20_Text"><text:span text:style-name="T75">    </text:span></text:span><text:span text:style-name="Source_20_Text"><text:span text:style-name="T88">EmployeeRepository repository;</text:span></text:span></text:p>
      <text:p text:style-name="P24"><text:span text:style-name="Source_20_Text"><text:span text:style-name="T75">  </text:span></text:span><text:span text:style-name="T33"> </text:span></text:p>
      <text:p text:style-name="P24"><text:span text:style-name="Source_20_Text"><text:span text:style-name="T75">    </text:span></text:span><text:span text:style-name="Source_20_Text"><text:span text:style-name="T81">@Autowired</text:span></text:span></text:p>
      <text:p text:style-name="P24"><text:span text:style-name="Source_20_Text"><text:span text:style-name="T75">    </text:span></text:span><text:span text:style-name="Source_20_Text"><text:span text:style-name="T98">private</text:span></text:span><text:span text:style-name="T36"> </text:span><text:span text:style-name="Source_20_Text"><text:span text:style-name="T88">WebTestClient webClient;</text:span></text:span></text:p>
      <text:p text:style-name="P27"> </text:p>
      <text:p text:style-name="P24"><text:span text:style-name="Source_20_Text"><text:span text:style-name="T75">    </text:span></text:span><text:span text:style-name="Source_20_Text"><text:span text:style-name="T103">//tests</text:span></text:span></text:p>
      <text:p text:style-name="P24"><text:span text:style-name="Source_20_Text"><text:span text:style-name="T88">}</text:span></text:span></text:p>
      <text:p text:style-name="P103"/>
      <text:h text:style-name="P170" text:outline-level="2"/>
      <text:p text:style-name="P118"/>
      <text:p text:style-name="P118"/>
      <text:p text:style-name="P118"/>
      <text:p text:style-name="P118"/>
      <text:p text:style-name="P118"/>
      <text:p text:style-name="P118"/>
      <text:h text:style-name="P170" text:outline-level="2"/>
      <text:h text:style-name="P170" text:outline-level="2"/>
      <text:h text:style-name="P170" text:outline-level="2">7. Conclusion</text:h>
      <text:p text:style-name="P103"/>
      <text:p text:style-name="P103">Spring boot provides excellent support for <text:a xlink:type="simple" xlink:href="https://howtodoinjava.com/spring-boot2/rest-controller-unit-test-example/" text:style-name="Internet_20_link" text:visited-style-name="Visited_20_Internet_20_Link"><text:span text:style-name="T145">unit testing</text:span></text:a> and <text:a xlink:type="simple" xlink:href="https://howtodoinjava.com/spring-boot2/spring-integration-testing/" text:style-name="Internet_20_link" text:visited-style-name="Visited_20_Internet_20_Link"><text:span text:style-name="T145">integration testing</text:span></text:a> of applications and it’s various modules. We shall use the provided support through the use of annotations – very carefully.</text:p>
      <text:p text:style-name="P103"/>
      <text:p text:style-name="P103"/>
      <text:p text:style-name="P103"/>
      <text:p text:style-name="P103">Use <text:span text:style-name="Source_20_Text"><text:span text:style-name="T149">@SpringBootTest</text:span></text:span> annotation for integration testing while other auto-configuration annotations for unit testing of specific components.</text:p>
      <text:p text:style-name="P103"><text:soft-page-break/></text:p>
      <text:p text:style-name="P103"/>
      <text:p text:style-name="P103">Mocking the certain behavior is very common requirement and we can use either mockito’s <text:span text:style-name="Emphasis">@Mock</text:span> or Spring’s <text:span text:style-name="Emphasis">@MockBean</text:span> annotation for this purpose.</text:p>
      <text:p text:style-name="P131"><text:line-break/></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177" text:outline-level="1">Spring boot – @SpringBootTest</text:h>
      <text:p text:style-name="P96"/>
      <text:p text:style-name="P96"/>
      <text:p text:style-name="P96"/>
      <text:p text:style-name="P96"><text:span text:style-name="Strong_20_Emphasis"><text:span text:style-name="T129">@SpringBootTest</text:span></text:span> <text:span text:style-name="T128">annotation provided by Spring boot to enable boot specific features in the application tests during unit testing or integration testing.</text:span></text:p>
      <text:h text:style-name="P168" text:outline-level="2"/>
      <text:h text:style-name="P168" text:outline-level="2">1. @SpringBootTest</text:h>
      <text:p text:style-name="P96"/>
      <text:p text:style-name="P96"><text:soft-page-break/></text:p>
      <text:p text:style-name="P96"><text:span text:style-name="T128">We can specify </text:span><text:span text:style-name="Source_20_Text"><text:span text:style-name="T147">@SpringBootTest</text:span></text:span> <text:span text:style-name="T128">annotation on a test class that runs Spring Boot based tests. It’s class declaration is as below:</text:span></text:p>
      <text:p text:style-name="P115"/>
      <text:p text:style-name="P115"/>
      <text:p text:style-name="P96">SpringBootTest.java</text:p>
      <table:table table:name="Table18" table:style-name="Table18">
        <table:table-column table:style-name="Table18.A"/>
        <table:table-row>
          <table:table-cell table:style-name="Table18.A1" office:value-type="string">
            <text:p text:style-name="P52"><text:span text:style-name="Source_20_Text"><text:span text:style-name="T84">@Target</text:span></text:span><text:span text:style-name="Source_20_Text"><text:span text:style-name="T90">(value=TYPE)</text:span></text:span></text:p>
            <text:p text:style-name="P52"><text:span text:style-name="Source_20_Text"><text:span text:style-name="T84">@Retention</text:span></text:span><text:span text:style-name="Source_20_Text"><text:span text:style-name="T90">(value=RUNTIME)</text:span></text:span></text:p>
            <text:p text:style-name="P52"><text:span text:style-name="Source_20_Text"><text:span text:style-name="T84">@Documented</text:span></text:span></text:p>
            <text:p text:style-name="P52"><text:span text:style-name="Source_20_Text"><text:span text:style-name="T84">@Inherited</text:span></text:span></text:p>
            <text:p text:style-name="P52"><text:span text:style-name="Source_20_Text"><text:span text:style-name="T84">@BootstrapWith</text:span></text:span><text:span text:style-name="Source_20_Text"><text:span text:style-name="T90">(value=SpringBootTestContextBootstrapper.</text:span></text:span><text:span text:style-name="Source_20_Text"><text:span text:style-name="T99">class</text:span></text:span><text:span text:style-name="Source_20_Text"><text:span text:style-name="T90">)</text:span></text:span></text:p>
            <text:p text:style-name="P52"><text:span text:style-name="Source_20_Text"><text:span text:style-name="T84">@ExtendWith</text:span></text:span><text:span text:style-name="Source_20_Text"><text:span text:style-name="T90">(value=org.springframework.test.context.junit.jupiter.SpringExtension.</text:span></text:span><text:span text:style-name="Source_20_Text"><text:span text:style-name="T99">class</text:span></text:span><text:span text:style-name="Source_20_Text"><text:span text:style-name="T90">)</text:span></text:span></text:p>
            <text:p text:style-name="P52"><text:span text:style-name="Source_20_Text"><text:span text:style-name="T99"/></text:span></text:p>
            <text:p text:style-name="P52"><text:span text:style-name="Source_20_Text"><text:span text:style-name="T99">public</text:span></text:span><text:span text:style-name="T107"> </text:span><text:span text:style-name="Source_20_Text"><text:span text:style-name="T112">@interface</text:span></text:span><text:span text:style-name="T107"> </text:span><text:span text:style-name="Source_20_Text"><text:span text:style-name="T90">SpringBootTest </text:span></text:span></text:p>
            <text:p text:style-name="P52"><text:span text:style-name="Source_20_Text"><text:span text:style-name="T90">{</text:span></text:span></text:p>
            <text:p text:style-name="P52"><text:span text:style-name="Source_20_Text"><text:span text:style-name="T77">    </text:span></text:span><text:span text:style-name="Source_20_Text"><text:span text:style-name="T104">//</text:span></text:span></text:p>
            <text:p text:style-name="P52"><text:span text:style-name="Source_20_Text"><text:span text:style-name="T90">}</text:span></text:span></text:p>
          </table:table-cell>
        </table:table-row>
      </table:table>
      <text:p text:style-name="P115"/>
      <text:p text:style-name="P115"/>
      <text:p text:style-name="P115"/>
      <text:p text:style-name="P115"/>
      <text:p text:style-name="P96"><text:span text:style-name="T128">It provides the following features over and above the regular Spring TestContext provided by </text:span><text:span text:style-name="Source_20_Text"><text:span text:style-name="T147">@ContextConfiguration(classes=…​)</text:span></text:span><text:span text:style-name="T128"> annotation in </text:span><text:span text:style-name="Emphasis"><text:span text:style-name="T128">spring-test</text:span></text:span><text:span text:style-name="T128">.</text:span></text:p>
      <text:p text:style-name="P115"/>
      <text:p text:style-name="P96"><text:span text:style-name="T128">Automatically searches for a </text:span><text:span text:style-name="Source_20_Text"><text:span text:style-name="T147">@SpringBootConfiguration</text:span></text:span><text:span text:style-name="T128"> when </text:span><text:a xlink:type="simple" xlink:href="https://howtodoinjava.com/spring-boot2/springboot-test-configuration/" text:style-name="Internet_20_link" text:visited-style-name="Visited_20_Internet_20_Link"><text:span text:style-name="Emphasis"><text:span text:style-name="T143">nested @Configuration class</text:span></text:span></text:a><text:span text:style-name="T128"> is not used, and no explicit classes are specified.</text:span></text:p>
      <text:list xml:id="list3373565174" text:style-name="L4">
        <text:list-item>
          <text:p text:style-name="P204"><text:span text:style-name="T9">Allows </text:span><text:span text:style-name="Emphasis"><text:span text:style-name="T9">custom environment properties</text:span></text:span><text:span text:style-name="T9"> to be defined using the properties attribute.</text:span></text:p>
        </text:list-item>
        <text:list-item>
          <text:p text:style-name="P204"><text:span text:style-name="T9">Provides support for different </text:span><text:span text:style-name="Emphasis"><text:span text:style-name="T9">webEnvironment</text:span></text:span><text:span text:style-name="T9"> modes, including the ability to start a fully running web server listening on a defined or random port.</text:span></text:p>
        </text:list-item>
        <text:list-item>
          <text:p text:style-name="P204"><text:soft-page-break/><text:span text:style-name="T9">Registers a </text:span><text:span text:style-name="Source_20_Text"><text:span text:style-name="T69">TestRestTemplate</text:span></text:span><text:span text:style-name="T9"> and/or </text:span><text:span text:style-name="Source_20_Text"><text:span text:style-name="T69">WebTestClient</text:span></text:span><text:span text:style-name="T9"> bean for use in web tests that are using a fully running web server.</text:span></text:p>
        </text:list-item>
      </text:list>
      <text:p text:style-name="P115"/>
      <text:p text:style-name="P115"/>
      <text:p text:style-name="P115"/>
      <text:p text:style-name="P115"/>
      <text:h text:style-name="P168" text:outline-level="2">Using @SpringBootTest for integration testing</text:h>
      <text:p text:style-name="P131"/>
      <text:p text:style-name="P131"><text:span text:style-name="Source_20_Text"><text:span text:style-name="T69">@SpringBootTest</text:span></text:span><text:span text:style-name="T32"> </text:span><text:span text:style-name="T9">annotation loads whole application, but it is better to limit Application Context only to a set of spring components that participate in test scenario.</text:span></text:p>
      <text:p text:style-name="P115"/>
      <text:p text:style-name="P115"/>
      <text:h text:style-name="P163" text:outline-level="4">3.1. classes attribute</text:h>
      <text:p text:style-name="P121"/>
      <text:p text:style-name="P97"><text:span text:style-name="T128">The </text:span><text:span text:style-name="Source_20_Text"><text:span text:style-name="T147">classes</text:span></text:span><text:span text:style-name="T128"> attribute specifies the annotated classes to use for loading an </text:span><text:span text:style-name="Emphasis"><text:span text:style-name="T131">ApplicationContext</text:span></text:span><text:span text:style-name="T128">.</text:span></text:p>
      <text:p text:style-name="P49"/>
      <text:p text:style-name="P97">@SpringBootTest classes attribute usage</text:p>
      <table:table table:name="Table19" table:style-name="Table19">
        <table:table-column table:style-name="Table19.A"/>
        <table:table-row>
          <table:table-cell table:style-name="Table19.A1" office:value-type="string">
            <text:p text:style-name="P52"><text:span text:style-name="Source_20_Text"><text:span text:style-name="T84">@SpringBootTest</text:span></text:span><text:span text:style-name="Source_20_Text"><text:span text:style-name="T90">(classes = {EmployeeRepository.</text:span></text:span><text:span text:style-name="Source_20_Text"><text:span text:style-name="T99">class</text:span></text:span><text:span text:style-name="Source_20_Text"><text:span text:style-name="T90">, EmployeeService.</text:span></text:span><text:span text:style-name="Source_20_Text"><text:span text:style-name="T99">class</text:span></text:span><text:span text:style-name="Source_20_Text"><text:span text:style-name="T90">})</text:span></text:span></text:p>
            <text:p text:style-name="P52"><text:span text:style-name="Source_20_Text"><text:span text:style-name="T99">public</text:span></text:span><text:span text:style-name="T107"> </text:span><text:span text:style-name="Source_20_Text"><text:span text:style-name="T99">class</text:span></text:span><text:span text:style-name="T107"> </text:span><text:span text:style-name="Source_20_Text"><text:span text:style-name="T90">SpringBootDemoApplicationTests </text:span></text:span></text:p>
            <text:p text:style-name="P52"><text:span text:style-name="Source_20_Text"><text:span text:style-name="T90">{   </text:span></text:span></text:p>
            <text:p text:style-name="P52"><text:span text:style-name="Source_20_Text"><text:span text:style-name="T77">    </text:span></text:span><text:span text:style-name="Source_20_Text"><text:span text:style-name="T84">@Autowired</text:span></text:span></text:p>
            <text:p text:style-name="P52"><text:span text:style-name="Source_20_Text"><text:span text:style-name="T77">    </text:span></text:span><text:span text:style-name="Source_20_Text"><text:span text:style-name="T99">private</text:span></text:span><text:span text:style-name="T107"> </text:span><text:span text:style-name="Source_20_Text"><text:span text:style-name="T90">EmployeeService employeeService;</text:span></text:span></text:p>
            <text:p text:style-name="P52"><text:span text:style-name="Source_20_Text"><text:span text:style-name="T77">    </text:span></text:span><text:span text:style-name="Source_20_Text"><text:span text:style-name="T104">//---- tests -----</text:span></text:span></text:p>
            <text:p text:style-name="P52"><text:span text:style-name="Source_20_Text"><text:span text:style-name="T90">}</text:span></text:span></text:p>
          </table:table-cell>
        </table:table-row>
      </table:table>
      <text:p text:style-name="P121"/>
      <text:p text:style-name="P121"/>
      <text:h text:style-name="P163" text:outline-level="4">3.2. *…Test annotations</text:h>
      <text:p text:style-name="P121"/>
      <text:p text:style-name="P97"><text:soft-page-break/><text:span text:style-name="T128">If we are writing unit tests then it’s always better now to use </text:span><text:span text:style-name="Source_20_Text"><text:span text:style-name="T147">@SpringBootTest</text:span></text:span><text:span text:style-name="T127"> </text:span><text:span text:style-name="T128">annotation. Rather use the specialized spring boot test annotations which test a very specific slice of the application.</text:span></text:p>
      <text:p text:style-name="P105"/>
      <text:p text:style-name="P105">These annotations disable full auto-configuration and instead apply only configuration relevant to specific layers of the codebase.</text:p>
      <text:p text:style-name="P105"/>
      <text:p text:style-name="P105">Some of these anntations are given below:</text:p>
      <text:p text:style-name="P105"/>
      <text:p text:style-name="P105"/>
      <text:p text:style-name="P105"><text:span text:style-name="Strong_20_Emphasis"><text:span text:style-name="T137">@WebFluxTest</text:span></text:span> – can be used in combination with @RunWith(SpringRunner.class) for a typical Spring WebFlux test which focuses only on Spring WebFlux components. It will also auto-configure a <text:span text:style-name="Source_20_Text"><text:span text:style-name="T149">WebTestClient</text:span></text:span>.</text:p>
      <text:list xml:id="list2797230635" text:style-name="L5">
        <text:list-item>
          <text:p text:style-name="P205"><text:span text:style-name="Strong_20_Emphasis"><text:span text:style-name="T3">@JdbcTest</text:span></text:span><text:span text:style-name="T9"> – can be used when a test focuses only on jdbc-based components. The annotation configures an in-memory embedded database and </text:span><text:span text:style-name="Emphasis"><text:span text:style-name="T9">JdbcTemplate</text:span></text:span><text:span text:style-name="T9">. By default, tests are transactional and roll back at the end of each test.</text:span></text:p>
        </text:list-item>
        <text:list-item>
          <text:p text:style-name="P205"><text:span text:style-name="Strong_20_Emphasis"><text:span text:style-name="T3">@DataMongoTest</text:span></text:span><text:span text:style-name="T9"> – can be used when a test focuses only on MongoDB components. By default, tests annotated with @DataMongoTest will use an embedded in-memory MongoDB process if the driver is available through dependencies. It also configures a </text:span><text:span text:style-name="Emphasis"><text:span text:style-name="T9">MongoTemplate</text:span></text:span><text:span text:style-name="T9">, scans for </text:span><text:span text:style-name="Emphasis"><text:span text:style-name="T9">@Document</text:span></text:span><text:span text:style-name="T9"> classes, and configures Spring Data MongoDB repositories.</text:span></text:p>
        </text:list-item>
        <text:list-item>
          <text:p text:style-name="P205"><text:span text:style-name="Strong_20_Emphasis"><text:span text:style-name="T3">@DataRedisTest</text:span></text:span><text:span text:style-name="T9"> – can be used to test Redis applications. It scans for </text:span><text:span text:style-name="Emphasis"><text:span text:style-name="T9">@RedisHash</text:span></text:span><text:span text:style-name="T9"> classes and configures Spring Data Redis repositories.</text:span></text:p>
        </text:list-item>
        <text:list-item>
          <text:p text:style-name="P205"><text:span text:style-name="Strong_20_Emphasis"><text:span text:style-name="T3">@DataLdapTest</text:span></text:span><text:span text:style-name="T9"> – can be used to test LDAP applications. It configures an in-memory embedded LDAP (if available), configures a </text:span><text:span text:style-name="Emphasis"><text:span text:style-name="T9">LdapTemplate</text:span></text:span><text:span text:style-name="T9">, scans for </text:span><text:span text:style-name="Emphasis"><text:span text:style-name="T9">@Entry</text:span></text:span><text:span text:style-name="T9"> classes, and configures Spring Data LDAP repositories.</text:span></text:p>
          <text:p text:style-name="P192"><text:span text:style-name="Strong_20_Emphasis"><text:span text:style-name="T3">@RestClientTest</text:span></text:span><text:span text:style-name="T9"> – can be used to test REST clients. It auto-configures dependencies like Jackson, GSON, and Jsonb support, </text:span><text:soft-page-break/><text:span text:style-name="T9">configures a </text:span><text:span text:style-name="Emphasis"><text:span text:style-name="T9">RestTemplateBuilder</text:span></text:span><text:span text:style-name="T9">, and adds support for </text:span><text:span text:style-name="Emphasis"><text:span text:style-name="T9">MockRestServiceServer</text:span></text:span><text:span text:style-name="T9"> by default.</text:span></text:p>
        </text:list-item>
        <text:list-item>
          <text:p text:style-name="P205"><text:span text:style-name="Strong_20_Emphasis"><text:span text:style-name="T3">@JooqTest</text:span></text:span><text:span text:style-name="T9"> – be used when a test focuses only on jOOQ-based components.</text:span></text:p>
        </text:list-item>
      </text:list>
      <text:p text:style-name="P105"/>
      <text:p text:style-name="P115"/>
      <text:p text:style-name="P115"/>
      <text:h text:style-name="P219" text:outline-level="5">Spring Boot – @RestClientTest</text:h>
      <text:p text:style-name="P121"/>
      <text:p text:style-name="P131"><text:span text:style-name="Strong_20_Emphasis"><text:span text:style-name="T3">@RestClientTest</text:span></text:span><text:span text:style-name="T16"> annotation provided by Spring boot test module that focuses only on beans that use </text:span><text:a xlink:type="simple" xlink:href="https://howtodoinjava.com/spring-boot2/resttemplate/resttemplate-builder/" text:style-name="Internet_20_link" text:visited-style-name="Visited_20_Internet_20_Link"><text:span text:style-name="Source_20_Text"><text:span text:style-name="T62">RestTemplateBuilder</text:span></text:span></text:a><text:span text:style-name="T16"> or </text:span><text:a xlink:type="simple" xlink:href="https://howtodoinjava.com/spring-boot2/resttemplate/spring-restful-client-resttemplate-example/" text:style-name="Internet_20_link" text:visited-style-name="Visited_20_Internet_20_Link"><text:span text:style-name="Source_20_Text"><text:span text:style-name="T67">RestTemplate</text:span></text:span></text:a><text:span text:style-name="T16">.</text:span></text:p>
      <text:p text:style-name="Text_20_body"><text:line-break/></text:p>
      <text:h text:style-name="P171" text:outline-level="2">1. @RestClientTest annotation</text:h>
      <text:p text:style-name="P119"/>
      <text:p text:style-name="Text_20_body"><text:a xlink:type="simple" xlink:href="https://docs.spring.io/spring-boot/docs/current/api/org/springframework/boot/test/autoconfigure/web/client/RestClientTest.html" office:target-frame-name="_blank" xlink:show="new" text:style-name="Internet_20_link" text:visited-style-name="Visited_20_Internet_20_Link"><text:span text:style-name="Source_20_Text"><text:span text:style-name="T62">@RestClientTest</text:span></text:span></text:a><text:span text:style-name="T4"> </text:span><text:span text:style-name="T16">is one of the test specific annotations that disables full </text:span><text:a xlink:type="simple" xlink:href="https://howtodoinjava.com/spring-boot/springbootapplication-auto-configuration/" office:target-frame-name="_blank" xlink:show="new" text:style-name="Internet_20_link" text:visited-style-name="Visited_20_Internet_20_Link"><text:span text:style-name="T60">auto-configuration</text:span></text:a><text:span text:style-name="T16">and instead apply only configuration relevant to specific tests.</text:span></text:p>
      <text:p text:style-name="P104"/>
      <text:p text:style-name="Text_20_body"><text:span text:style-name="Source_20_Text"><text:span text:style-name="T70">@RestClientTest </text:span></text:span><text:span text:style-name="T16">annotation is </text:span><text:span text:style-name="Strong_20_Emphasis"><text:span text:style-name="T3">used to test service layer </text:span></text:span><text:span text:style-name="T16">which uses </text:span><text:span text:style-name="Source_20_Text"><text:span text:style-name="T70">RestTemplate </text:span></text:span><text:span text:style-name="T16">to interact with external services.</text:span></text:p>
      <text:p text:style-name="P104"/>
      <text:p text:style-name="P104">This annotation disables full auto-configuration and instead apply only configuration relevant to rest client tests.</text:p>
      <text:p text:style-name="P119"/>
      <text:p text:style-name="P119"/>
      <text:p text:style-name="P119">2. Testing service which uses RestTemplateBuilder</text:p>
      <text:p text:style-name="P119"/>
      <text:p text:style-name="Text_20_body"><text:span text:style-name="T16">If the service under test uses </text:span><text:span text:style-name="Source_20_Text"><text:span text:style-name="T70">RestTemplateBuilder</text:span></text:span><text:span text:style-name="Source_20_Text"><text:span text:style-name="T5"> </text:span></text:span><text:span text:style-name="T16">to obtain the </text:span><text:span text:style-name="Source_20_Text"><text:span text:style-name="T70">RestTemplate</text:span></text:span><text:span text:style-name="Source_20_Text"><text:span text:style-name="T5"> </text:span></text:span><text:span text:style-name="T16">for invoking external services, we can use </text:span><text:span text:style-name="Source_20_Text"><text:span text:style-name="T70">@RestClientTest</text:span></text:span><text:span text:style-name="Source_20_Text"><text:span text:style-name="T5"> </text:span></text:span><text:span text:style-name="T16">annotation directly over test class.</text:span></text:p>
      <text:p text:style-name="P104"/>
      <text:p text:style-name="P104"/>
      <text:p text:style-name="Text_20_body"><text:span text:style-name="T16">If the service under test uses </text:span><text:span text:style-name="Source_20_Text"><text:span text:style-name="T70">RestTemplateBuilder </text:span></text:span><text:span text:style-name="T16">to obtain the </text:span><text:span text:style-name="Source_20_Text"><text:span text:style-name="T70">RestTemplate </text:span></text:span><text:span text:style-name="T16">for invoking external services, we can use </text:span><text:span text:style-name="Source_20_Text"><text:span text:style-name="T70">@RestClientTest </text:span></text:span><text:span text:style-name="T16">annotation directly over test class.</text:span></text:p>
      <text:h text:style-name="P164" text:outline-level="4">2.1. Service</text:h>
      <text:section text:style-name="Sect1" text:name="highlighter_420501">
        <text:p text:style-name="P146">UserServiceImpl.java</text:p>
        <table:table table:name="Table20" table:style-name="Table20">
          <table:table-column table:style-name="Table20.A"/>
          <text:soft-page-break/>
          <table:table-row>
            <table:table-cell table:style-name="Table20.A1" office:value-type="string">
              <text:p text:style-name="P52"><text:span text:style-name="Source_20_Text"><text:span text:style-name="T99">import</text:span></text:span><text:span text:style-name="T107"> </text:span><text:span text:style-name="Source_20_Text"><text:span text:style-name="T90">org.springframework.boot.web.client.RestTemplateBuilder;</text:span></text:span></text:p>
              <text:p text:style-name="P52"><text:span text:style-name="Source_20_Text"><text:span text:style-name="T99">import</text:span></text:span><text:span text:style-name="T107"> </text:span><text:span text:style-name="Source_20_Text"><text:span text:style-name="T90">org.springframework.stereotype.Service;</text:span></text:span></text:p>
              <text:p text:style-name="P52"><text:span text:style-name="Source_20_Text"><text:span text:style-name="T99">import</text:span></text:span><text:span text:style-name="T107"> </text:span><text:span text:style-name="Source_20_Text"><text:span text:style-name="T90">org.springframework.web.client.RestTemplate;</text:span></text:span></text:p>
              <text:p text:style-name="P52"><text:span text:style-name="Source_20_Text"><text:span text:style-name="T99">import</text:span></text:span><text:span text:style-name="T107"> </text:span><text:span text:style-name="Source_20_Text"><text:span text:style-name="T90">com.springexamples.demo.service.UserService;</text:span></text:span></text:p>
              <text:p text:style-name="P54"> </text:p>
              <text:p text:style-name="P52"><text:span text:style-name="Source_20_Text"><text:span text:style-name="T84">@Service</text:span></text:span></text:p>
              <text:p text:style-name="P52"><text:span text:style-name="Source_20_Text"><text:span text:style-name="T99">public</text:span></text:span><text:span text:style-name="T107"> </text:span><text:span text:style-name="Source_20_Text"><text:span text:style-name="T99">class</text:span></text:span><text:span text:style-name="T107"> </text:span><text:span text:style-name="Source_20_Text"><text:span text:style-name="T90">UserServiceImpl </text:span></text:span><text:span text:style-name="Source_20_Text"><text:span text:style-name="T99">implements</text:span></text:span><text:span text:style-name="T107"> </text:span><text:span text:style-name="Source_20_Text"><text:span text:style-name="T90">UserService {</text:span></text:span></text:p>
              <text:p text:style-name="P54"> </text:p>
              <text:p text:style-name="P52"><text:span text:style-name="Source_20_Text"><text:span text:style-name="T78">    </text:span></text:span><text:span text:style-name="Source_20_Text"><text:span text:style-name="T92">RestTemplate restTemplate;</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84">@Autowired</text:span></text:span></text:p>
              <text:p text:style-name="P52"><text:span text:style-name="Source_20_Text"><text:span text:style-name="T77">    </text:span></text:span><text:span text:style-name="Source_20_Text"><text:span text:style-name="T99">public</text:span></text:span><text:span text:style-name="T107"> </text:span><text:span text:style-name="Source_20_Text"><text:span text:style-name="T90">UserServiceImpl(RestTemplateBuilder restTemplateBuilder) {</text:span></text:span></text:p>
              <text:p text:style-name="P52"><text:span text:style-name="Source_20_Text"><text:span text:style-name="T78">        </text:span></text:span><text:span text:style-name="Source_20_Text"><text:span text:style-name="T92">restTemplate = restTemplateBuilder.build();</text:span></text:span></text:p>
              <text:p text:style-name="P52"><text:span text:style-name="Source_20_Text"><text:span text:style-name="T77">    </text:span></text:span><text:span text:style-name="Source_20_Text"><text:span text:style-name="T90">}</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84">@Override</text:span></text:span></text:p>
              <text:p text:style-name="P52"><text:span text:style-name="Source_20_Text"><text:span text:style-name="T77">    </text:span></text:span><text:span text:style-name="Source_20_Text"><text:span text:style-name="T99">public</text:span></text:span><text:span text:style-name="T107"> </text:span><text:span text:style-name="Source_20_Text"><text:span text:style-name="T90">String testUserService() {</text:span></text:span></text:p>
              <text:p text:style-name="P54"> </text:p>
              <text:p text:style-name="P52"><text:span text:style-name="Source_20_Text"><text:span text:style-name="T77">        </text:span></text:span><text:span text:style-name="Source_20_Text"><text:span text:style-name="T99">final</text:span></text:span><text:span text:style-name="T107"> </text:span><text:span text:style-name="Source_20_Text"><text:span text:style-name="T90">String uri = </text:span></text:span><text:span text:style-name="Source_20_Text"><text:span text:style-name="T113">"</text:span></text:span><text:a xlink:type="simple" xlink:href="http://localhost:8080/users" text:style-name="Internet_20_link" text:visited-style-name="Visited_20_Internet_20_Link"><text:span text:style-name="Source_20_Text"><text:span text:style-name="T116">http://localhost:8080/users</text:span></text:span></text:a><text:span text:style-name="Source_20_Text"><text:span text:style-name="T113">"</text:span></text:span><text:span text:style-name="Source_20_Text"><text:span text:style-name="T90">;</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90">String result = restTemplate.getForObject(uri, String.</text:span></text:span><text:span text:style-name="Source_20_Text"><text:span text:style-name="T99">class</text:span></text:span><text:span text:style-name="Source_20_Text"><text:span text:style-name="T90">);</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90">System.out.println(result);</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99">return</text:span></text:span><text:span text:style-name="T107"> </text:span><text:span text:style-name="Source_20_Text"><text:span text:style-name="T90">result;</text:span></text:span></text:p>
              <text:p text:style-name="P52"><text:span text:style-name="Source_20_Text"><text:span text:style-name="T77">    </text:span></text:span><text:span text:style-name="Source_20_Text"><text:span text:style-name="T90">}</text:span></text:span></text:p>
              <text:p text:style-name="P53"><text:span text:style-name="Source_20_Text"><text:span text:style-name="T90">}</text:span></text:span></text:p>
            </table:table-cell>
          </table:table-row>
        </table:table>
      </text:section>
      <text:h text:style-name="P88" text:outline-level="4">2.2. Test class</text:h>
      <text:section text:style-name="Sect1" text:name="highlighter_200804">
        <text:p text:style-name="P146">UserServiceImpl.java</text:p>
        <table:table table:name="Table21" table:style-name="Table21">
          <table:table-column table:style-name="Table21.A"/>
          <text:soft-page-break/>
          <table:table-row>
            <table:table-cell table:style-name="Table21.A1" office:value-type="string">
              <text:p text:style-name="P52"><text:span text:style-name="Source_20_Text"><text:span text:style-name="T99">import</text:span></text:span><text:span text:style-name="T107"> </text:span><text:span text:style-name="Source_20_Text"><text:span text:style-name="T99">static</text:span></text:span><text:span text:style-name="T107"> </text:span><text:span text:style-name="Source_20_Text"><text:span text:style-name="T90">org.assertj.core.api.Assertions.assertThat;</text:span></text:span></text:p>
              <text:p text:style-name="P52"><text:span text:style-name="Source_20_Text"><text:span text:style-name="T99">import</text:span></text:span><text:span text:style-name="T107"> </text:span><text:span text:style-name="Source_20_Text"><text:span text:style-name="T99">static</text:span></text:span><text:span text:style-name="T107"> </text:span><text:span text:style-name="Source_20_Text"><text:span text:style-name="T90">org.springframework.test.web.client.match.MockRestRequestMatchers.requestTo;</text:span></text:span></text:p>
              <text:p text:style-name="P52"><text:span text:style-name="Source_20_Text"><text:span text:style-name="T99">import</text:span></text:span><text:span text:style-name="T107"> </text:span><text:span text:style-name="Source_20_Text"><text:span text:style-name="T99">static</text:span></text:span><text:span text:style-name="T107"> </text:span><text:span text:style-name="Source_20_Text"><text:span text:style-name="T90">org.springframework.test.web.client.response.MockRestResponseCreators.withSuccess;</text:span></text:span></text:p>
              <text:p text:style-name="P52"><text:span text:style-name="Source_20_Text"><text:span text:style-name="T99">import</text:span></text:span><text:span text:style-name="T107"> </text:span><text:span text:style-name="Source_20_Text"><text:span text:style-name="T90">org.junit.Test;</text:span></text:span></text:p>
              <text:p text:style-name="P52"><text:span text:style-name="Source_20_Text"><text:span text:style-name="T99">import</text:span></text:span><text:span text:style-name="T107"> </text:span><text:span text:style-name="Source_20_Text"><text:span text:style-name="T90">org.junit.runner.RunWith;</text:span></text:span></text:p>
              <text:p text:style-name="P52"><text:span text:style-name="Source_20_Text"><text:span text:style-name="T99">import</text:span></text:span><text:span text:style-name="T107"> </text:span><text:span text:style-name="Source_20_Text"><text:span text:style-name="T90">org.springframework.beans.factory.annotation.Autowired;</text:span></text:span></text:p>
              <text:p text:style-name="P52"><text:span text:style-name="Source_20_Text"><text:span text:style-name="T99">import</text:span></text:span><text:span text:style-name="T107"> </text:span><text:span text:style-name="Source_20_Text"><text:span text:style-name="T90">org.springframework.boot.test.autoconfigure.web.client.RestClientTest;</text:span></text:span></text:p>
              <text:p text:style-name="P52"><text:span text:style-name="Source_20_Text"><text:span text:style-name="T99">import</text:span></text:span><text:span text:style-name="T107"> </text:span><text:span text:style-name="Source_20_Text"><text:span text:style-name="T90">org.springframework.http.MediaType;</text:span></text:span></text:p>
              <text:p text:style-name="P52"><text:span text:style-name="Source_20_Text"><text:span text:style-name="T99">import</text:span></text:span><text:span text:style-name="T107"> </text:span><text:span text:style-name="Source_20_Text"><text:span text:style-name="T90">org.springframework.test.context.junit4.SpringRunner;</text:span></text:span></text:p>
              <text:p text:style-name="P52"><text:span text:style-name="Source_20_Text"><text:span text:style-name="T99">import</text:span></text:span><text:span text:style-name="T107"> </text:span><text:span text:style-name="Source_20_Text"><text:span text:style-name="T90">org.springframework.test.web.client.MockRestServiceServer;</text:span></text:span></text:p>
              <text:p text:style-name="P52"><text:span text:style-name="Source_20_Text"><text:span text:style-name="T99">import</text:span></text:span><text:span text:style-name="T107"> </text:span><text:span text:style-name="Source_20_Text"><text:span text:style-name="T90">com.springexamples.demo.service.UserService;</text:span></text:span></text:p>
              <text:p text:style-name="P52"><text:span text:style-name="Source_20_Text"><text:span text:style-name="T99">import</text:span></text:span><text:span text:style-name="T107"> </text:span><text:span text:style-name="Source_20_Text"><text:span text:style-name="T90">com.springexamples.demo.service.impl.UserServiceImpl;</text:span></text:span></text:p>
              <text:p text:style-name="P54"> </text:p>
              <text:p text:style-name="P52"><text:span text:style-name="Source_20_Text"><text:span text:style-name="T84">@RunWith</text:span></text:span><text:span text:style-name="Source_20_Text"><text:span text:style-name="T90">(SpringRunner.</text:span></text:span><text:span text:style-name="Source_20_Text"><text:span text:style-name="T99">class</text:span></text:span><text:span text:style-name="Source_20_Text"><text:span text:style-name="T90">)</text:span></text:span></text:p>
              <text:p text:style-name="P52"><text:span text:style-name="Source_20_Text"><text:span text:style-name="T85">@RestClientTest</text:span></text:span><text:span text:style-name="Source_20_Text"><text:span text:style-name="T92">(UserServiceImpl.</text:span></text:span><text:span text:style-name="Source_20_Text"><text:span text:style-name="T100">class</text:span></text:span><text:span text:style-name="Source_20_Text"><text:span text:style-name="T92">)</text:span></text:span></text:p>
              <text:p text:style-name="P52"><text:span text:style-name="Source_20_Text"><text:span text:style-name="T99">public</text:span></text:span><text:span text:style-name="T107"> </text:span><text:span text:style-name="Source_20_Text"><text:span text:style-name="T99">class</text:span></text:span><text:span text:style-name="T107"> </text:span><text:span text:style-name="Source_20_Text"><text:span text:style-name="T90">UserServiceTest </text:span></text:span></text:p>
              <text:p text:style-name="P52"><text:span text:style-name="Source_20_Text"><text:span text:style-name="T90">{</text:span></text:span></text:p>
              <text:p text:style-name="P52"><text:span text:style-name="Source_20_Text"><text:span text:style-name="T77">    </text:span></text:span><text:span text:style-name="Source_20_Text"><text:span text:style-name="T84">@Autowired</text:span></text:span></text:p>
              <text:p text:style-name="P52"><text:span text:style-name="Source_20_Text"><text:span text:style-name="T77">    </text:span></text:span><text:span text:style-name="Source_20_Text"><text:span text:style-name="T99">private</text:span></text:span><text:span text:style-name="T107"> </text:span><text:span text:style-name="Source_20_Text"><text:span text:style-name="T90">MockRestServiceServer server;</text:span></text:span></text:p>
              <text:p text:style-name="P54"> </text:p>
              <text:p text:style-name="P52"><text:span text:style-name="Source_20_Text"><text:span text:style-name="T77">    </text:span></text:span><text:span text:style-name="Source_20_Text"><text:span text:style-name="T84">@Autowired</text:span></text:span></text:p>
              <text:p text:style-name="P52"><text:span text:style-name="Source_20_Text"><text:span text:style-name="T77">    </text:span></text:span><text:span text:style-name="Source_20_Text"><text:span text:style-name="T99">private</text:span></text:span><text:span text:style-name="T107"> </text:span><text:span text:style-name="Source_20_Text"><text:span text:style-name="T90">UserService client;</text:span></text:span></text:p>
              <text:p text:style-name="P54"> </text:p>
              <text:p text:style-name="P52"><text:span text:style-name="Source_20_Text"><text:span text:style-name="T77">    </text:span></text:span><text:span text:style-name="Source_20_Text"><text:span text:style-name="T84">@Test</text:span></text:span></text:p>
              <text:p text:style-name="P52"><text:span text:style-name="Source_20_Text"><text:span text:style-name="T77">    </text:span></text:span><text:span text:style-name="Source_20_Text"><text:span text:style-name="T99">public</text:span></text:span><text:span text:style-name="T107"> </text:span><text:span text:style-name="Source_20_Text"><text:span text:style-name="T99">void</text:span></text:span><text:span text:style-name="T107"> </text:span><text:span text:style-name="Source_20_Text"><text:span text:style-name="T90">testServiceCall() </text:span></text:span></text:p>
              <text:p text:style-name="P52"><text:span text:style-name="Source_20_Text"><text:span text:style-name="T77">    </text:span></text:span><text:span text:style-name="Source_20_Text"><text:span text:style-name="T90">{</text:span></text:span></text:p>
              <text:p text:style-name="P52"><text:span text:style-name="Source_20_Text"><text:span text:style-name="T77">        </text:span></text:span><text:span text:style-name="Source_20_Text"><text:span text:style-name="T99">this</text:span></text:span><text:span text:style-name="Source_20_Text"><text:span text:style-name="T90">.server.expect(requestTo(</text:span></text:span><text:span text:style-name="Source_20_Text"><text:span text:style-name="T113">"</text:span></text:span><text:a xlink:type="simple" xlink:href="http://localhost:8080/users" text:style-name="Internet_20_link" text:visited-style-name="Visited_20_Internet_20_Link"><text:span text:style-name="Source_20_Text"><text:span text:style-name="T116">http://localhost:8080/users</text:span></text:span></text:a><text:span text:style-name="Source_20_Text"><text:span text:style-name="T113">"</text:span></text:span><text:span text:style-name="Source_20_Text"><text:span text:style-name="T90">))</text:span></text:span></text:p>
              <text:p text:style-name="P52"><text:span text:style-name="Source_20_Text"><text:span text:style-name="T77">                    </text:span></text:span><text:span text:style-name="Source_20_Text"><text:span text:style-name="T90">.andRespond(withSuccess(</text:span></text:span><text:span text:style-name="Source_20_Text"><text:span text:style-name="T113">"&lt;users&gt;&lt;/users&gt;"</text:span></text:span><text:span text:style-name="Source_20_Text"><text:span text:style-name="T90">, MediaType.TEXT_PLAIN)); </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90">String userServiceResponse = client.testUserService();</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90">assertThat(userServiceResponse).isEqualTo(</text:span></text:span><text:span text:style-name="Source_20_Text"><text:span text:style-name="T113">"&lt;users&gt;&lt;/users&gt;"</text:span></text:span><text:span text:style-name="Source_20_Text"><text:span text:style-name="T90">);</text:span></text:span></text:p>
              <text:p text:style-name="P52"><text:span text:style-name="Source_20_Text"><text:span text:style-name="T77">    </text:span></text:span><text:span text:style-name="Source_20_Text"><text:span text:style-name="T90">}</text:span></text:span></text:p>
              <text:p text:style-name="P53"><text:span text:style-name="Source_20_Text"><text:span text:style-name="T90">}</text:span></text:span></text:p>
            </table:table-cell>
          </table:table-row>
        </table:table>
      </text:section>
      <text:p text:style-name="P104"/>
      <text:h text:style-name="Heading_20_2" text:outline-level="2"><text:soft-page-break/><text:span text:style-name="T4">3.</text:span><text:span text:style-name="T16"> </text:span><text:span text:style-name="T4">Testing service which DOES NOT use RestTemplateBuilder</text:span></text:h>
      <text:p text:style-name="P119"/>
      <text:p text:style-name="Text_20_body"><text:span text:style-name="T16">If the service uner test injects a </text:span><text:span text:style-name="Source_20_Text"><text:span text:style-name="T70">RestTemplate</text:span></text:span><text:span text:style-name="T16"> directly, we can can add </text:span><text:span text:style-name="Source_20_Text"><text:span text:style-name="T70">@AutoConfigureWebClient(registerRestTemplate=true)</text:span></text:span><text:span text:style-name="T16"> over test class.</text:span></text:p>
      <text:p text:style-name="P60"><text:span text:style-name="T9">Also, if you are creating </text:span><text:span text:style-name="Source_20_Text"><text:span text:style-name="T69">RestTemplate</text:span></text:span><text:span text:style-name="T9"> bean in main application configuration then you will need to enable bean overriding to true.</text:span></text:p>
      <text:section text:style-name="Sect1" text:name="highlighter_162272">
        <text:p text:style-name="P146">application.properties</text:p>
        <table:table table:name="Table22" table:style-name="Table22">
          <table:table-column table:style-name="Table22.A"/>
          <table:table-row>
            <table:table-cell table:style-name="Table22.A1" office:value-type="string">
              <text:p text:style-name="P53"><text:span text:style-name="Source_20_Text"><text:span text:style-name="T90">spring.main.allow-bean-definition-overriding=</text:span></text:span><text:span text:style-name="Source_20_Text"><text:span text:style-name="T99">true</text:span></text:span></text:p>
            </table:table-cell>
          </table:table-row>
        </table:table>
      </text:section>
      <text:p text:style-name="P119"/>
      <text:h text:style-name="P162" text:outline-level="4">2.1. Service</text:h>
      <text:section text:style-name="Sect1" text:name="highlighter_649354">
        <text:p text:style-name="P146">UserServiceImpl.java</text:p>
        <table:table table:name="Table23" table:style-name="Table23">
          <table:table-column table:style-name="Table23.A"/>
          <table:table-row>
            <table:table-cell table:style-name="Table23.A1" office:value-type="string">
              <text:p text:style-name="P52"><text:span text:style-name="Source_20_Text"><text:span text:style-name="T99">import</text:span></text:span><text:span text:style-name="T107"> </text:span><text:span text:style-name="Source_20_Text"><text:span text:style-name="T90">org.springframework.beans.factory.annotation.Autowired;</text:span></text:span></text:p>
              <text:p text:style-name="P52"><text:span text:style-name="Source_20_Text"><text:span text:style-name="T99">import</text:span></text:span><text:span text:style-name="T107"> </text:span><text:span text:style-name="Source_20_Text"><text:span text:style-name="T90">org.springframework.stereotype.Service;</text:span></text:span></text:p>
              <text:p text:style-name="P52"><text:span text:style-name="Source_20_Text"><text:span text:style-name="T99">import</text:span></text:span><text:span text:style-name="T107"> </text:span><text:span text:style-name="Source_20_Text"><text:span text:style-name="T90">org.springframework.web.client.RestTemplate;</text:span></text:span></text:p>
              <text:p text:style-name="P52"><text:span text:style-name="Source_20_Text"><text:span text:style-name="T99">import</text:span></text:span><text:span text:style-name="T107"> </text:span><text:span text:style-name="Source_20_Text"><text:span text:style-name="T90">com.springexamples.demo.service.UserService;</text:span></text:span></text:p>
              <text:p text:style-name="P54"> </text:p>
              <text:p text:style-name="P52"><text:span text:style-name="Source_20_Text"><text:span text:style-name="T84">@Service</text:span></text:span></text:p>
              <text:p text:style-name="P52"><text:span text:style-name="Source_20_Text"><text:span text:style-name="T99">public</text:span></text:span><text:span text:style-name="T107"> </text:span><text:span text:style-name="Source_20_Text"><text:span text:style-name="T99">class</text:span></text:span><text:span text:style-name="T107"> </text:span><text:span text:style-name="Source_20_Text"><text:span text:style-name="T90">UserServiceImpl </text:span></text:span><text:span text:style-name="Source_20_Text"><text:span text:style-name="T99">implements</text:span></text:span><text:span text:style-name="T107"> </text:span><text:span text:style-name="Source_20_Text"><text:span text:style-name="T90">UserService {</text:span></text:span></text:p>
              <text:p text:style-name="P54"> </text:p>
              <text:p text:style-name="P52"><text:span text:style-name="Source_20_Text"><text:span text:style-name="T78">    </text:span></text:span><text:span text:style-name="Source_20_Text"><text:span text:style-name="T85">@Autowired</text:span></text:span></text:p>
              <text:p text:style-name="P52"><text:span text:style-name="Source_20_Text"><text:span text:style-name="T78">    </text:span></text:span><text:span text:style-name="Source_20_Text"><text:span text:style-name="T92">RestTemplate restTemplate;</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84">@Override</text:span></text:span></text:p>
              <text:p text:style-name="P52"><text:span text:style-name="Source_20_Text"><text:span text:style-name="T77">    </text:span></text:span><text:span text:style-name="Source_20_Text"><text:span text:style-name="T99">public</text:span></text:span><text:span text:style-name="T107"> </text:span><text:span text:style-name="Source_20_Text"><text:span text:style-name="T90">String testUserService() {</text:span></text:span></text:p>
              <text:p text:style-name="P54"> </text:p>
              <text:p text:style-name="P52"><text:span text:style-name="Source_20_Text"><text:span text:style-name="T77">        </text:span></text:span><text:span text:style-name="Source_20_Text"><text:span text:style-name="T99">final</text:span></text:span><text:span text:style-name="T107"> </text:span><text:span text:style-name="Source_20_Text"><text:span text:style-name="T90">String uri = </text:span></text:span><text:span text:style-name="Source_20_Text"><text:span text:style-name="T113">"</text:span></text:span><text:a xlink:type="simple" xlink:href="http://localhost:8080/users" text:style-name="Internet_20_link" text:visited-style-name="Visited_20_Internet_20_Link"><text:span text:style-name="Source_20_Text"><text:span text:style-name="T116">http://localhost:8080/users</text:span></text:span></text:a><text:span text:style-name="Source_20_Text"><text:span text:style-name="T113">"</text:span></text:span><text:span text:style-name="Source_20_Text"><text:span text:style-name="T90">;</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90">String result = restTemplate.getForObject(uri, String.</text:span></text:span><text:span text:style-name="Source_20_Text"><text:span text:style-name="T99">class</text:span></text:span><text:span text:style-name="Source_20_Text"><text:span text:style-name="T90">);</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90">System.out.println(result);</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99">return</text:span></text:span><text:span text:style-name="T107"> </text:span><text:span text:style-name="Source_20_Text"><text:span text:style-name="T90">result;</text:span></text:span></text:p>
              <text:p text:style-name="P52"><text:span text:style-name="Source_20_Text"><text:span text:style-name="T77">    </text:span></text:span><text:span text:style-name="Source_20_Text"><text:span text:style-name="T90">}</text:span></text:span></text:p>
              <text:p text:style-name="P53"><text:span text:style-name="Source_20_Text"><text:span text:style-name="T90">}</text:span></text:span></text:p>
            </table:table-cell>
          </table:table-row>
        </table:table>
      </text:section>
      <text:h text:style-name="P91" text:outline-level="4"><text:soft-page-break/></text:h>
      <text:h text:style-name="P91" text:outline-level="4"/>
      <text:h text:style-name="P89" text:outline-level="4">2.2. Test class</text:h>
      <text:h text:style-name="P92" text:outline-level="4">UserServiceImpl.java</text:h>
      <text:section text:style-name="Sect1" text:name="highlighter_827502">
        <table:table table:name="Table24" table:style-name="Table24">
          <table:table-column table:style-name="Table24.A"/>
          <table:table-row>
            <table:table-cell table:style-name="Table24.A1" office:value-type="string">
              <text:p text:style-name="P52"><text:span text:style-name="Source_20_Text"><text:span text:style-name="T84">@RunWith</text:span></text:span><text:span text:style-name="Source_20_Text"><text:span text:style-name="T90">(SpringRunner.</text:span></text:span><text:span text:style-name="Source_20_Text"><text:span text:style-name="T99">class</text:span></text:span><text:span text:style-name="Source_20_Text"><text:span text:style-name="T90">)</text:span></text:span></text:p>
              <text:p text:style-name="P52"><text:span text:style-name="Source_20_Text"><text:span text:style-name="T85">@RestClientTest</text:span></text:span><text:span text:style-name="Source_20_Text"><text:span text:style-name="T92">(UserServiceImpl.</text:span></text:span><text:span text:style-name="Source_20_Text"><text:span text:style-name="T100">class</text:span></text:span><text:span text:style-name="Source_20_Text"><text:span text:style-name="T92">)</text:span></text:span></text:p>
              <text:p text:style-name="P52"><text:span text:style-name="Source_20_Text"><text:span text:style-name="T85">@AutoConfigureWebClient</text:span></text:span><text:span text:style-name="Source_20_Text"><text:span text:style-name="T92">(registerRestTemplate = </text:span></text:span><text:span text:style-name="Source_20_Text"><text:span text:style-name="T100">true</text:span></text:span><text:span text:style-name="Source_20_Text"><text:span text:style-name="T92">)</text:span></text:span></text:p>
              <text:p text:style-name="P52"><text:span text:style-name="Source_20_Text"><text:span text:style-name="T99">public</text:span></text:span><text:span text:style-name="T107"> </text:span><text:span text:style-name="Source_20_Text"><text:span text:style-name="T99">class</text:span></text:span><text:span text:style-name="T107"> </text:span><text:span text:style-name="Source_20_Text"><text:span text:style-name="T90">UserServiceTest </text:span></text:span></text:p>
              <text:p text:style-name="P52"><text:span text:style-name="Source_20_Text"><text:span text:style-name="T90">{</text:span></text:span></text:p>
              <text:p text:style-name="P52"><text:span text:style-name="Source_20_Text"><text:span text:style-name="T77">    </text:span></text:span><text:span text:style-name="Source_20_Text"><text:span text:style-name="T84">@Autowired</text:span></text:span></text:p>
              <text:p text:style-name="P52"><text:span text:style-name="Source_20_Text"><text:span text:style-name="T77">    </text:span></text:span><text:span text:style-name="Source_20_Text"><text:span text:style-name="T99">private</text:span></text:span><text:span text:style-name="T107"> </text:span><text:span text:style-name="Source_20_Text"><text:span text:style-name="T90">MockRestServiceServer server;</text:span></text:span></text:p>
              <text:p text:style-name="P54"> </text:p>
              <text:p text:style-name="P52"><text:span text:style-name="Source_20_Text"><text:span text:style-name="T77">    </text:span></text:span><text:span text:style-name="Source_20_Text"><text:span text:style-name="T84">@Autowired</text:span></text:span></text:p>
              <text:p text:style-name="P52"><text:span text:style-name="Source_20_Text"><text:span text:style-name="T77">    </text:span></text:span><text:span text:style-name="Source_20_Text"><text:span text:style-name="T99">private</text:span></text:span><text:span text:style-name="T107"> </text:span><text:span text:style-name="Source_20_Text"><text:span text:style-name="T90">UserService client;</text:span></text:span></text:p>
              <text:p text:style-name="P54"> </text:p>
              <text:p text:style-name="P52"><text:span text:style-name="Source_20_Text"><text:span text:style-name="T77">    </text:span></text:span><text:span text:style-name="Source_20_Text"><text:span text:style-name="T84">@Test</text:span></text:span></text:p>
              <text:p text:style-name="P52"><text:span text:style-name="Source_20_Text"><text:span text:style-name="T77">    </text:span></text:span><text:span text:style-name="Source_20_Text"><text:span text:style-name="T99">public</text:span></text:span><text:span text:style-name="T107"> </text:span><text:span text:style-name="Source_20_Text"><text:span text:style-name="T99">void</text:span></text:span><text:span text:style-name="T107"> </text:span><text:span text:style-name="Source_20_Text"><text:span text:style-name="T90">testServiceCall() </text:span></text:span></text:p>
              <text:p text:style-name="P52"><text:span text:style-name="Source_20_Text"><text:span text:style-name="T77">    </text:span></text:span><text:span text:style-name="Source_20_Text"><text:span text:style-name="T90">{</text:span></text:span></text:p>
              <text:p text:style-name="P52"><text:span text:style-name="Source_20_Text"><text:span text:style-name="T77">        </text:span></text:span><text:span text:style-name="Source_20_Text"><text:span text:style-name="T99">this</text:span></text:span><text:span text:style-name="Source_20_Text"><text:span text:style-name="T90">.server.expect(requestTo(</text:span></text:span><text:span text:style-name="Source_20_Text"><text:span text:style-name="T113">"</text:span></text:span><text:a xlink:type="simple" xlink:href="http://localhost:8080/users" text:style-name="Internet_20_link" text:visited-style-name="Visited_20_Internet_20_Link"><text:span text:style-name="Source_20_Text"><text:span text:style-name="T116">http://localhost:8080/users</text:span></text:span></text:a><text:span text:style-name="Source_20_Text"><text:span text:style-name="T113">"</text:span></text:span><text:span text:style-name="Source_20_Text"><text:span text:style-name="T90">))</text:span></text:span></text:p>
              <text:p text:style-name="P52"><text:span text:style-name="Source_20_Text"><text:span text:style-name="T77">                    </text:span></text:span><text:span text:style-name="Source_20_Text"><text:span text:style-name="T90">.andRespond(withSuccess(</text:span></text:span><text:span text:style-name="Source_20_Text"><text:span text:style-name="T113">"&lt;users&gt;&lt;/users&gt;"</text:span></text:span><text:span text:style-name="Source_20_Text"><text:span text:style-name="T90">, MediaType.TEXT_PLAIN)); </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90">String userServiceResponse = client.testUserService();</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90">assertThat(userServiceResponse).isEqualTo(</text:span></text:span><text:span text:style-name="Source_20_Text"><text:span text:style-name="T113">"&lt;users&gt;&lt;/users&gt;"</text:span></text:span><text:span text:style-name="Source_20_Text"><text:span text:style-name="T90">);</text:span></text:span></text:p>
              <text:p text:style-name="P52"><text:span text:style-name="Source_20_Text"><text:span text:style-name="T77">    </text:span></text:span><text:span text:style-name="Source_20_Text"><text:span text:style-name="T90">}</text:span></text:span></text:p>
              <text:p text:style-name="P53"><text:span text:style-name="Source_20_Text"><text:span text:style-name="T90">}</text:span></text:span></text:p>
            </table:table-cell>
          </table:table-row>
        </table:table>
      </text:section>
      <text:p text:style-name="P119"/>
      <text:p text:style-name="P119"/>
      <text:p text:style-name="P119"/>
      <text:p text:style-name="P104"/>
      <text:p text:style-name="Text_20_body"><text:soft-page-break/><text:line-break/></text:p>
      <text:p text:style-name="P156"/>
      <text:h text:style-name="P223" text:outline-level="10"><text:span text:style-name="T128"><text:s text:c="21"/></text:span><text:span text:style-name="T132">Spring Boot – @DataJpaTest</text:span></text:h>
      <text:p text:style-name="P115"><text:tab/></text:p>
      <text:p text:style-name="P129"><text:span text:style-name="T2">Learn about Spring Boot </text:span><text:a xlink:type="simple" xlink:href="https://docs.spring.io/spring-boot/docs/current/api/org/springframework/boot/test/autoconfigure/orm/jpa/DataJpaTest.html" office:target-frame-name="_blank" xlink:show="new" text:style-name="Internet_20_link" text:visited-style-name="Visited_20_Internet_20_Link"><text:span text:style-name="T54">@DataJpaTest</text:span></text:a><text:span text:style-name="T2"> annotation and how to use it for testing JPA repositories marked with </text:span><text:span text:style-name="Source_20_Text"><text:span text:style-name="T74">@Repository</text:span></text:span><text:span text:style-name="T2"> annotation.</text:span></text:p>
      <text:p text:style-name="P108"/>
      <text:h text:style-name="P172" text:outline-level="2">1. @Repository annotation</text:h>
      <text:p text:style-name="P108"/>
      <text:p text:style-name="P129"><text:span text:style-name="T2">In spring framework, </text:span><text:span text:style-name="Source_20_Text"><text:span text:style-name="T74">@Repository</text:span></text:span><text:span text:style-name="T2"> is one of the </text:span><text:a xlink:type="simple" xlink:href="https://howtodoinjava.com/spring-core/stereotype-annotations/" text:style-name="Internet_20_link" text:visited-style-name="Visited_20_Internet_20_Link"><text:span text:style-name="T54">stereotype annotations</text:span></text:a><text:span text:style-name="T2"> which enable annotated classes to be discovered and registered with application context.</text:span></text:p>
      <text:p text:style-name="P108"/>
      <text:p text:style-name="P129"><text:span text:style-name="Source_20_Text"><text:span text:style-name="T74">@Repository</text:span></text:span><text:span text:style-name="T2"> annotation is a general-purpose which can be applied over DAO classes as well as DDD-style repositories.</text:span></text:p>
      <text:p text:style-name="P108"/>
      <text:p text:style-name="P108"/>
      <text:p text:style-name="P133">EmployeeRepository.java</text:p>
      <text:section text:style-name="Sect1" text:name="highlighter_840701">
        <table:table table:name="Table25" table:style-name="Table25">
          <table:table-column table:style-name="Table25.A"/>
          <table:table-row>
            <table:table-cell table:style-name="Table25.A1" office:value-type="string">
              <text:p text:style-name="P52"><text:span text:style-name="Source_20_Text"><text:span text:style-name="T99">Import</text:span></text:span><text:span text:style-name="Source_20_Text"><text:span text:style-name="T90">org.springframework.data.jpa.repository.JpaRepository;</text:span></text:span></text:p>
              <text:p text:style-name="P52"><text:span text:style-name="Source_20_Text"><text:span text:style-name="T99">import</text:span></text:span><text:span text:style-name="T107"> </text:span><text:span text:style-name="Source_20_Text"><text:span text:style-name="T90">org.springframework.stereotype.Repository;</text:span></text:span></text:p>
              <text:p text:style-name="P52"><text:span text:style-name="Source_20_Text"><text:span text:style-name="T99">import</text:span></text:span><text:span text:style-name="T107"> </text:span><text:span text:style-name="Source_20_Text"><text:span text:style-name="T90">com.howtodoinjava.demo.model.EmployeeEntity;</text:span></text:span></text:p>
              <text:p text:style-name="P52"><text:span text:style-name="Source_20_Text"><text:span text:style-name="T77"> </text:span></text:span><text:span text:style-name="T111"> </text:span></text:p>
              <text:p text:style-name="P52"><text:span text:style-name="Source_20_Text"><text:span text:style-name="T85">@Repository</text:span></text:span></text:p>
              <text:p text:style-name="P52"><text:span text:style-name="Source_20_Text"><text:span text:style-name="T99">public</text:span></text:span><text:span text:style-name="T107"> </text:span><text:span text:style-name="Source_20_Text"><text:span text:style-name="T99">interface</text:span></text:span><text:span text:style-name="T107"> </text:span><text:span text:style-name="Source_20_Text"><text:span text:style-name="T90">EmployeeRepository</text:span></text:span></text:p>
              <text:p text:style-name="P52"><text:span text:style-name="Source_20_Text"><text:span text:style-name="T77">        </text:span></text:span><text:span text:style-name="Source_20_Text"><text:span text:style-name="T99">extends</text:span></text:span><text:span text:style-name="T107"> </text:span><text:span text:style-name="Source_20_Text"><text:span text:style-name="T90">JpaRepository&lt;EmployeeEntity, Long&gt; </text:span></text:span></text:p>
              <text:p text:style-name="P52"><text:span text:style-name="Source_20_Text"><text:span text:style-name="T90">{</text:span></text:span></text:p>
              <text:p text:style-name="P52"><text:span text:style-name="Source_20_Text"><text:span text:style-name="T77">    </text:span></text:span><text:span text:style-name="Source_20_Text"><text:span text:style-name="T104">//...</text:span></text:span></text:p>
              <text:p text:style-name="P53"><text:span text:style-name="Source_20_Text"><text:span text:style-name="T90">}</text:span></text:span></text:p>
            </table:table-cell>
          </table:table-row>
        </table:table>
      </text:section>
      <text:p text:style-name="P3"><text:line-break/></text:p>
      <text:h text:style-name="P167" text:outline-level="2"><text:soft-page-break/></text:h>
      <text:h text:style-name="P167" text:outline-level="2"/>
      <text:h text:style-name="P167" text:outline-level="2"/>
      <text:h text:style-name="P167" text:outline-level="2">2. @DataJpaTest annotation</text:h>
      <text:p text:style-name="P95"/>
      <text:p text:style-name="P101"><text:span text:style-name="T127">In Spring boot applications, we can use </text:span><text:span text:style-name="Source_20_Text"><text:span text:style-name="T149">@DataJpaTest</text:span></text:span><text:span text:style-name="T127"> annotation that focuses only on JPA components. This annotation will disable full auto-configuration and instead apply only configuration relevant to JPA tests.</text:span></text:p>
      <text:p text:style-name="P107"/>
      <text:p text:style-name="P101"><text:span text:style-name="T127">By default, tests annotated with </text:span><text:span text:style-name="Emphasis"><text:span text:style-name="T130">@DataJpaTest</text:span></text:span><text:span text:style-name="T127"> are </text:span><text:span text:style-name="Strong_20_Emphasis"><text:span text:style-name="T129">transactional and roll back</text:span></text:span><text:span text:style-name="T127"> at the end of each test.</text:span></text:p>
      <text:p text:style-name="Text_20_body"/>
      <text:p text:style-name="Text_20_body"><text:line-break/><text:span text:style-name="T18">By default, it scans for </text:span><text:span text:style-name="Strong_20_Emphasis"><text:span text:style-name="T3">@Entity</text:span></text:span><text:span text:style-name="T18"> classes and configures Spring Data JPA repositories annotated with </text:span><text:span text:style-name="Source_20_Text"><text:span text:style-name="T71">@Repository</text:span></text:span><text:span text:style-name="T18">annotation.</text:span></text:p>
      <text:p text:style-name="Text_20_body"/>
      <text:p text:style-name="P61">If an embedded database is available on the classpath, it configures one as well.</text:p>
      <text:p text:style-name="P134"><text:line-break/><text:span text:style-name="T9">A nice feature is that these tests may also inject a </text:span><text:a xlink:type="simple" xlink:href="https://docs.spring.io/spring-boot/docs/current/api/org/springframework/boot/test/autoconfigure/orm/jpa/TestEntityManager.html" text:style-name="Internet_20_link" text:visited-style-name="Visited_20_Internet_20_Link"><text:span text:style-name="T57">TestEntityManager</text:span></text:a><text:span text:style-name="T9"> bean, which provides an alternative to the standard JPA </text:span><text:span text:style-name="Source_20_Text"><text:span text:style-name="T69">EntityManager</text:span></text:span><text:span text:style-name="T9"> that is specifically designed for tests.</text:span></text:p>
      <text:p text:style-name="P134"><text:line-break/><text:span text:style-name="T9">When using </text:span><text:span text:style-name="Strong_20_Emphasis"><text:span text:style-name="T3">JUnit 4</text:span></text:span><text:span text:style-name="T9">, this annotation should be used in combination with </text:span><text:span text:style-name="Source_20_Text"><text:span text:style-name="T69">@RunWith(SpringRunner.class)</text:span></text:span><text:span text:style-name="T9">.</text:span></text:p>
      <text:p text:style-name="P134"/>
      <text:p text:style-name="P135">Junit 4</text:p>
      <text:p text:style-name="P135">@RunWith(SpringRunner.class)</text:p>
      <text:p text:style-name="P135">@DataJpaTest</text:p>
      <text:p text:style-name="P135">public class DataRepositoryTest </text:p>
      <text:p text:style-name="P135">{</text:p>
      <text:p text:style-name="P136"><text:soft-page-break/>}</text:p>
      <text:p text:style-name="P135"><text:span text:style-name="T9">When using </text:span><text:span text:style-name="Strong_20_Emphasis"><text:span text:style-name="T3">JUnit 5</text:span></text:span><text:span text:style-name="T9">, this annotation already contains the statement </text:span><text:span text:style-name="Source_20_Text"><text:span text:style-name="T69">@ExtendWith(SpringExtension.class)</text:span></text:span><text:span text:style-name="T9">, so </text:span><text:span text:style-name="Strong_20_Emphasis"><text:span text:style-name="T3">no additional runner definition is required</text:span></text:span><text:span text:style-name="T9">.</text:span></text:p>
      <text:p text:style-name="P49"/>
      <text:p text:style-name="P135">Junit 5</text:p>
      <table:table table:name="Table26" table:style-name="Table26">
        <table:table-column table:style-name="Table26.A"/>
        <table:table-row>
          <table:table-cell table:style-name="Table26.A1" office:value-type="string">
            <text:p text:style-name="P52"><text:span text:style-name="Source_20_Text"><text:span text:style-name="T85">@DataJpaTest</text:span></text:span></text:p>
            <text:p text:style-name="P52"><text:span text:style-name="Source_20_Text"><text:span text:style-name="T99">public</text:span></text:span><text:span text:style-name="T107"> </text:span><text:span text:style-name="Source_20_Text"><text:span text:style-name="T99">class</text:span></text:span><text:span text:style-name="T107"> </text:span><text:span text:style-name="Source_20_Text"><text:span text:style-name="T90">DataRepositoryTest </text:span></text:span></text:p>
            <text:p text:style-name="P52"><text:span text:style-name="Source_20_Text"><text:span text:style-name="T90">{</text:span></text:span></text:p>
            <text:p text:style-name="P52"><text:span text:style-name="Source_20_Text"><text:span text:style-name="T77">    </text:span></text:span><text:span text:style-name="Source_20_Text"><text:span text:style-name="T104">//</text:span></text:span></text:p>
            <text:p text:style-name="P52"><text:span text:style-name="Source_20_Text"><text:span text:style-name="T90">}</text:span></text:span></text:p>
          </table:table-cell>
        </table:table-row>
      </table:table>
      <text:p text:style-name="P135"><text:s text:c="4"/><text:line-break/></text:p>
      <text:h text:style-name="P167" text:outline-level="2">3. Spring boot @DataJpaTest example</text:h>
      <text:p text:style-name="P137"><text:line-break/><text:span text:style-name="T9">Given </text:span><text:span text:style-name="Source_20_Text"><text:span text:style-name="T69">EmployeeRepositoryTest</text:span></text:span><text:span text:style-name="T32"> </text:span><text:span text:style-name="T9">class tests the </text:span><text:span text:style-name="Source_20_Text"><text:span text:style-name="T69">EmployeeRepository</text:span></text:span><text:span text:style-name="T32"> </text:span><text:span text:style-name="T9">which is of type </text:span><text:span text:style-name="Strong_20_Emphasis"><text:span text:style-name="T3">JpaRepository</text:span></text:span><text:span text:style-name="T32"> </text:span><text:span text:style-name="T9">and is used to store and retrieve </text:span><text:span text:style-name="Source_20_Text"><text:span text:style-name="T69">EmployeeEntity</text:span></text:span><text:span text:style-name="T32"> </text:span><text:span text:style-name="T9">instances from underlying databases.</text:span></text:p>
      <text:p text:style-name="P116"/>
      <text:p text:style-name="P137">EmployeeRepositoryTest.java</text:p>
      <table:table table:name="Table27" table:style-name="Table27">
        <table:table-column table:style-name="Table27.A"/>
        <table:table-row>
          <table:table-cell table:style-name="Table27.A1" office:value-type="string">
            <text:p text:style-name="P52"><text:span text:style-name="Source_20_Text"><text:span text:style-name="T99">import</text:span></text:span><text:span text:style-name="T107"> </text:span><text:span text:style-name="Source_20_Text"><text:span text:style-name="T90">org.junit.Assert;</text:span></text:span></text:p>
            <text:p text:style-name="P52"><text:span text:style-name="Source_20_Text"><text:span text:style-name="T99">import</text:span></text:span><text:span text:style-name="T107"> </text:span><text:span text:style-name="Source_20_Text"><text:span text:style-name="T90">org.junit.Test;</text:span></text:span></text:p>
            <text:p text:style-name="P52"><text:span text:style-name="Source_20_Text"><text:span text:style-name="T99">import</text:span></text:span><text:span text:style-name="T107"> </text:span><text:span text:style-name="Source_20_Text"><text:span text:style-name="T90">org.junit.runner.RunWith;</text:span></text:span></text:p>
            <text:p text:style-name="P52"><text:span text:style-name="Source_20_Text"><text:span text:style-name="T99">import</text:span></text:span><text:span text:style-name="T107"> </text:span><text:span text:style-name="Source_20_Text"><text:span text:style-name="T90">org.springframework.beans.factory.annotation.Autowired;</text:span></text:span></text:p>
            <text:p text:style-name="P52"><text:span text:style-name="Source_20_Text"><text:span text:style-name="T99">import</text:span></text:span><text:span text:style-name="T107"> </text:span><text:span text:style-name="Source_20_Text"><text:span text:style-name="T90">org.springframework.boot.test.autoconfigure.orm.jpa.DataJpaTest;</text:span></text:span></text:p>
            <text:p text:style-name="P52"><text:span text:style-name="Source_20_Text"><text:span text:style-name="T99">import</text:span></text:span><text:span text:style-name="T107"> </text:span><text:span text:style-name="Source_20_Text"><text:span text:style-name="T90">org.springframework.test.context.junit4.SpringRunner;</text:span></text:span></text:p>
            <text:p text:style-name="P52"><text:span text:style-name="Source_20_Text"><text:span text:style-name="T99">import</text:span></text:span><text:span text:style-name="T107"> </text:span><text:span text:style-name="Source_20_Text"><text:span text:style-name="T90">com.howtodoinjava.demo.model.EmployeeEntity;</text:span></text:span></text:p>
            <text:p text:style-name="P52"><text:span text:style-name="Source_20_Text"><text:span text:style-name="T99">import</text:span></text:span><text:span text:style-name="T107"> </text:span><text:span text:style-name="Source_20_Text"><text:span text:style-name="T90">com.howtodoinjava.demo.repository.EmployeeRepository;</text:span></text:span></text:p>
            <text:p text:style-name="P54"> </text:p>
            <text:p text:style-name="P52"><text:span text:style-name="Source_20_Text"><text:span text:style-name="T84">@RunWith</text:span></text:span><text:span text:style-name="Source_20_Text"><text:span text:style-name="T90">(SpringRunner.</text:span></text:span><text:span text:style-name="Source_20_Text"><text:span text:style-name="T99">class</text:span></text:span><text:span text:style-name="Source_20_Text"><text:span text:style-name="T90">)</text:span></text:span></text:p>
            <text:p text:style-name="P52"><text:span text:style-name="Source_20_Text"><text:span text:style-name="T84">@DataJpaTest</text:span></text:span></text:p>
            <text:p text:style-name="P52"><text:span text:style-name="Source_20_Text"><text:span text:style-name="T99">public</text:span></text:span><text:span text:style-name="T107"> </text:span><text:span text:style-name="Source_20_Text"><text:span text:style-name="T99">class</text:span></text:span><text:span text:style-name="T107"> </text:span><text:span text:style-name="Source_20_Text"><text:span text:style-name="T90">EmployeeRepositoryTest </text:span></text:span></text:p>
            <text:p text:style-name="P52"><text:span text:style-name="Source_20_Text"><text:span text:style-name="T90">{</text:span></text:span></text:p>
            <text:p text:style-name="P52"><text:span text:style-name="Source_20_Text"><text:span text:style-name="T77">    </text:span></text:span><text:span text:style-name="Source_20_Text"><text:span text:style-name="T84">@Autowired</text:span></text:span></text:p>
            <text:p text:style-name="P52"><text:span text:style-name="Source_20_Text"><text:span text:style-name="T77">    </text:span></text:span><text:span text:style-name="Source_20_Text"><text:span text:style-name="T90">EmployeeRepository repository;</text:span></text:span></text:p>
            <text:p text:style-name="P52"><text:span text:style-name="Source_20_Text"><text:span text:style-name="T77">    </text:span></text:span><text:span text:style-name="T111"> </text:span></text:p>
            <text:p text:style-name="P52"><text:soft-page-break/><text:span text:style-name="Source_20_Text"><text:span text:style-name="T77">    </text:span></text:span><text:span text:style-name="Source_20_Text"><text:span text:style-name="T84">@Test</text:span></text:span></text:p>
            <text:p text:style-name="P52"><text:span text:style-name="Source_20_Text"><text:span text:style-name="T77">    </text:span></text:span><text:span text:style-name="Source_20_Text"><text:span text:style-name="T99">public</text:span></text:span><text:span text:style-name="T107"> </text:span><text:span text:style-name="Source_20_Text"><text:span text:style-name="T99">void</text:span></text:span><text:span text:style-name="T107"> </text:span><text:span text:style-name="Source_20_Text"><text:span text:style-name="T90">testRepository() </text:span></text:span></text:p>
            <text:p text:style-name="P52"><text:span text:style-name="Source_20_Text"><text:span text:style-name="T77">    </text:span></text:span><text:span text:style-name="Source_20_Text"><text:span text:style-name="T90">{</text:span></text:span></text:p>
            <text:p text:style-name="P52"><text:span text:style-name="Source_20_Text"><text:span text:style-name="T77">        </text:span></text:span><text:span text:style-name="Source_20_Text"><text:span text:style-name="T90">EmployeeEntity emp = </text:span></text:span><text:span text:style-name="Source_20_Text"><text:span text:style-name="T99">new</text:span></text:span><text:span text:style-name="T107"> </text:span><text:span text:style-name="Source_20_Text"><text:span text:style-name="T90">EmployeeEntity();</text:span></text:span></text:p>
            <text:p text:style-name="P52"><text:span text:style-name="Source_20_Text"><text:span text:style-name="T77">        </text:span></text:span><text:span text:style-name="Source_20_Text"><text:span text:style-name="T90">emp.setFirstName(</text:span></text:span><text:span text:style-name="Source_20_Text"><text:span text:style-name="T113">"Lokesh"</text:span></text:span><text:span text:style-name="Source_20_Text"><text:span text:style-name="T90">);</text:span></text:span></text:p>
            <text:p text:style-name="P52"><text:span text:style-name="Source_20_Text"><text:span text:style-name="T77">        </text:span></text:span><text:span text:style-name="Source_20_Text"><text:span text:style-name="T90">emp.setLastName(</text:span></text:span><text:span text:style-name="Source_20_Text"><text:span text:style-name="T113">"Gupta"</text:span></text:span><text:span text:style-name="Source_20_Text"><text:span text:style-name="T90">);</text:span></text:span></text:p>
            <text:p text:style-name="P52"><text:span text:style-name="Source_20_Text"><text:span text:style-name="T77">        </text:span></text:span><text:span text:style-name="Source_20_Text"><text:span text:style-name="T90">emp.setEmail(</text:span></text:span><text:span text:style-name="Source_20_Text"><text:span text:style-name="T113">"howtodoinjava@gmail.com"</text:span></text:span><text:span text:style-name="Source_20_Text"><text:span text:style-name="T90">);</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90">repository.save(emp);</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90">Assert.assertNotNull(emp.getId());</text:span></text:span></text:p>
            <text:p text:style-name="P52"><text:span text:style-name="Source_20_Text"><text:span text:style-name="T77">    </text:span></text:span><text:span text:style-name="Source_20_Text"><text:span text:style-name="T90">}</text:span></text:span></text:p>
            <text:p text:style-name="P52"><text:span text:style-name="Source_20_Text"><text:span text:style-name="T90">}</text:span></text:span></text:p>
          </table:table-cell>
        </table:table-row>
      </table:table>
      <text:p text:style-name="P138"><text:line-break/><text:line-break/></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text:soft-page-break/></text:p>
      <text:p text:style-name="P98"/>
      <text:p text:style-name="P98"/>
      <text:h text:style-name="P178" text:outline-level="1">Spring boot – @TestConfiguration</text:h>
      <text:p text:style-name="Text_20_body"><text:line-break/></text:p>
      <text:p text:style-name="P95"/>
      <text:h text:style-name="P167" text:outline-level="2">1. @TestConfiguration annotations</text:h>
      <text:p text:style-name="P101"/>
      <text:p text:style-name="P101"/>
      <text:p text:style-name="P128"><text:span text:style-name="Source_20_Text"><text:span text:style-name="T74">@TestConfiguration</text:span></text:span><text:span text:style-name="T23"> </text:span><text:span text:style-name="T2">is specialized form of </text:span><text:span text:style-name="Source_20_Text"><text:span text:style-name="T74">@Configuration</text:span></text:span><text:span text:style-name="T23"> </text:span><text:span text:style-name="T2">that can be used to define additional beans or customizations for a test.</text:span></text:p>
      <text:p text:style-name="P107"/>
      <text:p text:style-name="P107"/>
      <text:p text:style-name="P128"><text:span text:style-name="T2">In spring boot, any beans configured in a top-level class annotated with </text:span><text:span text:style-name="Source_20_Text"><text:span text:style-name="T74">@TestConfiguration</text:span></text:span><text:span text:style-name="T2"> will not be picked up via component scanning. We must explicitly register the </text:span><text:span text:style-name="Emphasis"><text:span text:style-name="T1">@TestConfiguration</text:span></text:span><text:span text:style-name="T2"> class with the class that contains the test cases.</text:span></text:p>
      <text:p text:style-name="P107"/>
      <text:p text:style-name="P107"/>
      <text:p text:style-name="P107">There are two ways to include this additional test configuration for tests:</text:p>
      <text:p text:style-name="P107"/>
      <text:p text:style-name="P107"/>
      <text:h text:style-name="P161" text:outline-level="4">1.1. @Import annotation</text:h>
      <text:p text:style-name="P107"/>
      <text:p text:style-name="P107">It indicates one or more configuration classes to import into application context or spring test context.</text:p>
      <text:p text:style-name="P139"><text:line-break/><text:span text:style-name="Source_20_Text"><text:span text:style-name="T71">@Bean </text:span></text:span><text:span text:style-name="T18">definitions declared in imported </text:span><text:span text:style-name="Emphasis"><text:span text:style-name="T21">@TestConfiguration</text:span></text:span><text:span text:style-name="T18"> classes should be accessed by using </text:span><text:a xlink:type="simple" xlink:href="https://howtodoinjava.com/spring-core/spring-beans-autowiring-concepts/" office:target-frame-name="_blank" xlink:show="new" text:style-name="Internet_20_link" text:visited-style-name="Visited_20_Internet_20_Link"><text:span text:style-name="Source_20_Text"><text:span text:style-name="T63">@Autowired</text:span></text:span></text:a><text:span text:style-name="T18">injection.</text:span></text:p>
      <text:p text:style-name="P109"><text:soft-page-break/><text:s/>Either the bean itself can be autowired, or the configuration class instance declaring the bean can be autowired.</text:p>
      <text:p text:style-name="P111"/>
      <text:p text:style-name="P111">It should be declared at the class level or as a meta-annotation.</text:p>
      <text:p text:style-name="P42"><text:span text:style-name="T9"><text:line-break/>If XML or other non-configuration bean definition resources need to be imported, use the </text:span><text:a xlink:type="simple" xlink:href="https://docs.spring.io/spring-framework/docs/current/javadoc-api/org/springframework/context/annotation/ImportResource.html" office:target-frame-name="_blank" xlink:show="new" text:style-name="Internet_20_link" text:visited-style-name="Visited_20_Internet_20_Link"><text:span text:style-name="Source_20_Text"><text:span text:style-name="T64">@ImportResource</text:span></text:span></text:a><text:span text:style-name="T9">annotation instead.</text:span></text:p>
      <text:p text:style-name="P38"/>
      <text:p text:style-name="P29"><text:span text:style-name="Source_20_Text"><text:span text:style-name="T83">@TestConfiguration</text:span></text:span></text:p>
      <text:p text:style-name="P24"><text:span text:style-name="Source_20_Text"><text:span text:style-name="T98">public</text:span></text:span><text:span text:style-name="T36"> </text:span><text:span text:style-name="Source_20_Text"><text:span text:style-name="T98">class</text:span></text:span><text:span text:style-name="T36"> </text:span><text:span text:style-name="Source_20_Text"><text:span text:style-name="T88">MyTestConfiguration {</text:span></text:span></text:p>
      <text:p text:style-name="P27"> </text:p>
      <text:p text:style-name="P24"><text:span text:style-name="Source_20_Text"><text:span text:style-name="T75">    </text:span></text:span><text:span text:style-name="Source_20_Text"><text:span text:style-name="T103">//tests specific beans</text:span></text:span></text:p>
      <text:p text:style-name="P24"><text:span text:style-name="Source_20_Text"><text:span text:style-name="T76">    </text:span></text:span><text:span text:style-name="Source_20_Text"><text:span text:style-name="T83">@Bean</text:span></text:span></text:p>
      <text:p text:style-name="P24"><text:span text:style-name="Source_20_Text"><text:span text:style-name="T76">    </text:span></text:span><text:span text:style-name="Source_20_Text"><text:span text:style-name="T89">DataSource createDataSource(){</text:span></text:span></text:p>
      <text:p text:style-name="P24"><text:span text:style-name="Source_20_Text"><text:span text:style-name="T75">        </text:span></text:span><text:span text:style-name="Source_20_Text"><text:span text:style-name="T103">//</text:span></text:span></text:p>
      <text:p text:style-name="P24"><text:span text:style-name="Source_20_Text"><text:span text:style-name="T75">    </text:span></text:span><text:span text:style-name="Source_20_Text"><text:span text:style-name="T88">}</text:span></text:span></text:p>
      <text:p text:style-name="P24"><text:span text:style-name="Source_20_Text"><text:span text:style-name="T88">}</text:span></text:span></text:p>
      <text:p text:style-name="P38"/>
      <text:p text:style-name="P38"/>
      <text:p text:style-name="P38"/>
      <table:table table:name="Table28" table:style-name="Table28">
        <table:table-column table:style-name="Table28.A"/>
        <table:table-row>
          <table:table-cell table:style-name="Table28.A1" office:value-type="string">
            <text:p text:style-name="P52"><text:span text:style-name="Source_20_Text"><text:span text:style-name="T85"><text:line-break/>@Import</text:span></text:span><text:span text:style-name="Source_20_Text"><text:span text:style-name="T92">(MyTestConfiguration.</text:span></text:span><text:span text:style-name="Source_20_Text"><text:span text:style-name="T100">class</text:span></text:span><text:span text:style-name="Source_20_Text"><text:span text:style-name="T92">)</text:span></text:span></text:p>
            <text:p text:style-name="P52"><text:span text:style-name="Source_20_Text"><text:span text:style-name="T84">@SpringBootTest</text:span></text:span><text:span text:style-name="Source_20_Text"><text:span text:style-name="T90">(webEnvironment = WebEnvironment.RANDOM_PORT)</text:span></text:span></text:p>
            <text:p text:style-name="P52"><text:span text:style-name="Source_20_Text"><text:span text:style-name="T99">public</text:span></text:span><text:span text:style-name="T107"> </text:span><text:span text:style-name="Source_20_Text"><text:span text:style-name="T99">class</text:span></text:span><text:span text:style-name="T107"> </text:span><text:span text:style-name="Source_20_Text"><text:span text:style-name="T90">SpringBootDemoApplicationTests </text:span></text:span></text:p>
            <text:p text:style-name="P52"><text:span text:style-name="Source_20_Text"><text:span text:style-name="T90">{   </text:span></text:span></text:p>
            <text:p text:style-name="P52"><text:span text:style-name="Source_20_Text"><text:span text:style-name="T77">    </text:span></text:span><text:span text:style-name="Source_20_Text"><text:span text:style-name="T84">@LocalServerPort</text:span></text:span></text:p>
            <text:p text:style-name="P52"><text:span text:style-name="Source_20_Text"><text:span text:style-name="T77">    </text:span></text:span><text:span text:style-name="Source_20_Text"><text:span text:style-name="T99">int</text:span></text:span><text:span text:style-name="T107"> </text:span><text:span text:style-name="Source_20_Text"><text:span text:style-name="T90">randomServerPort;</text:span></text:span></text:p>
            <text:p text:style-name="P54"> </text:p>
            <text:p text:style-name="P52"><text:span text:style-name="Source_20_Text"><text:span text:style-name="T77">    </text:span></text:span><text:span text:style-name="Source_20_Text"><text:span text:style-name="T84">@Autowired</text:span></text:span></text:p>
            <text:p text:style-name="P52"><text:span text:style-name="Source_20_Text"><text:span text:style-name="T78">    </text:span></text:span><text:span text:style-name="Source_20_Text"><text:span text:style-name="T92">DataSource datasource;</text:span></text:span></text:p>
            <text:p text:style-name="P54"> </text:p>
            <text:p text:style-name="P52"><text:span text:style-name="Source_20_Text"><text:span text:style-name="T77"> </text:span></text:span></text:p>
          </table:table-cell>
        </table:table-row>
      </table:table>
      <text:p text:style-name="P38"/>
      <text:h text:style-name="P48" text:outline-level="4"/>
      <text:h text:style-name="P48" text:outline-level="4">1.2. Static nested classes</text:h>
      <text:p text:style-name="Text_20_body"><text:line-break/><text:span text:style-name="T9">We can define the test configurations in nested classes inside the test </text:span><text:soft-page-break/><text:span text:style-name="T9">class. The nested class can be annotated with </text:span><text:span text:style-name="Source_20_Text"><text:span text:style-name="T69">@Configuration</text:span></text:span><text:span text:style-name="T9"> or </text:span><text:span text:style-name="Source_20_Text"><text:span text:style-name="T69">@TestConfiguration</text:span></text:span><text:span text:style-name="T9"> annotations.</text:span></text:p>
      <text:p text:style-name="Text_20_body"><text:line-break/></text:p>
      <text:p text:style-name="Text_20_body"><text:span text:style-name="T9">If the class annotated with </text:span><text:span text:style-name="Emphasis"><text:span text:style-name="T9">@TestConfiguration</text:span></text:span><text:span text:style-name="T9"> or @Configuration is a static nested class within the test class, it would be </text:span><text:span text:style-name="Strong_20_Emphasis"><text:span text:style-name="T3">registered automatically</text:span></text:span><text:span text:style-name="T9">.</text:span></text:p>
      <text:p text:style-name="Text_20_body"><text:span text:style-name="T9">In case of nested </text:span><text:span text:style-name="Emphasis"><text:span text:style-name="T9">@Configuration</text:span></text:span><text:span text:style-name="T9"> class, the given configuration would be used </text:span><text:span text:style-name="Strong_20_Emphasis"><text:span text:style-name="T9">“</text:span></text:span><text:span text:style-name="Strong_20_Emphasis"><text:span text:style-name="T3">instead of”</text:span></text:span><text:span text:style-name="T9"> the application’s primary configuration.</text:span></text:p>
      <text:list xml:id="list1912277607" text:style-name="L6">
        <text:list-item>
          <text:p text:style-name="P206"><text:span text:style-name="T9">A nested </text:span><text:span text:style-name="Emphasis"><text:span text:style-name="T9">@TestConfiguration</text:span></text:span><text:span text:style-name="T9"> class is used </text:span><text:span text:style-name="Strong_20_Emphasis"><text:span text:style-name="T9">“</text:span></text:span><text:span text:style-name="Strong_20_Emphasis"><text:span text:style-name="T3">in addition to”</text:span></text:span><text:span text:style-name="T9"> the application’s primary configuration.</text:span></text:p>
        </text:list-item>
        <text:list-item>
          <text:p text:style-name="P185"><text:span text:style-name="T9">A nested </text:span><text:span text:style-name="Emphasis"><text:span text:style-name="T9">@TestConfiguration</text:span></text:span><text:span text:style-name="T9"> class is used </text:span><text:span text:style-name="Strong_20_Emphasis"><text:span text:style-name="T9">“</text:span></text:span><text:span text:style-name="Strong_20_Emphasis"><text:span text:style-name="T3">in addition to”</text:span></text:span><text:span text:style-name="T9"> the application’s primary configuration.</text:span></text:p>
        </text:list-item>
      </text:list>
      <text:p text:style-name="P102"/>
      <text:p text:style-name="Text_20_body">Test configuration using inner class</text:p>
      <table:table table:name="Table29" table:style-name="Table29">
        <table:table-column table:style-name="Table29.A"/>
        <table:table-row>
          <table:table-cell table:style-name="Table29.A1" office:value-type="string">
            <text:p text:style-name="P52"><text:span text:style-name="Source_20_Text"><text:span text:style-name="T84">@SpringBootTest</text:span></text:span><text:span text:style-name="Source_20_Text"><text:span text:style-name="T90">(webEnvironment = WebEnvironment.RANDOM_PORT)</text:span></text:span></text:p>
            <text:p text:style-name="P52"><text:span text:style-name="Source_20_Text"><text:span text:style-name="T99">public</text:span></text:span><text:span text:style-name="T107"> </text:span><text:span text:style-name="Source_20_Text"><text:span text:style-name="T99">class</text:span></text:span><text:span text:style-name="T107"> </text:span><text:span text:style-name="Source_20_Text"><text:span text:style-name="T90">SpringBootDemoApplicationTests </text:span></text:span></text:p>
            <text:p text:style-name="P52"><text:span text:style-name="Source_20_Text"><text:span text:style-name="T90">{   </text:span></text:span></text:p>
            <text:p text:style-name="P52"><text:span text:style-name="Source_20_Text"><text:span text:style-name="T77">    </text:span></text:span><text:span text:style-name="Source_20_Text"><text:span text:style-name="T84">@LocalServerPort</text:span></text:span></text:p>
            <text:p text:style-name="P52"><text:span text:style-name="Source_20_Text"><text:span text:style-name="T77">    </text:span></text:span><text:span text:style-name="Source_20_Text"><text:span text:style-name="T99">int</text:span></text:span><text:span text:style-name="T107"> </text:span><text:span text:style-name="Source_20_Text"><text:span text:style-name="T90">randomServerPort;</text:span></text:span></text:p>
            <text:p text:style-name="P54"> </text:p>
            <text:p text:style-name="P52"><text:span text:style-name="Source_20_Text"><text:span text:style-name="T78">    </text:span></text:span><text:span text:style-name="Source_20_Text"><text:span text:style-name="T85">@Autowired</text:span></text:span></text:p>
            <text:p text:style-name="P52"><text:span text:style-name="Source_20_Text"><text:span text:style-name="T78">    </text:span></text:span><text:span text:style-name="Source_20_Text"><text:span text:style-name="T92">DataSource datasource;</text:span></text:span></text:p>
            <text:p text:style-name="P54"> </text:p>
            <text:p text:style-name="P52"><text:span text:style-name="Source_20_Text"><text:span text:style-name="T77">    </text:span></text:span><text:span text:style-name="Source_20_Text"><text:span text:style-name="T104">//tests</text:span></text:span></text:p>
            <text:p text:style-name="P54"> </text:p>
            <text:p text:style-name="P52"><text:span text:style-name="Source_20_Text"><text:span text:style-name="T78">    </text:span></text:span><text:span text:style-name="Source_20_Text"><text:span text:style-name="T85">@TestConfiguration</text:span></text:span></text:p>
            <text:p text:style-name="P52"><text:span text:style-name="Source_20_Text"><text:span text:style-name="T78">    </text:span></text:span><text:span text:style-name="Source_20_Text"><text:span text:style-name="T100">static</text:span></text:span><text:span text:style-name="T108"> </text:span><text:span text:style-name="Source_20_Text"><text:span text:style-name="T100">class</text:span></text:span><text:span text:style-name="T108"> </text:span><text:span text:style-name="Source_20_Text"><text:span text:style-name="T92">MyTestConfiguration {</text:span></text:span></text:p>
            <text:p text:style-name="P54"> </text:p>
            <text:p text:style-name="P52"><text:span text:style-name="Source_20_Text"><text:span text:style-name="T77">        </text:span></text:span><text:span text:style-name="Source_20_Text"><text:span text:style-name="T104">//tests specific beans</text:span></text:span></text:p>
            <text:p text:style-name="P52"><text:span text:style-name="Source_20_Text"><text:span text:style-name="T77">        </text:span></text:span><text:span text:style-name="Source_20_Text"><text:span text:style-name="T84">@Bean</text:span></text:span></text:p>
            <text:p text:style-name="P52"><text:span text:style-name="Source_20_Text"><text:span text:style-name="T78">        </text:span></text:span><text:span text:style-name="Source_20_Text"><text:span text:style-name="T92">DataSource createDataSource(){</text:span></text:span></text:p>
            <text:p text:style-name="P52"><text:span text:style-name="Source_20_Text"><text:span text:style-name="T77">            </text:span></text:span><text:span text:style-name="Source_20_Text"><text:span text:style-name="T104">//</text:span></text:span></text:p>
            <text:p text:style-name="P52"><text:span text:style-name="Source_20_Text"><text:span text:style-name="T77">        </text:span></text:span><text:span text:style-name="Source_20_Text"><text:span text:style-name="T90">}</text:span></text:span></text:p>
            <text:p text:style-name="P52"><text:soft-page-break/><text:span text:style-name="Source_20_Text"><text:span text:style-name="T77">    </text:span></text:span><text:span text:style-name="Source_20_Text"><text:span text:style-name="T90">}</text:span></text:span></text:p>
            <text:p text:style-name="P52"><text:span text:style-name="Source_20_Text"><text:span text:style-name="T90">}</text:span></text:span></text:p>
          </table:table-cell>
        </table:table-row>
      </table:table>
      <text:p text:style-name="P102"/>
      <text:p text:style-name="P102"/>
      <text:p text:style-name="P102"/>
      <text:p text:style-name="P102"/>
      <text:h text:style-name="P180" text:outline-level="1">Spring boot @MockBean Example</text:h>
      <text:p text:style-name="P107"/>
      <text:p text:style-name="P140"><text:span text:style-name="T9">Spring boot </text:span><text:span text:style-name="Strong_20_Emphasis"><text:span text:style-name="T3">@MockBean </text:span></text:span><text:span text:style-name="T9">annotation used to add mocks to a Spring </text:span><text:span text:style-name="Source_20_Text"><text:span text:style-name="T69">ApplicationContext</text:span></text:span><text:span text:style-name="T9">. In this tutorial, we will learn the different ways to use this annotation.</text:span></text:p>
      <text:p text:style-name="P117"/>
      <text:p text:style-name="P99">1. @MockBean annotation</text:p>
      <text:list xml:id="list34422594" text:style-name="L7">
        <text:list-header>
          <text:p text:style-name="P193"/>
        </text:list-header>
        <text:list-item>
          <text:p text:style-name="P198">It allow to mock a class or an interface and to record and verify behaviors on it.</text:p>
        </text:list-item>
        <text:list-item>
          <text:p text:style-name="P198">It can be used as a class level annotation or on fields in either <text:span text:style-name="Source_20_Text"><text:span text:style-name="T149">@Configuration</text:span></text:span> classes, or test classes that are <text:span text:style-name="Source_20_Text"><text:span text:style-name="T149">@RunWith</text:span></text:span> the <text:span text:style-name="Emphasis">SpringRunner</text:span>.</text:p>
        </text:list-item>
      </text:list>
      <text:p text:style-name="P62"/>
      <text:p text:style-name="P59"><text:span text:style-name="Source_20_Text"><text:span text:style-name="T151">@RunWith</text:span></text:span><text:span text:style-name="Source_20_Text"><text:span text:style-name="T152">(SpringRunner.</text:span></text:span><text:span text:style-name="Source_20_Text"><text:span text:style-name="T159">class</text:span></text:span><text:span text:style-name="Source_20_Text"><text:span text:style-name="T152">)</text:span></text:span></text:p>
      <text:p text:style-name="P24"><text:span text:style-name="Source_20_Text"><text:span text:style-name="T98">public</text:span></text:span><text:span text:style-name="T36"> </text:span><text:span text:style-name="Source_20_Text"><text:span text:style-name="T98">class</text:span></text:span><text:span text:style-name="T36"> </text:span><text:span text:style-name="Source_20_Text"><text:span text:style-name="T88">ApiControllerTest {</text:span></text:span></text:p>
      <text:p text:style-name="P27"> </text:p>
      <text:p text:style-name="P24"><text:span text:style-name="Source_20_Text"><text:span text:style-name="T75">    </text:span></text:span><text:span text:style-name="Source_20_Text"><text:span text:style-name="T81">@MockBean</text:span></text:span></text:p>
      <text:p text:style-name="P24"><text:span text:style-name="Source_20_Text"><text:span text:style-name="T75">    </text:span></text:span><text:span text:style-name="Source_20_Text"><text:span text:style-name="T98">private</text:span></text:span><text:span text:style-name="T36"> </text:span><text:span text:style-name="Source_20_Text"><text:span text:style-name="T88">ApiService service;</text:span></text:span></text:p>
      <text:p text:style-name="P27"> </text:p>
      <text:p text:style-name="P24"><text:span text:style-name="Source_20_Text"><text:span text:style-name="T88">}</text:span></text:span></text:p>
      <text:p text:style-name="P63">At class level</text:p>
      <table:table table:name="Table30" table:style-name="Table30">
        <table:table-column table:style-name="Table30.A"/>
        <table:table-row>
          <table:table-cell table:style-name="Table30.A1" office:value-type="string">
            <text:p text:style-name="P52"><text:span text:style-name="Source_20_Text"><text:span text:style-name="T84">@RunWith</text:span></text:span><text:span text:style-name="Source_20_Text"><text:span text:style-name="T90">(SpringRunner.</text:span></text:span><text:span text:style-name="Source_20_Text"><text:span text:style-name="T99">class</text:span></text:span><text:span text:style-name="Source_20_Text"><text:span text:style-name="T90">)</text:span></text:span></text:p>
            <text:p text:style-name="P52"><text:span text:style-name="Source_20_Text"><text:span text:style-name="T84">@MockBean</text:span></text:span><text:span text:style-name="Source_20_Text"><text:span text:style-name="T90">(ApiService.</text:span></text:span><text:span text:style-name="Source_20_Text"><text:span text:style-name="T99">class</text:span></text:span><text:span text:style-name="Source_20_Text"><text:span text:style-name="T90">) </text:span></text:span></text:p>
            <text:p text:style-name="P52"><text:soft-page-break/><text:span text:style-name="Source_20_Text"><text:span text:style-name="T99">public</text:span></text:span><text:span text:style-name="T107"> </text:span><text:span text:style-name="Source_20_Text"><text:span text:style-name="T99">class</text:span></text:span><text:span text:style-name="T107"> </text:span><text:span text:style-name="Source_20_Text"><text:span text:style-name="T90">ApiControllerTest {</text:span></text:span></text:p>
            <text:p text:style-name="P54"> </text:p>
            <text:p text:style-name="P52"><text:span text:style-name="Source_20_Text"><text:span text:style-name="T77">    </text:span></text:span><text:span text:style-name="Source_20_Text"><text:span text:style-name="T84">@Autowired</text:span></text:span></text:p>
            <text:p text:style-name="P52"><text:span text:style-name="Source_20_Text"><text:span text:style-name="T77">    </text:span></text:span><text:span text:style-name="Source_20_Text"><text:span text:style-name="T99">private</text:span></text:span><text:span text:style-name="T107"> </text:span><text:span text:style-name="Source_20_Text"><text:span text:style-name="T90">ApiService service;</text:span></text:span></text:p>
            <text:p text:style-name="P54"> </text:p>
            <text:p text:style-name="P52"><text:span text:style-name="Source_20_Text"><text:span text:style-name="T90">}</text:span></text:span></text:p>
          </table:table-cell>
        </table:table-row>
      </table:table>
      <text:p text:style-name="P63">At configuration level</text:p>
      <table:table table:name="Table31" table:style-name="Table31">
        <table:table-column table:style-name="Table31.A"/>
        <table:table-row>
          <table:table-cell table:style-name="Table31.A1" office:value-type="string">
            <text:p text:style-name="P52"><text:span text:style-name="Source_20_Text"><text:span text:style-name="T84">@RunWith</text:span></text:span><text:span text:style-name="Source_20_Text"><text:span text:style-name="T90">(SpringRunner.</text:span></text:span><text:span text:style-name="Source_20_Text"><text:span text:style-name="T99">class</text:span></text:span><text:span text:style-name="Source_20_Text"><text:span text:style-name="T90">)</text:span></text:span></text:p>
            <text:p text:style-name="P52"><text:span text:style-name="Source_20_Text"><text:span text:style-name="T99">public</text:span></text:span><text:span text:style-name="T107"> </text:span><text:span text:style-name="Source_20_Text"><text:span text:style-name="T99">class</text:span></text:span><text:span text:style-name="T107"> </text:span><text:span text:style-name="Source_20_Text"><text:span text:style-name="T90">ApiControllerTest {</text:span></text:span></text:p>
            <text:p text:style-name="P54"> </text:p>
            <text:p text:style-name="P52"><text:span text:style-name="Source_20_Text"><text:span text:style-name="T77">    </text:span></text:span><text:span text:style-name="Source_20_Text"><text:span text:style-name="T84">@Autowired</text:span></text:span></text:p>
            <text:p text:style-name="P52"><text:span text:style-name="Source_20_Text"><text:span text:style-name="T77">    </text:span></text:span><text:span text:style-name="Source_20_Text"><text:span text:style-name="T99">private</text:span></text:span><text:span text:style-name="T107"> </text:span><text:span text:style-name="Source_20_Text"><text:span text:style-name="T90">ApiService service;</text:span></text:span></text:p>
            <text:p text:style-name="P54"> </text:p>
            <text:p text:style-name="P52"><text:span text:style-name="Source_20_Text"><text:span text:style-name="T77">    </text:span></text:span><text:span text:style-name="Source_20_Text"><text:span text:style-name="T84">@Configuration</text:span></text:span></text:p>
            <text:p text:style-name="P52"><text:span text:style-name="Source_20_Text"><text:span text:style-name="T77">    </text:span></text:span><text:span text:style-name="Source_20_Text"><text:span text:style-name="T84">@Import</text:span></text:span><text:span text:style-name="Source_20_Text"><text:span text:style-name="T90">(AppConfiguration.</text:span></text:span><text:span text:style-name="Source_20_Text"><text:span text:style-name="T99">class</text:span></text:span><text:span text:style-name="Source_20_Text"><text:span text:style-name="T90">)</text:span></text:span></text:p>
            <text:p text:style-name="P52"><text:span text:style-name="Source_20_Text"><text:span text:style-name="T77">    </text:span></text:span><text:span text:style-name="Source_20_Text"><text:span text:style-name="T99">static</text:span></text:span><text:span text:style-name="T107"> </text:span><text:span text:style-name="Source_20_Text"><text:span text:style-name="T99">class</text:span></text:span><text:span text:style-name="T107"> </text:span><text:span text:style-name="Source_20_Text"><text:span text:style-name="T90">Config {</text:span></text:span></text:p>
            <text:p text:style-name="P54"> </text:p>
            <text:p text:style-name="P52"><text:span text:style-name="Source_20_Text"><text:span text:style-name="T77">        </text:span></text:span><text:span text:style-name="Source_20_Text"><text:span text:style-name="T84">@MockBean</text:span></text:span></text:p>
            <text:p text:style-name="P52"><text:span text:style-name="Source_20_Text"><text:span text:style-name="T77">        </text:span></text:span><text:span text:style-name="Source_20_Text"><text:span text:style-name="T99">private</text:span></text:span><text:span text:style-name="T107"> </text:span><text:span text:style-name="Source_20_Text"><text:span text:style-name="T90">ApiService service;</text:span></text:span></text:p>
            <text:p text:style-name="P52"><text:span text:style-name="Source_20_Text"><text:span text:style-name="T77">    </text:span></text:span><text:span text:style-name="Source_20_Text"><text:span text:style-name="T90">}</text:span></text:span></text:p>
            <text:p text:style-name="P52"><text:span text:style-name="Source_20_Text"><text:span text:style-name="T90">}</text:span></text:span></text:p>
          </table:table-cell>
        </table:table-row>
      </table:table>
      <text:p text:style-name="P63"/>
      <text:p text:style-name="P60"/>
      <text:p text:style-name="Text_20_body"/>
      <text:p text:style-name="P102">Any existing single bean of the same type defined in the context will be replaced by the mock. If no existing bean is defined a new one will be added.</text:p>
      <text:p text:style-name="Text_20_body"><text:line-break/><text:span text:style-name="T9">Mocks can be registered by type or by bean name.</text:span></text:p>
      <text:p text:style-name="Text_20_body"><text:line-break/><text:span text:style-name="T9">If there is more than one bean of the requested type, </text:span><text:a xlink:type="simple" xlink:href="https://howtodoinjava.com/spring-core/spring-beans-autowiring-concepts/" office:target-frame-name="_blank" xlink:show="new" text:style-name="Internet_20_link" text:visited-style-name="Visited_20_Internet_20_Link"><text:span text:style-name="Strong_20_Emphasis"><text:span text:style-name="T55">@Qualifier</text:span></text:span></text:a><text:span text:style-name="T32"> </text:span><text:span text:style-name="T9">metadata must be specified at field level.</text:span></text:p>
      <text:p text:style-name="P17"/>
      <text:p text:style-name="Text_20_body"/>
      <table:table table:name="Table32" table:style-name="Table32">
        <table:table-column table:style-name="Table32.A"/>
        <text:soft-page-break/>
        <table:table-row>
          <table:table-cell table:style-name="Table32.A1" office:value-type="string">
            <text:p text:style-name="P52"><text:span text:style-name="Source_20_Text"><text:span text:style-name="T84">@MockBean</text:span></text:span></text:p>
            <text:p text:style-name="P52"><text:span text:style-name="Source_20_Text"><text:span text:style-name="T84">@Qualifier</text:span></text:span><text:span text:style-name="Source_20_Text"><text:span text:style-name="T90">(</text:span></text:span><text:span text:style-name="Source_20_Text"><text:span text:style-name="T113">"apiV1"</text:span></text:span><text:span text:style-name="Source_20_Text"><text:span text:style-name="T90">)</text:span></text:span></text:p>
            <text:p text:style-name="P52"><text:span text:style-name="Source_20_Text"><text:span text:style-name="T99">private</text:span></text:span><text:span text:style-name="T107"> </text:span><text:span text:style-name="Source_20_Text"><text:span text:style-name="T90">ApiService service;</text:spa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section text:style-name="Sect1" text:name="highlighter_104456">
        <table:table table:name="Table33" table:style-name="Table33">
          <table:table-column table:style-name="Table33.A"/>
          <table:table-row>
            <table:table-cell table:style-name="Table33.A1" office:value-type="string">
              <text:p text:style-name="P84"/>
            </table:table-cell>
          </table:table-row>
        </table:table>
      </text:section>
      <text:list xml:id="list329153755" text:style-name="L8">
        <text:list-item>
          <text:p text:style-name="P215">When @MockBean is used on a field, as well as being registered in the application context, the mock will also be injected into the field.</text:p>
          <text:p text:style-name="P186"/>
        </text:list-item>
        <text:list-item>
          <text:p text:style-name="P207"><text:span text:style-name="T9">This annotation is </text:span><text:span text:style-name="Source_20_Text"><text:span text:style-name="T69">@Repeatable</text:span></text:span><text:span text:style-name="T32"> </text:span><text:span text:style-name="T9">and may be specified multiple times when working with Java 8 or contained within an </text:span><text:a xlink:type="simple" xlink:href="https://docs.spring.io/spring-boot/docs/current/api/org/springframework/boot/test/mock/mockito/MockBeans.html" office:target-frame-name="_blank" xlink:show="new" text:style-name="Internet_20_link" text:visited-style-name="Visited_20_Internet_20_Link"><text:span text:style-name="Strong_20_Emphasis"><text:span text:style-name="T55">@MockBeans</text:span></text:span></text:a><text:span text:style-name="T32"> </text:span><text:span text:style-name="T9">annotation.</text:span></text:p>
          <text:p text:style-name="P207"><text:span text:style-name="Source_20_Text"><text:span text:style-name="T10"/></text:span></text:p>
        </text:list-item>
      </text:list>
      <table:table table:name="Table34" table:style-name="Table34">
        <table:table-column table:style-name="Table34.A"/>
        <table:table-row>
          <table:table-cell table:style-name="Table34.A1" office:value-type="string">
            <text:p text:style-name="P52"><text:span text:style-name="Source_20_Text"><text:span text:style-name="T84">@MockBeans</text:span></text:span><text:span text:style-name="Source_20_Text"><text:span text:style-name="T90">({ </text:span></text:span><text:span text:style-name="Source_20_Text"><text:span text:style-name="T84">@MockBean</text:span></text:span><text:span text:style-name="Source_20_Text"><text:span text:style-name="T90">(EmployeeService.</text:span></text:span><text:span text:style-name="Source_20_Text"><text:span text:style-name="T99">class</text:span></text:span><text:span text:style-name="Source_20_Text"><text:span text:style-name="T90">), MockBean(EmployeeRepository.</text:span></text:span><text:span text:style-name="Source_20_Text"><text:span text:style-name="T99">class</text:span></text:span><text:span text:style-name="Source_20_Text"><text:span text:style-name="T90">) })</text:span></text:span></text:p>
            <text:p text:style-name="P52"><text:span text:style-name="Source_20_Text"><text:span text:style-name="T99">public</text:span></text:span><text:span text:style-name="T107"> </text:span><text:span text:style-name="Source_20_Text"><text:span text:style-name="T99">class</text:span></text:span><text:span text:style-name="T107"> </text:span><text:span text:style-name="Source_20_Text"><text:span text:style-name="T90">EmployeeControllerTest </text:span></text:span></text:p>
            <text:p text:style-name="P52"><text:span text:style-name="Source_20_Text"><text:span text:style-name="T90">{</text:span></text:span></text:p>
            <text:p text:style-name="P52"><text:span text:style-name="Source_20_Text"><text:span text:style-name="T77">    </text:span></text:span><text:span text:style-name="Source_20_Text"><text:span text:style-name="T84">@Autowired</text:span></text:span></text:p>
            <text:p text:style-name="P52"><text:span text:style-name="Source_20_Text"><text:span text:style-name="T77">    </text:span></text:span><text:span text:style-name="Source_20_Text"><text:span text:style-name="T90">EmployeeService service;</text:span></text:span></text:p>
            <text:p text:style-name="P54"> </text:p>
            <text:p text:style-name="P52"><text:span text:style-name="Source_20_Text"><text:span text:style-name="T77">    </text:span></text:span><text:span text:style-name="Source_20_Text"><text:span text:style-name="T84">@Autowired</text:span></text:span></text:p>
            <text:p text:style-name="P52"><text:span text:style-name="Source_20_Text"><text:span text:style-name="T77">    </text:span></text:span><text:span text:style-name="Source_20_Text"><text:span text:style-name="T90">EmployeeRepository repository;</text:span></text:span></text:p>
            <text:p text:style-name="P52"><text:span text:style-name="Source_20_Text"><text:span text:style-name="T90">}</text:span></text:span></text:p>
          </table:table-cell>
        </table:table-row>
      </table:table>
      <text:p text:style-name="P147"><text:span text:style-name="Source_20_Text"><text:span text:style-name="T37"/></text:span></text:p>
      <text:list xml:id="list3860632882" text:style-name="L9">
        <text:list-item>
          <text:p text:style-name="P208"><text:span text:style-name="Source_20_Text"><text:span text:style-name="Emphasis"><text:span text:style-name="T12">@MockBean</text:span></text:span></text:span><text:span text:style-name="Source_20_Text"><text:span text:style-name="T11"> is similar to mockito’s </text:span></text:span><text:span text:style-name="Source_20_Text"><text:span text:style-name="Strong_20_Emphasis"><text:span text:style-name="T6">@Mock</text:span></text:span></text:span><text:span text:style-name="Source_20_Text"><text:span text:style-name="T11"> but with Spring support.</text:span></text:span></text:p>
        </text:list-item>
      </text:list>
      <text:p text:style-name="Text_20_body"><text:line-break/></text:p>
      <text:p text:style-name="Text_20_body"><text:soft-page-break/></text:p>
      <text:p text:style-name="Text_20_body"/>
      <text:p text:style-name="Text_20_body"/>
      <text:p text:style-name="Text_20_body"/>
      <text:p text:style-name="Text_20_body"/>
      <text:p text:style-name="Text_20_body"/>
      <text:p text:style-name="Text_20_body"/>
      <text:h text:style-name="P167" text:outline-level="2">2. Mockito’s @Mock vs Spring boot’s @MockBean</text:h>
      <text:p text:style-name="Text_20_body"/>
      <text:list xml:id="list1589143504" text:style-name="L10">
        <text:list-item>
          <text:p text:style-name="P187">Both annotations are used to add mock objects which allow to mock a class or an interface and to record and verify behaviors on it. However, we can prefer to use one over another in certain way.</text:p>
          <text:p text:style-name="P187"/>
        </text:list-item>
        <text:list-item>
          <text:p text:style-name="P187">As we write a test that <text:span text:style-name="T161">doesn’t need any dependencies from the Spring Boot container</text:span>, the <text:a xlink:type="simple" xlink:href="https://howtodoinjava.com/mockito/junit-mockito-example/" office:target-frame-name="_blank" xlink:show="new" text:style-name="Internet_20_link" text:visited-style-name="Visited_20_Internet_20_Link"><text:span text:style-name="T145">Mockito</text:span></text:a>‘s <text:span text:style-name="Source_20_Text"><text:span text:style-name="T150">@Mock</text:span></text:span><text:span text:style-name="Source_20_Text"><text:span text:style-name="T149"> </text:span></text:span>shall be used. It is fast and favors the isolation of the tested component.</text:p>
          <text:p text:style-name="P187"/>
        </text:list-item>
        <text:list-item>
          <text:p text:style-name="P187">If the <text:span text:style-name="T162">test needs to rely on the Spring Boot container</text:span> and we want also to add or mock one of the container beans then <text:span text:style-name="Source_20_Text"><text:span text:style-name="T150">@MockBean </text:span></text:span>from Spring Boot is preferred way to add mocks.</text:p>
          <text:p text:style-name="P188"/>
        </text:list-item>
      </text:list>
      <text:p text:style-name="P124"/>
      <text:h text:style-name="P173" text:outline-level="2">3. @MockBean in unit testing</text:h>
      <text:p text:style-name="P122"/>
      <text:p text:style-name="P122"><text:span text:style-name="T138">We will generally use </text:span><text:span text:style-name="Source_20_Text"><text:span text:style-name="T147">@MockBean</text:span></text:span><text:span text:style-name="T138"> along with either </text:span><text:span text:style-name="Strong_20_Emphasis"><text:span text:style-name="T137">@WebMvcTest</text:span></text:span><text:span text:style-name="T138"> or </text:span><text:span text:style-name="Strong_20_Emphasis"><text:span text:style-name="T137">@WebFluxTest</text:span></text:span><text:span text:style-name="T138"> annotations. These annotations are for web test slice and limited to a single controller.</text:span></text:p>
      <text:p text:style-name="P123"/>
      <text:p text:style-name="P122"><text:span text:style-name="T138">we can use </text:span><text:span text:style-name="Emphasis"><text:span text:style-name="T136">@MockBean</text:span></text:span><text:span text:style-name="T138"> to provide mock implementations for required collaborators in the controller class.</text:span></text:p>
      <text:p text:style-name="Text_20_body"><text:soft-page-break/><text:line-break/></text:p>
      <text:p text:style-name="P123"/>
      <text:p text:style-name="P123"/>
      <text:p text:style-name="P123"/>
      <text:p text:style-name="P123"/>
      <text:p text:style-name="P123"/>
      <text:p text:style-name="P123"/>
      <text:h text:style-name="P174" text:outline-level="2">4. @MockBean Example</text:h>
      <text:p text:style-name="Text_20_body"/>
      <text:p text:style-name="P60"><text:span text:style-name="T9">We have already seen the usage of </text:span><text:span text:style-name="Emphasis"><text:span text:style-name="T9">@MockBean</text:span></text:span><text:span text:style-name="T9"> in </text:span><text:a xlink:type="simple" xlink:href="https://howtodoinjava.com/spring-webflux/webfluxtest-with-webtestclient/" text:style-name="Internet_20_link" text:visited-style-name="Visited_20_Internet_20_Link"><text:span text:style-name="T57">@WebFluxTest example</text:span></text:a><text:span text:style-name="T9">.</text:span></text:p>
      <text:p text:style-name="Text_20_body"/>
      <text:p text:style-name="P60"><text:span text:style-name="T19">I</text:span><text:span text:style-name="T9">n given test class, we are testing the REST endpoints of flux controller class </text:span><text:span text:style-name="Source_20_Text"><text:span text:style-name="T69">EmployeeController</text:span></text:span><text:span text:style-name="T9">. It tests the api methods and service interaction – while it mocks the persistence layer code (i.e. </text:span><text:span text:style-name="Emphasis"><text:span text:style-name="T9">EmployeeRepository</text:span></text:span><text:span text:style-name="T9">).</text:span></text:p>
      <text:p text:style-name="P61"/>
      <text:p text:style-name="P61"/>
      <text:p text:style-name="P61"/>
      <text:p text:style-name="P61"/>
      <text:p text:style-name="P61"/>
      <text:p text:style-name="P61"/>
      <text:p text:style-name="P61"/>
      <text:p text:style-name="P61"/>
      <text:p text:style-name="P61"/>
      <text:p text:style-name="P61"><text:soft-page-break/></text:p>
      <text:p text:style-name="P61"/>
      <text:p text:style-name="P61"/>
      <text:p text:style-name="P61"/>
      <text:p text:style-name="P61"/>
      <text:p text:style-name="P61"/>
      <text:p text:style-name="P60">EmployeeControllerTest.java</text:p>
      <table:table table:name="Table35" table:style-name="Table35">
        <table:table-column table:style-name="Table35.A"/>
        <table:table-row>
          <table:table-cell table:style-name="Table35.A1" office:value-type="string">
            <text:p text:style-name="P52"><text:span text:style-name="Source_20_Text"><text:span text:style-name="T84">@ExtendWith</text:span></text:span><text:span text:style-name="Source_20_Text"><text:span text:style-name="T90">(SpringExtension.</text:span></text:span><text:span text:style-name="Source_20_Text"><text:span text:style-name="T99">class</text:span></text:span><text:span text:style-name="Source_20_Text"><text:span text:style-name="T90">)</text:span></text:span></text:p>
            <text:p text:style-name="P52"><text:span text:style-name="Source_20_Text"><text:span text:style-name="T84">@WebFluxTest</text:span></text:span><text:span text:style-name="Source_20_Text"><text:span text:style-name="T90">(controllers = EmployeeController.</text:span></text:span><text:span text:style-name="Source_20_Text"><text:span text:style-name="T99">class</text:span></text:span><text:span text:style-name="Source_20_Text"><text:span text:style-name="T90">)</text:span></text:span></text:p>
            <text:p text:style-name="P52"><text:span text:style-name="Source_20_Text"><text:span text:style-name="T84">@Import</text:span></text:span><text:span text:style-name="Source_20_Text"><text:span text:style-name="T90">(EmployeeService.</text:span></text:span><text:span text:style-name="Source_20_Text"><text:span text:style-name="T99">class</text:span></text:span><text:span text:style-name="Source_20_Text"><text:span text:style-name="T90">)</text:span></text:span></text:p>
            <text:p text:style-name="P52"><text:span text:style-name="Source_20_Text"><text:span text:style-name="T99">public</text:span></text:span><text:span text:style-name="T107"> </text:span><text:span text:style-name="Source_20_Text"><text:span text:style-name="T99">class</text:span></text:span><text:span text:style-name="T107"> </text:span><text:span text:style-name="Source_20_Text"><text:span text:style-name="T90">EmployeeControllerTest</text:span></text:span></text:p>
            <text:p text:style-name="P52"><text:span text:style-name="Source_20_Text"><text:span text:style-name="T90">{</text:span></text:span></text:p>
            <text:p text:style-name="P52"><text:span text:style-name="Source_20_Text"><text:span text:style-name="T77">    </text:span></text:span><text:span text:style-name="Source_20_Text"><text:span text:style-name="T84">@MockBean</text:span></text:span></text:p>
            <text:p text:style-name="P52"><text:span text:style-name="Source_20_Text"><text:span text:style-name="T77">    </text:span></text:span><text:span text:style-name="Source_20_Text"><text:span text:style-name="T90">EmployeeRepository repository;</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84">@Autowired</text:span></text:span></text:p>
            <text:p text:style-name="P52"><text:span text:style-name="Source_20_Text"><text:span text:style-name="T77">    </text:span></text:span><text:span text:style-name="Source_20_Text"><text:span text:style-name="T99">private</text:span></text:span><text:span text:style-name="T107"> </text:span><text:span text:style-name="Source_20_Text"><text:span text:style-name="T90">WebTestClient webClient;</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84">@Test</text:span></text:span></text:p>
            <text:p text:style-name="P52"><text:span text:style-name="Source_20_Text"><text:span text:style-name="T77">    </text:span></text:span><text:span text:style-name="Source_20_Text"><text:span text:style-name="T99">void</text:span></text:span><text:span text:style-name="T107"> </text:span><text:span text:style-name="Source_20_Text"><text:span text:style-name="T90">testCreateEmployee() {</text:span></text:span></text:p>
            <text:p text:style-name="P52"><text:span text:style-name="Source_20_Text"><text:span text:style-name="T77">        </text:span></text:span><text:span text:style-name="Source_20_Text"><text:span text:style-name="T90">Employee employee = </text:span></text:span><text:span text:style-name="Source_20_Text"><text:span text:style-name="T99">new</text:span></text:span><text:span text:style-name="T107"> </text:span><text:span text:style-name="Source_20_Text"><text:span text:style-name="T90">Employee();</text:span></text:span></text:p>
            <text:p text:style-name="P52"><text:span text:style-name="Source_20_Text"><text:span text:style-name="T77">        </text:span></text:span><text:span text:style-name="Source_20_Text"><text:span text:style-name="T90">employee.setId(</text:span></text:span><text:span text:style-name="Source_20_Text"><text:span text:style-name="T118">1</text:span></text:span><text:span text:style-name="Source_20_Text"><text:span text:style-name="T90">);</text:span></text:span></text:p>
            <text:p text:style-name="P52"><text:span text:style-name="Source_20_Text"><text:span text:style-name="T77">        </text:span></text:span><text:span text:style-name="Source_20_Text"><text:span text:style-name="T90">employee.setName(</text:span></text:span><text:span text:style-name="Source_20_Text"><text:span text:style-name="T113">"Test"</text:span></text:span><text:span text:style-name="Source_20_Text"><text:span text:style-name="T90">);</text:span></text:span></text:p>
            <text:p text:style-name="P52"><text:span text:style-name="Source_20_Text"><text:span text:style-name="T77">        </text:span></text:span><text:span text:style-name="Source_20_Text"><text:span text:style-name="T90">employee.setSalary(</text:span></text:span><text:span text:style-name="Source_20_Text"><text:span text:style-name="T118">1000</text:span></text:span><text:span text:style-name="Source_20_Text"><text:span text:style-name="T90">);</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90">Mockito.when(repository.save(employee)).thenReturn(Mono.just(employee));</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90">webClient.post()</text:span></text:span></text:p>
            <text:p text:style-name="P52"><text:span text:style-name="Source_20_Text"><text:span text:style-name="T77">            </text:span></text:span><text:span text:style-name="Source_20_Text"><text:span text:style-name="T90">.uri(</text:span></text:span><text:span text:style-name="Source_20_Text"><text:span text:style-name="T113">"/create"</text:span></text:span><text:span text:style-name="Source_20_Text"><text:span text:style-name="T90">)</text:span></text:span></text:p>
            <text:p text:style-name="P52"><text:span text:style-name="Source_20_Text"><text:span text:style-name="T77">            </text:span></text:span><text:span text:style-name="Source_20_Text"><text:span text:style-name="T90">.contentType(MediaType.APPLICATION_JSON)</text:span></text:span></text:p>
            <text:p text:style-name="P52"><text:soft-page-break/><text:span text:style-name="Source_20_Text"><text:span text:style-name="T77">            </text:span></text:span><text:span text:style-name="Source_20_Text"><text:span text:style-name="T90">.body(BodyInserters.fromObject(employee))</text:span></text:span></text:p>
            <text:p text:style-name="P52"><text:span text:style-name="Source_20_Text"><text:span text:style-name="T77">            </text:span></text:span><text:span text:style-name="Source_20_Text"><text:span text:style-name="T90">.exchange()</text:span></text:span></text:p>
            <text:p text:style-name="P52"><text:span text:style-name="Source_20_Text"><text:span text:style-name="T77">            </text:span></text:span><text:span text:style-name="Source_20_Text"><text:span text:style-name="T90">.expectStatus().isCreated();</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90">Mockito.verify(repository, times(</text:span></text:span><text:span text:style-name="Source_20_Text"><text:span text:style-name="T118">1</text:span></text:span><text:span text:style-name="Source_20_Text"><text:span text:style-name="T90">)).save(employee);</text:span></text:span></text:p>
            <text:p text:style-name="P52"><text:span text:style-name="Source_20_Text"><text:span text:style-name="T77">    </text:span></text:span><text:span text:style-name="Source_20_Text"><text:span text:style-name="T90">}</text:span></text:span></text:p>
            <text:p text:style-name="P52"><text:span text:style-name="Source_20_Text"><text:span text:style-name="T90">}</text:span></text:span></text:p>
          </table:table-cell>
        </table:table-row>
      </table:table>
      <text:p text:style-name="P61"/>
      <text:p text:style-name="P64"/>
      <text:p text:style-name="P64"/>
      <text:h text:style-name="P68" text:outline-level="1">Spring boot MockMVC example</text:h>
      <text:p text:style-name="P65"/>
      <text:p text:style-name="P66"><text:span text:style-name="T134">Learn to use </text:span><text:span text:style-name="Strong_20_Emphasis"><text:span text:style-name="T135">Spring MockMVC </text:span></text:span><text:span text:style-name="T134">to perform </text:span><text:span text:style-name="Strong_20_Emphasis"><text:span text:style-name="T135">integration testing </text:span></text:span><text:span text:style-name="T134">of Spring webmvc controllers. <text:line-break/></text:span></text:p>
      <text:p text:style-name="P66"><text:span text:style-name="Strong_20_Emphasis"><text:span text:style-name="T135">MockMVC </text:span></text:span><text:span text:style-name="T134">class is part of </text:span><text:a xlink:type="simple" xlink:href="https://howtodoinjava.com/spring-mvc-tutorial/" text:style-name="Internet_20_link" text:visited-style-name="Visited_20_Internet_20_Link"><text:span text:style-name="T141">Spring MVC</text:span></text:a><text:span text:style-name="T133"> </text:span><text:span text:style-name="T134">test framework which helps in testing the controllers explicitly starting a Servlet container.</text:span></text:p>
      <text:p text:style-name="Text_20_body"/>
      <text:p text:style-name="P60"><text:span text:style-name="T9">In this MockMVC tutorial, we will use it along with Spring boot’s </text:span><text:span text:style-name="Strong_20_Emphasis"><text:span text:style-name="T3">WebMvcTest</text:span></text:span><text:span text:style-name="T9"> class to execute </text:span><text:a xlink:type="simple" xlink:href="https://howtodoinjava.com/junit-5-tutorial/" text:style-name="Internet_20_link" text:visited-style-name="Visited_20_Internet_20_Link"><text:span text:style-name="T57">Junit</text:span></text:a><text:span text:style-name="T9"> testcases which tests </text:span><text:a xlink:type="simple" xlink:href="https://restfulapi.net/" office:target-frame-name="_blank" xlink:show="new" text:style-name="Internet_20_link" text:visited-style-name="Visited_20_Internet_20_Link"><text:span text:style-name="T57">REST</text:span></text:a><text:span text:style-name="T9"> controller methods written for </text:span><text:a xlink:type="simple" xlink:href="https://howtodoinjava.com/spring-boot2/rest-with-spring-hateoas-example/" text:style-name="Internet_20_link" text:visited-style-name="Visited_20_Internet_20_Link"><text:span text:style-name="Strong_20_Emphasis"><text:span text:style-name="T55">Spring boot 2 hateoas example</text:span></text:span></text:a><text:span text:style-name="T9">.</text:span></text:p>
      <text:p text:style-name="P141"><text:line-break/></text:p>
      <text:h text:style-name="P169" text:outline-level="2">2. Test Class Configuration</text:h>
      <text:p text:style-name="P141"/>
      <text:p text:style-name="P112">A JUnit test class to test the Spring MVC controller request and responses, we can use below given configuration.</text:p>
      <text:p text:style-name="P49"/>
      <text:p text:style-name="P6"><text:soft-page-break/><text:span text:style-name="Source_20_Text"><text:span text:style-name="T81">@RunWith</text:span></text:span><text:span text:style-name="Source_20_Text"><text:span text:style-name="T88">(SpringRunner.</text:span></text:span><text:span text:style-name="Source_20_Text"><text:span text:style-name="T98">class</text:span></text:span><text:span text:style-name="Source_20_Text"><text:span text:style-name="T88">)</text:span></text:span></text:p>
      <text:p text:style-name="P24"><text:span text:style-name="Source_20_Text"><text:span text:style-name="T81">@WebMvcTest</text:span></text:span><text:span text:style-name="Source_20_Text"><text:span text:style-name="T88">(EmployeeRESTController.</text:span></text:span><text:span text:style-name="Source_20_Text"><text:span text:style-name="T98">class</text:span></text:span><text:span text:style-name="Source_20_Text"><text:span text:style-name="T88">)</text:span></text:span></text:p>
      <text:p text:style-name="P24"><text:span text:style-name="Source_20_Text"><text:span text:style-name="T98">public</text:span></text:span><text:span text:style-name="T36"> </text:span><text:span text:style-name="Source_20_Text"><text:span text:style-name="T98">class</text:span></text:span><text:span text:style-name="T36"> </text:span><text:span text:style-name="Source_20_Text"><text:span text:style-name="T88">TestEmployeeRESTController {</text:span></text:span></text:p>
      <text:p text:style-name="P27"> </text:p>
      <text:p text:style-name="P24"><text:span text:style-name="Source_20_Text"><text:span text:style-name="T75">  </text:span></text:span><text:span text:style-name="Source_20_Text"><text:span text:style-name="T81">@Autowired</text:span></text:span></text:p>
      <text:p text:style-name="P24"><text:span text:style-name="Source_20_Text"><text:span text:style-name="T75">  </text:span></text:span><text:span text:style-name="Source_20_Text"><text:span text:style-name="T98">private</text:span></text:span><text:span text:style-name="T36"> </text:span><text:span text:style-name="Source_20_Text"><text:span text:style-name="T88">MockMvc mvc;</text:span></text:span></text:p>
      <text:p text:style-name="P27"> </text:p>
      <text:p text:style-name="P24"><text:span text:style-name="Source_20_Text"><text:span text:style-name="T88">}</text:span></text:span></text:p>
      <text:p text:style-name="P141"/>
      <text:p text:style-name="P141"/>
      <text:p text:style-name="P157"><text:a xlink:type="simple" xlink:href="https://docs.spring.io/spring/docs/current/javadoc-api/org/springframework/test/context/junit4/SpringRunner.html" text:style-name="Internet_20_link" text:visited-style-name="Visited_20_Internet_20_Link"><text:span text:style-name="Source_20_Text">SpringRunner</text:span></text:a><text:span text:style-name="Source_20_Text"><text:span text:style-name="T64"> </text:span></text:span><text:span text:style-name="T9">is an alias for the </text:span><text:span text:style-name="Source_20_Text"><text:span text:style-name="T69">SpringJUnit4ClassRunner</text:span></text:span><text:span text:style-name="T9">. It is a custom extension of JUnit’s BlockJUnit4ClassRunner which provides functionality of the Spring TestContext Framework to standard JUnit tests by means of the TestContextManager and associated support classes and annotations.</text:span></text:p>
      <text:list xml:id="list2369893113" text:style-name="L11">
        <text:list-item>
          <text:p text:style-name="P209"><text:a xlink:type="simple" xlink:href="https://docs.spring.io/spring-boot/docs/current/api/org/springframework/boot/test/autoconfigure/web/servlet/WebMvcTest.html" text:style-name="Internet_20_link" text:visited-style-name="Visited_20_Internet_20_Link"><text:span text:style-name="Source_20_Text">@WebMvcTest</text:span></text:a><text:span text:style-name="Source_20_Text"><text:span text:style-name="T64"> </text:span></text:span><text:span text:style-name="T9">annotation is used for Spring MVC tests. It disables full auto-configuration and instead apply only configuration relevant to MVC tests.</text:span></text:p>
        </text:list-item>
        <text:list-item>
          <text:p text:style-name="P209"><text:span text:style-name="T9">The </text:span><text:span text:style-name="Source_20_Text"><text:span text:style-name="T69">WebMvcTest </text:span></text:span><text:span text:style-name="T9">annotation auto-configure </text:span><text:span text:style-name="Source_20_Text"><text:span text:style-name="T69">MockMvc </text:span></text:span><text:span text:style-name="T9">instance as well.</text:span></text:p>
        </text:list-item>
        <text:list-item>
          <text:p text:style-name="P209"><text:span text:style-name="T9">Using </text:span><text:span text:style-name="Source_20_Text"><text:span text:style-name="T69">EmployeeRESTController.class</text:span></text:span><text:span text:style-name="T9"> as parameter, we are asking to initialize only one web controller and you need to provide remaining dependencies required using </text:span><text:span text:style-name="Source_20_Text"><text:span text:style-name="T69">Mock</text:span></text:span><text:span text:style-name="T9"> objects.</text:span></text:p>
        </text:list-item>
        <text:list-item>
          <text:p text:style-name="P216"/>
        </text:list-item>
      </text:list>
      <text:h text:style-name="P169" text:outline-level="2">3. Spring boot MockMvc tests example</text:h>
      <text:p text:style-name="P141"><text:line-break/></text:p>
      <text:h text:style-name="P158" text:outline-level="2">2. How to test async rest controller with MockMvc</text:h>
      <text:p text:style-name="Text_20_body"><text:line-break/><text:span text:style-name="T9">Just as with regular controllers, the </text:span><text:a xlink:type="simple" xlink:href="https://howtodoinjava.com/spring-mvc-tutorial/" text:style-name="Internet_20_link" text:visited-style-name="Visited_20_Internet_20_Link"><text:span text:style-name="T57">Spring WebMVC</text:span></text:a><text:span text:style-name="T9"> Test framework can be used to </text:span><text:span text:style-name="Emphasis"><text:span text:style-name="T9">test async controllers</text:span></text:span><text:span text:style-name="T9">.</text:span></text:p>
      <text:p text:style-name="Text_20_body"><text:line-break/><text:span text:style-name="T9">Create a test class and annotate it with </text:span><text:span text:style-name="Strong_20_Emphasis"><text:span text:style-name="T3">@WebMvcTest</text:span></text:span><text:span text:style-name="T35"> </text:span><text:span text:style-name="T9">and </text:span><text:span text:style-name="Strong_20_Emphasis"><text:span text:style-name="T3">@RunWith(SpringRunner.class)</text:span></text:span><text:span text:style-name="T9">. The </text:span><text:a xlink:type="simple" xlink:href="https://docs.spring.io/spring-boot/docs/current/api/org/springframework/boot/test/autoconfigure/web/servlet/WebMvcTest.html" office:target-frame-name="_blank" xlink:show="new" text:style-name="Internet_20_link" text:visited-style-name="Visited_20_Internet_20_Link"><text:span text:style-name="Source_20_Text"><text:span text:style-name="T64">@WebMvcTest</text:span></text:span></text:a><text:span text:style-name="T9">will bootstrap a minimal Spring Boot application containing the things needed to test the controller. It </text:span><text:a xlink:type="simple" xlink:href="https://docs.spring.io/spring-boot/docs/current/api/org/springframework/boot/test/autoconfigure/web/servlet/AutoConfigureMockMvc.html" office:target-frame-name="_blank" xlink:show="new" text:style-name="Internet_20_link" text:visited-style-name="Visited_20_Internet_20_Link"><text:span text:style-name="T57">automatically configures </text:span></text:a><text:a xlink:type="simple" xlink:href="https://docs.spring.io/spring-boot/docs/current/api/org/springframework/boot/test/autoconfigure/web/servlet/AutoConfigureMockMvc.html" office:target-frame-name="_blank" xlink:show="new" text:style-name="Internet_20_link" text:visited-style-name="Visited_20_Internet_20_Link"><text:span text:style-name="Strong_20_Emphasis"><text:span text:style-name="T55">Spring MockMvc</text:span></text:span></text:a><text:span text:style-name="T9">, which is autowired into the test.</text:span></text:p>
      <text:p text:style-name="P102"/>
      <text:p text:style-name="Text_20_body"><text:span text:style-name="T9">Please note that to test a async controller, the async dispatching needs to be initiated using </text:span><text:span text:style-name="Strong_20_Emphasis"><text:span text:style-name="T3">asyncDispatch()</text:span></text:span><text:span text:style-name="T9">method.</text:span></text:p>
      <text:p text:style-name="P102"/>
      <text:p text:style-name="P102">Below given test perform following things:</text:p>
      <text:list xml:id="list1652977377" text:style-name="L12">
        <text:list-item>
          <text:p text:style-name="P199">The initial request is performed and validated for async feature to be started.</text:p>
        </text:list-item>
        <text:list-item>
          <text:p text:style-name="P210"><text:span text:style-name="T9">The </text:span><text:span text:style-name="Source_20_Text"><text:span text:style-name="T69">asyncDispatch()</text:span></text:span><text:span text:style-name="T9"> is applied and request is sent.</text:span></text:p>
        </text:list-item>
        <text:list-item>
          <text:p text:style-name="P217">Finally, we assert the expected response.</text:p>
        </text:list-item>
      </text:list>
      <text:p text:style-name="P148"/>
      <text:h text:style-name="P152" text:outline-level="2">3. Sourcecode files</text:h>
      <text:p text:style-name="P149">\</text:p>
      <text:p text:style-name="P149"/>
      <text:p text:style-name="P149"/>
      <text:p text:style-name="P149"/>
      <text:p text:style-name="P149"/>
      <text:p text:style-name="P149"><text:soft-page-break/></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text:soft-page-break/></text:p>
      <text:p text:style-name="P149"/>
      <text:h text:style-name="P154" text:outline-level="1">Spring boot JUnit example with RestTemplate</text:h>
      <text:p text:style-name="P151"/>
      <text:p text:style-name="P95">2. Spring boot JUnit Test Class</text:p>
      <text:p text:style-name="P95"/>
      <text:p text:style-name="Text_20_body"/>
      <table:table table:name="Table36" table:style-name="Table36">
        <table:table-column table:style-name="Table36.A"/>
        <table:table-row>
          <table:table-cell table:style-name="Table36.A1" office:value-type="string">
            <text:p text:style-name="P52"><text:span text:style-name="Source_20_Text"><text:span text:style-name="T84">@RunWith</text:span></text:span><text:span text:style-name="Source_20_Text"><text:span text:style-name="T90">(SpringRunner.</text:span></text:span><text:span text:style-name="Source_20_Text"><text:span text:style-name="T99">class</text:span></text:span><text:span text:style-name="Source_20_Text"><text:span text:style-name="T90">)</text:span></text:span></text:p>
            <text:p text:style-name="P52"><text:span text:style-name="Source_20_Text"><text:span text:style-name="T84">@SpringBootTest</text:span></text:span><text:span text:style-name="Source_20_Text"><text:span text:style-name="T90">(webEnvironment=WebEnvironment.RANDOM_PORT)</text:span></text:span></text:p>
            <text:p text:style-name="P52"><text:span text:style-name="Source_20_Text"><text:span text:style-name="T99">public</text:span></text:span><text:span text:style-name="T107"> </text:span><text:span text:style-name="Source_20_Text"><text:span text:style-name="T99">class</text:span></text:span><text:span text:style-name="T107"> </text:span><text:span text:style-name="Source_20_Text"><text:span text:style-name="T90">SpringBootDemoApplicationTests </text:span></text:span></text:p>
            <text:p text:style-name="P52"><text:span text:style-name="Source_20_Text"><text:span text:style-name="T90">{</text:span></text:span></text:p>
            <text:p text:style-name="P52"><text:span text:style-name="Source_20_Text"><text:span text:style-name="T77">    </text:span></text:span><text:span text:style-name="Source_20_Text"><text:span text:style-name="T84">@LocalServerPort</text:span></text:span></text:p>
            <text:p text:style-name="P52"><text:span text:style-name="Source_20_Text"><text:span text:style-name="T77">    </text:span></text:span><text:span text:style-name="Source_20_Text"><text:span text:style-name="T99">int</text:span></text:span><text:span text:style-name="T107"> </text:span><text:span text:style-name="Source_20_Text"><text:span text:style-name="T90">randomServerPort;</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84">@Test</text:span></text:span></text:p>
            <text:p text:style-name="P52"><text:span text:style-name="Source_20_Text"><text:span text:style-name="T77">    </text:span></text:span><text:span text:style-name="Source_20_Text"><text:span text:style-name="T99">public</text:span></text:span><text:span text:style-name="T107"> </text:span><text:span text:style-name="Source_20_Text"><text:span text:style-name="T99">void</text:span></text:span><text:span text:style-name="T107"> </text:span><text:span text:style-name="Source_20_Text"><text:span text:style-name="T90">testGetEmployeeListSuccess() </text:span></text:span><text:span text:style-name="Source_20_Text"><text:span text:style-name="T99">throws</text:span></text:span><text:span text:style-name="T107"> </text:span><text:span text:style-name="Source_20_Text"><text:span text:style-name="T90">URISyntaxException </text:span></text:span></text:p>
            <text:p text:style-name="P52"><text:span text:style-name="Source_20_Text"><text:span text:style-name="T77">    </text:span></text:span><text:span text:style-name="Source_20_Text"><text:span text:style-name="T90">{</text:span></text:span></text:p>
            <text:p text:style-name="P54"> </text:p>
            <text:p text:style-name="P52"><text:span text:style-name="Source_20_Text"><text:span text:style-name="T77">    </text:span></text:span><text:span text:style-name="Source_20_Text"><text:span text:style-name="T90">}  </text:span></text:span></text:p>
            <text:p text:style-name="P52"><text:span text:style-name="Source_20_Text"><text:span text:style-name="T90">}</text:span></text:span></text:p>
          </table:table-cell>
        </table:table-row>
      </table:table>
      <text:list xml:id="list1078949907" text:style-name="L13">
        <text:list-header>
          <text:p text:style-name="P194"><text:span text:style-name="Strong_20_Emphasis"><text:span text:style-name="T3"/></text:span></text:p>
        </text:list-header>
      </text:list>
      <text:list xml:id="list1707080248" text:style-name="L14">
        <text:list-item>
          <text:p text:style-name="P211"><text:span text:style-name="Strong_20_Emphasis"><text:span text:style-name="T3">@RunWith(SpringRunner.class)</text:span></text:span><text:span text:style-name="T9"> – tells JUnit to run using Spring’s testing support. SpringRunner is the new name for </text:span><text:span text:style-name="Source_20_Text"><text:span text:style-name="T69">SpringJUnit4ClassRunner</text:span></text:span><text:span text:style-name="T9">. It enables full support of spring context loading and dependency injection of the beans in the tests.</text:span></text:p>
        </text:list-item>
        <text:list-item>
          <text:p text:style-name="P211"><text:span text:style-name="Strong_20_Emphasis"><text:span text:style-name="T3">@SpringBootTest</text:span></text:span><text:span text:style-name="T9"> – annotation that can be specified on a test class that runs Spring Boot based tests. It provides ability to start a fully running web server listening on any defined or random port.</text:span></text:p>
        </text:list-item>
        <text:list-item>
          <text:p text:style-name="P211"><text:span text:style-name="Strong_20_Emphasis"><text:span text:style-name="T3">webEnvironment</text:span></text:span><text:span text:style-name="T9"> – enables requests and responses to travel over network and mock servlet container is not involved.</text:span></text:p>
        </text:list-item>
        <text:list-item>
          <text:p text:style-name="P211"><text:soft-page-break/><text:span text:style-name="Strong_20_Emphasis"><text:span text:style-name="T3">@LocalServerPort</text:span></text:span><text:span text:style-name="T9"> – injects the HTTP port that got allocated at runtime.</text:span></text:p>
        </text:list-item>
      </text:list>
      <text:p text:style-name="P148"/>
      <text:p text:style-name="P148"/>
      <text:h text:style-name="P153" text:outline-level="2">3. Spring boot JUnit example</text:h>
      <text:h text:style-name="P155" text:outline-level="4">3.1. HTTP GET API</text:h>
      <text:h text:style-name="P221" text:outline-level="6">3.1.1. REST API Code</text:h>
      <text:p text:style-name="P61">REST API which return the list of all employees in list.</text:p>
      <text:section text:style-name="Sect1" text:name="highlighter_528270">
        <text:p text:style-name="P146">API Code</text:p>
        <table:table table:name="Table37" table:style-name="Table37">
          <table:table-column table:style-name="Table37.A"/>
          <table:table-row>
            <table:table-cell table:style-name="Table37.A1" office:value-type="string">
              <text:p text:style-name="P52"><text:span text:style-name="Source_20_Text"><text:span text:style-name="T84">@GetMapping</text:span></text:span><text:span text:style-name="Source_20_Text"><text:span text:style-name="T90">(path=</text:span></text:span><text:span text:style-name="Source_20_Text"><text:span text:style-name="T113">"/employees"</text:span></text:span><text:span text:style-name="Source_20_Text"><text:span text:style-name="T90">, produces = </text:span></text:span><text:span text:style-name="Source_20_Text"><text:span text:style-name="T113">"application/json"</text:span></text:span><text:span text:style-name="Source_20_Text"><text:span text:style-name="T90">)</text:span></text:span></text:p>
              <text:p text:style-name="P52"><text:span text:style-name="Source_20_Text"><text:span text:style-name="T99">public</text:span></text:span><text:span text:style-name="T107"> </text:span><text:span text:style-name="Source_20_Text"><text:span text:style-name="T90">Employees getEmployees() </text:span></text:span></text:p>
              <text:p text:style-name="P52"><text:span text:style-name="Source_20_Text"><text:span text:style-name="T90">{</text:span></text:span></text:p>
              <text:p text:style-name="P52"><text:span text:style-name="Source_20_Text"><text:span text:style-name="T77">    </text:span></text:span><text:span text:style-name="Source_20_Text"><text:span text:style-name="T99">return</text:span></text:span><text:span text:style-name="T107"> </text:span><text:span text:style-name="Source_20_Text"><text:span text:style-name="T90">employeeDao.getAllEmployees();</text:span></text:span></text:p>
              <text:p text:style-name="P53"><text:span text:style-name="Source_20_Text"><text:span text:style-name="T90">}</text:span></text:span></text:p>
            </table:table-cell>
          </table:table-row>
        </table:table>
      </text:section>
      <text:h text:style-name="P221" text:outline-level="6">3.1.2. Junit Test</text:h>
      <text:p text:style-name="P60"><text:span text:style-name="T9">Junit test with </text:span><text:span text:style-name="Source_20_Text"><text:span text:style-name="T69">RestTemplate</text:span></text:span><text:span text:style-name="T9"> which invoke above API and verify the api response code as well as response body.</text:span></text:p>
      <text:section text:style-name="Sect1" text:name="highlighter_28125">
        <text:p text:style-name="P146"><text:soft-page-break/>Junit Test</text:p>
        <table:table table:name="Table38" table:style-name="Table38">
          <table:table-column table:style-name="Table38.A"/>
          <table:table-row>
            <table:table-cell table:style-name="Table38.A1" office:value-type="string">
              <text:p text:style-name="P52"><text:span text:style-name="Source_20_Text"><text:span text:style-name="T84">@Test</text:span></text:span></text:p>
              <text:p text:style-name="P52"><text:span text:style-name="Source_20_Text"><text:span text:style-name="T99">public</text:span></text:span><text:span text:style-name="T107"> </text:span><text:span text:style-name="Source_20_Text"><text:span text:style-name="T99">void</text:span></text:span><text:span text:style-name="T107"> </text:span><text:span text:style-name="Source_20_Text"><text:span text:style-name="T90">testGetEmployeeListSuccess() </text:span></text:span><text:span text:style-name="Source_20_Text"><text:span text:style-name="T99">throws</text:span></text:span><text:span text:style-name="T107"> </text:span><text:span text:style-name="Source_20_Text"><text:span text:style-name="T90">URISyntaxException </text:span></text:span></text:p>
              <text:p text:style-name="P52"><text:span text:style-name="Source_20_Text"><text:span text:style-name="T90">{</text:span></text:span></text:p>
              <text:p text:style-name="P52"><text:span text:style-name="Source_20_Text"><text:span text:style-name="T77">    </text:span></text:span><text:span text:style-name="Source_20_Text"><text:span text:style-name="T90">RestTemplate restTemplate = </text:span></text:span><text:span text:style-name="Source_20_Text"><text:span text:style-name="T99">new</text:span></text:span><text:span text:style-name="T107"> </text:span><text:span text:style-name="Source_20_Text"><text:span text:style-name="T90">RestTemplate();</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99">final</text:span></text:span><text:span text:style-name="T107"> </text:span><text:span text:style-name="Source_20_Text"><text:span text:style-name="T90">String baseUrl = </text:span></text:span><text:span text:style-name="Source_20_Text"><text:span text:style-name="T113">"</text:span></text:span><text:a xlink:type="simple" xlink:href="http://localhost/" text:style-name="Internet_20_link" text:visited-style-name="Visited_20_Internet_20_Link"><text:span text:style-name="Source_20_Text"><text:span text:style-name="T116">http://localhost:</text:span></text:span></text:a><text:span text:style-name="Source_20_Text"><text:span text:style-name="T113">"</text:span></text:span><text:span text:style-name="T107"> </text:span><text:span text:style-name="Source_20_Text"><text:span text:style-name="T90">+ randomServerPort + </text:span></text:span><text:span text:style-name="Source_20_Text"><text:span text:style-name="T113">"/employees"</text:span></text:span><text:span text:style-name="Source_20_Text"><text:span text:style-name="T90">;</text:span></text:span></text:p>
              <text:p text:style-name="P52"><text:span text:style-name="Source_20_Text"><text:span text:style-name="T77">    </text:span></text:span><text:span text:style-name="Source_20_Text"><text:span text:style-name="T90">URI uri = </text:span></text:span><text:span text:style-name="Source_20_Text"><text:span text:style-name="T99">new</text:span></text:span><text:span text:style-name="T107"> </text:span><text:span text:style-name="Source_20_Text"><text:span text:style-name="T90">URI(baseUrl);</text:span></text:span></text:p>
              <text:p text:style-name="P54"> </text:p>
              <text:p text:style-name="P52"><text:span text:style-name="Source_20_Text"><text:span text:style-name="T77">    </text:span></text:span><text:span text:style-name="Source_20_Text"><text:span text:style-name="T90">ResponseEntity&lt;String&gt; result = restTemplate.getForEntity(uri, String.</text:span></text:span><text:span text:style-name="Source_20_Text"><text:span text:style-name="T99">class</text:span></text:span><text:span text:style-name="Source_20_Text"><text:span text:style-name="T90">);</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104">//Verify request succeed</text:span></text:span></text:p>
              <text:p text:style-name="P52"><text:span text:style-name="Source_20_Text"><text:span text:style-name="T77">    </text:span></text:span><text:span text:style-name="Source_20_Text"><text:span text:style-name="T90">Assert.assertEquals(</text:span></text:span><text:span text:style-name="Source_20_Text"><text:span text:style-name="T118">200</text:span></text:span><text:span text:style-name="Source_20_Text"><text:span text:style-name="T90">, result.getStatusCodeValue());</text:span></text:span></text:p>
              <text:p text:style-name="P52"><text:span text:style-name="Source_20_Text"><text:span text:style-name="T77">    </text:span></text:span><text:span text:style-name="Source_20_Text"><text:span text:style-name="T90">Assert.assertEquals(</text:span></text:span><text:span text:style-name="Source_20_Text"><text:span text:style-name="T99">true</text:span></text:span><text:span text:style-name="Source_20_Text"><text:span text:style-name="T90">, result.getBody().contains(</text:span></text:span><text:span text:style-name="Source_20_Text"><text:span text:style-name="T113">"employeeList"</text:span></text:span><text:span text:style-name="Source_20_Text"><text:span text:style-name="T90">));</text:span></text:span></text:p>
              <text:p text:style-name="P53"><text:span text:style-name="Source_20_Text"><text:span text:style-name="T90">}</text:span></text:span></text:p>
            </table:table-cell>
          </table:table-row>
        </table:table>
      </text:section>
      <text:h text:style-name="P155" text:outline-level="4">3.2. HTTP POST API</text:h>
      <text:h text:style-name="P222" text:outline-level="6">3.2.1. REST API Code</text:h>
      <text:p text:style-name="P61">REST API which add an employee to employee collection.</text:p>
      <text:section text:style-name="Sect1" text:name="highlighter_646166">
        <text:p text:style-name="P146">API Code</text:p>
        <table:table table:name="Table39" table:style-name="Table39">
          <table:table-column table:style-name="Table39.A"/>
          <table:table-row>
            <table:table-cell table:style-name="Table39.A1" office:value-type="string">
              <text:p text:style-name="P52"><text:span text:style-name="Source_20_Text"><text:span text:style-name="T84">@PostMapping</text:span></text:span><text:span text:style-name="Source_20_Text"><text:span text:style-name="T90">(path= </text:span></text:span><text:span text:style-name="Source_20_Text"><text:span text:style-name="T113">"/employees"</text:span></text:span><text:span text:style-name="Source_20_Text"><text:span text:style-name="T90">, </text:span></text:span></text:p>
              <text:p text:style-name="P52"><text:span text:style-name="Source_20_Text"><text:span text:style-name="T77">                </text:span></text:span><text:span text:style-name="Source_20_Text"><text:span text:style-name="T90">consumes = </text:span></text:span><text:span text:style-name="Source_20_Text"><text:span text:style-name="T113">"application/json"</text:span></text:span><text:span text:style-name="Source_20_Text"><text:span text:style-name="T90">, </text:span></text:span></text:p>
              <text:p text:style-name="P52"><text:span text:style-name="Source_20_Text"><text:span text:style-name="T77">                </text:span></text:span><text:span text:style-name="Source_20_Text"><text:span text:style-name="T90">produces = </text:span></text:span><text:span text:style-name="Source_20_Text"><text:span text:style-name="T113">"application/json"</text:span></text:span><text:span text:style-name="Source_20_Text"><text:span text:style-name="T90">)</text:span></text:span></text:p>
              <text:p text:style-name="P52"><text:span text:style-name="Source_20_Text"><text:span text:style-name="T99">public</text:span></text:span><text:span text:style-name="T107"> </text:span><text:span text:style-name="Source_20_Text"><text:span text:style-name="T90">ResponseEntity&lt;Object&gt; addEmployee</text:span></text:span></text:p>
              <text:p text:style-name="P52"><text:span text:style-name="Source_20_Text"><text:span text:style-name="T90">(</text:span></text:span></text:p>
              <text:p text:style-name="P52"><text:span text:style-name="Source_20_Text"><text:span text:style-name="T77">    </text:span></text:span><text:span text:style-name="Source_20_Text"><text:span text:style-name="T84">@RequestHeader</text:span></text:span><text:span text:style-name="Source_20_Text"><text:span text:style-name="T90">(name = </text:span></text:span><text:span text:style-name="Source_20_Text"><text:span text:style-name="T113">"X-COM-PERSIST"</text:span></text:span><text:span text:style-name="Source_20_Text"><text:span text:style-name="T90">, required = </text:span></text:span><text:span text:style-name="Source_20_Text"><text:span text:style-name="T99">true</text:span></text:span><text:span text:style-name="Source_20_Text"><text:span text:style-name="T90">) String headerPersist,</text:span></text:span></text:p>
              <text:p text:style-name="P52"><text:span text:style-name="Source_20_Text"><text:span text:style-name="T77">    </text:span></text:span><text:span text:style-name="Source_20_Text"><text:span text:style-name="T84">@RequestHeader</text:span></text:span><text:span text:style-name="Source_20_Text"><text:span text:style-name="T90">(name = </text:span></text:span><text:span text:style-name="Source_20_Text"><text:span text:style-name="T113">"X-COM-LOCATION"</text:span></text:span><text:span text:style-name="Source_20_Text"><text:span text:style-name="T90">, defaultValue = </text:span></text:span><text:span text:style-name="Source_20_Text"><text:span text:style-name="T113">"ASIA"</text:span></text:span><text:span text:style-name="Source_20_Text"><text:span text:style-name="T90">) String headerLocation,</text:span></text:span></text:p>
              <text:p text:style-name="P52"><text:span text:style-name="Source_20_Text"><text:span text:style-name="T77">    </text:span></text:span><text:span text:style-name="Source_20_Text"><text:span text:style-name="T84">@RequestBody</text:span></text:span><text:span text:style-name="T107"> </text:span><text:span text:style-name="Source_20_Text"><text:span text:style-name="T90">Employee employee</text:span></text:span></text:p>
              <text:p text:style-name="P52"><text:span text:style-name="Source_20_Text"><text:span text:style-name="T90">)   </text:span></text:span><text:span text:style-name="Source_20_Text"><text:span text:style-name="T99">throws</text:span></text:span><text:span text:style-name="T107"> </text:span><text:span text:style-name="Source_20_Text"><text:span text:style-name="T90">Exception </text:span></text:span></text:p>
              <text:p text:style-name="P52"><text:span text:style-name="Source_20_Text"><text:span text:style-name="T90">{       </text:span></text:span></text:p>
              <text:p text:style-name="P52"><text:span text:style-name="Source_20_Text"><text:span text:style-name="T77">    </text:span></text:span><text:span text:style-name="Source_20_Text"><text:span text:style-name="T104">//Generate resource id</text:span></text:span></text:p>
              <text:p text:style-name="P52"><text:span text:style-name="Source_20_Text"><text:span text:style-name="T77">    </text:span></text:span><text:span text:style-name="Source_20_Text"><text:span text:style-name="T90">Integer id = employeeDao.getAllEmployees().getEmployeeList().size() + </text:span></text:span><text:soft-page-break/><text:span text:style-name="Source_20_Text"><text:span text:style-name="T118">1</text:span></text:span><text:span text:style-name="Source_20_Text"><text:span text:style-name="T90">;</text:span></text:span></text:p>
              <text:p text:style-name="P52"><text:span text:style-name="Source_20_Text"><text:span text:style-name="T77">    </text:span></text:span><text:span text:style-name="Source_20_Text"><text:span text:style-name="T90">employee.setId(id);</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104">//add resource</text:span></text:span></text:p>
              <text:p text:style-name="P52"><text:span text:style-name="Source_20_Text"><text:span text:style-name="T77">    </text:span></text:span><text:span text:style-name="Source_20_Text"><text:span text:style-name="T90">employeeDao.addEmployee(employee);</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104">//Create resource location</text:span></text:span></text:p>
              <text:p text:style-name="P52"><text:span text:style-name="Source_20_Text"><text:span text:style-name="T77">    </text:span></text:span><text:span text:style-name="Source_20_Text"><text:span text:style-name="T90">URI location = ServletUriComponentsBuilder.fromCurrentRequest()</text:span></text:span></text:p>
              <text:p text:style-name="P52"><text:span text:style-name="Source_20_Text"><text:span text:style-name="T77">                                </text:span></text:span><text:span text:style-name="Source_20_Text"><text:span text:style-name="T90">.path(</text:span></text:span><text:span text:style-name="Source_20_Text"><text:span text:style-name="T113">"/{id}"</text:span></text:span><text:span text:style-name="Source_20_Text"><text:span text:style-name="T90">)</text:span></text:span></text:p>
              <text:p text:style-name="P52"><text:span text:style-name="Source_20_Text"><text:span text:style-name="T77">                                </text:span></text:span><text:span text:style-name="Source_20_Text"><text:span text:style-name="T90">.buildAndExpand(employee.getId())</text:span></text:span></text:p>
              <text:p text:style-name="P52"><text:span text:style-name="Source_20_Text"><text:span text:style-name="T77">                                </text:span></text:span><text:span text:style-name="Source_20_Text"><text:span text:style-name="T90">.toUri();</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104">//Send location in response</text:span></text:span></text:p>
              <text:p text:style-name="P52"><text:span text:style-name="Source_20_Text"><text:span text:style-name="T77">    </text:span></text:span><text:span text:style-name="Source_20_Text"><text:span text:style-name="T99">return</text:span></text:span><text:span text:style-name="T107"> </text:span><text:span text:style-name="Source_20_Text"><text:span text:style-name="T90">ResponseEntity.created(location).build();</text:span></text:span></text:p>
              <text:p text:style-name="P53"><text:span text:style-name="Source_20_Text"><text:span text:style-name="T90">}</text:span></text:span></text:p>
            </table:table-cell>
          </table:table-row>
        </table:table>
      </text:section>
      <text:p text:style-name="P150"/>
      <text:p text:style-name="P150"/>
      <text:p text:style-name="P150"/>
      <text:h text:style-name="P155" text:outline-level="4">3.2. HTTP POST API</text:h>
      <text:h text:style-name="P221" text:outline-level="6">3.2.1. REST API Code</text:h>
      <text:p text:style-name="P61">REST API which add an employee to employee collection.</text:p>
      <text:section text:style-name="Sect1" text:name="Section5">
        <text:p text:style-name="P28"><text:bookmark text:name="highlighter_646166"/></text:p>
        <text:p text:style-name="P146">API Code</text:p>
        <table:table table:name="Table40" table:style-name="Table40">
          <table:table-column table:style-name="Table40.A"/>
          <text:soft-page-break/>
          <table:table-row>
            <table:table-cell table:style-name="Table40.A1" office:value-type="string">
              <text:p text:style-name="P52"><text:span text:style-name="Source_20_Text"><text:span text:style-name="T84">@PostMapping</text:span></text:span><text:span text:style-name="Source_20_Text"><text:span text:style-name="T90">(path= </text:span></text:span><text:span text:style-name="Source_20_Text"><text:span text:style-name="T113">"/employees"</text:span></text:span><text:span text:style-name="Source_20_Text"><text:span text:style-name="T90">, </text:span></text:span></text:p>
              <text:p text:style-name="P52"><text:span text:style-name="Source_20_Text"><text:span text:style-name="T77">                </text:span></text:span><text:span text:style-name="Source_20_Text"><text:span text:style-name="T90">consumes = </text:span></text:span><text:span text:style-name="Source_20_Text"><text:span text:style-name="T113">"application/json"</text:span></text:span><text:span text:style-name="Source_20_Text"><text:span text:style-name="T90">, </text:span></text:span></text:p>
              <text:p text:style-name="P52"><text:span text:style-name="Source_20_Text"><text:span text:style-name="T77">                </text:span></text:span><text:span text:style-name="Source_20_Text"><text:span text:style-name="T90">produces = </text:span></text:span><text:span text:style-name="Source_20_Text"><text:span text:style-name="T113">"application/json"</text:span></text:span><text:span text:style-name="Source_20_Text"><text:span text:style-name="T90">)</text:span></text:span></text:p>
              <text:p text:style-name="P52"><text:span text:style-name="Source_20_Text"><text:span text:style-name="T99">public</text:span></text:span><text:span text:style-name="T107"> </text:span><text:span text:style-name="Source_20_Text"><text:span text:style-name="T90">ResponseEntity&lt;Object&gt; addEmployee</text:span></text:span></text:p>
              <text:p text:style-name="P52"><text:span text:style-name="Source_20_Text"><text:span text:style-name="T90">(</text:span></text:span></text:p>
              <text:p text:style-name="P52"><text:span text:style-name="Source_20_Text"><text:span text:style-name="T77">    </text:span></text:span><text:span text:style-name="Source_20_Text"><text:span text:style-name="T84">@RequestHeader</text:span></text:span><text:span text:style-name="Source_20_Text"><text:span text:style-name="T90">(name = </text:span></text:span><text:span text:style-name="Source_20_Text"><text:span text:style-name="T113">"X-COM-PERSIST"</text:span></text:span><text:span text:style-name="Source_20_Text"><text:span text:style-name="T90">, required = </text:span></text:span><text:span text:style-name="Source_20_Text"><text:span text:style-name="T99">true</text:span></text:span><text:span text:style-name="Source_20_Text"><text:span text:style-name="T90">) String headerPersist,</text:span></text:span></text:p>
              <text:p text:style-name="P52"><text:span text:style-name="Source_20_Text"><text:span text:style-name="T77">    </text:span></text:span><text:span text:style-name="Source_20_Text"><text:span text:style-name="T84">@RequestHeader</text:span></text:span><text:span text:style-name="Source_20_Text"><text:span text:style-name="T90">(name = </text:span></text:span><text:span text:style-name="Source_20_Text"><text:span text:style-name="T113">"X-COM-LOCATION"</text:span></text:span><text:span text:style-name="Source_20_Text"><text:span text:style-name="T90">, defaultValue = </text:span></text:span><text:span text:style-name="Source_20_Text"><text:span text:style-name="T113">"ASIA"</text:span></text:span><text:span text:style-name="Source_20_Text"><text:span text:style-name="T90">) String headerLocation,</text:span></text:span></text:p>
              <text:p text:style-name="P52"><text:span text:style-name="Source_20_Text"><text:span text:style-name="T77">    </text:span></text:span><text:span text:style-name="Source_20_Text"><text:span text:style-name="T84">@RequestBody</text:span></text:span><text:span text:style-name="T107"> </text:span><text:span text:style-name="Source_20_Text"><text:span text:style-name="T90">Employee employee</text:span></text:span></text:p>
              <text:p text:style-name="P52"><text:span text:style-name="Source_20_Text"><text:span text:style-name="T90">)   </text:span></text:span><text:span text:style-name="Source_20_Text"><text:span text:style-name="T99">throws</text:span></text:span><text:span text:style-name="T107"> </text:span><text:span text:style-name="Source_20_Text"><text:span text:style-name="T90">Exception </text:span></text:span></text:p>
              <text:p text:style-name="P52"><text:span text:style-name="Source_20_Text"><text:span text:style-name="T90">{       </text:span></text:span></text:p>
              <text:p text:style-name="P52"><text:span text:style-name="Source_20_Text"><text:span text:style-name="T77">    </text:span></text:span><text:span text:style-name="Source_20_Text"><text:span text:style-name="T104">//Generate resource id</text:span></text:span></text:p>
              <text:p text:style-name="P52"><text:span text:style-name="Source_20_Text"><text:span text:style-name="T77">    </text:span></text:span><text:span text:style-name="Source_20_Text"><text:span text:style-name="T90">Integer id = employeeDao.getAllEmployees().getEmployeeList().size() + </text:span></text:span><text:span text:style-name="Source_20_Text"><text:span text:style-name="T118">1</text:span></text:span><text:span text:style-name="Source_20_Text"><text:span text:style-name="T90">;</text:span></text:span></text:p>
              <text:p text:style-name="P52"><text:span text:style-name="Source_20_Text"><text:span text:style-name="T77">    </text:span></text:span><text:span text:style-name="Source_20_Text"><text:span text:style-name="T90">employee.setId(id);</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104">//add resource</text:span></text:span></text:p>
              <text:p text:style-name="P52"><text:span text:style-name="Source_20_Text"><text:span text:style-name="T77">    </text:span></text:span><text:span text:style-name="Source_20_Text"><text:span text:style-name="T90">employeeDao.addEmployee(employee);</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104">//Create resource location</text:span></text:span></text:p>
              <text:p text:style-name="P52"><text:span text:style-name="Source_20_Text"><text:span text:style-name="T77">    </text:span></text:span><text:span text:style-name="Source_20_Text"><text:span text:style-name="T90">URI location = ServletUriComponentsBuilder.fromCurrentRequest()</text:span></text:span></text:p>
              <text:p text:style-name="P52"><text:span text:style-name="Source_20_Text"><text:span text:style-name="T77">                                </text:span></text:span><text:span text:style-name="Source_20_Text"><text:span text:style-name="T90">.path(</text:span></text:span><text:span text:style-name="Source_20_Text"><text:span text:style-name="T113">"/{id}"</text:span></text:span><text:span text:style-name="Source_20_Text"><text:span text:style-name="T90">)</text:span></text:span></text:p>
              <text:p text:style-name="P52"><text:span text:style-name="Source_20_Text"><text:span text:style-name="T77">                                </text:span></text:span><text:span text:style-name="Source_20_Text"><text:span text:style-name="T90">.buildAndExpand(employee.getId())</text:span></text:span></text:p>
              <text:p text:style-name="P52"><text:span text:style-name="Source_20_Text"><text:span text:style-name="T77">                                </text:span></text:span><text:span text:style-name="Source_20_Text"><text:span text:style-name="T90">.toUri();</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104">//Send location in response</text:span></text:span></text:p>
              <text:p text:style-name="P52"><text:span text:style-name="Source_20_Text"><text:span text:style-name="T77">    </text:span></text:span><text:span text:style-name="Source_20_Text"><text:span text:style-name="T99">return</text:span></text:span><text:span text:style-name="T107"> </text:span><text:span text:style-name="Source_20_Text"><text:span text:style-name="T90">ResponseEntity.created(location).build();</text:span></text:span></text:p>
              <text:p text:style-name="P53"><text:span text:style-name="Source_20_Text"><text:span text:style-name="T90">}</text:span></text:span></text:p>
            </table:table-cell>
          </table:table-row>
        </table:table>
      </text:section>
      <text:p text:style-name="P126"><text:line-break/><text:span text:style-name="T18">3.2.2. Junit test – success scenario</text:span></text:p>
      <text:p text:style-name="P60"><text:span text:style-name="T9">Junit test with </text:span><text:span text:style-name="Source_20_Text"><text:span text:style-name="T69">RestTemplate</text:span></text:span><text:span text:style-name="T9"> which invoke above API and verify the api response code as well as response body.</text:span></text:p>
      <text:section text:style-name="Sect1" text:name="highlighter_943317">
        <text:p text:style-name="P146"><text:soft-page-break/>Junit Test</text:p>
        <table:table table:name="Table41" table:style-name="Table41">
          <table:table-column table:style-name="Table41.A"/>
          <table:table-row>
            <table:table-cell table:style-name="Table41.A1" office:value-type="string">
              <text:p text:style-name="P52"><text:span text:style-name="Source_20_Text"><text:span text:style-name="T84">@Test</text:span></text:span></text:p>
              <text:p text:style-name="P52"><text:span text:style-name="Source_20_Text"><text:span text:style-name="T99">public</text:span></text:span><text:span text:style-name="T107"> </text:span><text:span text:style-name="Source_20_Text"><text:span text:style-name="T99">void</text:span></text:span><text:span text:style-name="T107"> </text:span><text:span text:style-name="Source_20_Text"><text:span text:style-name="T90">testGetEmployeeListSuccess() </text:span></text:span><text:span text:style-name="Source_20_Text"><text:span text:style-name="T99">throws</text:span></text:span><text:span text:style-name="T107"> </text:span><text:span text:style-name="Source_20_Text"><text:span text:style-name="T90">URISyntaxException </text:span></text:span></text:p>
              <text:p text:style-name="P52"><text:span text:style-name="Source_20_Text"><text:span text:style-name="T90">{</text:span></text:span></text:p>
              <text:p text:style-name="P52"><text:span text:style-name="Source_20_Text"><text:span text:style-name="T77">    </text:span></text:span><text:span text:style-name="Source_20_Text"><text:span text:style-name="T90">RestTemplate restTemplate = </text:span></text:span><text:span text:style-name="Source_20_Text"><text:span text:style-name="T99">new</text:span></text:span><text:span text:style-name="T107"> </text:span><text:span text:style-name="Source_20_Text"><text:span text:style-name="T90">RestTemplate();</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99">final</text:span></text:span><text:span text:style-name="T107"> </text:span><text:span text:style-name="Source_20_Text"><text:span text:style-name="T90">String baseUrl = </text:span></text:span><text:span text:style-name="Source_20_Text"><text:span text:style-name="T113">"</text:span></text:span><text:a xlink:type="simple" xlink:href="http://localhost/" text:style-name="Internet_20_link" text:visited-style-name="Visited_20_Internet_20_Link"><text:span text:style-name="Source_20_Text"><text:span text:style-name="T116">http://localhost:</text:span></text:span></text:a><text:span text:style-name="Source_20_Text"><text:span text:style-name="T113">"</text:span></text:span><text:span text:style-name="T107"> </text:span><text:span text:style-name="Source_20_Text"><text:span text:style-name="T90">+ randomServerPort + </text:span></text:span><text:span text:style-name="Source_20_Text"><text:span text:style-name="T113">"/employees"</text:span></text:span><text:span text:style-name="Source_20_Text"><text:span text:style-name="T90">;</text:span></text:span></text:p>
              <text:p text:style-name="P52"><text:span text:style-name="Source_20_Text"><text:span text:style-name="T77">    </text:span></text:span><text:span text:style-name="Source_20_Text"><text:span text:style-name="T90">URI uri = </text:span></text:span><text:span text:style-name="Source_20_Text"><text:span text:style-name="T99">new</text:span></text:span><text:span text:style-name="T107"> </text:span><text:span text:style-name="Source_20_Text"><text:span text:style-name="T90">URI(baseUrl);</text:span></text:span></text:p>
              <text:p text:style-name="P54"> </text:p>
              <text:p text:style-name="P52"><text:span text:style-name="Source_20_Text"><text:span text:style-name="T77">    </text:span></text:span><text:span text:style-name="Source_20_Text"><text:span text:style-name="T90">ResponseEntity&lt;String&gt; result = restTemplate.getForEntity(uri, String.</text:span></text:span><text:span text:style-name="Source_20_Text"><text:span text:style-name="T99">class</text:span></text:span><text:span text:style-name="Source_20_Text"><text:span text:style-name="T90">);</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104">//Verify request succeed</text:span></text:span></text:p>
              <text:p text:style-name="P52"><text:span text:style-name="Source_20_Text"><text:span text:style-name="T77">    </text:span></text:span><text:span text:style-name="Source_20_Text"><text:span text:style-name="T90">Assert.assertEquals(</text:span></text:span><text:span text:style-name="Source_20_Text"><text:span text:style-name="T118">200</text:span></text:span><text:span text:style-name="Source_20_Text"><text:span text:style-name="T90">, result.getStatusCodeValue());</text:span></text:span></text:p>
              <text:p text:style-name="P52"><text:span text:style-name="Source_20_Text"><text:span text:style-name="T77">    </text:span></text:span><text:span text:style-name="Source_20_Text"><text:span text:style-name="T90">Assert.assertEquals(</text:span></text:span><text:span text:style-name="Source_20_Text"><text:span text:style-name="T99">true</text:span></text:span><text:span text:style-name="Source_20_Text"><text:span text:style-name="T90">, result.getBody().contains(</text:span></text:span><text:span text:style-name="Source_20_Text"><text:span text:style-name="T113">"employeeList"</text:span></text:span><text:span text:style-name="Source_20_Text"><text:span text:style-name="T90">));</text:span></text:span></text:p>
              <text:p text:style-name="P53"><text:span text:style-name="Source_20_Text"><text:span text:style-name="T90">}</text:span></text:span></text:p>
            </table:table-cell>
          </table:table-row>
        </table:table>
      </text:section>
      <text:p text:style-name="P110"/>
      <text:p text:style-name="P110"/>
      <text:h text:style-name="P220" text:outline-level="6">3.2.3. Junit test – error scenario</text:h>
      <text:p text:style-name="P61">Junit test which expects an error when there is a missing header in the request.</text:p>
      <text:section text:style-name="Sect1" text:name="highlighter_235989">
        <text:p text:style-name="P146">Junit Test</text:p>
        <table:table table:name="Table42" table:style-name="Table42">
          <table:table-column table:style-name="Table42.A"/>
          <table:table-row>
            <table:table-cell table:style-name="Table42.A1" office:value-type="string">
              <text:p text:style-name="P52"><text:span text:style-name="Source_20_Text"><text:span text:style-name="T84">@Test</text:span></text:span></text:p>
              <text:p text:style-name="P52"><text:span text:style-name="Source_20_Text"><text:span text:style-name="T99">public</text:span></text:span><text:span text:style-name="T107"> </text:span><text:span text:style-name="Source_20_Text"><text:span text:style-name="T99">void</text:span></text:span><text:span text:style-name="T107"> </text:span><text:span text:style-name="Source_20_Text"><text:span text:style-name="T90">testAddEmployeeMissingHeader() </text:span></text:span><text:span text:style-name="Source_20_Text"><text:span text:style-name="T99">throws</text:span></text:span><text:span text:style-name="T107"> </text:span><text:span text:style-name="Source_20_Text"><text:span text:style-name="T90">URISyntaxException </text:span></text:span></text:p>
              <text:p text:style-name="P52"><text:span text:style-name="Source_20_Text"><text:span text:style-name="T90">{</text:span></text:span></text:p>
              <text:p text:style-name="P52"><text:span text:style-name="Source_20_Text"><text:span text:style-name="T77">    </text:span></text:span><text:span text:style-name="Source_20_Text"><text:span text:style-name="T90">RestTemplate restTemplate = </text:span></text:span><text:span text:style-name="Source_20_Text"><text:span text:style-name="T99">new</text:span></text:span><text:span text:style-name="T107"> </text:span><text:span text:style-name="Source_20_Text"><text:span text:style-name="T90">RestTemplate();</text:span></text:span></text:p>
              <text:p text:style-name="P52"><text:span text:style-name="Source_20_Text"><text:span text:style-name="T77">    </text:span></text:span><text:span text:style-name="Source_20_Text"><text:span text:style-name="T99">final</text:span></text:span><text:span text:style-name="T107"> </text:span><text:span text:style-name="Source_20_Text"><text:span text:style-name="T90">String baseUrl = </text:span></text:span><text:span text:style-name="Source_20_Text"><text:span text:style-name="T113">"</text:span></text:span><text:a xlink:type="simple" xlink:href="http://localhost/" text:style-name="Internet_20_link" text:visited-style-name="Visited_20_Internet_20_Link"><text:span text:style-name="Source_20_Text"><text:span text:style-name="T116">http://localhost:</text:span></text:span></text:a><text:span text:style-name="Source_20_Text"><text:span text:style-name="T113">"</text:span></text:span><text:span text:style-name="Source_20_Text"><text:span text:style-name="T90">+randomServerPort+</text:span></text:span><text:span text:style-name="Source_20_Text"><text:span text:style-name="T113">"/employees/"</text:span></text:span><text:span text:style-name="Source_20_Text"><text:span text:style-name="T90">;</text:span></text:span></text:p>
              <text:p text:style-name="P52"><text:span text:style-name="Source_20_Text"><text:span text:style-name="T77">    </text:span></text:span><text:span text:style-name="Source_20_Text"><text:span text:style-name="T90">URI uri = </text:span></text:span><text:span text:style-name="Source_20_Text"><text:span text:style-name="T99">new</text:span></text:span><text:span text:style-name="T107"> </text:span><text:span text:style-name="Source_20_Text"><text:span text:style-name="T90">URI(baseUrl);</text:span></text:span></text:p>
              <text:p text:style-name="P52"><text:span text:style-name="Source_20_Text"><text:span text:style-name="T77">    </text:span></text:span><text:span text:style-name="Source_20_Text"><text:span text:style-name="T90">Employee employee = </text:span></text:span><text:span text:style-name="Source_20_Text"><text:span text:style-name="T99">new</text:span></text:span><text:span text:style-name="T107"> </text:span><text:span text:style-name="Source_20_Text"><text:span text:style-name="T90">Employee(</text:span></text:span><text:span text:style-name="Source_20_Text"><text:span text:style-name="T99">null</text:span></text:span><text:span text:style-name="Source_20_Text"><text:span text:style-name="T90">, </text:span></text:span><text:span text:style-name="Source_20_Text"><text:span text:style-name="T113">"Adam"</text:span></text:span><text:span text:style-name="Source_20_Text"><text:span text:style-name="T90">, </text:span></text:span><text:span text:style-name="Source_20_Text"><text:span text:style-name="T113">"Gilly"</text:span></text:span><text:span text:style-name="Source_20_Text"><text:span text:style-name="T90">, </text:span></text:span><text:span text:style-name="Source_20_Text"><text:span text:style-name="T113">"test@email.com"</text:span></text:span><text:span text:style-name="Source_20_Text"><text:span text:style-name="T90">);</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90">HttpHeaders headers = </text:span></text:span><text:span text:style-name="Source_20_Text"><text:span text:style-name="T99">new</text:span></text:span><text:span text:style-name="T107"> </text:span><text:span text:style-name="Source_20_Text"><text:span text:style-name="T90">HttpHeaders();</text:span></text:span></text:p>
              <text:p text:style-name="P54"> </text:p>
              <text:p text:style-name="P52"><text:span text:style-name="Source_20_Text"><text:span text:style-name="T77">    </text:span></text:span><text:span text:style-name="Source_20_Text"><text:span text:style-name="T90">HttpEntity&lt;Employee&gt; request = </text:span></text:span><text:span text:style-name="Source_20_Text"><text:span text:style-name="T99">new</text:span></text:span><text:span text:style-name="T107"> </text:span><text:span text:style-name="Source_20_Text"><text:span text:style-name="T90">HttpEntity&lt;&gt;(employee, headers);</text:span></text:span></text:p>
              <text:p text:style-name="P52"><text:span text:style-name="Source_20_Text"><text:span text:style-name="T77">    </text:span></text:span><text:span text:style-name="T111"> </text:span></text:p>
              <text:p text:style-name="P52"><text:soft-page-break/><text:span text:style-name="Source_20_Text"><text:span text:style-name="T77">    </text:span></text:span><text:span text:style-name="Source_20_Text"><text:span text:style-name="T99">try</text:span></text:span></text:p>
              <text:p text:style-name="P52"><text:span text:style-name="Source_20_Text"><text:span text:style-name="T77">    </text:span></text:span><text:span text:style-name="Source_20_Text"><text:span text:style-name="T90">{</text:span></text:span></text:p>
              <text:p text:style-name="P52"><text:span text:style-name="Source_20_Text"><text:span text:style-name="T77">        </text:span></text:span><text:span text:style-name="Source_20_Text"><text:span text:style-name="T90">restTemplate.postForEntity(uri, request, String.</text:span></text:span><text:span text:style-name="Source_20_Text"><text:span text:style-name="T99">class</text:span></text:span><text:span text:style-name="Source_20_Text"><text:span text:style-name="T90">);</text:span></text:span></text:p>
              <text:p text:style-name="P52"><text:span text:style-name="Source_20_Text"><text:span text:style-name="T77">        </text:span></text:span><text:span text:style-name="Source_20_Text"><text:span text:style-name="T90">Assert.fail();</text:span></text:span></text:p>
              <text:p text:style-name="P52"><text:span text:style-name="Source_20_Text"><text:span text:style-name="T77">    </text:span></text:span><text:span text:style-name="Source_20_Text"><text:span text:style-name="T90">}</text:span></text:span></text:p>
              <text:p text:style-name="P52"><text:span text:style-name="Source_20_Text"><text:span text:style-name="T77">    </text:span></text:span><text:span text:style-name="Source_20_Text"><text:span text:style-name="T99">catch</text:span></text:span><text:span text:style-name="Source_20_Text"><text:span text:style-name="T90">(HttpClientErrorException ex) </text:span></text:span></text:p>
              <text:p text:style-name="P52"><text:span text:style-name="Source_20_Text"><text:span text:style-name="T77">    </text:span></text:span><text:span text:style-name="Source_20_Text"><text:span text:style-name="T90">{</text:span></text:span></text:p>
              <text:p text:style-name="P52"><text:span text:style-name="Source_20_Text"><text:span text:style-name="T77">        </text:span></text:span><text:span text:style-name="Source_20_Text"><text:span text:style-name="T104">//Verify bad request and missing header</text:span></text:span></text:p>
              <text:p text:style-name="P52"><text:span text:style-name="Source_20_Text"><text:span text:style-name="T77">        </text:span></text:span><text:span text:style-name="Source_20_Text"><text:span text:style-name="T90">Assert.assertEquals(</text:span></text:span><text:span text:style-name="Source_20_Text"><text:span text:style-name="T118">400</text:span></text:span><text:span text:style-name="Source_20_Text"><text:span text:style-name="T90">, ex.getRawStatusCode());</text:span></text:span></text:p>
              <text:p text:style-name="P52"><text:span text:style-name="Source_20_Text"><text:span text:style-name="T77">        </text:span></text:span><text:span text:style-name="Source_20_Text"><text:span text:style-name="T90">Assert.assertEquals(</text:span></text:span><text:span text:style-name="Source_20_Text"><text:span text:style-name="T99">true</text:span></text:span><text:span text:style-name="Source_20_Text"><text:span text:style-name="T90">, ex.getResponseBodyAsString().contains(</text:span></text:span><text:span text:style-name="Source_20_Text"><text:span text:style-name="T113">"Missing request header"</text:span></text:span><text:span text:style-name="Source_20_Text"><text:span text:style-name="T90">));</text:span></text:span></text:p>
              <text:p text:style-name="P52"><text:span text:style-name="Source_20_Text"><text:span text:style-name="T77">    </text:span></text:span><text:span text:style-name="Source_20_Text"><text:span text:style-name="T90">}</text:span></text:span></text:p>
              <text:p text:style-name="P53"><text:span text:style-name="Source_20_Text"><text:span text:style-name="T90">}</text:span></text:span></text:p>
            </table:table-cell>
          </table:table-row>
        </table:table>
      </text:section>
      <text:p text:style-name="P110"/>
      <text:p text:style-name="P110"/>
      <text:p text:style-name="P110"/>
      <text:p text:style-name="P110"/>
      <text:p text:style-name="P110"/>
      <text:p text:style-name="P110"/>
      <text:p text:style-name="P110"/>
      <text:p text:style-name="P110"/>
      <text:p text:style-name="P110"/>
      <text:p text:style-name="P110"/>
      <text:p text:style-name="P110"/>
      <text:h text:style-name="P181" text:outline-level="1">Junit 5 with Spring boot 2</text:h>
      <text:p text:style-name="P110"/>
      <text:p text:style-name="P110"/>
      <text:p text:style-name="P126"><text:span text:style-name="T18">Learn to write unit tests in </text:span><text:a xlink:type="simple" xlink:href="https://howtodoinjava.com/junit-5-tutorial/" text:style-name="Internet_20_link" text:visited-style-name="Visited_20_Internet_20_Link"><text:span text:style-name="Strong_20_Emphasis"><text:span text:style-name="T55">Junit 5</text:span></text:span></text:a><text:span text:style-name="T18"> in </text:span><text:a xlink:type="simple" xlink:href="https://howtodoinjava.com/spring-boot2/rest-api-example/" text:style-name="Internet_20_link" text:visited-style-name="Visited_20_Internet_20_Link"><text:span text:style-name="Strong_20_Emphasis"><text:span text:style-name="T55">Spring boot 2</text:span></text:span></text:a><text:span text:style-name="T18"> applications with help of </text:span><text:a xlink:type="simple" xlink:href="https://howtodoinjava.com/spring-restful/spring-restful-client-resttemplate-example/" text:style-name="Internet_20_link" text:visited-style-name="Visited_20_Internet_20_Link"><text:span text:style-name="Emphasis"><text:span text:style-name="T53">RestTemplate</text:span></text:span></text:a><text:span text:style-name="T18">, to test the REST APIs or spring mvc applications.</text:span></text:p>
      <text:p text:style-name="Text_20_body"/>
      <text:p text:style-name="Text_20_body"/>
      <text:h text:style-name="P167" text:outline-level="2"><text:soft-page-break/>2. Write Junit 5 tests</text:h>
      <text:p text:style-name="Text_20_body"/>
      <text:p text:style-name="Text_20_body"/>
      <text:p text:style-name="P70"><text:span text:style-name="T9">If this is new application then we shall be writing new unit tests otherwise we shall be making code changes to </text:span><text:span text:style-name="Emphasis"><text:span text:style-name="T124">migrate from Junit 4 to Junit 5</text:span></text:span><text:span text:style-name="T9">.</text:span></text:p>
      <text:p text:style-name="P75"/>
      <text:h text:style-name="P86" text:outline-level="4">2.1. Remove @RunWith(SpringRunner.class)</text:h>
      <text:p text:style-name="P73"/>
      <text:p text:style-name="P78"><text:span text:style-name="T128">With Junit 5, we do not need </text:span><text:span text:style-name="Source_20_Text"><text:span text:style-name="T147">@RunWith(SpringRunner.class)</text:span></text:span><text:span text:style-name="T127"> </text:span><text:span text:style-name="T128">anymore. Spring tests are executed with </text:span><text:span text:style-name="Source_20_Text"><text:span text:style-name="T147">@ExtendWith(SpringExtension.class)</text:span></text:span><text:span text:style-name="T127"> </text:span><text:span text:style-name="T128">and </text:span><text:span text:style-name="Source_20_Text"><text:span text:style-name="T147">@SpringBootTest</text:span></text:span><text:span text:style-name="T127"> </text:span><text:span text:style-name="T128">and the other </text:span><text:span text:style-name="Source_20_Text"><text:span text:style-name="T147">@…Test</text:span></text:span><text:span text:style-name="T127"> </text:span><text:span text:style-name="T128">annotations are already annotated with it.</text:span></text:p>
      <text:p text:style-name="P77"/>
      <text:p text:style-name="P77"/>
      <text:h text:style-name="P86" text:outline-level="4">2.2. Use Junit 5 Assertions</text:h>
      <text:p text:style-name="P60"><text:span text:style-name="T9">In stead of </text:span><text:span text:style-name="Source_20_Text"><text:span text:style-name="T69">org.junit.Assert</text:span></text:span><text:span text:style-name="T9"> to assert, we will use </text:span><text:span text:style-name="Strong_20_Emphasis"><text:span text:style-name="T3">org.junit.jupiter.api.Assertions</text:span></text:span><text:span text:style-name="T9"> class for validating the expected output with actual output of a testcase. All JUnit Jupiter assertions are </text:span><text:span text:style-name="Emphasis"><text:span text:style-name="T9">static</text:span></text:span><text:span text:style-name="T9"> methods.</text:span></text:p>
      <text:p text:style-name="P77"/>
      <text:p text:style-name="P77"/>
      <text:p text:style-name="P77"/>
      <text:h text:style-name="P86" text:outline-level="4">2.3. Maven surefire plugin</text:h>
      <text:p text:style-name="P61">Use maven’s surefire plugin to include or exlcude tests based on tags, or configure the test runtime. </text:p>
      <text:p text:style-name="P75"/>
      <text:p text:style-name="P102"/>
      <text:p text:style-name="P111"/>
      <text:p text:style-name="P7"><text:span text:style-name="Source_20_Text"><text:span text:style-name="T98">package</text:span></text:span><text:span text:style-name="T36"> </text:span><text:span text:style-name="Source_20_Text"><text:span text:style-name="T88">com.howtodoinjava.rest;</text:span></text:span></text:p>
      <text:p text:style-name="P27"> </text:p>
      <text:p text:style-name="P24"><text:span text:style-name="Source_20_Text"><text:span text:style-name="T98">import</text:span></text:span><text:span text:style-name="T36"> </text:span><text:span text:style-name="Source_20_Text"><text:span text:style-name="T88">java.net.URI;</text:span></text:span></text:p>
      <text:p text:style-name="P24"><text:soft-page-break/><text:span text:style-name="Source_20_Text"><text:span text:style-name="T98">import</text:span></text:span><text:span text:style-name="T36"> </text:span><text:span text:style-name="Source_20_Text"><text:span text:style-name="T88">java.net.URISyntaxException;</text:span></text:span></text:p>
      <text:p text:style-name="P24"><text:span text:style-name="Source_20_Text"><text:span text:style-name="T98">import</text:span></text:span><text:span text:style-name="T36"> </text:span><text:span text:style-name="Source_20_Text"><text:span text:style-name="T88">org.junit.jupiter.api.Assertions;</text:span></text:span></text:p>
      <text:p text:style-name="P24"><text:span text:style-name="Source_20_Text"><text:span text:style-name="T98">import</text:span></text:span><text:span text:style-name="T36"> </text:span><text:span text:style-name="Source_20_Text"><text:span text:style-name="T88">org.junit.jupiter.api.Test;</text:span></text:span></text:p>
      <text:p text:style-name="P24"><text:span text:style-name="Source_20_Text"><text:span text:style-name="T98">import</text:span></text:span><text:span text:style-name="T36"> </text:span><text:span text:style-name="Source_20_Text"><text:span text:style-name="T88">org.springframework.boot.test.context.SpringBootTest;</text:span></text:span></text:p>
      <text:p text:style-name="P24"><text:span text:style-name="Source_20_Text"><text:span text:style-name="T98">import</text:span></text:span><text:span text:style-name="T36"> </text:span><text:span text:style-name="Source_20_Text"><text:span text:style-name="T88">org.springframework.boot.test.context.SpringBootTest.WebEnvironment;</text:span></text:span></text:p>
      <text:p text:style-name="P24"><text:span text:style-name="Source_20_Text"><text:span text:style-name="T98">import</text:span></text:span><text:span text:style-name="T36"> </text:span><text:span text:style-name="Source_20_Text"><text:span text:style-name="T88">org.springframework.boot.web.server.LocalServerPort;</text:span></text:span></text:p>
      <text:p text:style-name="P24"><text:span text:style-name="Source_20_Text"><text:span text:style-name="T98">import</text:span></text:span><text:span text:style-name="T36"> </text:span><text:span text:style-name="Source_20_Text"><text:span text:style-name="T88">org.springframework.http.HttpEntity;</text:span></text:span></text:p>
      <text:p text:style-name="P24"><text:span text:style-name="Source_20_Text"><text:span text:style-name="T98">import</text:span></text:span><text:span text:style-name="T36"> </text:span><text:span text:style-name="Source_20_Text"><text:span text:style-name="T88">org.springframework.http.HttpHeaders;</text:span></text:span></text:p>
      <text:p text:style-name="P24"><text:span text:style-name="Source_20_Text"><text:span text:style-name="T98">import</text:span></text:span><text:span text:style-name="T36"> </text:span><text:span text:style-name="Source_20_Text"><text:span text:style-name="T88">org.springframework.http.HttpMethod;</text:span></text:span></text:p>
      <text:p text:style-name="P24"><text:span text:style-name="Source_20_Text"><text:span text:style-name="T98">import</text:span></text:span><text:span text:style-name="T36"> </text:span><text:span text:style-name="Source_20_Text"><text:span text:style-name="T88">org.springframework.http.ResponseEntity;</text:span></text:span></text:p>
      <text:p text:style-name="P24"><text:span text:style-name="Source_20_Text"><text:span text:style-name="T98">import</text:span></text:span><text:span text:style-name="T36"> </text:span><text:span text:style-name="Source_20_Text"><text:span text:style-name="T88">org.springframework.web.client.HttpClientErrorException;</text:span></text:span></text:p>
      <text:p text:style-name="P24"><text:span text:style-name="Source_20_Text"><text:span text:style-name="T98">import</text:span></text:span><text:span text:style-name="T36"> </text:span><text:span text:style-name="Source_20_Text"><text:span text:style-name="T88">org.springframework.web.client.RestTemplate;</text:span></text:span></text:p>
      <text:p text:style-name="P27"> </text:p>
      <text:p text:style-name="P24"><text:span text:style-name="Source_20_Text"><text:span text:style-name="T98">import</text:span></text:span><text:span text:style-name="T36"> </text:span><text:span text:style-name="Source_20_Text"><text:span text:style-name="T88">com.howtodoinjava.rest.model.Employee;</text:span></text:span></text:p>
      <text:p text:style-name="P27"> </text:p>
      <text:p text:style-name="P24"><text:span text:style-name="Source_20_Text"><text:span text:style-name="T103">//@RunWith(SpringRunner.class)</text:span></text:span></text:p>
      <text:p text:style-name="P24"><text:span text:style-name="Source_20_Text"><text:span text:style-name="T81">@SpringBootTest</text:span></text:span><text:span text:style-name="Source_20_Text"><text:span text:style-name="T88">(webEnvironment=WebEnvironment.RANDOM_PORT)</text:span></text:span></text:p>
      <text:p text:style-name="P24"><text:span text:style-name="Source_20_Text"><text:span text:style-name="T98">public</text:span></text:span><text:span text:style-name="T36"> </text:span><text:span text:style-name="Source_20_Text"><text:span text:style-name="T98">class</text:span></text:span><text:span text:style-name="T36"> </text:span><text:span text:style-name="Source_20_Text"><text:span text:style-name="T88">SpringBootDemoApplicationTests </text:span></text:span></text:p>
      <text:p text:style-name="P24"><text:span text:style-name="Source_20_Text"><text:span text:style-name="T88">{   </text:span></text:span></text:p>
      <text:p text:style-name="P24"><text:span text:style-name="Source_20_Text"><text:span text:style-name="T75">    </text:span></text:span><text:span text:style-name="Source_20_Text"><text:span text:style-name="T81">@LocalServerPort</text:span></text:span></text:p>
      <text:p text:style-name="P24"><text:span text:style-name="Source_20_Text"><text:span text:style-name="T75">    </text:span></text:span><text:span text:style-name="Source_20_Text"><text:span text:style-name="T98">int</text:span></text:span><text:span text:style-name="T36"> </text:span><text:span text:style-name="Source_20_Text"><text:span text:style-name="T88">randomServerPort;</text:span></text:span></text:p>
      <text:p text:style-name="P24"><text:span text:style-name="Source_20_Text"><text:span text:style-name="T75">    </text:span></text:span><text:span text:style-name="T33"> </text:span></text:p>
      <text:p text:style-name="P24"><text:span text:style-name="Source_20_Text"><text:span text:style-name="T75">    </text:span></text:span><text:span text:style-name="Source_20_Text"><text:span text:style-name="T81">@Test</text:span></text:span></text:p>
      <text:p text:style-name="P24"><text:span text:style-name="Source_20_Text"><text:span text:style-name="T75">    </text:span></text:span><text:span text:style-name="Source_20_Text"><text:span text:style-name="T98">public</text:span></text:span><text:span text:style-name="T36"> </text:span><text:span text:style-name="Source_20_Text"><text:span text:style-name="T98">void</text:span></text:span><text:span text:style-name="T36"> </text:span><text:span text:style-name="Source_20_Text"><text:span text:style-name="T88">testAddEmployeeSuccess() </text:span></text:span><text:span text:style-name="Source_20_Text"><text:span text:style-name="T98">throws</text:span></text:span><text:span text:style-name="T36"> </text:span><text:span text:style-name="Source_20_Text"><text:span text:style-name="T88">URISyntaxException </text:span></text:span></text:p>
      <text:p text:style-name="P24"><text:span text:style-name="Source_20_Text"><text:span text:style-name="T75">    </text:span></text:span><text:span text:style-name="Source_20_Text"><text:span text:style-name="T88">{</text:span></text:span></text:p>
      <text:p text:style-name="P24"><text:span text:style-name="Source_20_Text"><text:span text:style-name="T75">        </text:span></text:span><text:span text:style-name="Source_20_Text"><text:span text:style-name="T88">RestTemplate restTemplate = </text:span></text:span><text:span text:style-name="Source_20_Text"><text:span text:style-name="T98">new</text:span></text:span><text:span text:style-name="T36"> </text:span><text:span text:style-name="Source_20_Text"><text:span text:style-name="T88">RestTemplate();</text:span></text:span></text:p>
      <text:p text:style-name="P24"><text:span text:style-name="Source_20_Text"><text:span text:style-name="T75">        </text:span></text:span><text:span text:style-name="Source_20_Text"><text:span text:style-name="T98">final</text:span></text:span><text:span text:style-name="T36"> </text:span><text:span text:style-name="Source_20_Text"><text:span text:style-name="T88">String baseUrl = </text:span></text:span><text:span text:style-name="Source_20_Text"><text:span text:style-name="T114">"</text:span></text:span><text:a xlink:type="simple" xlink:href="http://localhost/" text:style-name="Internet_20_link" text:visited-style-name="Visited_20_Internet_20_Link"><text:span text:style-name="Source_20_Text"><text:span text:style-name="T117">http://localhost:</text:span></text:span></text:a><text:span text:style-name="Source_20_Text"><text:span text:style-name="T114">"</text:span></text:span><text:span text:style-name="Source_20_Text"><text:span text:style-name="T88">+randomServerPort+</text:span></text:span><text:span text:style-name="Source_20_Text"><text:span text:style-name="T114">"/employees/"</text:span></text:span><text:span text:style-name="Source_20_Text"><text:span text:style-name="T88">;</text:span></text:span></text:p>
      <text:p text:style-name="P24"><text:span text:style-name="Source_20_Text"><text:span text:style-name="T75">        </text:span></text:span><text:span text:style-name="Source_20_Text"><text:span text:style-name="T88">URI uri = </text:span></text:span><text:span text:style-name="Source_20_Text"><text:span text:style-name="T98">new</text:span></text:span><text:span text:style-name="T36"> </text:span><text:span text:style-name="Source_20_Text"><text:span text:style-name="T88">URI(baseUrl);</text:span></text:span></text:p>
      <text:p text:style-name="P24"><text:span text:style-name="Source_20_Text"><text:span text:style-name="T75">        </text:span></text:span><text:span text:style-name="Source_20_Text"><text:span text:style-name="T88">Employee employee = </text:span></text:span><text:span text:style-name="Source_20_Text"><text:span text:style-name="T98">new</text:span></text:span><text:span text:style-name="T36"> </text:span><text:span text:style-name="Source_20_Text"><text:span text:style-name="T88">Employee(</text:span></text:span><text:span text:style-name="Source_20_Text"><text:span text:style-name="T98">null</text:span></text:span><text:span text:style-name="Source_20_Text"><text:span text:style-name="T88">, </text:span></text:span><text:span text:style-name="Source_20_Text"><text:span text:style-name="T114">"Adam"</text:span></text:span><text:span text:style-name="Source_20_Text"><text:span text:style-name="T88">, </text:span></text:span><text:span text:style-name="Source_20_Text"><text:span text:style-name="T114">"Gilly"</text:span></text:span><text:span text:style-name="Source_20_Text"><text:span text:style-name="T88">, </text:span></text:span><text:span text:style-name="Source_20_Text"><text:span text:style-name="T114">"test@email.com"</text:span></text:span><text:span text:style-name="Source_20_Text"><text:span text:style-name="T88">);</text:span></text:span></text:p>
      <text:p text:style-name="P24"><text:span text:style-name="Source_20_Text"><text:span text:style-name="T75">        </text:span></text:span><text:span text:style-name="T33"> </text:span></text:p>
      <text:p text:style-name="P24"><text:span text:style-name="Source_20_Text"><text:span text:style-name="T75">        </text:span></text:span><text:span text:style-name="Source_20_Text"><text:span text:style-name="T88">HttpHeaders headers = </text:span></text:span><text:span text:style-name="Source_20_Text"><text:span text:style-name="T98">new</text:span></text:span><text:span text:style-name="T36"> </text:span><text:span text:style-name="Source_20_Text"><text:span text:style-name="T88">HttpHeaders();</text:span></text:span></text:p>
      <text:p text:style-name="P24"><text:span text:style-name="Source_20_Text"><text:span text:style-name="T75">        </text:span></text:span><text:span text:style-name="Source_20_Text"><text:span text:style-name="T88">headers.set(</text:span></text:span><text:span text:style-name="Source_20_Text"><text:span text:style-name="T114">"X-COM-PERSIST"</text:span></text:span><text:span text:style-name="Source_20_Text"><text:span text:style-name="T88">, </text:span></text:span><text:span text:style-name="Source_20_Text"><text:span text:style-name="T114">"true"</text:span></text:span><text:span text:style-name="Source_20_Text"><text:span text:style-name="T88">);      </text:span></text:span></text:p>
      <text:p text:style-name="P27"> </text:p>
      <text:p text:style-name="P24"><text:span text:style-name="Source_20_Text"><text:span text:style-name="T75">        </text:span></text:span><text:span text:style-name="Source_20_Text"><text:span text:style-name="T88">HttpEntity&lt;Employee&gt; request = </text:span></text:span><text:span text:style-name="Source_20_Text"><text:span text:style-name="T98">new</text:span></text:span><text:span text:style-name="T36"> </text:span><text:span text:style-name="Source_20_Text"><text:span text:style-name="T88">HttpEntity&lt;&gt;(employee, headers);</text:span></text:span></text:p>
      <text:p text:style-name="P24"><text:span text:style-name="Source_20_Text"><text:span text:style-name="T75">        </text:span></text:span><text:span text:style-name="T33"> </text:span></text:p>
      <text:p text:style-name="P24"><text:soft-page-break/><text:span text:style-name="Source_20_Text"><text:span text:style-name="T75">        </text:span></text:span><text:span text:style-name="Source_20_Text"><text:span text:style-name="T88">ResponseEntity&lt;String&gt; result = restTemplate.postForEntity(uri, request, String.</text:span></text:span><text:span text:style-name="Source_20_Text"><text:span text:style-name="T98">class</text:span></text:span><text:span text:style-name="Source_20_Text"><text:span text:style-name="T88">);</text:span></text:span></text:p>
      <text:p text:style-name="P24"><text:span text:style-name="Source_20_Text"><text:span text:style-name="T75">        </text:span></text:span><text:span text:style-name="T33"> </text:span></text:p>
      <text:p text:style-name="P24"><text:span text:style-name="Source_20_Text"><text:span text:style-name="T75">        </text:span></text:span><text:span text:style-name="Source_20_Text"><text:span text:style-name="T103">//Verify request succeed</text:span></text:span></text:p>
      <text:p text:style-name="P24"><text:span text:style-name="Source_20_Text"><text:span text:style-name="T75">        </text:span></text:span><text:span text:style-name="Source_20_Text"><text:span text:style-name="T88">Assertions.assertEquals(</text:span></text:span><text:span text:style-name="Source_20_Text"><text:span text:style-name="T119">201</text:span></text:span><text:span text:style-name="Source_20_Text"><text:span text:style-name="T88">, result.getStatusCodeValue());</text:span></text:span></text:p>
      <text:p text:style-name="P24"><text:span text:style-name="Source_20_Text"><text:span text:style-name="T75">    </text:span></text:span><text:span text:style-name="Source_20_Text"><text:span text:style-name="T88">}</text:span></text:span></text:p>
      <text:p text:style-name="P24"><text:span text:style-name="Source_20_Text"><text:span text:style-name="T75">    </text:span></text:span><text:span text:style-name="T33"> </text:span></text:p>
      <text:p text:style-name="P24"><text:span text:style-name="Source_20_Text"><text:span text:style-name="T75">    </text:span></text:span><text:span text:style-name="Source_20_Text"><text:span text:style-name="T81">@Test</text:span></text:span></text:p>
      <text:p text:style-name="P24"><text:span text:style-name="Source_20_Text"><text:span text:style-name="T75">    </text:span></text:span><text:span text:style-name="Source_20_Text"><text:span text:style-name="T98">public</text:span></text:span><text:span text:style-name="T36"> </text:span><text:span text:style-name="Source_20_Text"><text:span text:style-name="T98">void</text:span></text:span><text:span text:style-name="T36"> </text:span><text:span text:style-name="Source_20_Text"><text:span text:style-name="T88">testAddEmployeeMissingHeader() </text:span></text:span><text:span text:style-name="Source_20_Text"><text:span text:style-name="T98">throws</text:span></text:span><text:span text:style-name="T36"> </text:span><text:span text:style-name="Source_20_Text"><text:span text:style-name="T88">URISyntaxException </text:span></text:span></text:p>
      <text:p text:style-name="P24"><text:span text:style-name="Source_20_Text"><text:span text:style-name="T75">    </text:span></text:span><text:span text:style-name="Source_20_Text"><text:span text:style-name="T88">{</text:span></text:span></text:p>
      <text:p text:style-name="P24"><text:span text:style-name="Source_20_Text"><text:span text:style-name="T75">        </text:span></text:span><text:span text:style-name="Source_20_Text"><text:span text:style-name="T88">RestTemplate restTemplate = </text:span></text:span><text:span text:style-name="Source_20_Text"><text:span text:style-name="T98">new</text:span></text:span><text:span text:style-name="T36"> </text:span><text:span text:style-name="Source_20_Text"><text:span text:style-name="T88">RestTemplate();</text:span></text:span></text:p>
      <text:p text:style-name="P24"><text:span text:style-name="Source_20_Text"><text:span text:style-name="T75">        </text:span></text:span><text:span text:style-name="Source_20_Text"><text:span text:style-name="T98">final</text:span></text:span><text:span text:style-name="T36"> </text:span><text:span text:style-name="Source_20_Text"><text:span text:style-name="T88">String baseUrl = </text:span></text:span><text:span text:style-name="Source_20_Text"><text:span text:style-name="T114">"</text:span></text:span><text:a xlink:type="simple" xlink:href="http://localhost/" text:style-name="Internet_20_link" text:visited-style-name="Visited_20_Internet_20_Link"><text:span text:style-name="Source_20_Text"><text:span text:style-name="T117">http://localhost:</text:span></text:span></text:a><text:span text:style-name="Source_20_Text"><text:span text:style-name="T114">"</text:span></text:span><text:span text:style-name="Source_20_Text"><text:span text:style-name="T88">+randomServerPort+</text:span></text:span><text:span text:style-name="Source_20_Text"><text:span text:style-name="T114">"/employees/"</text:span></text:span><text:span text:style-name="Source_20_Text"><text:span text:style-name="T88">;</text:span></text:span></text:p>
      <text:p text:style-name="P24"><text:span text:style-name="Source_20_Text"><text:span text:style-name="T75">        </text:span></text:span><text:span text:style-name="Source_20_Text"><text:span text:style-name="T88">URI uri = </text:span></text:span><text:span text:style-name="Source_20_Text"><text:span text:style-name="T98">new</text:span></text:span><text:span text:style-name="T36"> </text:span><text:span text:style-name="Source_20_Text"><text:span text:style-name="T88">URI(baseUrl);</text:span></text:span></text:p>
      <text:p text:style-name="P24"><text:span text:style-name="Source_20_Text"><text:span text:style-name="T75">        </text:span></text:span><text:span text:style-name="Source_20_Text"><text:span text:style-name="T88">Employee employee = </text:span></text:span><text:span text:style-name="Source_20_Text"><text:span text:style-name="T98">new</text:span></text:span><text:span text:style-name="T36"> </text:span><text:span text:style-name="Source_20_Text"><text:span text:style-name="T88">Employee(</text:span></text:span><text:span text:style-name="Source_20_Text"><text:span text:style-name="T98">null</text:span></text:span><text:span text:style-name="Source_20_Text"><text:span text:style-name="T88">, </text:span></text:span><text:span text:style-name="Source_20_Text"><text:span text:style-name="T114">"Adam"</text:span></text:span><text:span text:style-name="Source_20_Text"><text:span text:style-name="T88">, </text:span></text:span><text:span text:style-name="Source_20_Text"><text:span text:style-name="T114">"Gilly"</text:span></text:span><text:span text:style-name="Source_20_Text"><text:span text:style-name="T88">, </text:span></text:span><text:span text:style-name="Source_20_Text"><text:span text:style-name="T114">"test@email.com"</text:span></text:span><text:span text:style-name="Source_20_Text"><text:span text:style-name="T88">);</text:span></text:span></text:p>
      <text:p text:style-name="P24"><text:span text:style-name="Source_20_Text"><text:span text:style-name="T75">        </text:span></text:span><text:span text:style-name="T33"> </text:span></text:p>
      <text:p text:style-name="P24"><text:span text:style-name="Source_20_Text"><text:span text:style-name="T75">        </text:span></text:span><text:span text:style-name="Source_20_Text"><text:span text:style-name="T88">HttpHeaders headers = </text:span></text:span><text:span text:style-name="Source_20_Text"><text:span text:style-name="T98">new</text:span></text:span><text:span text:style-name="T36"> </text:span><text:span text:style-name="Source_20_Text"><text:span text:style-name="T88">HttpHeaders();</text:span></text:span></text:p>
      <text:p text:style-name="P27"> </text:p>
      <text:p text:style-name="P24"><text:span text:style-name="Source_20_Text"><text:span text:style-name="T75">        </text:span></text:span><text:span text:style-name="Source_20_Text"><text:span text:style-name="T88">HttpEntity&lt;Employee&gt; request = </text:span></text:span><text:span text:style-name="Source_20_Text"><text:span text:style-name="T98">new</text:span></text:span><text:span text:style-name="T36"> </text:span><text:span text:style-name="Source_20_Text"><text:span text:style-name="T88">HttpEntity&lt;&gt;(employee, headers);</text:span></text:span></text:p>
      <text:p text:style-name="P24"><text:span text:style-name="Source_20_Text"><text:span text:style-name="T75">        </text:span></text:span><text:span text:style-name="T33"> </text:span></text:p>
      <text:p text:style-name="P24"><text:span text:style-name="Source_20_Text"><text:span text:style-name="T75">        </text:span></text:span><text:span text:style-name="Source_20_Text"><text:span text:style-name="T98">try</text:span></text:span></text:p>
      <text:p text:style-name="P24"><text:span text:style-name="Source_20_Text"><text:span text:style-name="T75">        </text:span></text:span><text:span text:style-name="Source_20_Text"><text:span text:style-name="T88">{</text:span></text:span></text:p>
      <text:p text:style-name="P24"><text:span text:style-name="Source_20_Text"><text:span text:style-name="T75">            </text:span></text:span><text:span text:style-name="Source_20_Text"><text:span text:style-name="T88">restTemplate.postForEntity(uri, request, String.</text:span></text:span><text:span text:style-name="Source_20_Text"><text:span text:style-name="T98">class</text:span></text:span><text:span text:style-name="Source_20_Text"><text:span text:style-name="T88">);</text:span></text:span></text:p>
      <text:p text:style-name="P24"><text:span text:style-name="Source_20_Text"><text:span text:style-name="T75">            </text:span></text:span><text:span text:style-name="Source_20_Text"><text:span text:style-name="T88">Assertions.fail();</text:span></text:span></text:p>
      <text:p text:style-name="P24"><text:span text:style-name="Source_20_Text"><text:span text:style-name="T75">        </text:span></text:span><text:span text:style-name="Source_20_Text"><text:span text:style-name="T88">}</text:span></text:span></text:p>
      <text:p text:style-name="P24"><text:span text:style-name="Source_20_Text"><text:span text:style-name="T75">        </text:span></text:span><text:span text:style-name="Source_20_Text"><text:span text:style-name="T98">catch</text:span></text:span><text:span text:style-name="Source_20_Text"><text:span text:style-name="T88">(HttpClientErrorException ex) </text:span></text:span></text:p>
      <text:p text:style-name="P24"><text:span text:style-name="Source_20_Text"><text:span text:style-name="T75">        </text:span></text:span><text:span text:style-name="Source_20_Text"><text:span text:style-name="T88">{</text:span></text:span></text:p>
      <text:p text:style-name="P24"><text:span text:style-name="Source_20_Text"><text:span text:style-name="T75">            </text:span></text:span><text:span text:style-name="Source_20_Text"><text:span text:style-name="T103">//Verify bad request and missing header</text:span></text:span></text:p>
      <text:p text:style-name="P24"><text:span text:style-name="Source_20_Text"><text:span text:style-name="T75">            </text:span></text:span><text:span text:style-name="Source_20_Text"><text:span text:style-name="T88">Assertions.assertEquals(</text:span></text:span><text:span text:style-name="Source_20_Text"><text:span text:style-name="T119">400</text:span></text:span><text:span text:style-name="Source_20_Text"><text:span text:style-name="T88">, ex.getRawStatusCode());</text:span></text:span></text:p>
      <text:p text:style-name="P24"><text:span text:style-name="Source_20_Text"><text:span text:style-name="T75">            </text:span></text:span><text:span text:style-name="Source_20_Text"><text:span text:style-name="T88">Assertions.assertEquals(</text:span></text:span><text:span text:style-name="Source_20_Text"><text:span text:style-name="T98">true</text:span></text:span><text:span text:style-name="Source_20_Text"><text:span text:style-name="T88">, ex.getResponseBodyAsString().contains(</text:span></text:span><text:span text:style-name="Source_20_Text"><text:span text:style-name="T114">"Missing request header"</text:span></text:span><text:span text:style-name="Source_20_Text"><text:span text:style-name="T88">));</text:span></text:span></text:p>
      <text:p text:style-name="P24"><text:span text:style-name="Source_20_Text"><text:span text:style-name="T75">        </text:span></text:span><text:span text:style-name="Source_20_Text"><text:span text:style-name="T88">}</text:span></text:span></text:p>
      <text:p text:style-name="P24"><text:span text:style-name="Source_20_Text"><text:span text:style-name="T75">    </text:span></text:span><text:span text:style-name="Source_20_Text"><text:span text:style-name="T88">}</text:span></text:span></text:p>
      <text:p text:style-name="P27"> </text:p>
      <text:p text:style-name="P24"><text:span text:style-name="Source_20_Text"><text:span text:style-name="T75">    </text:span></text:span><text:span text:style-name="Source_20_Text"><text:span text:style-name="T81">@Test</text:span></text:span></text:p>
      <text:p text:style-name="P24"><text:soft-page-break/><text:span text:style-name="Source_20_Text"><text:span text:style-name="T75">    </text:span></text:span><text:span text:style-name="Source_20_Text"><text:span text:style-name="T98">public</text:span></text:span><text:span text:style-name="T36"> </text:span><text:span text:style-name="Source_20_Text"><text:span text:style-name="T98">void</text:span></text:span><text:span text:style-name="T36"> </text:span><text:span text:style-name="Source_20_Text"><text:span text:style-name="T88">testGetEmployeeListSuccessWithHeaders() </text:span></text:span><text:span text:style-name="Source_20_Text"><text:span text:style-name="T98">throws</text:span></text:span><text:span text:style-name="T36"> </text:span><text:span text:style-name="Source_20_Text"><text:span text:style-name="T88">URISyntaxException </text:span></text:span></text:p>
      <text:p text:style-name="P24"><text:span text:style-name="Source_20_Text"><text:span text:style-name="T75">    </text:span></text:span><text:span text:style-name="Source_20_Text"><text:span text:style-name="T88">{</text:span></text:span></text:p>
      <text:p text:style-name="P24"><text:span text:style-name="Source_20_Text"><text:span text:style-name="T75">        </text:span></text:span><text:span text:style-name="Source_20_Text"><text:span text:style-name="T88">RestTemplate restTemplate = </text:span></text:span><text:span text:style-name="Source_20_Text"><text:span text:style-name="T98">new</text:span></text:span><text:span text:style-name="T36"> </text:span><text:span text:style-name="Source_20_Text"><text:span text:style-name="T88">RestTemplate();</text:span></text:span></text:p>
      <text:p text:style-name="P24"><text:span text:style-name="Source_20_Text"><text:span text:style-name="T75">        </text:span></text:span><text:span text:style-name="T33"> </text:span></text:p>
      <text:p text:style-name="P24"><text:span text:style-name="Source_20_Text"><text:span text:style-name="T75">        </text:span></text:span><text:span text:style-name="Source_20_Text"><text:span text:style-name="T98">final</text:span></text:span><text:span text:style-name="T36"> </text:span><text:span text:style-name="Source_20_Text"><text:span text:style-name="T88">String baseUrl = </text:span></text:span><text:span text:style-name="Source_20_Text"><text:span text:style-name="T114">"</text:span></text:span><text:a xlink:type="simple" xlink:href="http://localhost/" text:style-name="Internet_20_link" text:visited-style-name="Visited_20_Internet_20_Link"><text:span text:style-name="Source_20_Text"><text:span text:style-name="T117">http://localhost:</text:span></text:span></text:a><text:span text:style-name="Source_20_Text"><text:span text:style-name="T114">"</text:span></text:span><text:span text:style-name="Source_20_Text"><text:span text:style-name="T88">+randomServerPort+</text:span></text:span><text:span text:style-name="Source_20_Text"><text:span text:style-name="T114">"/employees/"</text:span></text:span><text:span text:style-name="Source_20_Text"><text:span text:style-name="T88">;</text:span></text:span></text:p>
      <text:p text:style-name="P24"><text:span text:style-name="Source_20_Text"><text:span text:style-name="T75">        </text:span></text:span><text:span text:style-name="Source_20_Text"><text:span text:style-name="T88">URI uri = </text:span></text:span><text:span text:style-name="Source_20_Text"><text:span text:style-name="T98">new</text:span></text:span><text:span text:style-name="T36"> </text:span><text:span text:style-name="Source_20_Text"><text:span text:style-name="T88">URI(baseUrl);</text:span></text:span></text:p>
      <text:p text:style-name="P24"><text:span text:style-name="Source_20_Text"><text:span text:style-name="T75">        </text:span></text:span><text:span text:style-name="T33"> </text:span></text:p>
      <text:p text:style-name="P24"><text:span text:style-name="Source_20_Text"><text:span text:style-name="T75">        </text:span></text:span><text:span text:style-name="Source_20_Text"><text:span text:style-name="T88">HttpHeaders headers = </text:span></text:span><text:span text:style-name="Source_20_Text"><text:span text:style-name="T98">new</text:span></text:span><text:span text:style-name="T36"> </text:span><text:span text:style-name="Source_20_Text"><text:span text:style-name="T88">HttpHeaders();</text:span></text:span></text:p>
      <text:p text:style-name="P24"><text:span text:style-name="Source_20_Text"><text:span text:style-name="T75">        </text:span></text:span><text:span text:style-name="Source_20_Text"><text:span text:style-name="T88">headers.set(</text:span></text:span><text:span text:style-name="Source_20_Text"><text:span text:style-name="T114">"X-COM-LOCATION"</text:span></text:span><text:span text:style-name="Source_20_Text"><text:span text:style-name="T88">, </text:span></text:span><text:span text:style-name="Source_20_Text"><text:span text:style-name="T114">"USA"</text:span></text:span><text:span text:style-name="Source_20_Text"><text:span text:style-name="T88">);</text:span></text:span></text:p>
      <text:p text:style-name="P27"> </text:p>
      <text:p text:style-name="P24"><text:span text:style-name="Source_20_Text"><text:span text:style-name="T75">        </text:span></text:span><text:span text:style-name="Source_20_Text"><text:span text:style-name="T88">HttpEntity&lt;Employee&gt; requestEntity = </text:span></text:span><text:span text:style-name="Source_20_Text"><text:span text:style-name="T98">new</text:span></text:span><text:span text:style-name="T36"> </text:span><text:span text:style-name="Source_20_Text"><text:span text:style-name="T88">HttpEntity&lt;&gt;(</text:span></text:span><text:span text:style-name="Source_20_Text"><text:span text:style-name="T98">null</text:span></text:span><text:span text:style-name="Source_20_Text"><text:span text:style-name="T88">, headers);</text:span></text:span></text:p>
      <text:p text:style-name="P27"> </text:p>
      <text:p text:style-name="P24"><text:span text:style-name="Source_20_Text"><text:span text:style-name="T75">        </text:span></text:span><text:span text:style-name="Source_20_Text"><text:span text:style-name="T98">try</text:span></text:span></text:p>
      <text:p text:style-name="P24"><text:span text:style-name="Source_20_Text"><text:span text:style-name="T75">        </text:span></text:span><text:span text:style-name="Source_20_Text"><text:span text:style-name="T88">{</text:span></text:span></text:p>
      <text:p text:style-name="P24"><text:span text:style-name="Source_20_Text"><text:span text:style-name="T75">            </text:span></text:span><text:span text:style-name="Source_20_Text"><text:span text:style-name="T88">restTemplate.exchange(uri, HttpMethod.GET, requestEntity, String.</text:span></text:span><text:span text:style-name="Source_20_Text"><text:span text:style-name="T98">class</text:span></text:span><text:span text:style-name="Source_20_Text"><text:span text:style-name="T88">);</text:span></text:span></text:p>
      <text:p text:style-name="P24"><text:span text:style-name="Source_20_Text"><text:span text:style-name="T75">            </text:span></text:span><text:span text:style-name="Source_20_Text"><text:span text:style-name="T88">Assertions.fail();</text:span></text:span></text:p>
      <text:p text:style-name="P24"><text:span text:style-name="Source_20_Text"><text:span text:style-name="T75">        </text:span></text:span><text:span text:style-name="Source_20_Text"><text:span text:style-name="T88">}</text:span></text:span></text:p>
      <text:p text:style-name="P24"><text:span text:style-name="Source_20_Text"><text:span text:style-name="T75">        </text:span></text:span><text:span text:style-name="Source_20_Text"><text:span text:style-name="T98">catch</text:span></text:span><text:span text:style-name="Source_20_Text"><text:span text:style-name="T88">(HttpClientErrorException ex) </text:span></text:span></text:p>
      <text:p text:style-name="P24"><text:span text:style-name="Source_20_Text"><text:span text:style-name="T75">        </text:span></text:span><text:span text:style-name="Source_20_Text"><text:span text:style-name="T88">{</text:span></text:span></text:p>
      <text:p text:style-name="P24"><text:span text:style-name="Source_20_Text"><text:span text:style-name="T75">            </text:span></text:span><text:span text:style-name="Source_20_Text"><text:span text:style-name="T103">//Verify bad request and missing header</text:span></text:span></text:p>
      <text:p text:style-name="P24"><text:span text:style-name="Source_20_Text"><text:span text:style-name="T75">            </text:span></text:span><text:span text:style-name="Source_20_Text"><text:span text:style-name="T88">Assertions.assertEquals(</text:span></text:span><text:span text:style-name="Source_20_Text"><text:span text:style-name="T119">400</text:span></text:span><text:span text:style-name="Source_20_Text"><text:span text:style-name="T88">, ex.getRawStatusCode());</text:span></text:span></text:p>
      <text:p text:style-name="P24"><text:span text:style-name="Source_20_Text"><text:span text:style-name="T75">            </text:span></text:span><text:span text:style-name="Source_20_Text"><text:span text:style-name="T88">Assertions.assertEquals(</text:span></text:span><text:span text:style-name="Source_20_Text"><text:span text:style-name="T98">true</text:span></text:span><text:span text:style-name="Source_20_Text"><text:span text:style-name="T88">, ex.getResponseBodyAsString().contains(</text:span></text:span><text:span text:style-name="Source_20_Text"><text:span text:style-name="T114">"Missing request header"</text:span></text:span><text:span text:style-name="Source_20_Text"><text:span text:style-name="T88">));</text:span></text:span></text:p>
      <text:p text:style-name="P24"><text:span text:style-name="Source_20_Text"><text:span text:style-name="T75">        </text:span></text:span><text:span text:style-name="Source_20_Text"><text:span text:style-name="T88">}</text:span></text:span></text:p>
      <text:p text:style-name="P24"><text:span text:style-name="Source_20_Text"><text:span text:style-name="T75">    </text:span></text:span><text:span text:style-name="Source_20_Text"><text:span text:style-name="T88">}</text:span></text:span></text:p>
      <text:p text:style-name="P24"><text:span text:style-name="Source_20_Text"><text:span text:style-name="T88">}</text:span></text:span></text:p>
      <text:p text:style-name="P111"/>
      <text:p text:style-name="P111"/>
      <text:p text:style-name="P111"/>
      <text:p text:style-name="P111"/>
      <text:h text:style-name="P182" text:outline-level="1"><text:soft-page-break/>Spring rest controller unit test example</text:h>
      <text:p text:style-name="Text_20_body"/>
      <text:p text:style-name="Text_20_body"/>
      <text:h text:style-name="P167" text:outline-level="2">1. How to write correct unit test for rest controllers</text:h>
      <text:p text:style-name="P61">While writing junit test for a rest controller method, we shall keep in mind that:</text:p>
      <text:list xml:id="list3460268438" text:style-name="L15">
        <text:list-item>
          <text:p text:style-name="P195"><text:span text:style-name="T9">A unit test is supposed to test only a certain part of code (i.e. code written in controller class), so we shall </text:span><text:span text:style-name="Strong_20_Emphasis"><text:span text:style-name="T3">mock all the dependencies</text:span></text:span><text:span text:style-name="T9"> injected and used in controller class.</text:span></text:p>
        </text:list-item>
        <text:list-item>
          <text:p text:style-name="P218">If the test utilizes other dependencies (e.g. database/network) then it is integration testing and not unit testing.</text:p>
        </text:list-item>
        <text:list-item>
          <text:p text:style-name="P212"><text:span text:style-name="T9">We </text:span><text:span text:style-name="Strong_20_Emphasis"><text:span text:style-name="T3">should not use any webserver</text:span></text:span><text:span text:style-name="T9"> otherwise it will make the unit testing slow.</text:span></text:p>
        </text:list-item>
        <text:list-item>
          <text:p text:style-name="P212"><text:span text:style-name="T9">Each </text:span><text:span text:style-name="Strong_20_Emphasis"><text:span text:style-name="T3">unit test should be independent</text:span></text:span><text:span text:style-name="T9"> of other tests.</text:span></text:p>
        </text:list-item>
        <text:list-item>
          <text:p text:style-name="P218">By definition, unit tests should be fast.</text:p>
          <text:p text:style-name="P218"/>
        </text:list-item>
      </text:list>
      <text:p text:style-name="P100"/>
      <text:p text:style-name="P100"/>
      <text:p text:style-name="P100"/>
      <text:p text:style-name="P100"/>
      <text:p text:style-name="P100"/>
      <text:p text:style-name="P142"/>
      <text:p text:style-name="P142"/>
      <text:h text:style-name="P160" text:outline-level="4">2.2. REST Controller</text:h>
      <text:p text:style-name="P60"><text:span text:style-name="T9">Here is the </text:span><text:span text:style-name="Emphasis"><text:span text:style-name="T9">Spring boot rest controller</text:span></text:span><text:span text:style-name="T9">, we will be writing unit tests for.</text:span></text:p>
      <text:list xml:id="list2630534301" text:style-name="L16">
        <text:list-item>
          <text:p text:style-name="P196"><text:soft-page-break/><text:span text:style-name="T9">The controller has dependency on </text:span><text:span text:style-name="Emphasis"><text:span text:style-name="T9">EmployeeDAO</text:span></text:span><text:span text:style-name="T9"> class for persistence.</text:span></text:p>
        </text:list-item>
        <text:list-item>
          <text:p text:style-name="P213"><text:span text:style-name="Emphasis"><text:span text:style-name="T9">addEmployee()</text:span></text:span><text:span text:style-name="T9"> api need access to the request context using </text:span><text:a xlink:type="simple" xlink:href="https://docs.spring.io/spring/docs/current/javadoc-api/org/springframework/web/servlet/support/ServletUriComponentsBuilder.html" office:target-frame-name="_blank" xlink:show="new" text:style-name="Internet_20_link" text:visited-style-name="Visited_20_Internet_20_Link"><text:span text:style-name="Source_20_Text"><text:span text:style-name="T64">ServletUriComponentsBuilder</text:span></text:span></text:a><text:span text:style-name="T9">.</text:span></text:p>
        </text:list-item>
        <text:list-item>
          <text:p text:style-name="P213"><text:span text:style-name="Emphasis"><text:span text:style-name="T9">addEmployee()</text:span></text:span><text:span text:style-name="T9"> api returns HTTP status and header using </text:span><text:a xlink:type="simple" xlink:href="https://docs.spring.io/spring/docs/current/javadoc-api/org/springframework/http/ResponseEntity.html" office:target-frame-name="_blank" xlink:show="new" text:style-name="Internet_20_link" text:visited-style-name="Visited_20_Internet_20_Link"><text:span text:style-name="Source_20_Text"><text:span text:style-name="T64">ResponseEntity</text:span></text:span></text:a><text:span text:style-name="T9"> class.</text:span></text:p>
        </text:list-item>
      </text:list>
      <text:p text:style-name="P142"><text:line-break/>EmployeeController.java</text:p>
      <table:table table:name="Table43" table:style-name="Table43">
        <table:table-column table:style-name="Table43.A"/>
        <table:table-row>
          <table:table-cell table:style-name="Table43.A1" office:value-type="string">
            <text:p text:style-name="P54"> </text:p>
            <text:p text:style-name="P52"><text:span text:style-name="Source_20_Text"><text:span text:style-name="T86">@RestController</text:span></text:span></text:p>
            <text:p text:style-name="P52"><text:span text:style-name="Source_20_Text"><text:span text:style-name="T86">@RequestMapping</text:span></text:span><text:span text:style-name="Source_20_Text"><text:span text:style-name="T94">(path = </text:span></text:span><text:span text:style-name="Source_20_Text"><text:span text:style-name="T115">"/employees"</text:span></text:span><text:span text:style-name="Source_20_Text"><text:span text:style-name="T94">)</text:span></text:span></text:p>
            <text:p text:style-name="P52"><text:span text:style-name="Source_20_Text"><text:span text:style-name="T101">public</text:span></text:span><text:span text:style-name="T109"> </text:span><text:span text:style-name="Source_20_Text"><text:span text:style-name="T101">class</text:span></text:span><text:span text:style-name="T109"> </text:span><text:span text:style-name="Source_20_Text"><text:span text:style-name="T94">EmployeeController </text:span></text:span></text:p>
            <text:p text:style-name="P52"><text:span text:style-name="Source_20_Text"><text:span text:style-name="T94">{</text:span></text:span></text:p>
            <text:p text:style-name="P52"><text:span text:style-name="Source_20_Text"><text:span text:style-name="T79">    </text:span></text:span><text:span text:style-name="Source_20_Text"><text:span text:style-name="T86">@Autowired</text:span></text:span></text:p>
            <text:p text:style-name="P52"><text:span text:style-name="Source_20_Text"><text:span text:style-name="T79">    </text:span></text:span><text:span text:style-name="Source_20_Text"><text:span text:style-name="T101">private</text:span></text:span><text:span text:style-name="T109"> </text:span><text:span text:style-name="Source_20_Text"><text:span text:style-name="T94">EmployeeDAO employeeDao;</text:span></text:span></text:p>
            <text:p text:style-name="P55"> </text:p>
            <text:p text:style-name="P52"><text:span text:style-name="Source_20_Text"><text:span text:style-name="T79">    </text:span></text:span><text:span text:style-name="Source_20_Text"><text:span text:style-name="T86">@GetMapping</text:span></text:span><text:span text:style-name="Source_20_Text"><text:span text:style-name="T94">(path=</text:span></text:span><text:span text:style-name="Source_20_Text"><text:span text:style-name="T115">"/"</text:span></text:span><text:span text:style-name="Source_20_Text"><text:span text:style-name="T94">, produces = </text:span></text:span><text:span text:style-name="Source_20_Text"><text:span text:style-name="T115">"application/json"</text:span></text:span><text:span text:style-name="Source_20_Text"><text:span text:style-name="T94">)</text:span></text:span></text:p>
            <text:p text:style-name="P52"><text:span text:style-name="Source_20_Text"><text:span text:style-name="T79">    </text:span></text:span><text:span text:style-name="Source_20_Text"><text:span text:style-name="T101">public</text:span></text:span><text:span text:style-name="T109"> </text:span><text:span text:style-name="Source_20_Text"><text:span text:style-name="T94">Employees getEmployees() </text:span></text:span></text:p>
            <text:p text:style-name="P52"><text:span text:style-name="Source_20_Text"><text:span text:style-name="T79">    </text:span></text:span><text:span text:style-name="Source_20_Text"><text:span text:style-name="T94">{</text:span></text:span></text:p>
            <text:p text:style-name="P52"><text:span text:style-name="Source_20_Text"><text:span text:style-name="T79">        </text:span></text:span><text:span text:style-name="Source_20_Text"><text:span text:style-name="T101">return</text:span></text:span><text:span text:style-name="T109"> </text:span><text:span text:style-name="Source_20_Text"><text:span text:style-name="T94">employeeDao.getAllEmployees();</text:span></text:span></text:p>
            <text:p text:style-name="P52"><text:span text:style-name="Source_20_Text"><text:span text:style-name="T79">    </text:span></text:span><text:span text:style-name="Source_20_Text"><text:span text:style-name="T94">}</text:span></text:span></text:p>
            <text:p text:style-name="P52"><text:span text:style-name="Source_20_Text"><text:span text:style-name="T79">    </text:span></text:span><text:span text:style-name="T120"> </text:span></text:p>
            <text:p text:style-name="P52"><text:span text:style-name="Source_20_Text"><text:span text:style-name="T79">    </text:span></text:span><text:span text:style-name="Source_20_Text"><text:span text:style-name="T86">@PostMapping</text:span></text:span><text:span text:style-name="Source_20_Text"><text:span text:style-name="T94">(path= </text:span></text:span><text:span text:style-name="Source_20_Text"><text:span text:style-name="T115">"/"</text:span></text:span><text:span text:style-name="Source_20_Text"><text:span text:style-name="T94">, consumes = </text:span></text:span><text:span text:style-name="Source_20_Text"><text:span text:style-name="T115">"application/json"</text:span></text:span><text:span text:style-name="Source_20_Text"><text:span text:style-name="T94">, produces = </text:span></text:span><text:span text:style-name="Source_20_Text"><text:span text:style-name="T115">"application/json"</text:span></text:span><text:span text:style-name="Source_20_Text"><text:span text:style-name="T94">)</text:span></text:span></text:p>
            <text:p text:style-name="P52"><text:span text:style-name="Source_20_Text"><text:span text:style-name="T79">    </text:span></text:span><text:span text:style-name="Source_20_Text"><text:span text:style-name="T101">public</text:span></text:span><text:span text:style-name="T109"> </text:span><text:span text:style-name="Source_20_Text"><text:span text:style-name="T94">ResponseEntity&lt;Object&gt; addEmployee(</text:span></text:span><text:span text:style-name="Source_20_Text"><text:span text:style-name="T86">@RequestBody</text:span></text:span><text:span text:style-name="T109"> </text:span><text:span text:style-name="Source_20_Text"><text:span text:style-name="T94">Employee employee) {       </text:span></text:span></text:p>
            <text:p text:style-name="P52"><text:span text:style-name="Source_20_Text"><text:span text:style-name="T79">                </text:span></text:span><text:span text:style-name="T120"> </text:span></text:p>
            <text:p text:style-name="P52"><text:span text:style-name="Source_20_Text"><text:span text:style-name="T79">        </text:span></text:span><text:span text:style-name="Source_20_Text"><text:span text:style-name="T105">//add resource</text:span></text:span></text:p>
            <text:p text:style-name="P52"><text:span text:style-name="Source_20_Text"><text:span text:style-name="T79">        </text:span></text:span><text:span text:style-name="Source_20_Text"><text:span text:style-name="T94">employeeDao.addEmployee(employee);</text:span></text:span></text:p>
            <text:p text:style-name="P52"><text:span text:style-name="Source_20_Text"><text:span text:style-name="T79">        </text:span></text:span><text:span text:style-name="T120"> </text:span></text:p>
            <text:p text:style-name="P52"><text:span text:style-name="Source_20_Text"><text:span text:style-name="T79">        </text:span></text:span><text:span text:style-name="Source_20_Text"><text:span text:style-name="T105">//Create resource location</text:span></text:span></text:p>
            <text:p text:style-name="P52"><text:span text:style-name="Source_20_Text"><text:span text:style-name="T79">        </text:span></text:span><text:span text:style-name="Source_20_Text"><text:span text:style-name="T94">URI location = ServletUriComponentsBuilder.fromCurrentRequest()</text:span></text:span></text:p>
            <text:p text:style-name="P52"><text:span text:style-name="Source_20_Text"><text:span text:style-name="T79">                                    </text:span></text:span><text:span text:style-name="Source_20_Text"><text:span text:style-name="T94">.path(</text:span></text:span><text:span text:style-name="Source_20_Text"><text:span text:style-name="T115">"/{id}"</text:span></text:span><text:span text:style-name="Source_20_Text"><text:span text:style-name="T94">)</text:span></text:span></text:p>
            <text:p text:style-name="P52"><text:span text:style-name="Source_20_Text"><text:span text:style-name="T79">                                    </text:span></text:span><text:span text:style-name="Source_20_Text"><text:span text:style-name="T94">.buildAndExpand(employee.getId())</text:span></text:span></text:p>
            <text:p text:style-name="P52"><text:span text:style-name="Source_20_Text"><text:span text:style-name="T79">                                    </text:span></text:span><text:span text:style-name="Source_20_Text"><text:span text:style-name="T94">.toUri();</text:span></text:span></text:p>
            <text:p text:style-name="P52"><text:span text:style-name="Source_20_Text"><text:span text:style-name="T79">        </text:span></text:span><text:span text:style-name="T120"> </text:span></text:p>
            <text:p text:style-name="P52"><text:span text:style-name="Source_20_Text"><text:span text:style-name="T79">        </text:span></text:span><text:span text:style-name="Source_20_Text"><text:span text:style-name="T105">//Send location in response</text:span></text:span></text:p>
            <text:p text:style-name="P52"><text:span text:style-name="Source_20_Text"><text:span text:style-name="T79">        </text:span></text:span><text:span text:style-name="Source_20_Text"><text:span text:style-name="T101">return</text:span></text:span><text:span text:style-name="T109"> </text:span><text:span text:style-name="Source_20_Text"><text:span text:style-name="T94">ResponseEntity.created(location).build();</text:span></text:span></text:p>
            <text:p text:style-name="P52"><text:span text:style-name="Source_20_Text"><text:span text:style-name="T79">    </text:span></text:span><text:span text:style-name="Source_20_Text"><text:span text:style-name="T94">}</text:span></text:span></text:p>
            <text:p text:style-name="P52"><text:span text:style-name="Source_20_Text"><text:span text:style-name="T94">}</text:span></text:span></text:p>
          </table:table-cell>
        </table:table-row>
      </table:table>
      <text:p text:style-name="P142"><text:span text:style-name="Source_20_Text"><text:span text:style-name="T37"/></text:span></text:p>
      <text:p text:style-name="P142"><text:span text:style-name="Source_20_Text"><text:span text:style-name="T37"/></text:span></text:p>
      <text:h text:style-name="P165" text:outline-level="4"><text:span text:style-name="Source_20_Text"><text:span text:style-name="T22">2.3. Unit tests</text:span></text:span></text:h>
      <text:p text:style-name="P142"><text:span text:style-name="Source_20_Text"><text:span text:style-name="T37"/></text:span></text:p>
      <text:p text:style-name="P142"><text:soft-page-break/><text:span text:style-name="Source_20_Text"><text:span text:style-name="T27">The test class given below contains unit tests for the spring boot rest controller mentioned above. This test class:</text:span></text:span></text:p>
      <text:list xml:id="list877210154" text:style-name="L17">
        <text:list-header>
          <text:p text:style-name="P200"/>
        </text:list-header>
      </text:list>
      <text:p text:style-name="P142"><text:span text:style-name="Source_20_Text"><text:span text:style-name="T27">The test class given below contains unit tests for the spring boot rest controller mentioned above. This test class:</text:span></text:span></text:p>
      <text:list xml:id="list4211602392" text:style-name="L18">
        <text:list-header>
          <text:p text:style-name="P201"/>
        </text:list-header>
      </text:list>
      <text:list xml:id="list1359603944" text:style-name="L19">
        <text:list-item>
          <text:p text:style-name="P189"><text:span text:style-name="Source_20_Text"><text:span text:style-name="T27">uses </text:span></text:span><text:span text:style-name="Source_20_Text"><text:span text:style-name="Strong_20_Emphasis"><text:span text:style-name="T29">@Mock</text:span></text:span></text:span><text:span text:style-name="Source_20_Text"><text:span text:style-name="T27"> annotation to created mock object for </text:span></text:span><text:span text:style-name="Source_20_Text"><text:span text:style-name="Emphasis"><text:span text:style-name="T28">EmployeeDAO</text:span></text:span></text:span><text:span text:style-name="Source_20_Text"><text:span text:style-name="T27"> dependency.</text:span></text:span></text:p>
        </text:list-item>
        <text:list-item>
          <text:p text:style-name="P189"><text:span text:style-name="Source_20_Text"><text:span text:style-name="T13">uses </text:span></text:span><text:span text:style-name="Source_20_Text"><text:span text:style-name="T72">@InjectMocks</text:span></text:span><text:span text:style-name="Source_20_Text"><text:span text:style-name="T13"> to create </text:span></text:span><text:span text:style-name="Source_20_Text"><text:span text:style-name="Emphasis"><text:span text:style-name="T14">EmployeeController</text:span></text:span></text:span><text:span text:style-name="Source_20_Text"><text:span text:style-name="T13"> class and also inject the mocked </text:span></text:span><text:span text:style-name="Source_20_Text"><text:span text:style-name="Emphasis"><text:span text:style-name="T14">employeeDAO</text:span></text:span></text:span><text:span text:style-name="Source_20_Text"><text:span text:style-name="T13"> instance.</text:span></text:span></text:p>
        </text:list-item>
        <text:list-item>
          <text:p text:style-name="P189"><text:span text:style-name="Source_20_Text"><text:span text:style-name="Strong_20_Emphasis"><text:span text:style-name="T7">MockitoExtension</text:span></text:span></text:span><text:span text:style-name="Source_20_Text"><text:span text:style-name="T13"> initializes mocks and handles strict stubbings. This extension is the JUnit Jupiter equivalent of our JUnit4 </text:span></text:span><text:span text:style-name="Source_20_Text"><text:span text:style-name="Emphasis"><text:span text:style-name="T14">MockitoJUnitRunner</text:span></text:span></text:span><text:span text:style-name="Source_20_Text"><text:span text:style-name="T13">.</text:span></text:span></text:p>
        </text:list-item>
        <text:list-item>
          <text:p text:style-name="P189"><text:span text:style-name="Source_20_Text"><text:span text:style-name="T13">Using </text:span></text:span><text:span text:style-name="Source_20_Text"><text:span text:style-name="Strong_20_Emphasis"><text:span text:style-name="T7">JUnitPlatform</text:span></text:span></text:span><text:span text:style-name="Source_20_Text"><text:span text:style-name="T13"> is optional. It allows junit 5 tests to be run with IDEs and build systems that support JUnit 4 but do not yet support the JUnit Platform directly.</text:span></text:span></text:p>
        </text:list-item>
        <text:list-item>
          <text:p text:style-name="P189"><text:a xlink:type="simple" xlink:href="https://docs.spring.io/spring/docs/current/javadoc-api/org/springframework/mock/web/MockHttpServletRequest.html" office:target-frame-name="_blank" xlink:show="new" text:style-name="Internet_20_link" text:visited-style-name="Visited_20_Internet_20_Link"><text:span text:style-name="Source_20_Text"><text:span text:style-name="Strong_20_Emphasis"><text:span text:style-name="T56">MockHttpServletRequest</text:span></text:span></text:span></text:a><text:span text:style-name="Source_20_Text"><text:span text:style-name="T13"> and </text:span></text:span><text:a xlink:type="simple" xlink:href="https://docs.spring.io/spring/docs/current/javadoc-api/org/springframework/web/context/request/RequestContextHolder.html" office:target-frame-name="_blank" xlink:show="new" text:style-name="Internet_20_link" text:visited-style-name="Visited_20_Internet_20_Link"><text:span text:style-name="Source_20_Text"><text:span text:style-name="Strong_20_Emphasis"><text:span text:style-name="T56">RequestContextHolder</text:span></text:span></text:span></text:a><text:span text:style-name="Source_20_Text"><text:span text:style-name="T13"> supply the request context where code under test needs it.</text:span></text:span></text:p>
        </text:list-item>
        <text:list-item>
          <text:p text:style-name="P189"><text:span text:style-name="Source_20_Text"><text:span text:style-name="T13">Use </text:span></text:span><text:span text:style-name="Source_20_Text"><text:span text:style-name="Strong_20_Emphasis"><text:span text:style-name="T7">org.mockito.Mockito.when()</text:span></text:span></text:span><text:span text:style-name="Source_20_Text"><text:span text:style-name="T13"> and </text:span></text:span><text:span text:style-name="Source_20_Text"><text:span text:style-name="Strong_20_Emphasis"><text:span text:style-name="T7">thenReturn()</text:span></text:span></text:span><text:span text:style-name="Source_20_Text"><text:span text:style-name="T13"> apis to mock the desired behavior.</text:span></text:span></text:p>
        </text:list-item>
        <text:list-item>
          <text:p text:style-name="P189"><text:span text:style-name="Source_20_Text"><text:span text:style-name="T13">Finally use </text:span></text:span><text:a xlink:type="simple" xlink:href="https://howtodoinjava.com/junit5/junit-5-assertions-examples/" text:style-name="Internet_20_link" text:visited-style-name="Visited_20_Internet_20_Link"><text:span text:style-name="Source_20_Text"><text:span text:style-name="T59">junit 5 assertions</text:span></text:span></text:a><text:span text:style-name="Source_20_Text"><text:span text:style-name="T13"> to assert the test results with expected resul</text:span></text:span></text:p>
        </text:list-item>
      </text:list>
      <text:p text:style-name="Text_20_body"><text:line-break/></text:p>
      <text:p text:style-name="P142"><text:span text:style-name="Source_20_Text"><text:span text:style-name="T40"/></text:span></text:p>
      <text:p text:style-name="P8"><text:span text:style-name="Source_20_Text"><text:span text:style-name="T82">@RestController</text:span></text:span></text:p>
      <text:p text:style-name="P24"><text:span text:style-name="Source_20_Text"><text:span text:style-name="T81">@RequestMapping</text:span></text:span><text:span text:style-name="Source_20_Text"><text:span text:style-name="T88">(path = </text:span></text:span><text:span text:style-name="Source_20_Text"><text:span text:style-name="T114">"/employees"</text:span></text:span><text:span text:style-name="Source_20_Text"><text:span text:style-name="T88">)</text:span></text:span></text:p>
      <text:p text:style-name="P24"><text:span text:style-name="Source_20_Text"><text:span text:style-name="T98">public</text:span></text:span><text:span text:style-name="T36"> </text:span><text:span text:style-name="Source_20_Text"><text:span text:style-name="T98">class</text:span></text:span><text:span text:style-name="T36"> </text:span><text:span text:style-name="Source_20_Text"><text:span text:style-name="T88">EmployeeController </text:span></text:span></text:p>
      <text:p text:style-name="P24"><text:span text:style-name="Source_20_Text"><text:span text:style-name="T88">{</text:span></text:span></text:p>
      <text:p text:style-name="P24"><text:span text:style-name="Source_20_Text"><text:span text:style-name="T75">    </text:span></text:span><text:span text:style-name="Source_20_Text"><text:span text:style-name="T81">@Autowired</text:span></text:span></text:p>
      <text:p text:style-name="P24"><text:span text:style-name="Source_20_Text"><text:span text:style-name="T75">    </text:span></text:span><text:span text:style-name="Source_20_Text"><text:span text:style-name="T98">private</text:span></text:span><text:span text:style-name="T36"> </text:span><text:span text:style-name="Source_20_Text"><text:span text:style-name="T88">EmployeeDAO employeeDao;</text:span></text:span></text:p>
      <text:p text:style-name="P27"> </text:p>
      <text:p text:style-name="P24"><text:span text:style-name="Source_20_Text"><text:span text:style-name="T75">    </text:span></text:span><text:span text:style-name="Source_20_Text"><text:span text:style-name="T81">@GetMapping</text:span></text:span><text:span text:style-name="Source_20_Text"><text:span text:style-name="T88">(path=</text:span></text:span><text:span text:style-name="Source_20_Text"><text:span text:style-name="T114">"/"</text:span></text:span><text:span text:style-name="Source_20_Text"><text:span text:style-name="T88">, produces = </text:span></text:span><text:span text:style-name="Source_20_Text"><text:span text:style-name="T114">"application/json"</text:span></text:span><text:span text:style-name="Source_20_Text"><text:span text:style-name="T88">)</text:span></text:span></text:p>
      <text:p text:style-name="P24"><text:span text:style-name="Source_20_Text"><text:span text:style-name="T75">    </text:span></text:span><text:span text:style-name="Source_20_Text"><text:span text:style-name="T98">public</text:span></text:span><text:span text:style-name="T36"> </text:span><text:span text:style-name="Source_20_Text"><text:span text:style-name="T88">Employees getEmployees() </text:span></text:span></text:p>
      <text:p text:style-name="P24"><text:span text:style-name="Source_20_Text"><text:span text:style-name="T75">    </text:span></text:span><text:span text:style-name="Source_20_Text"><text:span text:style-name="T88">{</text:span></text:span></text:p>
      <text:p text:style-name="P24"><text:span text:style-name="Source_20_Text"><text:span text:style-name="T75">        </text:span></text:span><text:span text:style-name="Source_20_Text"><text:span text:style-name="T98">return</text:span></text:span><text:span text:style-name="T36"> </text:span><text:span text:style-name="Source_20_Text"><text:span text:style-name="T88">employeeDao.getAllEmployees();</text:span></text:span></text:p>
      <text:p text:style-name="P24"><text:soft-page-break/><text:span text:style-name="Source_20_Text"><text:span text:style-name="T75">    </text:span></text:span><text:span text:style-name="Source_20_Text"><text:span text:style-name="T88">}</text:span></text:span></text:p>
      <text:p text:style-name="P24"><text:span text:style-name="Source_20_Text"><text:span text:style-name="T75">    </text:span></text:span><text:span text:style-name="T33"> </text:span></text:p>
      <text:p text:style-name="P24"><text:span text:style-name="Source_20_Text"><text:span text:style-name="T75">    </text:span></text:span><text:span text:style-name="Source_20_Text"><text:span text:style-name="T81">@PostMapping</text:span></text:span><text:span text:style-name="Source_20_Text"><text:span text:style-name="T88">(path= </text:span></text:span><text:span text:style-name="Source_20_Text"><text:span text:style-name="T114">"/"</text:span></text:span><text:span text:style-name="Source_20_Text"><text:span text:style-name="T88">, consumes = </text:span></text:span><text:span text:style-name="Source_20_Text"><text:span text:style-name="T114">"application/json"</text:span></text:span><text:span text:style-name="Source_20_Text"><text:span text:style-name="T88">, produces = </text:span></text:span><text:span text:style-name="Source_20_Text"><text:span text:style-name="T114">"application/json"</text:span></text:span><text:span text:style-name="Source_20_Text"><text:span text:style-name="T88">)</text:span></text:span></text:p>
      <text:p text:style-name="P24"><text:span text:style-name="Source_20_Text"><text:span text:style-name="T75">    </text:span></text:span><text:span text:style-name="Source_20_Text"><text:span text:style-name="T98">public</text:span></text:span><text:span text:style-name="T36"> </text:span><text:span text:style-name="Source_20_Text"><text:span text:style-name="T88">ResponseEntity&lt;Object&gt; addEmployee(</text:span></text:span><text:span text:style-name="Source_20_Text"><text:span text:style-name="T81">@RequestBody</text:span></text:span><text:span text:style-name="T36"> </text:span><text:span text:style-name="Source_20_Text"><text:span text:style-name="T88">Employee employee) {       </text:span></text:span></text:p>
      <text:p text:style-name="P24"><text:span text:style-name="Source_20_Text"><text:span text:style-name="T75">                </text:span></text:span><text:span text:style-name="T33"> </text:span></text:p>
      <text:p text:style-name="P24"><text:span text:style-name="Source_20_Text"><text:span text:style-name="T75">        </text:span></text:span><text:span text:style-name="Source_20_Text"><text:span text:style-name="T103">//add resource</text:span></text:span></text:p>
      <text:p text:style-name="P24"><text:span text:style-name="Source_20_Text"><text:span text:style-name="T75">        </text:span></text:span><text:span text:style-name="Source_20_Text"><text:span text:style-name="T88">employeeDao.addEmployee(employee);</text:span></text:span></text:p>
      <text:p text:style-name="P24"><text:span text:style-name="Source_20_Text"><text:span text:style-name="T75">        </text:span></text:span><text:span text:style-name="T33"> </text:span></text:p>
      <text:p text:style-name="P24"><text:span text:style-name="Source_20_Text"><text:span text:style-name="T75">        </text:span></text:span><text:span text:style-name="Source_20_Text"><text:span text:style-name="T103">//Create resource location</text:span></text:span></text:p>
      <text:p text:style-name="P24"><text:span text:style-name="Source_20_Text"><text:span text:style-name="T75">        </text:span></text:span><text:span text:style-name="Source_20_Text"><text:span text:style-name="T88">URI location = ServletUriComponentsBuilder.fromCurrentRequest()</text:span></text:span></text:p>
      <text:p text:style-name="P24"><text:span text:style-name="Source_20_Text"><text:span text:style-name="T75">                                    </text:span></text:span><text:span text:style-name="Source_20_Text"><text:span text:style-name="T88">.path(</text:span></text:span><text:span text:style-name="Source_20_Text"><text:span text:style-name="T114">"/{id}"</text:span></text:span><text:span text:style-name="Source_20_Text"><text:span text:style-name="T88">)</text:span></text:span></text:p>
      <text:p text:style-name="P24"><text:span text:style-name="Source_20_Text"><text:span text:style-name="T75">                                    </text:span></text:span><text:span text:style-name="Source_20_Text"><text:span text:style-name="T88">.buildAndExpand(employee.getId())</text:span></text:span></text:p>
      <text:p text:style-name="P24"><text:span text:style-name="Source_20_Text"><text:span text:style-name="T75">                                    </text:span></text:span><text:span text:style-name="Source_20_Text"><text:span text:style-name="T88">.toUri();</text:span></text:span></text:p>
      <text:p text:style-name="P24"><text:span text:style-name="Source_20_Text"><text:span text:style-name="T75">        </text:span></text:span><text:span text:style-name="T33"> </text:span></text:p>
      <text:p text:style-name="P24"><text:span text:style-name="Source_20_Text"><text:span text:style-name="T75">        </text:span></text:span><text:span text:style-name="Source_20_Text"><text:span text:style-name="T103">//Send location in response</text:span></text:span></text:p>
      <text:p text:style-name="P24"><text:span text:style-name="Source_20_Text"><text:span text:style-name="T75">        </text:span></text:span><text:span text:style-name="Source_20_Text"><text:span text:style-name="T98">return</text:span></text:span><text:span text:style-name="T36"> </text:span><text:span text:style-name="Source_20_Text"><text:span text:style-name="T88">ResponseEntity.created(location).build();</text:span></text:span></text:p>
      <text:p text:style-name="P24"><text:span text:style-name="Source_20_Text"><text:span text:style-name="T75">    </text:span></text:span><text:span text:style-name="Source_20_Text"><text:span text:style-name="T88">}</text:span></text:span></text:p>
      <text:p text:style-name="P24"><text:span text:style-name="Source_20_Text"><text:span text:style-name="T88">}</text:span></text:span></text:p>
      <text:p text:style-name="P142"><text:span text:style-name="Source_20_Text"><text:span text:style-name="T40"/></text:span></text:p>
      <text:p text:style-name="P142"><text:span text:style-name="Source_20_Text"><text:span text:style-name="T40"/></text:span></text:p>
      <text:p text:style-name="P142">EmployeeControllerTest.java</text:p>
      <table:table table:name="Table44" table:style-name="Table44">
        <table:table-column table:style-name="Table44.A"/>
        <table:table-row>
          <table:table-cell table:style-name="Table44.A1" office:value-type="string">
            <text:p text:style-name="P52"><text:span text:style-name="Source_20_Text"><text:span text:style-name="T99">import</text:span></text:span><text:span text:style-name="T107"> </text:span><text:span text:style-name="Source_20_Text"><text:span text:style-name="T99">static</text:span></text:span><text:span text:style-name="T107"> </text:span><text:span text:style-name="Source_20_Text"><text:span text:style-name="T90">org.assertj.core.api.Assertions.assertThat;</text:span></text:span></text:p>
            <text:p text:style-name="P52"><text:span text:style-name="Source_20_Text"><text:span text:style-name="T99">import</text:span></text:span><text:span text:style-name="T107"> </text:span><text:span text:style-name="Source_20_Text"><text:span text:style-name="T99">static</text:span></text:span><text:span text:style-name="T107"> </text:span><text:span text:style-name="Source_20_Text"><text:span text:style-name="T90">org.mockito.ArgumentMatchers.any;</text:span></text:span></text:p>
            <text:p text:style-name="P52"><text:span text:style-name="Source_20_Text"><text:span text:style-name="T99">import</text:span></text:span><text:span text:style-name="T107"> </text:span><text:span text:style-name="Source_20_Text"><text:span text:style-name="T99">static</text:span></text:span><text:span text:style-name="T107"> </text:span><text:span text:style-name="Source_20_Text"><text:span text:style-name="T90">org.mockito.Mockito.when;</text:span></text:span></text:p>
            <text:p text:style-name="P52"><text:span text:style-name="Source_20_Text"><text:span text:style-name="T99">import</text:span></text:span><text:span text:style-name="T107"> </text:span><text:span text:style-name="Source_20_Text"><text:span text:style-name="T90">java.util.Arrays;</text:span></text:span></text:p>
            <text:p text:style-name="P52"><text:span text:style-name="Source_20_Text"><text:span text:style-name="T99">import</text:span></text:span><text:span text:style-name="T107"> </text:span><text:span text:style-name="Source_20_Text"><text:span text:style-name="T90">org.junit.jupiter.api.Test;</text:span></text:span></text:p>
            <text:p text:style-name="P52"><text:span text:style-name="Source_20_Text"><text:span text:style-name="T99">import</text:span></text:span><text:span text:style-name="T107"> </text:span><text:span text:style-name="Source_20_Text"><text:span text:style-name="T90">org.junit.jupiter.api.extension.ExtendWith;</text:span></text:span></text:p>
            <text:p text:style-name="P52"><text:span text:style-name="Source_20_Text"><text:span text:style-name="T99">import</text:span></text:span><text:span text:style-name="T107"> </text:span><text:span text:style-name="Source_20_Text"><text:span text:style-name="T90">org.junit.platform.runner.JUnitPlatform;</text:span></text:span></text:p>
            <text:p text:style-name="P52"><text:span text:style-name="Source_20_Text"><text:span text:style-name="T99">import</text:span></text:span><text:span text:style-name="T107"> </text:span><text:span text:style-name="Source_20_Text"><text:span text:style-name="T90">org.junit.runner.RunWith;</text:span></text:span></text:p>
            <text:p text:style-name="P52"><text:span text:style-name="Source_20_Text"><text:span text:style-name="T99">import</text:span></text:span><text:span text:style-name="T107"> </text:span><text:span text:style-name="Source_20_Text"><text:span text:style-name="T90">org.mockito.InjectMocks;</text:span></text:span></text:p>
            <text:p text:style-name="P52"><text:span text:style-name="Source_20_Text"><text:span text:style-name="T99">import</text:span></text:span><text:span text:style-name="T107"> </text:span><text:span text:style-name="Source_20_Text"><text:span text:style-name="T90">org.mockito.Mock;</text:span></text:span></text:p>
            <text:p text:style-name="P52"><text:span text:style-name="Source_20_Text"><text:span text:style-name="T99">import</text:span></text:span><text:span text:style-name="T107"> </text:span><text:span text:style-name="Source_20_Text"><text:span text:style-name="T90">org.mockito.junit.jupiter.MockitoExtension;</text:span></text:span></text:p>
            <text:p text:style-name="P52"><text:span text:style-name="Source_20_Text"><text:span text:style-name="T99">import</text:span></text:span><text:span text:style-name="T107"> </text:span><text:span text:style-name="Source_20_Text"><text:span text:style-name="T90">org.springframework.http.ResponseEntity;</text:span></text:span></text:p>
            <text:p text:style-name="P52"><text:span text:style-name="Source_20_Text"><text:span text:style-name="T99">import</text:span></text:span><text:span text:style-name="T107"> </text:span><text:span text:style-name="Source_20_Text"><text:span text:style-name="T90">org.springframework.mock.web.MockHttpServletRequest;</text:span></text:span></text:p>
            <text:p text:style-name="P52"><text:span text:style-name="Source_20_Text"><text:span text:style-name="T99">import</text:span></text:span><text:span text:style-name="T107"> </text:span><text:span text:style-name="Source_20_Text"><text:span text:style-name="T90">org.springframework.web.context.request.RequestContextHolder;</text:span></text:span></text:p>
            <text:p text:style-name="P52"><text:span text:style-name="Source_20_Text"><text:span text:style-name="T99">import</text:span></text:span><text:span text:style-name="T107"> </text:span><text:span text:style-name="Source_20_Text"><text:span text:style-name="T90">org.springframework.web.context.request.ServletRequestAttributes;</text:span></text:span></text:p>
            <text:p text:style-name="P52"><text:soft-page-break/><text:span text:style-name="Source_20_Text"><text:span text:style-name="T99">import</text:span></text:span><text:span text:style-name="T107"> </text:span><text:span text:style-name="Source_20_Text"><text:span text:style-name="T90">com.howtodoinjava.rest.controller.EmployeeController;</text:span></text:span></text:p>
            <text:p text:style-name="P52"><text:span text:style-name="Source_20_Text"><text:span text:style-name="T99">import</text:span></text:span><text:span text:style-name="T107"> </text:span><text:span text:style-name="Source_20_Text"><text:span text:style-name="T90">com.howtodoinjava.rest.dao.EmployeeDAO;</text:span></text:span></text:p>
            <text:p text:style-name="P52"><text:span text:style-name="Source_20_Text"><text:span text:style-name="T99">import</text:span></text:span><text:span text:style-name="T107"> </text:span><text:span text:style-name="Source_20_Text"><text:span text:style-name="T90">com.howtodoinjava.rest.model.Employee;</text:span></text:span></text:p>
            <text:p text:style-name="P52"><text:span text:style-name="Source_20_Text"><text:span text:style-name="T99">import</text:span></text:span><text:span text:style-name="T107"> </text:span><text:span text:style-name="Source_20_Text"><text:span text:style-name="T90">com.howtodoinjava.rest.model.Employees;</text:span></text:span></text:p>
            <text:p text:style-name="P54"> </text:p>
            <text:p text:style-name="P52"><text:span text:style-name="Source_20_Text"><text:span text:style-name="T84">@ExtendWith</text:span></text:span><text:span text:style-name="Source_20_Text"><text:span text:style-name="T90">(MockitoExtension.</text:span></text:span><text:span text:style-name="Source_20_Text"><text:span text:style-name="T99">class</text:span></text:span><text:span text:style-name="Source_20_Text"><text:span text:style-name="T90">)</text:span></text:span></text:p>
            <text:p text:style-name="P52"><text:span text:style-name="Source_20_Text"><text:span text:style-name="T84">@RunWith</text:span></text:span><text:span text:style-name="Source_20_Text"><text:span text:style-name="T90">(JUnitPlatform.</text:span></text:span><text:span text:style-name="Source_20_Text"><text:span text:style-name="T99">class</text:span></text:span><text:span text:style-name="Source_20_Text"><text:span text:style-name="T90">)</text:span></text:span></text:p>
            <text:p text:style-name="P52"><text:span text:style-name="Source_20_Text"><text:span text:style-name="T99">public</text:span></text:span><text:span text:style-name="T107"> </text:span><text:span text:style-name="Source_20_Text"><text:span text:style-name="T99">class</text:span></text:span><text:span text:style-name="T107"> </text:span><text:span text:style-name="Source_20_Text"><text:span text:style-name="T90">EmployeeControllerTest </text:span></text:span></text:p>
            <text:p text:style-name="P52"><text:span text:style-name="Source_20_Text"><text:span text:style-name="T90">{</text:span></text:span></text:p>
            <text:p text:style-name="P52"><text:span text:style-name="Source_20_Text"><text:span text:style-name="T77">    </text:span></text:span><text:span text:style-name="Source_20_Text"><text:span text:style-name="T84">@InjectMocks</text:span></text:span></text:p>
            <text:p text:style-name="P52"><text:span text:style-name="Source_20_Text"><text:span text:style-name="T77">    </text:span></text:span><text:span text:style-name="Source_20_Text"><text:span text:style-name="T90">EmployeeController employeeController;</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84">@Mock</text:span></text:span></text:p>
            <text:p text:style-name="P52"><text:span text:style-name="Source_20_Text"><text:span text:style-name="T77">    </text:span></text:span><text:span text:style-name="Source_20_Text"><text:span text:style-name="T90">EmployeeDAO employeeDAO;</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84">@Test</text:span></text:span></text:p>
            <text:p text:style-name="P52"><text:span text:style-name="Source_20_Text"><text:span text:style-name="T77">    </text:span></text:span><text:span text:style-name="Source_20_Text"><text:span text:style-name="T99">public</text:span></text:span><text:span text:style-name="T107"> </text:span><text:span text:style-name="Source_20_Text"><text:span text:style-name="T99">void</text:span></text:span><text:span text:style-name="T107"> </text:span><text:span text:style-name="Source_20_Text"><text:span text:style-name="T90">testAddEmployee() </text:span></text:span></text:p>
            <text:p text:style-name="P52"><text:span text:style-name="Source_20_Text"><text:span text:style-name="T77">    </text:span></text:span><text:span text:style-name="Source_20_Text"><text:span text:style-name="T90">{</text:span></text:span></text:p>
            <text:p text:style-name="P52"><text:span text:style-name="Source_20_Text"><text:span text:style-name="T77">        </text:span></text:span><text:span text:style-name="Source_20_Text"><text:span text:style-name="T90">MockHttpServletRequest request = </text:span></text:span><text:span text:style-name="Source_20_Text"><text:span text:style-name="T99">new</text:span></text:span><text:span text:style-name="T107"> </text:span><text:span text:style-name="Source_20_Text"><text:span text:style-name="T90">MockHttpServletRequest();</text:span></text:span></text:p>
            <text:p text:style-name="P52"><text:span text:style-name="Source_20_Text"><text:span text:style-name="T77">        </text:span></text:span><text:span text:style-name="Source_20_Text"><text:span text:style-name="T90">RequestContextHolder.setRequestAttributes(</text:span></text:span><text:span text:style-name="Source_20_Text"><text:span text:style-name="T99">new</text:span></text:span><text:span text:style-name="T107"> </text:span><text:span text:style-name="Source_20_Text"><text:span text:style-name="T90">ServletRequestAttributes(request));</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90">when(employeeDAO.addEmployee(any(Employee.</text:span></text:span><text:span text:style-name="Source_20_Text"><text:span text:style-name="T99">class</text:span></text:span><text:span text:style-name="Source_20_Text"><text:span text:style-name="T90">))).thenReturn(</text:span></text:span><text:span text:style-name="Source_20_Text"><text:span text:style-name="T99">true</text:span></text:span><text:span text:style-name="Source_20_Text"><text:span text:style-name="T90">);</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90">Employee employee = </text:span></text:span><text:span text:style-name="Source_20_Text"><text:span text:style-name="T99">new</text:span></text:span><text:span text:style-name="T107"> </text:span><text:span text:style-name="Source_20_Text"><text:span text:style-name="T90">Employee(</text:span></text:span><text:span text:style-name="Source_20_Text"><text:span text:style-name="T118">1</text:span></text:span><text:span text:style-name="Source_20_Text"><text:span text:style-name="T90">, </text:span></text:span><text:span text:style-name="Source_20_Text"><text:span text:style-name="T113">"Lokesh"</text:span></text:span><text:span text:style-name="Source_20_Text"><text:span text:style-name="T90">, </text:span></text:span><text:span text:style-name="Source_20_Text"><text:span text:style-name="T113">"Gupta"</text:span></text:span><text:span text:style-name="Source_20_Text"><text:span text:style-name="T90">, </text:span></text:span><text:span text:style-name="Source_20_Text"><text:span text:style-name="T113">"howtodoinjava@gmail.com"</text:span></text:span><text:span text:style-name="Source_20_Text"><text:span text:style-name="T90">);</text:span></text:span></text:p>
            <text:p text:style-name="P52"><text:span text:style-name="Source_20_Text"><text:span text:style-name="T77">        </text:span></text:span><text:span text:style-name="Source_20_Text"><text:span text:style-name="T90">ResponseEntity&lt;Object&gt; responseEntity = employeeController.addEmployee(employee);</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90">assertThat(responseEntity.getStatusCodeValue()).isEqualTo(</text:span></text:span><text:span text:style-name="Source_20_Text"><text:span text:style-name="T118">201</text:span></text:span><text:span text:style-name="Source_20_Text"><text:span text:style-name="T90">);</text:span></text:span></text:p>
            <text:p text:style-name="P52"><text:span text:style-name="Source_20_Text"><text:span text:style-name="T77">        </text:span></text:span><text:span text:style-name="Source_20_Text"><text:span text:style-name="T90">assertThat(responseEntity.getHeaders().getLocation().getPath()).isEqualTo(</text:span></text:span><text:span text:style-name="Source_20_Text"><text:span text:style-name="T113">"/1"</text:span></text:span><text:span text:style-name="Source_20_Text"><text:span text:style-name="T90">);</text:span></text:span></text:p>
            <text:p text:style-name="P52"><text:span text:style-name="Source_20_Text"><text:span text:style-name="T77">    </text:span></text:span><text:span text:style-name="Source_20_Text"><text:span text:style-name="T90">}</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84">@Test</text:span></text:span></text:p>
            <text:p text:style-name="P52"><text:span text:style-name="Source_20_Text"><text:span text:style-name="T77">    </text:span></text:span><text:span text:style-name="Source_20_Text"><text:span text:style-name="T99">public</text:span></text:span><text:span text:style-name="T107"> </text:span><text:span text:style-name="Source_20_Text"><text:span text:style-name="T99">void</text:span></text:span><text:span text:style-name="T107"> </text:span><text:span text:style-name="Source_20_Text"><text:span text:style-name="T90">testFindAll() </text:span></text:span></text:p>
            <text:p text:style-name="P52"><text:span text:style-name="Source_20_Text"><text:span text:style-name="T77">    </text:span></text:span><text:span text:style-name="Source_20_Text"><text:span text:style-name="T90">{</text:span></text:span></text:p>
            <text:p text:style-name="P52"><text:soft-page-break/><text:span text:style-name="Source_20_Text"><text:span text:style-name="T77">        </text:span></text:span><text:span text:style-name="Source_20_Text"><text:span text:style-name="T104">// given</text:span></text:span></text:p>
            <text:p text:style-name="P52"><text:span text:style-name="Source_20_Text"><text:span text:style-name="T77">        </text:span></text:span><text:span text:style-name="Source_20_Text"><text:span text:style-name="T90">Employee employee1 = </text:span></text:span><text:span text:style-name="Source_20_Text"><text:span text:style-name="T99">new</text:span></text:span><text:span text:style-name="T107"> </text:span><text:span text:style-name="Source_20_Text"><text:span text:style-name="T90">Employee(</text:span></text:span><text:span text:style-name="Source_20_Text"><text:span text:style-name="T118">1</text:span></text:span><text:span text:style-name="Source_20_Text"><text:span text:style-name="T90">, </text:span></text:span><text:span text:style-name="Source_20_Text"><text:span text:style-name="T113">"Lokesh"</text:span></text:span><text:span text:style-name="Source_20_Text"><text:span text:style-name="T90">, </text:span></text:span><text:span text:style-name="Source_20_Text"><text:span text:style-name="T113">"Gupta"</text:span></text:span><text:span text:style-name="Source_20_Text"><text:span text:style-name="T90">, </text:span></text:span><text:span text:style-name="Source_20_Text"><text:span text:style-name="T113">"howtodoinjava@gmail.com"</text:span></text:span><text:span text:style-name="Source_20_Text"><text:span text:style-name="T90">);</text:span></text:span></text:p>
            <text:p text:style-name="P52"><text:span text:style-name="Source_20_Text"><text:span text:style-name="T77">        </text:span></text:span><text:span text:style-name="Source_20_Text"><text:span text:style-name="T90">Employee employee2 = </text:span></text:span><text:span text:style-name="Source_20_Text"><text:span text:style-name="T99">new</text:span></text:span><text:span text:style-name="T107"> </text:span><text:span text:style-name="Source_20_Text"><text:span text:style-name="T90">Employee(</text:span></text:span><text:span text:style-name="Source_20_Text"><text:span text:style-name="T118">2</text:span></text:span><text:span text:style-name="Source_20_Text"><text:span text:style-name="T90">, </text:span></text:span><text:span text:style-name="Source_20_Text"><text:span text:style-name="T113">"Alex"</text:span></text:span><text:span text:style-name="Source_20_Text"><text:span text:style-name="T90">, </text:span></text:span><text:span text:style-name="Source_20_Text"><text:span text:style-name="T113">"Gussin"</text:span></text:span><text:span text:style-name="Source_20_Text"><text:span text:style-name="T90">, </text:span></text:span><text:span text:style-name="Source_20_Text"><text:span text:style-name="T113">"example@gmail.com"</text:span></text:span><text:span text:style-name="Source_20_Text"><text:span text:style-name="T90">);</text:span></text:span></text:p>
            <text:p text:style-name="P52"><text:span text:style-name="Source_20_Text"><text:span text:style-name="T77">        </text:span></text:span><text:span text:style-name="Source_20_Text"><text:span text:style-name="T90">Employees employees = </text:span></text:span><text:span text:style-name="Source_20_Text"><text:span text:style-name="T99">new</text:span></text:span><text:span text:style-name="T107"> </text:span><text:span text:style-name="Source_20_Text"><text:span text:style-name="T90">Employees();</text:span></text:span></text:p>
            <text:p text:style-name="P52"><text:span text:style-name="Source_20_Text"><text:span text:style-name="T77">        </text:span></text:span><text:span text:style-name="Source_20_Text"><text:span text:style-name="T90">employees.setEmployeeList(Arrays.asList(employee1, employee2));</text:span></text:span></text:p>
            <text:p text:style-name="P54"> </text:p>
            <text:p text:style-name="P52"><text:span text:style-name="Source_20_Text"><text:span text:style-name="T77">        </text:span></text:span><text:span text:style-name="Source_20_Text"><text:span text:style-name="T90">when(employeeDAO.getAllEmployees()).thenReturn(employees);</text:span></text:span></text:p>
            <text:p text:style-name="P54"> </text:p>
            <text:p text:style-name="P52"><text:span text:style-name="Source_20_Text"><text:span text:style-name="T77">        </text:span></text:span><text:span text:style-name="Source_20_Text"><text:span text:style-name="T104">// when</text:span></text:span></text:p>
            <text:p text:style-name="P52"><text:span text:style-name="Source_20_Text"><text:span text:style-name="T77">        </text:span></text:span><text:span text:style-name="Source_20_Text"><text:span text:style-name="T90">Employees result = employeeController.getEmployees();</text:span></text:span></text:p>
            <text:p text:style-name="P54"> </text:p>
            <text:p text:style-name="P52"><text:span text:style-name="Source_20_Text"><text:span text:style-name="T77">        </text:span></text:span><text:span text:style-name="Source_20_Text"><text:span text:style-name="T104">// then</text:span></text:span></text:p>
            <text:p text:style-name="P52"><text:span text:style-name="Source_20_Text"><text:span text:style-name="T77">        </text:span></text:span><text:span text:style-name="Source_20_Text"><text:span text:style-name="T90">assertThat(result.getEmployeeList().size()).isEqualTo(</text:span></text:span><text:span text:style-name="Source_20_Text"><text:span text:style-name="T118">2</text:span></text:span><text:span text:style-name="Source_20_Text"><text:span text:style-name="T90">);</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90">assertThat(result.getEmployeeList().get(</text:span></text:span><text:span text:style-name="Source_20_Text"><text:span text:style-name="T118">0</text:span></text:span><text:span text:style-name="Source_20_Text"><text:span text:style-name="T90">).getFirstName())</text:span></text:span></text:p>
            <text:p text:style-name="P52"><text:span text:style-name="Source_20_Text"><text:span text:style-name="T77">                        </text:span></text:span><text:span text:style-name="Source_20_Text"><text:span text:style-name="T90">.isEqualTo(employee1.getFirstName());</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90">assertThat(result.getEmployeeList().get(</text:span></text:span><text:span text:style-name="Source_20_Text"><text:span text:style-name="T118">1</text:span></text:span><text:span text:style-name="Source_20_Text"><text:span text:style-name="T90">).getFirstName())</text:span></text:span></text:p>
            <text:p text:style-name="P52"><text:span text:style-name="Source_20_Text"><text:span text:style-name="T77">                        </text:span></text:span><text:span text:style-name="Source_20_Text"><text:span text:style-name="T90">.isEqualTo(employee2.getFirstName());</text:span></text:span></text:p>
            <text:p text:style-name="P52"><text:span text:style-name="Source_20_Text"><text:span text:style-name="T77">    </text:span></text:span><text:span text:style-name="Source_20_Text"><text:span text:style-name="T90">}</text:span></text:span></text:p>
            <text:p text:style-name="P52"><text:span text:style-name="Source_20_Text"><text:span text:style-name="T90">}</text:span></text:span></text:p>
          </table:table-cell>
        </table:table-row>
      </table:table>
      <text:p text:style-name="P142"><text:span text:style-name="Source_20_Text"><text:span text:style-name="T37"/></text:span></text:p>
      <text:p text:style-name="P142"><text:span text:style-name="Source_20_Text"><text:span text:style-name="T40"/></text:span></text:p>
      <text:p text:style-name="P142"><text:span text:style-name="Source_20_Text"><text:span text:style-name="T40"/></text:span></text:p>
      <text:p text:style-name="P142"><text:span text:style-name="Source_20_Text"><text:span text:style-name="T40"/></text:span></text:p>
      <text:h text:style-name="P183" text:outline-level="1"><text:span text:style-name="Source_20_Text"><text:span text:style-name="T41"/></text:span></text:h>
      <text:h text:style-name="P183" text:outline-level="1"><text:span text:style-name="Source_20_Text"><text:span text:style-name="T47">S</text:span></text:span><text:span text:style-name="Source_20_Text"><text:span text:style-name="T31">pring boot, mockito and junit – unit test service layer</text:span></text:span></text:h>
      <text:p text:style-name="P142"><text:span text:style-name="Source_20_Text"><text:span text:style-name="T30"/></text:span></text:p>
      <text:p text:style-name="P142"><text:span text:style-name="Source_20_Text"><text:span text:style-name="T48"/></text:span></text:p>
      <text:p text:style-name="P142"><text:span text:style-name="Source_20_Text"><text:span text:style-name="T49">Learn to write </text:span></text:span><text:a xlink:type="simple" xlink:href="https://howtodoinjava.com/best-practices/unit-testing-best-practices-junit-reference-guide/" text:style-name="Internet_20_link" text:visited-style-name="Visited_20_Internet_20_Link"><text:span text:style-name="Source_20_Text"><text:span text:style-name="Strong_20_Emphasis"><text:span text:style-name="T68">unit tests</text:span></text:span></text:span></text:a><text:span text:style-name="Source_20_Text"><text:span text:style-name="Strong_20_Emphasis"><text:span text:style-name="T50"> for service layer</text:span></text:span></text:span><text:span text:style-name="Source_20_Text"><text:span text:style-name="T49"> of Spring application using </text:span></text:span><text:a xlink:type="simple" xlink:href="https://howtodoinjava.com/junit-4/" text:style-name="Internet_20_link" text:visited-style-name="Visited_20_Internet_20_Link"><text:span text:style-name="Source_20_Text"><text:span text:style-name="Strong_20_Emphasis"><text:span text:style-name="T65">JUnit</text:span></text:span></text:span></text:a><text:span text:style-name="Source_20_Text"><text:span text:style-name="T49"> and </text:span></text:span><text:span text:style-name="Source_20_Text"><text:span text:style-name="Strong_20_Emphasis"><text:span text:style-name="T50">Mockito</text:span></text:span></text:span><text:span text:style-name="Source_20_Text"><text:span text:style-name="T49"> testing frameworks. This tutorial demonstrate </text:span></text:span><text:a xlink:type="simple" xlink:href="https://howtodoinjava.com/spring-boot-tutorials/" text:style-name="Internet_20_link" text:visited-style-name="Visited_20_Internet_20_Link"><text:span text:style-name="Source_20_Text"><text:span text:style-name="Emphasis"><text:span text:style-name="T66">spring boot</text:span></text:span></text:span></text:a><text:span text:style-name="Source_20_Text"><text:span text:style-name="Emphasis"><text:span text:style-name="T51"> test serLearn to write unit tests for service layer of Spring application using </text:span></text:span></text:span><text:soft-page-break/><text:span text:style-name="Source_20_Text"><text:span text:style-name="Emphasis"><text:span text:style-name="T51">JUnit and Mockito testing frameworks. This tutorial demonstrate spring boot test service layer example.vice layer example</text:span></text:span></text:span><text:span text:style-name="Source_20_Text"><text:span text:style-name="T49">.</text:span></text:span></text:p>
      <text:p text:style-name="P142"><text:span text:style-name="Source_20_Text"><text:span text:style-name="T49"/></text:span></text:p>
      <text:p text:style-name="P142"><text:span text:style-name="Source_20_Text"><text:span text:style-name="T49"/></text:span></text:p>
      <text:p text:style-name="P142"><text:span text:style-name="Source_20_Text"><text:span text:style-name="T73">EmployeeManager</text:span></text:span><text:span text:style-name="Source_20_Text"><text:span text:style-name="T49"> </text:span></text:span><text:span text:style-name="Source_20_Text"><text:span text:style-name="T15">class has a dependency on </text:span></text:span><text:span text:style-name="Source_20_Text"><text:span text:style-name="T73">EmployeeDao</text:span></text:span><text:span text:style-name="Source_20_Text"><text:span text:style-name="T49"> </text:span></text:span><text:span text:style-name="Source_20_Text"><text:span text:style-name="T15">and delegate method calls to get the data which pis finally returned to controller classes</text:span></text:span></text:p>
      <text:p text:style-name="P142"><text:span text:style-name="Source_20_Text"><text:span text:style-name="T49"/></text:span></text:p>
      <text:p text:style-name="P142"><text:span text:style-name="Source_20_Text"><text:span text:style-name="T49"/></text:span></text:p>
      <text:p text:style-name="P142"><text:span text:style-name="Source_20_Text"><text:span text:style-name="T15">To test the methods in </text:span></text:span><text:span text:style-name="Source_20_Text"><text:span text:style-name="T73">EmployeeManager</text:span></text:span><text:span text:style-name="Source_20_Text"><text:span text:style-name="T15">, we can create a JUnit test class </text:span></text:span><text:span text:style-name="Source_20_Text"><text:span text:style-name="T49"> </text:span></text:span><text:span text:style-name="Source_20_Text"><text:span text:style-name="T15">in below given two ways:</text:span></text:span></text:p>
      <text:p text:style-name="P142"><text:span text:style-name="Source_20_Text"><text:span text:style-name="T49"/></text:span></text:p>
      <text:p text:style-name="P142"><text:span text:style-name="Source_20_Text"><text:span text:style-name="T49"/></text:span></text:p>
      <text:h text:style-name="P165" text:outline-level="4"><text:span text:style-name="Source_20_Text"><text:span text:style-name="T49"/></text:span></text:h>
      <text:p text:style-name="P142"><text:span text:style-name="Source_20_Text"><text:span text:style-name="T49"/></text:span></text:p>
      <text:p text:style-name="P142"><text:span text:style-name="Source_20_Text"><text:span text:style-name="T49"/></text:span></text:p>
      <text:p text:style-name="P142"><text:span text:style-name="Source_20_Text"><text:span text:style-name="T49"/></text:span></text:p>
      <text:p text:style-name="P142"><text:span text:style-name="Source_20_Text"><text:span text:style-name="T49"/></text:span></text:p>
      <text:p text:style-name="P142"><text:span text:style-name="Source_20_Text"><text:span text:style-name="T49"/></text:span></text:p>
      <text:p text:style-name="P142"><text:span text:style-name="Source_20_Text"><text:span text:style-name="T49"/></text:span></text:p>
      <text:p text:style-name="P142"><text:span text:style-name="Source_20_Text"><text:span text:style-name="T49"/></text:span></text:p>
      <text:p text:style-name="P142"><text:span text:style-name="Source_20_Text"><text:span text:style-name="T49"/></text:span></text:p>
      <text:p text:style-name="P142"><text:span text:style-name="Source_20_Text"><text:span text:style-name="T49"/></text:span></text:p>
      <text:h text:style-name="P165" text:outline-level="4"><text:span text:style-name="Source_20_Text"><text:span text:style-name="T26">2.1. MockitoJUnitRunner class</text:span></text:span></text:h>
      <text:p text:style-name="P142"><text:span text:style-name="Source_20_Text"><text:span text:style-name="T49"/></text:span></text:p>
      <text:p text:style-name="P142"><text:span text:style-name="Source_20_Text"><text:span text:style-name="Strong_20_Emphasis"><text:span text:style-name="T8">MockitoJUnitRunner</text:span></text:span></text:span><text:span text:style-name="Source_20_Text"><text:span text:style-name="T49"> </text:span></text:span><text:span text:style-name="Source_20_Text"><text:span text:style-name="T15">class automatically initialize all the objects annotated with </text:span></text:span><text:span text:style-name="Source_20_Text"><text:span text:style-name="T73">@Mock</text:span></text:span><text:span text:style-name="Source_20_Text"><text:span text:style-name="T49"> </text:span></text:span><text:span text:style-name="Source_20_Text"><text:span text:style-name="T15">and </text:span></text:span><text:span text:style-name="Source_20_Text"><text:span text:style-name="T73">@InjectMocks</text:span></text:span><text:span text:style-name="Source_20_Text"><text:span text:style-name="T15">annotations.</text:span></text:span></text:p>
      <text:p text:style-name="P142"><text:span text:style-name="Source_20_Text"><text:span text:style-name="T49"/></text:span></text:p>
      <text:p text:style-name="P143">TestEmployeeManager.java</text:p>
      <table:table table:name="Table45" table:style-name="Table45">
        <table:table-column table:style-name="Table45.A"/>
        <table:table-row>
          <table:table-cell table:style-name="Table45.A1" office:value-type="string">
            <text:p text:style-name="P52"><text:span text:style-name="Source_20_Text"><text:span text:style-name="T87">@RunWith</text:span></text:span><text:span text:style-name="Source_20_Text"><text:span text:style-name="T95">(MockitoJUnitRunner.</text:span></text:span><text:span text:style-name="Source_20_Text"><text:span text:style-name="T102">class</text:span></text:span><text:span text:style-name="Source_20_Text"><text:span text:style-name="T95">)</text:span></text:span></text:p>
            <text:p text:style-name="P52"><text:span text:style-name="Source_20_Text"><text:span text:style-name="T102">public</text:span></text:span><text:span text:style-name="T110"> </text:span><text:span text:style-name="Source_20_Text"><text:span text:style-name="T102">class</text:span></text:span><text:span text:style-name="T110"> </text:span><text:span text:style-name="Source_20_Text"><text:span text:style-name="T95">TestEmployeeManager {</text:span></text:span></text:p>
            <text:p text:style-name="P52"><text:span text:style-name="Source_20_Text"><text:span text:style-name="T80">    </text:span></text:span><text:span text:style-name="T121"> </text:span></text:p>
            <text:p text:style-name="P52"><text:soft-page-break/><text:span text:style-name="Source_20_Text"><text:span text:style-name="T80">    </text:span></text:span><text:span text:style-name="Source_20_Text"><text:span text:style-name="T87">@InjectMocks</text:span></text:span></text:p>
            <text:p text:style-name="P52"><text:span text:style-name="Source_20_Text"><text:span text:style-name="T80">    </text:span></text:span><text:span text:style-name="Source_20_Text"><text:span text:style-name="T95">EmployeeManager manager;</text:span></text:span></text:p>
            <text:p text:style-name="P52"><text:span text:style-name="Source_20_Text"><text:span text:style-name="T80">    </text:span></text:span><text:span text:style-name="T121"> </text:span></text:p>
            <text:p text:style-name="P52"><text:span text:style-name="Source_20_Text"><text:span text:style-name="T80">    </text:span></text:span><text:span text:style-name="Source_20_Text"><text:span text:style-name="T87">@Mock</text:span></text:span></text:p>
            <text:p text:style-name="P52"><text:span text:style-name="Source_20_Text"><text:span text:style-name="T80">    </text:span></text:span><text:span text:style-name="Source_20_Text"><text:span text:style-name="T95">EmployeeDao dao;</text:span></text:span></text:p>
            <text:p text:style-name="P52"><text:span text:style-name="Source_20_Text"><text:span text:style-name="T80">    </text:span></text:span><text:span text:style-name="T121"> </text:span></text:p>
            <text:p text:style-name="P52"><text:span text:style-name="Source_20_Text"><text:span text:style-name="T80">    </text:span></text:span><text:span text:style-name="Source_20_Text"><text:span text:style-name="T106">//tests </text:span></text:span></text:p>
            <text:p text:style-name="P52"><text:span text:style-name="Source_20_Text"><text:span text:style-name="T95">}</text:span></text:span></text:p>
          </table:table-cell>
        </table:table-row>
      </table:table>
      <text:p text:style-name="P143"/>
      <text:p text:style-name="P142"><text:span text:style-name="Source_20_Text"><text:span text:style-name="T39"/></text:span></text:p>
      <text:h text:style-name="P165" text:outline-level="4"><text:span text:style-name="Source_20_Text"><text:span text:style-name="T30">2.2. MockitoAnnotations.initMocks() method</text:span></text:span></text:h>
      <text:p text:style-name="P142"><text:span text:style-name="Source_20_Text"><text:span text:style-name="T40"/></text:span></text:p>
      <text:p text:style-name="P142"><text:span text:style-name="Source_20_Text"><text:span text:style-name="T13">If we are not using the MockitoJUnitRunner class approach, then we can use the static method </text:span></text:span><text:span text:style-name="Source_20_Text"><text:span text:style-name="T72">MockitoAnnotations.initMocks()</text:span></text:span><text:span text:style-name="Source_20_Text"><text:span text:style-name="T13">. This method also, upon initialization of junit tests, initializes the mock objects.</text:span></text:span></text:p>
      <text:p text:style-name="P142"><text:span text:style-name="Source_20_Text"><text:span text:style-name="T40"/></text:span></text:p>
      <text:p text:style-name="P142">TestEmployeeManager.java</text:p>
      <text:section text:style-name="Sect1" text:name="highlighter_907569">
        <table:table table:name="Table46" table:style-name="Table46">
          <table:table-column table:style-name="Table46.A"/>
          <table:table-row>
            <table:table-cell table:style-name="Table46.A1" office:value-type="string">
              <text:p text:style-name="P52"><text:span text:style-name="Source_20_Text"><text:span text:style-name="T99">public</text:span></text:span><text:span text:style-name="T107"> </text:span><text:span text:style-name="Source_20_Text"><text:span text:style-name="T99">class</text:span></text:span><text:span text:style-name="T107"> </text:span><text:span text:style-name="Source_20_Text"><text:span text:style-name="T90">TestEmployeeManager {</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84">@InjectMocks</text:span></text:span></text:p>
              <text:p text:style-name="P52"><text:span text:style-name="Source_20_Text"><text:span text:style-name="T77">    </text:span></text:span><text:span text:style-name="Source_20_Text"><text:span text:style-name="T90">EmployeeManager manager;</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84">@Mock</text:span></text:span></text:p>
              <text:p text:style-name="P52"><text:span text:style-name="Source_20_Text"><text:span text:style-name="T77">    </text:span></text:span><text:span text:style-name="Source_20_Text"><text:span text:style-name="T90">EmployeeDao dao;</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84">@Before</text:span></text:span></text:p>
              <text:p text:style-name="P52"><text:span text:style-name="Source_20_Text"><text:span text:style-name="T77">    </text:span></text:span><text:span text:style-name="Source_20_Text"><text:span text:style-name="T99">public</text:span></text:span><text:span text:style-name="T107"> </text:span><text:span text:style-name="Source_20_Text"><text:span text:style-name="T99">void</text:span></text:span><text:span text:style-name="T107"> </text:span><text:span text:style-name="Source_20_Text"><text:span text:style-name="T90">init() {</text:span></text:span></text:p>
              <text:p text:style-name="P52"><text:span text:style-name="Source_20_Text"><text:span text:style-name="T77">        </text:span></text:span><text:span text:style-name="Source_20_Text"><text:span text:style-name="T90">MockitoAnnotations.initMocks(</text:span></text:span><text:span text:style-name="Source_20_Text"><text:span text:style-name="T99">this</text:span></text:span><text:span text:style-name="Source_20_Text"><text:span text:style-name="T90">);</text:span></text:span></text:p>
              <text:p text:style-name="P52"><text:span text:style-name="Source_20_Text"><text:span text:style-name="T77">    </text:span></text:span><text:span text:style-name="Source_20_Text"><text:span text:style-name="T90">}</text:span></text:span></text:p>
              <text:p text:style-name="P54"> </text:p>
              <text:p text:style-name="P52"><text:span text:style-name="Source_20_Text"><text:span text:style-name="T77">    </text:span></text:span><text:span text:style-name="Source_20_Text"><text:span text:style-name="T104">//tests </text:span></text:span></text:p>
              <text:p text:style-name="P53"><text:span text:style-name="Source_20_Text"><text:span text:style-name="T90">}</text:span></text:span></text:p>
            </table:table-cell>
          </table:table-row>
        </table:table>
      </text:section>
      <text:p text:style-name="P4"><text:span text:style-name="Source_20_Text"><text:span text:style-name="T40"><text:line-break/></text:span></text:span></text:p>
      <text:h text:style-name="P166" text:outline-level="4"><text:span text:style-name="Source_20_Text"><text:span text:style-name="T30">2.3. @Mock vs @InjectMocks</text:span></text:span></text:h>
      <text:p text:style-name="P4"><text:span text:style-name="Source_20_Text"><text:span text:style-name="T40"/></text:span></text:p>
      <text:p text:style-name="P126"><text:span text:style-name="Source_20_Text"><text:span text:style-name="T13">The </text:span></text:span><text:span text:style-name="Source_20_Text"><text:span text:style-name="Strong_20_Emphasis"><text:span text:style-name="T7">@Mock</text:span></text:span></text:span><text:span text:style-name="Source_20_Text"><text:span text:style-name="T13"> annotation creates a mock implementation for the class it is annotated with.</text:span></text:span></text:p>
      <text:list xml:id="list2244331062" text:style-name="L20">
        <text:list-item>
          <text:p text:style-name="P214"><text:soft-page-break/><text:span text:style-name="Strong_20_Emphasis"><text:span text:style-name="T3">@InjectMocks</text:span></text:span><text:span text:style-name="T9"> also creates the mock implementation, additionally injects the dependent mocks that are marked with the annotations </text:span><text:span text:style-name="Source_20_Text"><text:span text:style-name="T69">@Mock</text:span></text:span><text:span text:style-name="T9"> into it.</text:span></text:p>
        </text:list-item>
      </text:list>
      <text:p text:style-name="P4"><text:span text:style-name="Source_20_Text"><text:span text:style-name="T40"/></text:span></text:p>
      <text:p text:style-name="P4"><text:span text:style-name="Source_20_Text"><text:span text:style-name="T40"/></text:span></text:p>
      <text:h text:style-name="P175" text:outline-level="2"><text:span text:style-name="Source_20_Text"><text:span text:style-name="T30">3. JUnit tests using Mockito</text:span></text:span></text:h>
      <text:p text:style-name="P4"><text:span text:style-name="Source_20_Text"><text:span text:style-name="T40"/></text:span></text:p>
      <text:h text:style-name="P166" text:outline-level="4"><text:span text:style-name="Source_20_Text"><text:span text:style-name="T30">3.1. Service layer tests</text:span></text:span></text:h>
      <text:p text:style-name="P49"/>
      <text:p text:style-name="P126">TestEmployeeManager.java</text:p>
      <table:table table:name="Table47" table:style-name="Table47">
        <table:table-column table:style-name="Table47.A"/>
        <table:table-row>
          <table:table-cell table:style-name="Table47.A1" office:value-type="string">
            <text:p text:style-name="P52"><text:span text:style-name="Source_20_Text"><text:span text:style-name="T99">package</text:span></text:span><text:span text:style-name="T107"> </text:span><text:span text:style-name="Source_20_Text"><text:span text:style-name="T90">com.howtodoinjava.demo;</text:span></text:span></text:p>
            <text:p text:style-name="P54"> </text:p>
            <text:p text:style-name="P52"><text:span text:style-name="Source_20_Text"><text:span text:style-name="T99">import</text:span></text:span><text:span text:style-name="T107"> </text:span><text:span text:style-name="Source_20_Text"><text:span text:style-name="T99">static</text:span></text:span><text:span text:style-name="T107"> </text:span><text:span text:style-name="Source_20_Text"><text:span text:style-name="T90">org.junit.Assert.assertEquals;</text:span></text:span></text:p>
            <text:p text:style-name="P52"><text:span text:style-name="Source_20_Text"><text:span text:style-name="T99">import</text:span></text:span><text:span text:style-name="T107"> </text:span><text:span text:style-name="Source_20_Text"><text:span text:style-name="T99">static</text:span></text:span><text:span text:style-name="T107"> </text:span><text:span text:style-name="Source_20_Text"><text:span text:style-name="T90">org.mockito.Mockito.times;</text:span></text:span></text:p>
            <text:p text:style-name="P52"><text:span text:style-name="Source_20_Text"><text:span text:style-name="T99">import</text:span></text:span><text:span text:style-name="T107"> </text:span><text:span text:style-name="Source_20_Text"><text:span text:style-name="T99">static</text:span></text:span><text:span text:style-name="T107"> </text:span><text:span text:style-name="Source_20_Text"><text:span text:style-name="T90">org.mockito.Mockito.verify;</text:span></text:span></text:p>
            <text:p text:style-name="P52"><text:span text:style-name="Source_20_Text"><text:span text:style-name="T99">import</text:span></text:span><text:span text:style-name="T107"> </text:span><text:span text:style-name="Source_20_Text"><text:span text:style-name="T99">static</text:span></text:span><text:span text:style-name="T107"> </text:span><text:span text:style-name="Source_20_Text"><text:span text:style-name="T90">org.mockito.Mockito.when;</text:span></text:span></text:p>
            <text:p text:style-name="P54"> </text:p>
            <text:p text:style-name="P52"><text:span text:style-name="Source_20_Text"><text:span text:style-name="T99">import</text:span></text:span><text:span text:style-name="T107"> </text:span><text:span text:style-name="Source_20_Text"><text:span text:style-name="T90">java.util.ArrayList;</text:span></text:span></text:p>
            <text:p text:style-name="P52"><text:span text:style-name="Source_20_Text"><text:span text:style-name="T99">import</text:span></text:span><text:span text:style-name="T107"> </text:span><text:span text:style-name="Source_20_Text"><text:span text:style-name="T90">java.util.List;</text:span></text:span></text:p>
            <text:p text:style-name="P54"> </text:p>
            <text:p text:style-name="P52"><text:span text:style-name="Source_20_Text"><text:span text:style-name="T99">import</text:span></text:span><text:span text:style-name="T107"> </text:span><text:span text:style-name="Source_20_Text"><text:span text:style-name="T90">org.junit.Before;</text:span></text:span></text:p>
            <text:p text:style-name="P52"><text:span text:style-name="Source_20_Text"><text:span text:style-name="T99">import</text:span></text:span><text:span text:style-name="T107"> </text:span><text:span text:style-name="Source_20_Text"><text:span text:style-name="T90">org.junit.Test;</text:span></text:span></text:p>
            <text:p text:style-name="P52"><text:span text:style-name="Source_20_Text"><text:span text:style-name="T99">import</text:span></text:span><text:span text:style-name="T107"> </text:span><text:span text:style-name="Source_20_Text"><text:span text:style-name="T90">org.junit.runner.RunWith;</text:span></text:span></text:p>
            <text:p text:style-name="P52"><text:span text:style-name="Source_20_Text"><text:span text:style-name="T99">import</text:span></text:span><text:span text:style-name="T107"> </text:span><text:span text:style-name="Source_20_Text"><text:span text:style-name="T90">org.mockito.InjectMocks;</text:span></text:span></text:p>
            <text:p text:style-name="P52"><text:span text:style-name="Source_20_Text"><text:span text:style-name="T99">import</text:span></text:span><text:span text:style-name="T107"> </text:span><text:span text:style-name="Source_20_Text"><text:span text:style-name="T90">org.mockito.Mock;</text:span></text:span></text:p>
            <text:p text:style-name="P52"><text:span text:style-name="Source_20_Text"><text:span text:style-name="T99">import</text:span></text:span><text:span text:style-name="T107"> </text:span><text:span text:style-name="Source_20_Text"><text:span text:style-name="T90">org.mockito.MockitoAnnotations;</text:span></text:span></text:p>
            <text:p text:style-name="P52"><text:span text:style-name="Source_20_Text"><text:span text:style-name="T99">import</text:span></text:span><text:span text:style-name="T107"> </text:span><text:span text:style-name="Source_20_Text"><text:span text:style-name="T90">org.mockito.junit.MockitoJUnitRunner;</text:span></text:span></text:p>
            <text:p text:style-name="P54"> </text:p>
            <text:p text:style-name="P52"><text:span text:style-name="Source_20_Text"><text:span text:style-name="T99">import</text:span></text:span><text:span text:style-name="T107"> </text:span><text:span text:style-name="Source_20_Text"><text:span text:style-name="T90">com.howtodoinjava.demo.dao.EmployeeDao;</text:span></text:span></text:p>
            <text:p text:style-name="P52"><text:span text:style-name="Source_20_Text"><text:span text:style-name="T99">import</text:span></text:span><text:span text:style-name="T107"> </text:span><text:span text:style-name="Source_20_Text"><text:span text:style-name="T90">com.howtodoinjava.demo.model.EmployeeVO;</text:span></text:span></text:p>
            <text:p text:style-name="P52"><text:span text:style-name="Source_20_Text"><text:span text:style-name="T99">import</text:span></text:span><text:span text:style-name="T107"> </text:span><text:span text:style-name="Source_20_Text"><text:span text:style-name="T90">com.howtodoinjava.demo.service.EmployeeManager;</text:span></text:span></text:p>
            <text:p text:style-name="P54"> </text:p>
            <text:p text:style-name="P52"><text:span text:style-name="Source_20_Text"><text:span text:style-name="T99">public</text:span></text:span><text:span text:style-name="T107"> </text:span><text:span text:style-name="Source_20_Text"><text:span text:style-name="T99">class</text:span></text:span><text:span text:style-name="T107"> </text:span><text:span text:style-name="Source_20_Text"><text:span text:style-name="T90">TestEmployeeManager {</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84">@InjectMocks</text:span></text:span></text:p>
            <text:p text:style-name="P52"><text:span text:style-name="Source_20_Text"><text:span text:style-name="T77">    </text:span></text:span><text:span text:style-name="Source_20_Text"><text:span text:style-name="T90">EmployeeManager manager;</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84">@Mock</text:span></text:span></text:p>
            <text:p text:style-name="P52"><text:soft-page-break/><text:span text:style-name="Source_20_Text"><text:span text:style-name="T77">    </text:span></text:span><text:span text:style-name="Source_20_Text"><text:span text:style-name="T90">EmployeeDao dao;</text:span></text:span></text:p>
            <text:p text:style-name="P54"> </text:p>
            <text:p text:style-name="P52"><text:span text:style-name="Source_20_Text"><text:span text:style-name="T77">    </text:span></text:span><text:span text:style-name="Source_20_Text"><text:span text:style-name="T84">@Before</text:span></text:span></text:p>
            <text:p text:style-name="P52"><text:span text:style-name="Source_20_Text"><text:span text:style-name="T77">    </text:span></text:span><text:span text:style-name="Source_20_Text"><text:span text:style-name="T99">public</text:span></text:span><text:span text:style-name="T107"> </text:span><text:span text:style-name="Source_20_Text"><text:span text:style-name="T99">void</text:span></text:span><text:span text:style-name="T107"> </text:span><text:span text:style-name="Source_20_Text"><text:span text:style-name="T90">init() {</text:span></text:span></text:p>
            <text:p text:style-name="P52"><text:span text:style-name="Source_20_Text"><text:span text:style-name="T77">        </text:span></text:span><text:span text:style-name="Source_20_Text"><text:span text:style-name="T90">MockitoAnnotations.initMocks(</text:span></text:span><text:span text:style-name="Source_20_Text"><text:span text:style-name="T99">this</text:span></text:span><text:span text:style-name="Source_20_Text"><text:span text:style-name="T90">);</text:span></text:span></text:p>
            <text:p text:style-name="P52"><text:span text:style-name="Source_20_Text"><text:span text:style-name="T77">    </text:span></text:span><text:span text:style-name="Source_20_Text"><text:span text:style-name="T90">}</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84">@Test</text:span></text:span></text:p>
            <text:p text:style-name="P52"><text:span text:style-name="Source_20_Text"><text:span text:style-name="T77">    </text:span></text:span><text:span text:style-name="Source_20_Text"><text:span text:style-name="T99">public</text:span></text:span><text:span text:style-name="T107"> </text:span><text:span text:style-name="Source_20_Text"><text:span text:style-name="T99">void</text:span></text:span><text:span text:style-name="T107"> </text:span><text:span text:style-name="Source_20_Text"><text:span text:style-name="T90">getAllEmployeesTest()</text:span></text:span></text:p>
            <text:p text:style-name="P52"><text:span text:style-name="Source_20_Text"><text:span text:style-name="T77">    </text:span></text:span><text:span text:style-name="Source_20_Text"><text:span text:style-name="T90">{</text:span></text:span></text:p>
            <text:p text:style-name="P52"><text:span text:style-name="Source_20_Text"><text:span text:style-name="T77">        </text:span></text:span><text:span text:style-name="Source_20_Text"><text:span text:style-name="T90">List&lt;EmployeeVO&gt; list = </text:span></text:span><text:span text:style-name="Source_20_Text"><text:span text:style-name="T99">new</text:span></text:span><text:span text:style-name="T107"> </text:span><text:span text:style-name="Source_20_Text"><text:span text:style-name="T90">ArrayList&lt;EmployeeVO&gt;();</text:span></text:span></text:p>
            <text:p text:style-name="P52"><text:span text:style-name="Source_20_Text"><text:span text:style-name="T77">        </text:span></text:span><text:span text:style-name="Source_20_Text"><text:span text:style-name="T90">EmployeeVO empOne = </text:span></text:span><text:span text:style-name="Source_20_Text"><text:span text:style-name="T99">new</text:span></text:span><text:span text:style-name="T107"> </text:span><text:span text:style-name="Source_20_Text"><text:span text:style-name="T90">EmployeeVO(</text:span></text:span><text:span text:style-name="Source_20_Text"><text:span text:style-name="T118">1</text:span></text:span><text:span text:style-name="Source_20_Text"><text:span text:style-name="T90">, </text:span></text:span><text:span text:style-name="Source_20_Text"><text:span text:style-name="T113">"John"</text:span></text:span><text:span text:style-name="Source_20_Text"><text:span text:style-name="T90">, </text:span></text:span><text:span text:style-name="Source_20_Text"><text:span text:style-name="T113">"John"</text:span></text:span><text:span text:style-name="Source_20_Text"><text:span text:style-name="T90">, </text:span></text:span><text:span text:style-name="Source_20_Text"><text:span text:style-name="T113">"howtodoinjava@gmail.com"</text:span></text:span><text:span text:style-name="Source_20_Text"><text:span text:style-name="T90">);</text:span></text:span></text:p>
            <text:p text:style-name="P52"><text:span text:style-name="Source_20_Text"><text:span text:style-name="T77">        </text:span></text:span><text:span text:style-name="Source_20_Text"><text:span text:style-name="T90">EmployeeVO empTwo = </text:span></text:span><text:span text:style-name="Source_20_Text"><text:span text:style-name="T99">new</text:span></text:span><text:span text:style-name="T107"> </text:span><text:span text:style-name="Source_20_Text"><text:span text:style-name="T90">EmployeeVO(</text:span></text:span><text:span text:style-name="Source_20_Text"><text:span text:style-name="T118">2</text:span></text:span><text:span text:style-name="Source_20_Text"><text:span text:style-name="T90">, </text:span></text:span><text:span text:style-name="Source_20_Text"><text:span text:style-name="T113">"Alex"</text:span></text:span><text:span text:style-name="Source_20_Text"><text:span text:style-name="T90">, </text:span></text:span><text:span text:style-name="Source_20_Text"><text:span text:style-name="T113">"kolenchiski"</text:span></text:span><text:span text:style-name="Source_20_Text"><text:span text:style-name="T90">, </text:span></text:span><text:span text:style-name="Source_20_Text"><text:span text:style-name="T113">"alexk@yahoo.com"</text:span></text:span><text:span text:style-name="Source_20_Text"><text:span text:style-name="T90">);</text:span></text:span></text:p>
            <text:p text:style-name="P52"><text:span text:style-name="Source_20_Text"><text:span text:style-name="T77">        </text:span></text:span><text:span text:style-name="Source_20_Text"><text:span text:style-name="T90">EmployeeVO empThree = </text:span></text:span><text:span text:style-name="Source_20_Text"><text:span text:style-name="T99">new</text:span></text:span><text:span text:style-name="T107"> </text:span><text:span text:style-name="Source_20_Text"><text:span text:style-name="T90">EmployeeVO(</text:span></text:span><text:span text:style-name="Source_20_Text"><text:span text:style-name="T118">3</text:span></text:span><text:span text:style-name="Source_20_Text"><text:span text:style-name="T90">, </text:span></text:span><text:span text:style-name="Source_20_Text"><text:span text:style-name="T113">"Steve"</text:span></text:span><text:span text:style-name="Source_20_Text"><text:span text:style-name="T90">, </text:span></text:span><text:span text:style-name="Source_20_Text"><text:span text:style-name="T113">"Waugh"</text:span></text:span><text:span text:style-name="Source_20_Text"><text:span text:style-name="T90">, </text:span></text:span><text:span text:style-name="Source_20_Text"><text:span text:style-name="T113">"swaugh@gmail.com"</text:span></text:span><text:span text:style-name="Source_20_Text"><text:span text:style-name="T90">);</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90">list.add(empOne);</text:span></text:span></text:p>
            <text:p text:style-name="P52"><text:span text:style-name="Source_20_Text"><text:span text:style-name="T77">        </text:span></text:span><text:span text:style-name="Source_20_Text"><text:span text:style-name="T90">list.add(empTwo);</text:span></text:span></text:p>
            <text:p text:style-name="P52"><text:span text:style-name="Source_20_Text"><text:span text:style-name="T77">        </text:span></text:span><text:span text:style-name="Source_20_Text"><text:span text:style-name="T90">list.add(empThree);</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90">when(dao.getEmployeeList()).thenReturn(list);</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104">//test</text:span></text:span></text:p>
            <text:p text:style-name="P52"><text:span text:style-name="Source_20_Text"><text:span text:style-name="T77">        </text:span></text:span><text:span text:style-name="Source_20_Text"><text:span text:style-name="T90">List&lt;EmployeeVO&gt; empList = manager.getEmployeeList();</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90">assertEquals(</text:span></text:span><text:span text:style-name="Source_20_Text"><text:span text:style-name="T118">3</text:span></text:span><text:span text:style-name="Source_20_Text"><text:span text:style-name="T90">, empList.size());</text:span></text:span></text:p>
            <text:p text:style-name="P52"><text:span text:style-name="Source_20_Text"><text:span text:style-name="T77">        </text:span></text:span><text:span text:style-name="Source_20_Text"><text:span text:style-name="T90">verify(dao, times(</text:span></text:span><text:span text:style-name="Source_20_Text"><text:span text:style-name="T118">1</text:span></text:span><text:span text:style-name="Source_20_Text"><text:span text:style-name="T90">)).getEmployeeList();</text:span></text:span></text:p>
            <text:p text:style-name="P52"><text:span text:style-name="Source_20_Text"><text:span text:style-name="T77">    </text:span></text:span><text:span text:style-name="Source_20_Text"><text:span text:style-name="T90">}</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84">@Test</text:span></text:span></text:p>
            <text:p text:style-name="P52"><text:span text:style-name="Source_20_Text"><text:span text:style-name="T77">    </text:span></text:span><text:span text:style-name="Source_20_Text"><text:span text:style-name="T99">public</text:span></text:span><text:span text:style-name="T107"> </text:span><text:span text:style-name="Source_20_Text"><text:span text:style-name="T99">void</text:span></text:span><text:span text:style-name="T107"> </text:span><text:span text:style-name="Source_20_Text"><text:span text:style-name="T90">getEmployeeByIdTest()</text:span></text:span></text:p>
            <text:p text:style-name="P52"><text:span text:style-name="Source_20_Text"><text:span text:style-name="T77">    </text:span></text:span><text:span text:style-name="Source_20_Text"><text:span text:style-name="T90">{</text:span></text:span></text:p>
            <text:p text:style-name="P52"><text:span text:style-name="Source_20_Text"><text:span text:style-name="T77">        </text:span></text:span><text:span text:style-name="Source_20_Text"><text:span text:style-name="T90">when(dao.getEmployeeById(</text:span></text:span><text:span text:style-name="Source_20_Text"><text:span text:style-name="T118">1</text:span></text:span><text:span text:style-name="Source_20_Text"><text:span text:style-name="T90">)).thenReturn(</text:span></text:span><text:span text:style-name="Source_20_Text"><text:span text:style-name="T99">new</text:span></text:span><text:span text:style-name="T107"> </text:span><text:span text:style-name="Source_20_Text"><text:span text:style-name="T90">EmployeeVO(</text:span></text:span><text:span text:style-name="Source_20_Text"><text:span text:style-name="T118">1</text:span></text:span><text:span text:style-name="Source_20_Text"><text:span text:style-name="T90">,</text:span></text:span><text:span text:style-name="Source_20_Text"><text:span text:style-name="T113">"Lokesh"</text:span></text:span><text:span text:style-name="Source_20_Text"><text:span text:style-name="T90">,</text:span></text:span><text:span text:style-name="Source_20_Text"><text:span text:style-name="T113">"Gupta"</text:span></text:span><text:span text:style-name="Source_20_Text"><text:span text:style-name="T90">,</text:span></text:span><text:span text:style-name="Source_20_Text"><text:span text:style-name="T113">"user@email.com"</text:span></text:span><text:span text:style-name="Source_20_Text"><text:span text:style-name="T90">));</text:span></text:span></text:p>
            <text:p text:style-name="P52"><text:span text:style-name="Source_20_Text"><text:span text:style-name="T77">        </text:span></text:span><text:span text:style-name="T111"> </text:span></text:p>
            <text:p text:style-name="P52"><text:soft-page-break/><text:span text:style-name="Source_20_Text"><text:span text:style-name="T77">        </text:span></text:span><text:span text:style-name="Source_20_Text"><text:span text:style-name="T90">EmployeeVO emp = manager.getEmployeeById(</text:span></text:span><text:span text:style-name="Source_20_Text"><text:span text:style-name="T118">1</text:span></text:span><text:span text:style-name="Source_20_Text"><text:span text:style-name="T90">);</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90">assertEquals(</text:span></text:span><text:span text:style-name="Source_20_Text"><text:span text:style-name="T113">"Lokesh"</text:span></text:span><text:span text:style-name="Source_20_Text"><text:span text:style-name="T90">, emp.getFirstName());</text:span></text:span></text:p>
            <text:p text:style-name="P52"><text:span text:style-name="Source_20_Text"><text:span text:style-name="T77">        </text:span></text:span><text:span text:style-name="Source_20_Text"><text:span text:style-name="T90">assertEquals(</text:span></text:span><text:span text:style-name="Source_20_Text"><text:span text:style-name="T113">"Gupta"</text:span></text:span><text:span text:style-name="Source_20_Text"><text:span text:style-name="T90">, emp.getLastName());</text:span></text:span></text:p>
            <text:p text:style-name="P52"><text:span text:style-name="Source_20_Text"><text:span text:style-name="T77">        </text:span></text:span><text:span text:style-name="Source_20_Text"><text:span text:style-name="T90">assertEquals(</text:span></text:span><text:span text:style-name="Source_20_Text"><text:span text:style-name="T113">"user@email.com"</text:span></text:span><text:span text:style-name="Source_20_Text"><text:span text:style-name="T90">, emp.getEmail());</text:span></text:span></text:p>
            <text:p text:style-name="P52"><text:span text:style-name="Source_20_Text"><text:span text:style-name="T77">    </text:span></text:span><text:span text:style-name="Source_20_Text"><text:span text:style-name="T90">}</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84">@Test</text:span></text:span></text:p>
            <text:p text:style-name="P52"><text:span text:style-name="Source_20_Text"><text:span text:style-name="T77">    </text:span></text:span><text:span text:style-name="Source_20_Text"><text:span text:style-name="T99">public</text:span></text:span><text:span text:style-name="T107"> </text:span><text:span text:style-name="Source_20_Text"><text:span text:style-name="T99">void</text:span></text:span><text:span text:style-name="T107"> </text:span><text:span text:style-name="Source_20_Text"><text:span text:style-name="T90">createEmployeeTest()</text:span></text:span></text:p>
            <text:p text:style-name="P52"><text:span text:style-name="Source_20_Text"><text:span text:style-name="T77">    </text:span></text:span><text:span text:style-name="Source_20_Text"><text:span text:style-name="T90">{</text:span></text:span></text:p>
            <text:p text:style-name="P52"><text:span text:style-name="Source_20_Text"><text:span text:style-name="T77">        </text:span></text:span><text:span text:style-name="Source_20_Text"><text:span text:style-name="T90">EmployeeVO emp = </text:span></text:span><text:span text:style-name="Source_20_Text"><text:span text:style-name="T99">new</text:span></text:span><text:span text:style-name="T107"> </text:span><text:span text:style-name="Source_20_Text"><text:span text:style-name="T90">EmployeeVO(</text:span></text:span><text:span text:style-name="Source_20_Text"><text:span text:style-name="T118">1</text:span></text:span><text:span text:style-name="Source_20_Text"><text:span text:style-name="T90">,</text:span></text:span><text:span text:style-name="Source_20_Text"><text:span text:style-name="T113">"Lokesh"</text:span></text:span><text:span text:style-name="Source_20_Text"><text:span text:style-name="T90">,</text:span></text:span><text:span text:style-name="Source_20_Text"><text:span text:style-name="T113">"Gupta"</text:span></text:span><text:span text:style-name="Source_20_Text"><text:span text:style-name="T90">,</text:span></text:span><text:span text:style-name="Source_20_Text"><text:span text:style-name="T113">"user@email.com"</text:span></text:span><text:span text:style-name="Source_20_Text"><text:span text:style-name="T90">);</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90">manager.addEmployee(emp);</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90">verify(dao, times(</text:span></text:span><text:span text:style-name="Source_20_Text"><text:span text:style-name="T118">1</text:span></text:span><text:span text:style-name="Source_20_Text"><text:span text:style-name="T90">)).addEmployee(emp);</text:span></text:span></text:p>
            <text:p text:style-name="P52"><text:span text:style-name="Source_20_Text"><text:span text:style-name="T77">    </text:span></text:span><text:span text:style-name="Source_20_Text"><text:span text:style-name="T90">}</text:span></text:span></text:p>
            <text:p text:style-name="P52"><text:span text:style-name="Source_20_Text"><text:span text:style-name="T90">}</text:span></text:span></text:p>
          </table:table-cell>
        </table:table-row>
      </table:table>
      <text:p text:style-name="P4"><text:span text:style-name="Source_20_Text"><text:span text:style-name="T37"/></text:span></text:p>
      <text:p text:style-name="P4"><text:span text:style-name="Source_20_Text"><text:span text:style-name="T37"/></text:span></text:p>
      <text:h text:style-name="P166" text:outline-level="4"><text:soft-page-break/><text:span text:style-name="Source_20_Text"><text:span text:style-name="T22">3.2. Service layer class</text:span></text:span></text:h>
      <text:section text:style-name="Sect1" text:name="highlighter_509421">
        <text:p text:style-name="P146">EmployeeManager.java</text:p>
        <table:table table:name="Table48" table:style-name="Table48">
          <table:table-column table:style-name="Table48.A"/>
          <table:table-row>
            <table:table-cell table:style-name="Table48.A1" office:value-type="string">
              <text:p text:style-name="P52"><text:span text:style-name="Source_20_Text"><text:span text:style-name="T99">import</text:span></text:span><text:span text:style-name="T107"> </text:span><text:span text:style-name="Source_20_Text"><text:span text:style-name="T90">java.util.List;</text:span></text:span></text:p>
              <text:p text:style-name="P54"> </text:p>
              <text:p text:style-name="P52"><text:span text:style-name="Source_20_Text"><text:span text:style-name="T99">import</text:span></text:span><text:span text:style-name="T107"> </text:span><text:span text:style-name="Source_20_Text"><text:span text:style-name="T90">org.springframework.beans.factory.annotation.Autowired;</text:span></text:span></text:p>
              <text:p text:style-name="P52"><text:span text:style-name="Source_20_Text"><text:span text:style-name="T99">import</text:span></text:span><text:span text:style-name="T107"> </text:span><text:span text:style-name="Source_20_Text"><text:span text:style-name="T90">org.springframework.stereotype.Service;</text:span></text:span></text:p>
              <text:p text:style-name="P54"> </text:p>
              <text:p text:style-name="P52"><text:span text:style-name="Source_20_Text"><text:span text:style-name="T99">import</text:span></text:span><text:span text:style-name="T107"> </text:span><text:span text:style-name="Source_20_Text"><text:span text:style-name="T90">com.howtodoinjava.demo.dao.EmployeeDao;</text:span></text:span></text:p>
              <text:p text:style-name="P52"><text:span text:style-name="Source_20_Text"><text:span text:style-name="T99">import</text:span></text:span><text:span text:style-name="T107"> </text:span><text:span text:style-name="Source_20_Text"><text:span text:style-name="T90">com.howtodoinjava.demo.model.EmployeeVO;</text:span></text:span></text:p>
              <text:p text:style-name="P54"> </text:p>
              <text:p text:style-name="P52"><text:span text:style-name="Source_20_Text"><text:span text:style-name="T84">@Service</text:span></text:span></text:p>
              <text:p text:style-name="P52"><text:span text:style-name="Source_20_Text"><text:span text:style-name="T99">public</text:span></text:span><text:span text:style-name="T107"> </text:span><text:span text:style-name="Source_20_Text"><text:span text:style-name="T99">class</text:span></text:span><text:span text:style-name="T107"> </text:span><text:span text:style-name="Source_20_Text"><text:span text:style-name="T90">EmployeeManager </text:span></text:span></text:p>
              <text:p text:style-name="P52"><text:span text:style-name="Source_20_Text"><text:span text:style-name="T90">{</text:span></text:span></text:p>
              <text:p text:style-name="P52"><text:span text:style-name="Source_20_Text"><text:span text:style-name="T77">    </text:span></text:span><text:span text:style-name="Source_20_Text"><text:span text:style-name="T84">@Autowired</text:span></text:span></text:p>
              <text:p text:style-name="P52"><text:span text:style-name="Source_20_Text"><text:span text:style-name="T77">    </text:span></text:span><text:span text:style-name="Source_20_Text"><text:span text:style-name="T90">EmployeeDao dao;</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99">public</text:span></text:span><text:span text:style-name="T107"> </text:span><text:span text:style-name="Source_20_Text"><text:span text:style-name="T90">List&lt;EmployeeVO&gt; getEmployeeList() {</text:span></text:span></text:p>
              <text:p text:style-name="P52"><text:span text:style-name="Source_20_Text"><text:span text:style-name="T77">        </text:span></text:span><text:span text:style-name="Source_20_Text"><text:span text:style-name="T99">return</text:span></text:span><text:span text:style-name="T107"> </text:span><text:span text:style-name="Source_20_Text"><text:span text:style-name="T90">dao.getEmployeeList();</text:span></text:span></text:p>
              <text:p text:style-name="P52"><text:span text:style-name="Source_20_Text"><text:span text:style-name="T77">    </text:span></text:span><text:span text:style-name="Source_20_Text"><text:span text:style-name="T90">}</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99">public</text:span></text:span><text:span text:style-name="T107"> </text:span><text:span text:style-name="Source_20_Text"><text:span text:style-name="T90">EmployeeVO getEmployeeById(</text:span></text:span><text:span text:style-name="Source_20_Text"><text:span text:style-name="T99">int</text:span></text:span><text:span text:style-name="T107"> </text:span><text:span text:style-name="Source_20_Text"><text:span text:style-name="T90">id) {</text:span></text:span></text:p>
              <text:p text:style-name="P52"><text:span text:style-name="Source_20_Text"><text:span text:style-name="T77">        </text:span></text:span><text:span text:style-name="Source_20_Text"><text:span text:style-name="T99">return</text:span></text:span><text:span text:style-name="T107"> </text:span><text:span text:style-name="Source_20_Text"><text:span text:style-name="T90">dao.getEmployeeById(id);</text:span></text:span></text:p>
              <text:p text:style-name="P52"><text:span text:style-name="Source_20_Text"><text:span text:style-name="T77">    </text:span></text:span><text:span text:style-name="Source_20_Text"><text:span text:style-name="T90">}</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99">public</text:span></text:span><text:span text:style-name="T107"> </text:span><text:span text:style-name="Source_20_Text"><text:span text:style-name="T99">void</text:span></text:span><text:span text:style-name="T107"> </text:span><text:span text:style-name="Source_20_Text"><text:span text:style-name="T90">addEmployee(EmployeeVO employee) {</text:span></text:span></text:p>
              <text:p text:style-name="P52"><text:span text:style-name="Source_20_Text"><text:span text:style-name="T77">        </text:span></text:span><text:span text:style-name="Source_20_Text"><text:span text:style-name="T90">dao.addEmployee(employee);</text:span></text:span></text:p>
              <text:p text:style-name="P52"><text:span text:style-name="Source_20_Text"><text:span text:style-name="T77">    </text:span></text:span><text:span text:style-name="Source_20_Text"><text:span text:style-name="T90">}</text:span></text:span></text:p>
              <text:p text:style-name="P53"><text:span text:style-name="Source_20_Text"><text:span text:style-name="T90">}</text:span></text:span></text:p>
            </table:table-cell>
          </table:table-row>
        </table:table>
      </text:section>
      <text:h text:style-name="P88" text:outline-level="4">3.3. Dao layer class</text:h>
      <text:section text:style-name="Sect1" text:name="highlighter_539519">
        <text:p text:style-name="P146">EmployeeDao.java</text:p>
        <table:table table:name="Table49" table:style-name="Table49">
          <table:table-column table:style-name="Table49.A"/>
          <table:table-row>
            <table:table-cell table:style-name="Table49.A1" office:value-type="string">
              <text:p text:style-name="P52"><text:span text:style-name="Source_20_Text"><text:span text:style-name="T99">package</text:span></text:span><text:span text:style-name="T107"> </text:span><text:span text:style-name="Source_20_Text"><text:span text:style-name="T90">com.howtodoinjava.demo.dao;</text:span></text:span></text:p>
              <text:p text:style-name="P54"> </text:p>
              <text:p text:style-name="P52"><text:span text:style-name="Source_20_Text"><text:span text:style-name="T99">import</text:span></text:span><text:span text:style-name="T107"> </text:span><text:span text:style-name="Source_20_Text"><text:span text:style-name="T90">java.util.ArrayList;</text:span></text:span></text:p>
              <text:p text:style-name="P52"><text:span text:style-name="Source_20_Text"><text:span text:style-name="T99">import</text:span></text:span><text:span text:style-name="T107"> </text:span><text:span text:style-name="Source_20_Text"><text:span text:style-name="T90">java.util.HashMap;</text:span></text:span></text:p>
              <text:p text:style-name="P52"><text:span text:style-name="Source_20_Text"><text:span text:style-name="T99">import</text:span></text:span><text:span text:style-name="T107"> </text:span><text:span text:style-name="Source_20_Text"><text:span text:style-name="T90">java.util.List;</text:span></text:span></text:p>
              <text:p text:style-name="P52"><text:span text:style-name="Source_20_Text"><text:span text:style-name="T99">import</text:span></text:span><text:span text:style-name="T107"> </text:span><text:span text:style-name="Source_20_Text"><text:span text:style-name="T90">java.util.Map;</text:span></text:span></text:p>
              <text:p text:style-name="P54"><text:soft-page-break/> </text:p>
              <text:p text:style-name="P52"><text:span text:style-name="Source_20_Text"><text:span text:style-name="T99">import</text:span></text:span><text:span text:style-name="T107"> </text:span><text:span text:style-name="Source_20_Text"><text:span text:style-name="T90">org.springframework.stereotype.Repository;</text:span></text:span></text:p>
              <text:p text:style-name="P54"> </text:p>
              <text:p text:style-name="P52"><text:span text:style-name="Source_20_Text"><text:span text:style-name="T99">import</text:span></text:span><text:span text:style-name="T107"> </text:span><text:span text:style-name="Source_20_Text"><text:span text:style-name="T90">com.howtodoinjava.demo.model.EmployeeVO;</text:span></text:span></text:p>
              <text:p text:style-name="P54"> </text:p>
              <text:p text:style-name="P52"><text:span text:style-name="Source_20_Text"><text:span text:style-name="T84">@Repository</text:span></text:span></text:p>
              <text:p text:style-name="P52"><text:span text:style-name="Source_20_Text"><text:span text:style-name="T99">public</text:span></text:span><text:span text:style-name="T107"> </text:span><text:span text:style-name="Source_20_Text"><text:span text:style-name="T99">class</text:span></text:span><text:span text:style-name="T107"> </text:span><text:span text:style-name="Source_20_Text"><text:span text:style-name="T90">EmployeeDao {</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99">private</text:span></text:span><text:span text:style-name="T107"> </text:span><text:span text:style-name="Source_20_Text"><text:span text:style-name="T90">Map&lt;Integer, EmployeeVO&gt; DB = </text:span></text:span><text:span text:style-name="Source_20_Text"><text:span text:style-name="T99">new</text:span></text:span><text:span text:style-name="T107"> </text:span><text:span text:style-name="Source_20_Text"><text:span text:style-name="T90">HashMap&lt;&gt;();</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99">public</text:span></text:span><text:span text:style-name="T107"> </text:span><text:span text:style-name="Source_20_Text"><text:span text:style-name="T90">List&lt;EmployeeVO&gt; getEmployeeList() </text:span></text:span></text:p>
              <text:p text:style-name="P52"><text:span text:style-name="Source_20_Text"><text:span text:style-name="T77">    </text:span></text:span><text:span text:style-name="Source_20_Text"><text:span text:style-name="T90">{</text:span></text:span></text:p>
              <text:p text:style-name="P52"><text:span text:style-name="Source_20_Text"><text:span text:style-name="T77">        </text:span></text:span><text:span text:style-name="Source_20_Text"><text:span text:style-name="T90">List&lt;EmployeeVO&gt; list = </text:span></text:span><text:span text:style-name="Source_20_Text"><text:span text:style-name="T99">new</text:span></text:span><text:span text:style-name="T107"> </text:span><text:span text:style-name="Source_20_Text"><text:span text:style-name="T90">ArrayList&lt;&gt;();</text:span></text:span></text:p>
              <text:p text:style-name="P52"><text:span text:style-name="Source_20_Text"><text:span text:style-name="T77">        </text:span></text:span><text:span text:style-name="Source_20_Text"><text:span text:style-name="T99">if</text:span></text:span><text:span text:style-name="Source_20_Text"><text:span text:style-name="T90">(list.isEmpty()) {</text:span></text:span></text:p>
              <text:p text:style-name="P52"><text:span text:style-name="Source_20_Text"><text:span text:style-name="T77">            </text:span></text:span><text:span text:style-name="Source_20_Text"><text:span text:style-name="T90">list.addAll(DB.values());</text:span></text:span></text:p>
              <text:p text:style-name="P52"><text:span text:style-name="Source_20_Text"><text:span text:style-name="T77">        </text:span></text:span><text:span text:style-name="Source_20_Text"><text:span text:style-name="T90">}</text:span></text:span></text:p>
              <text:p text:style-name="P52"><text:span text:style-name="Source_20_Text"><text:span text:style-name="T77">        </text:span></text:span><text:span text:style-name="Source_20_Text"><text:span text:style-name="T99">return</text:span></text:span><text:span text:style-name="T107"> </text:span><text:span text:style-name="Source_20_Text"><text:span text:style-name="T90">list;</text:span></text:span></text:p>
              <text:p text:style-name="P52"><text:span text:style-name="Source_20_Text"><text:span text:style-name="T77">    </text:span></text:span><text:span text:style-name="Source_20_Text"><text:span text:style-name="T90">}</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99">public</text:span></text:span><text:span text:style-name="T107"> </text:span><text:span text:style-name="Source_20_Text"><text:span text:style-name="T90">EmployeeVO getEmployeeById(</text:span></text:span><text:span text:style-name="Source_20_Text"><text:span text:style-name="T99">int</text:span></text:span><text:span text:style-name="T107"> </text:span><text:span text:style-name="Source_20_Text"><text:span text:style-name="T90">id) {</text:span></text:span></text:p>
              <text:p text:style-name="P52"><text:span text:style-name="Source_20_Text"><text:span text:style-name="T77">        </text:span></text:span><text:span text:style-name="Source_20_Text"><text:span text:style-name="T99">return</text:span></text:span><text:span text:style-name="T107"> </text:span><text:span text:style-name="Source_20_Text"><text:span text:style-name="T90">DB.get(id);</text:span></text:span></text:p>
              <text:p text:style-name="P52"><text:span text:style-name="Source_20_Text"><text:span text:style-name="T77">    </text:span></text:span><text:span text:style-name="Source_20_Text"><text:span text:style-name="T90">}</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99">public</text:span></text:span><text:span text:style-name="T107"> </text:span><text:span text:style-name="Source_20_Text"><text:span text:style-name="T99">void</text:span></text:span><text:span text:style-name="T107"> </text:span><text:span text:style-name="Source_20_Text"><text:span text:style-name="T90">addEmployee(EmployeeVO employee) {</text:span></text:span></text:p>
              <text:p text:style-name="P52"><text:span text:style-name="Source_20_Text"><text:span text:style-name="T77">        </text:span></text:span><text:span text:style-name="Source_20_Text"><text:span text:style-name="T90">employee.setEmployeeId(DB.keySet().size() + </text:span></text:span><text:span text:style-name="Source_20_Text"><text:span text:style-name="T118">1</text:span></text:span><text:span text:style-name="Source_20_Text"><text:span text:style-name="T90">);</text:span></text:span></text:p>
              <text:p text:style-name="P52"><text:span text:style-name="Source_20_Text"><text:span text:style-name="T77">        </text:span></text:span><text:span text:style-name="Source_20_Text"><text:span text:style-name="T90">DB.put(employee.getEmployeeId(), employee);</text:span></text:span></text:p>
              <text:p text:style-name="P52"><text:span text:style-name="Source_20_Text"><text:span text:style-name="T77">    </text:span></text:span><text:span text:style-name="Source_20_Text"><text:span text:style-name="T90">}</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99">public</text:span></text:span><text:span text:style-name="T107"> </text:span><text:span text:style-name="Source_20_Text"><text:span text:style-name="T99">void</text:span></text:span><text:span text:style-name="T107"> </text:span><text:span text:style-name="Source_20_Text"><text:span text:style-name="T90">updateEmployee(EmployeeVO employee) {</text:span></text:span></text:p>
              <text:p text:style-name="P52"><text:span text:style-name="Source_20_Text"><text:span text:style-name="T77">        </text:span></text:span><text:span text:style-name="Source_20_Text"><text:span text:style-name="T90">DB.put(employee.getEmployeeId(), employee);</text:span></text:span></text:p>
              <text:p text:style-name="P52"><text:span text:style-name="Source_20_Text"><text:span text:style-name="T77">    </text:span></text:span><text:span text:style-name="Source_20_Text"><text:span text:style-name="T90">}</text:span></text:span></text:p>
              <text:p text:style-name="P52"><text:span text:style-name="Source_20_Text"><text:span text:style-name="T77">    </text:span></text:span><text:span text:style-name="T111"> </text:span></text:p>
              <text:p text:style-name="P52"><text:span text:style-name="Source_20_Text"><text:span text:style-name="T77">    </text:span></text:span><text:span text:style-name="Source_20_Text"><text:span text:style-name="T99">public</text:span></text:span><text:span text:style-name="T107"> </text:span><text:span text:style-name="Source_20_Text"><text:span text:style-name="T99">void</text:span></text:span><text:span text:style-name="T107"> </text:span><text:span text:style-name="Source_20_Text"><text:span text:style-name="T90">deleteEmployee(</text:span></text:span><text:span text:style-name="Source_20_Text"><text:span text:style-name="T99">int</text:span></text:span><text:span text:style-name="T107"> </text:span><text:span text:style-name="Source_20_Text"><text:span text:style-name="T90">id) {</text:span></text:span></text:p>
              <text:p text:style-name="P52"><text:span text:style-name="Source_20_Text"><text:span text:style-name="T77">        </text:span></text:span><text:span text:style-name="Source_20_Text"><text:span text:style-name="T90">DB.remove(id);</text:span></text:span></text:p>
              <text:p text:style-name="P52"><text:span text:style-name="Source_20_Text"><text:span text:style-name="T77">    </text:span></text:span><text:span text:style-name="Source_20_Text"><text:span text:style-name="T90">}</text:span></text:span></text:p>
              <text:p text:style-name="P53"><text:span text:style-name="Source_20_Text"><text:span text:style-name="T90">}</text:span></text:span></text:p>
            </table:table-cell>
          </table:table-row>
        </table:table>
      </text:section>
      <text:p text:style-name="P5"><text:soft-page-break/><text:span text:style-name="Source_20_Text"><text:span text:style-name="T38">L;</text:span></text:span></text:p>
      <text:p text:style-name="P142"><text:span text:style-name="Source_20_Text"><text:span text:style-name="T40"/></text:span></text:p>
      <text:p text:style-name="P142"><text:span text:style-name="Source_20_Text"><text:span text:style-name="T40"/></text:span></text:p>
      <text:p text:style-name="P142"><text:span text:style-name="Source_20_Text"><text:span text:style-name="T40"/></text:span></text:p>
      <text:p text:style-name="P142"><text:span text:style-name="Source_20_Text"><text:span text:style-name="T40"/></text:span></text:p>
      <text:p text:style-name="P142"><text:span text:style-name="Source_20_Text"><text:span text:style-name="T40"/></text:span></text:p>
      <text:p text:style-name="P142"><text:span text:style-name="Source_20_Text"><text:span text:style-name="T40"/></text:span></text:p>
      <text:p text:style-name="P142"><text:span text:style-name="Source_20_Text"><text:span text:style-name="T40"/></text:span></text:p>
      <text:p text:style-name="P142"><text:span text:style-name="Source_20_Text"><text:span text:style-name="T40"/></text:span></text:p>
      <text:p text:style-name="P145"><text:span text:style-name="Source_20_Text"><text:span text:style-name="T43">================================================================================================================================================</text:span></text:span></text:p>
      <text:p text:style-name="P145"><text:span text:style-name="Source_20_Text"><text:span text:style-name="T43">================================================================================================================================================</text:span></text:span></text:p>
      <text:p text:style-name="P145"><text:span text:style-name="Source_20_Text"><text:span text:style-name="T43">================================================================================================================================================</text:span></text:span></text:p>
      <text:p text:style-name="P145"><text:span text:style-name="Source_20_Text"><text:span text:style-name="T43">================================================================================================================================================</text:span></text:span></text:p>
      <text:p text:style-name="P145"><text:span text:style-name="Source_20_Text"><text:span text:style-name="T43">================================================================================================================================================</text:span></text:span></text:p>
      <text:p text:style-name="P145"><text:span text:style-name="Source_20_Text"><text:span text:style-name="T43">================================================================================================================================================</text:span></text:span></text:p>
      <text:p text:style-name="P145"><text:span text:style-name="Source_20_Text"><text:span text:style-name="T43">================================================================================================================================================</text:span></text:span></text:p>
      <text:p text:style-name="P145"><text:span text:style-name="Source_20_Text"><text:span text:style-name="T43">================================================================================================================================================</text:span></text:span></text:p>
      <text:p text:style-name="P145"><text:span text:style-name="Source_20_Text"><text:span text:style-name="T43">================================================================================================================================================</text:span></text:span></text:p>
      <text:p text:style-name="P145"><text:span text:style-name="Source_20_Text"><text:span text:style-name="T43">================================================================================================================================================</text:span></text:span></text:p>
      <text:p text:style-name="P145"><text:span text:style-name="Source_20_Text"><text:span text:style-name="T43">================================================================================================================================================</text:span></text:span></text:p>
      <text:p text:style-name="P145"><text:span text:style-name="Source_20_Text"><text:span text:style-name="T43"/></text:span></text:p>
      <text:p text:style-name="P142"><text:span text:style-name="Source_20_Text"><text:span text:style-name="T40"/></text:span></text:p>
      <text:p text:style-name="P8"><text:span text:style-name="Source_20_Text"><text:span text:style-name="T122">package</text:span></text:span><text:span text:style-name="T153"> com.example.unitTesting.bussiness;</text:span></text:p>
      <text:p text:style-name="P20"/>
      <text:p text:style-name="P19"><text:span text:style-name="T163">public</text:span><text:span text:style-name="T153"> </text:span><text:span text:style-name="T163">class</text:span><text:span text:style-name="T153"> SomeBussinessImpl {</text:span></text:p>
      <text:p text:style-name="P20"/>
      <text:p text:style-name="P19"><text:span text:style-name="T153"><text:tab/></text:span><text:span text:style-name="T163">public</text:span><text:span text:style-name="T153"> </text:span><text:span text:style-name="T163">int</text:span><text:span text:style-name="T153"> calSum(</text:span><text:span text:style-name="T163">int</text:span><text:span text:style-name="T153">[] </text:span><text:span text:style-name="T165">data</text:span><text:span text:style-name="T153">) {</text:span></text:p>
      <text:p text:style-name="P19"><text:soft-page-break/><text:span text:style-name="T153"><text:tab/><text:tab/></text:span><text:span text:style-name="T163">int</text:span><text:span text:style-name="T153"> </text:span><text:span text:style-name="T165">sum</text:span><text:span text:style-name="T153"> = 0;</text:span></text:p>
      <text:p text:style-name="P19"><text:span text:style-name="T153"><text:tab/><text:tab/></text:span><text:span text:style-name="T163">for</text:span><text:span text:style-name="T153"> (</text:span><text:span text:style-name="T163">int</text:span><text:span text:style-name="T153"> </text:span><text:span text:style-name="T165">val</text:span><text:span text:style-name="T153"> : </text:span><text:span text:style-name="T165">data</text:span><text:span text:style-name="T153">) {</text:span></text:p>
      <text:p text:style-name="P19"><text:span text:style-name="T153"><text:tab/><text:tab/><text:tab/></text:span><text:span text:style-name="T165">sum</text:span><text:span text:style-name="T153"> += </text:span><text:span text:style-name="T165">val</text:span><text:span text:style-name="T153">;</text:span></text:p>
      <text:p text:style-name="P22"><text:tab/><text:tab/>}</text:p>
      <text:p text:style-name="P20"/>
      <text:p text:style-name="P19"><text:span text:style-name="T153"><text:tab/><text:tab/></text:span><text:span text:style-name="T163">return</text:span><text:span text:style-name="T153"> </text:span><text:span text:style-name="T165">sum</text:span><text:span text:style-name="T153">;</text:span></text:p>
      <text:p text:style-name="P20"/>
      <text:p text:style-name="P22"><text:tab/>}</text:p>
      <text:p text:style-name="P20"/>
      <text:p text:style-name="P22">}</text:p>
      <text:p text:style-name="P8"><text:span text:style-name="Source_20_Text"><text:span text:style-name="T40"/></text:span></text:p>
      <text:p text:style-name="P8"><text:span text:style-name="Source_20_Text"><text:span text:style-name="T40"/></text:span></text:p>
      <text:p text:style-name="P8"><text:span text:style-name="Source_20_Text"><text:span text:style-name="T122">package</text:span></text:span><text:span text:style-name="T153"> com.example.unitTesting.bussiness;</text:span></text:p>
      <text:p text:style-name="P20"/>
      <text:p text:style-name="P19"><text:span text:style-name="T163">import</text:span><text:span text:style-name="T153"> </text:span><text:span text:style-name="T163">static</text:span><text:span text:style-name="T153"> org.junit.jupiter.api.Assertions.*;</text:span></text:p>
      <text:p text:style-name="P20"/>
      <text:p text:style-name="P8"><text:span text:style-name="T163">import</text:span><text:span text:style-name="T153"> org.junit.jupiter.api.Test;</text:span></text:p>
      <text:p text:style-name="P8"><text:span text:style-name="Source_20_Text"><text:span text:style-name="T40"/></text:span></text:p>
      <text:p text:style-name="P8"><text:span text:style-name="Source_20_Text"><text:span text:style-name="T122">class</text:span></text:span><text:span text:style-name="T153"> SomeBussinessTest {</text:span></text:p>
      <text:p text:style-name="P20"/>
      <text:p text:style-name="P19"><text:span text:style-name="T153"><text:tab/></text:span><text:span text:style-name="T167">@Test</text:span></text:p>
      <text:p text:style-name="P19"><text:span text:style-name="T153"><text:tab/></text:span><text:span text:style-name="T163">void</text:span><text:span text:style-name="T153"> calculateSum_3value() {</text:span></text:p>
      <text:p text:style-name="P19"><text:span text:style-name="T153"><text:tab/><text:tab/>SomeBussinessImpl </text:span><text:span text:style-name="T165">bussiness</text:span><text:span text:style-name="T153"> = </text:span><text:span text:style-name="T163">new</text:span><text:span text:style-name="T153"> SomeBussinessImpl();</text:span></text:p>
      <text:p text:style-name="P19"><text:span text:style-name="T153"><text:tab/><text:tab/></text:span><text:span text:style-name="T163">int</text:span><text:span text:style-name="T153"> </text:span><text:span text:style-name="T165">actualResult</text:span><text:span text:style-name="T153"> = </text:span><text:span text:style-name="T165">bussiness</text:span><text:span text:style-name="T153">.calSum(</text:span><text:span text:style-name="T163">new</text:span><text:span text:style-name="T153"> </text:span><text:span text:style-name="T163">int</text:span><text:span text:style-name="T153">[] { 1, 2, 3 });</text:span></text:p>
      <text:p text:style-name="P19"><text:span text:style-name="T153"><text:tab/><text:tab/></text:span><text:span text:style-name="T163">int</text:span><text:span text:style-name="T153"> </text:span><text:span text:style-name="T165">expectedResult</text:span><text:span text:style-name="T153"> = 6;</text:span></text:p>
      <text:p text:style-name="P19"><text:span text:style-name="T153"><text:tab/><text:tab/></text:span><text:span text:style-name="T154">assertEquals</text:span><text:span text:style-name="T153">(</text:span><text:span text:style-name="T165">expectedResult</text:span><text:span text:style-name="T153">, </text:span><text:span text:style-name="T165">actualResult</text:span><text:span text:style-name="T153">);</text:span></text:p>
      <text:p text:style-name="P20"/>
      <text:p text:style-name="P22"><text:tab/>}</text:p>
      <text:p text:style-name="P20"/>
      <text:p text:style-name="P19"><text:span text:style-name="T153"><text:tab/></text:span><text:span text:style-name="T167">@Test</text:span></text:p>
      <text:p text:style-name="P19"><text:span text:style-name="T153"><text:tab/></text:span><text:span text:style-name="T163">void</text:span><text:span text:style-name="T153"> calculateSum_empty() {</text:span></text:p>
      <text:p text:style-name="P19"><text:span text:style-name="T153"><text:tab/><text:tab/>SomeBussinessImpl </text:span><text:span text:style-name="T165">bussiness</text:span><text:span text:style-name="T153"> = </text:span><text:span text:style-name="T163">new</text:span><text:span text:style-name="T153"> SomeBussinessImpl();</text:span></text:p>
      <text:p text:style-name="P19"><text:span text:style-name="T153"><text:tab/><text:tab/></text:span><text:span text:style-name="T163">int</text:span><text:span text:style-name="T153"> </text:span><text:span text:style-name="T165">actualResult</text:span><text:span text:style-name="T153"> = </text:span><text:span text:style-name="T165">bussiness</text:span><text:span text:style-name="T153">.calSum(</text:span><text:span text:style-name="T163">new</text:span><text:span text:style-name="T153"> </text:span><text:span text:style-name="T163">int</text:span><text:span text:style-name="T153">[] { <text:s/>});</text:span></text:p>
      <text:p text:style-name="P19"><text:span text:style-name="T153"><text:tab/><text:tab/></text:span><text:span text:style-name="T163">int</text:span><text:span text:style-name="T153"> </text:span><text:span text:style-name="T165">expectedResult</text:span><text:span text:style-name="T153"> = 0;</text:span></text:p>
      <text:p text:style-name="P19"><text:span text:style-name="T153"><text:tab/><text:tab/></text:span><text:span text:style-name="T154">assertEquals</text:span><text:span text:style-name="T153">(</text:span><text:span text:style-name="T165">expectedResult</text:span><text:span text:style-name="T153">, </text:span><text:span text:style-name="T165">actualResult</text:span><text:span text:style-name="T153">);</text:span></text:p>
      <text:p text:style-name="P20"/>
      <text:p text:style-name="P22"><text:tab/>}</text:p>
      <text:p text:style-name="P20"/>
      <text:p text:style-name="P22">}</text:p>
      <text:p text:style-name="P8"><text:span text:style-name="Source_20_Text"><text:span text:style-name="T40"/></text:span></text:p>
      <text:p text:style-name="P8"><text:span text:style-name="Source_20_Text"><text:span text:style-name="T40"/></text:span></text:p>
      <text:p text:style-name="P8"><text:span text:style-name="Source_20_Text"><text:span text:style-name="T40"/></text:span></text:p>
      <text:p text:style-name="P144"><text:span text:style-name="Source_20_Text"><text:span text:style-name="T42">make sure u should wite test case more than one</text:span></text:span></text:p>
      <text:p text:style-name="P142"><text:span text:style-name="Source_20_Text"><text:span text:style-name="T40"/></text:span></text:p>
      <text:p text:style-name="P142"><text:span text:style-name="Source_20_Text"><text:span text:style-name="T40"/></text:span></text:p>
      <text:p text:style-name="P142"><text:span text:style-name="Source_20_Text"><text:span text:style-name="T40"/></text:span></text:p>
      <text:p text:style-name="P142"><text:span text:style-name="Source_20_Text"><text:span text:style-name="T40"/></text:span></text:p>
      <text:p text:style-name="P142"><text:span text:style-name="Source_20_Text"><text:span text:style-name="T40"/></text:span></text:p>
      <text:p text:style-name="P142"><text:span text:style-name="Source_20_Text"><text:span text:style-name="T40"/></text:span></text:p>
      <text:p text:style-name="P142"><text:span text:style-name="Source_20_Text"><text:span text:style-name="T40"/></text:span></text:p>
      <text:p text:style-name="P8"><text:span text:style-name="Source_20_Text"><text:span text:style-name="T122">package</text:span></text:span><text:span text:style-name="T153"> com.example.unitTesting.bussiness;</text:span></text:p>
      <text:p text:style-name="P20"/>
      <text:p text:style-name="P19"><text:soft-page-break/><text:span text:style-name="T163">import</text:span><text:span text:style-name="T153"> </text:span><text:span text:style-name="T156">com.example.unitTesting.bussiness.data.SomeDataService</text:span><text:span text:style-name="T153">;</text:span></text:p>
      <text:p text:style-name="P20"/>
      <text:p text:style-name="P19"><text:span text:style-name="T163">public</text:span><text:span text:style-name="T153"> </text:span><text:span text:style-name="T163">class</text:span><text:span text:style-name="T153"> SomeBussinessImpl {</text:span></text:p>
      <text:p text:style-name="P20"/>
      <text:p text:style-name="P19"><text:span text:style-name="T153"><text:tab/></text:span><text:span text:style-name="T156">SomeDataService</text:span><text:span text:style-name="T153"> </text:span><text:span text:style-name="T168">someDataService</text:span><text:span text:style-name="T153">;</text:span></text:p>
      <text:p text:style-name="P20"/>
      <text:p text:style-name="P19"><text:span text:style-name="T153"><text:tab/></text:span><text:span text:style-name="T163">public</text:span><text:span text:style-name="T153"> </text:span><text:span text:style-name="T156">SomeDataService</text:span><text:span text:style-name="T153"> getSomeDataService() {</text:span></text:p>
      <text:p text:style-name="P19"><text:span text:style-name="T153"><text:tab/><text:tab/></text:span><text:span text:style-name="T163">return</text:span><text:span text:style-name="T153"> </text:span><text:span text:style-name="T168">someDataService</text:span><text:span text:style-name="T153">;</text:span></text:p>
      <text:p text:style-name="P22"><text:tab/>}</text:p>
      <text:p text:style-name="P20"/>
      <text:p text:style-name="P19"><text:span text:style-name="T153"><text:tab/></text:span><text:span text:style-name="T163">public</text:span><text:span text:style-name="T153"> </text:span><text:span text:style-name="T163">void</text:span><text:span text:style-name="T153"> setSomeDataService(</text:span><text:span text:style-name="T156">SomeDataService</text:span><text:span text:style-name="T153"> </text:span><text:span text:style-name="T165">someDataService</text:span><text:span text:style-name="T153">) {</text:span></text:p>
      <text:p text:style-name="P19"><text:span text:style-name="T153"><text:tab/><text:tab/></text:span><text:span text:style-name="T163">this</text:span><text:span text:style-name="T153">.</text:span><text:span text:style-name="T168">someDataService</text:span><text:span text:style-name="T153"> = </text:span><text:span text:style-name="T165">someDataService</text:span><text:span text:style-name="T153">;</text:span></text:p>
      <text:p text:style-name="P22"><text:tab/>}</text:p>
      <text:p text:style-name="P20"/>
      <text:p text:style-name="P19"><text:span text:style-name="T153"><text:tab/></text:span><text:span text:style-name="T163">public</text:span><text:span text:style-name="T153"> </text:span><text:span text:style-name="T163">int</text:span><text:span text:style-name="T153"> calSum(</text:span><text:span text:style-name="T163">int</text:span><text:span text:style-name="T153">[] </text:span><text:span text:style-name="T165">data</text:span><text:span text:style-name="T153">) {</text:span></text:p>
      <text:p text:style-name="P19"><text:span text:style-name="T153"><text:tab/><text:tab/></text:span><text:span text:style-name="T163">int</text:span><text:span text:style-name="T153"> </text:span><text:span text:style-name="T165">sum</text:span><text:span text:style-name="T153"> = 0;</text:span></text:p>
      <text:p text:style-name="P19"><text:span text:style-name="T153"><text:tab/><text:tab/></text:span><text:span text:style-name="T163">for</text:span><text:span text:style-name="T153"> (</text:span><text:span text:style-name="T163">int</text:span><text:span text:style-name="T153"> </text:span><text:span text:style-name="T165">val</text:span><text:span text:style-name="T153"> : </text:span><text:span text:style-name="T165">data</text:span><text:span text:style-name="T153">) {</text:span></text:p>
      <text:p text:style-name="P19"><text:span text:style-name="T153"><text:tab/><text:tab/><text:tab/></text:span><text:span text:style-name="T165">sum</text:span><text:span text:style-name="T153"> += </text:span><text:span text:style-name="T165">val</text:span><text:span text:style-name="T153">;</text:span></text:p>
      <text:p text:style-name="P22"><text:tab/><text:tab/>}</text:p>
      <text:p text:style-name="P20"/>
      <text:p text:style-name="P19"><text:span text:style-name="T153"><text:tab/><text:tab/></text:span><text:span text:style-name="T163">return</text:span><text:span text:style-name="T153"> </text:span><text:span text:style-name="T165">sum</text:span><text:span text:style-name="T153">;</text:span></text:p>
      <text:p text:style-name="P20"/>
      <text:p text:style-name="P22"><text:tab/>}</text:p>
      <text:p text:style-name="P20"/>
      <text:p text:style-name="P19"><text:span text:style-name="T153"><text:tab/></text:span><text:span text:style-name="T163">public</text:span><text:span text:style-name="T153"> </text:span><text:span text:style-name="T163">int</text:span><text:span text:style-name="T153"> calSumUsingDataService() {</text:span></text:p>
      <text:p text:style-name="P19"><text:span text:style-name="T153"><text:tab/><text:tab/></text:span><text:span text:style-name="T163">int</text:span><text:span text:style-name="T153"> </text:span><text:span text:style-name="T165">sum</text:span><text:span text:style-name="T153"> = 0;</text:span></text:p>
      <text:p text:style-name="P19"><text:span text:style-name="T153"><text:tab/><text:tab/></text:span><text:span text:style-name="T163">int</text:span><text:span text:style-name="T153">[] </text:span><text:span text:style-name="T165">data</text:span><text:span text:style-name="T153"> = </text:span><text:span text:style-name="T168">someDataService</text:span><text:span text:style-name="T153">.retiveAllData();</text:span></text:p>
      <text:p text:style-name="P20"/>
      <text:p text:style-name="P19"><text:span text:style-name="T153"><text:tab/><text:tab/></text:span><text:span text:style-name="T163">for</text:span><text:span text:style-name="T153"> (</text:span><text:span text:style-name="T163">int</text:span><text:span text:style-name="T153"> </text:span><text:span text:style-name="T165">val</text:span><text:span text:style-name="T153"> : </text:span><text:span text:style-name="T165">data</text:span><text:span text:style-name="T153">) {</text:span></text:p>
      <text:p text:style-name="P19"><text:span text:style-name="T153"><text:tab/><text:tab/><text:tab/></text:span><text:span text:style-name="T165">sum</text:span><text:span text:style-name="T153"> += </text:span><text:span text:style-name="T165">val</text:span><text:span text:style-name="T153">;</text:span></text:p>
      <text:p text:style-name="P22"><text:tab/><text:tab/>}</text:p>
      <text:p text:style-name="P20"/>
      <text:p text:style-name="P19"><text:span text:style-name="T153"><text:tab/><text:tab/></text:span><text:span text:style-name="T163">return</text:span><text:span text:style-name="T153"> </text:span><text:span text:style-name="T165">sum</text:span><text:span text:style-name="T153">;</text:span></text:p>
      <text:p text:style-name="P20"/>
      <text:p text:style-name="P22"><text:tab/>}</text:p>
      <text:p text:style-name="P20"/>
      <text:p text:style-name="P22">}</text:p>
      <text:p text:style-name="P8"><text:span text:style-name="Source_20_Text"><text:span text:style-name="T40"/></text:span></text:p>
      <text:p text:style-name="P8"><text:span text:style-name="Source_20_Text"><text:span text:style-name="T40"/></text:span></text:p>
      <text:p text:style-name="P8"><text:span text:style-name="Source_20_Text"><text:span text:style-name="T40"/></text:span></text:p>
      <text:p text:style-name="P8"><text:span text:style-name="Source_20_Text"><text:span text:style-name="T122">package</text:span></text:span><text:span text:style-name="T153"> com.example.unitTesting.bussiness.data;</text:span></text:p>
      <text:p text:style-name="P20"/>
      <text:p text:style-name="P19"><text:span text:style-name="T163">public</text:span><text:span text:style-name="T153"> </text:span><text:span text:style-name="T163">interface</text:span><text:span text:style-name="T153"> </text:span><text:span text:style-name="T156">SomeDataService</text:span><text:span text:style-name="T153"> {</text:span></text:p>
      <text:p text:style-name="P20"/>
      <text:p text:style-name="P19"><text:span text:style-name="T153"><text:tab/></text:span><text:span text:style-name="T163">int</text:span><text:span text:style-name="T153">[] retiveAllData();</text:span></text:p>
      <text:p text:style-name="P20"/>
      <text:p text:style-name="P22">}</text:p>
      <text:p text:style-name="P8"><text:span text:style-name="Source_20_Text"><text:span text:style-name="T40"/></text:span></text:p>
      <text:p text:style-name="P8"><text:span text:style-name="Source_20_Text"><text:span text:style-name="T40"/></text:span></text:p>
      <text:p text:style-name="P8"><text:span text:style-name="Source_20_Text"><text:span text:style-name="T40"/></text:span></text:p>
      <text:p text:style-name="P8"><text:span text:style-name="Source_20_Text"><text:span text:style-name="T40"/></text:span></text:p>
      <text:p text:style-name="P8"><text:span text:style-name="Source_20_Text"><text:span text:style-name="T40"/></text:span></text:p>
      <text:p text:style-name="P8"><text:span text:style-name="Source_20_Text"><text:span text:style-name="T40"/></text:span></text:p>
      <text:p text:style-name="P8"><text:span text:style-name="Source_20_Text"><text:span text:style-name="T40"/></text:span></text:p>
      <text:p text:style-name="P8"><text:span text:style-name="Source_20_Text"><text:span text:style-name="T122">package</text:span></text:span><text:span text:style-name="T153"> com.example.unitTesting.bussiness;</text:span></text:p>
      <text:p text:style-name="P20"/>
      <text:p text:style-name="P19"><text:span text:style-name="T163">import</text:span><text:span text:style-name="T153"> </text:span><text:span text:style-name="T163">static</text:span><text:span text:style-name="T153"> org.junit.jupiter.api.Assertions.*;</text:span></text:p>
      <text:p text:style-name="P20"/>
      <text:p text:style-name="P19"><text:span text:style-name="T163">import</text:span><text:span text:style-name="T153"> org.junit.jupiter.api.Test;</text:span></text:p>
      <text:p text:style-name="P20"><text:soft-page-break/></text:p>
      <text:p text:style-name="P19"><text:span text:style-name="T163">import</text:span><text:span text:style-name="T153"> com.example.unitTesting.bussiness.data.SomeDataService;</text:span></text:p>
      <text:p text:style-name="P20"/>
      <text:p text:style-name="P19"><text:span text:style-name="T163">class</text:span><text:span text:style-name="T153"> SomeDataServiceStub </text:span><text:span text:style-name="T163">implements</text:span><text:span text:style-name="T153"> SomeDataService {</text:span></text:p>
      <text:p text:style-name="P20"/>
      <text:p text:style-name="P19"><text:span text:style-name="T153"><text:tab/></text:span><text:span text:style-name="T167">@Override</text:span></text:p>
      <text:p text:style-name="P19"><text:span text:style-name="T153"><text:tab/></text:span><text:span text:style-name="T163">public</text:span><text:span text:style-name="T153"> </text:span><text:span text:style-name="T163">int</text:span><text:span text:style-name="T153">[] retiveAllData() {</text:span></text:p>
      <text:p text:style-name="P19"><text:span text:style-name="T153"><text:tab/><text:tab/></text:span><text:span text:style-name="T163">return</text:span><text:span text:style-name="T153"> </text:span><text:span text:style-name="T163">new</text:span><text:span text:style-name="T153"> </text:span><text:span text:style-name="T163">int</text:span><text:span text:style-name="T153">[] { 1, 2, 3 };</text:span></text:p>
      <text:p text:style-name="P22"><text:tab/>}</text:p>
      <text:p text:style-name="P20"/>
      <text:p text:style-name="P22">}</text:p>
      <text:p text:style-name="P20"/>
      <text:p text:style-name="P19"><text:span text:style-name="T163">class</text:span><text:span text:style-name="T153"> SomeBussinessSubTest {</text:span></text:p>
      <text:p text:style-name="P20"/>
      <text:p text:style-name="P19"><text:span text:style-name="T153"><text:tab/></text:span><text:span text:style-name="T167">@Test</text:span></text:p>
      <text:p text:style-name="P19"><text:span text:style-name="T153"><text:tab/></text:span><text:span text:style-name="T163">void</text:span><text:span text:style-name="T153"> calculateSum_3value() {</text:span></text:p>
      <text:p text:style-name="P19"><text:span text:style-name="T153"><text:tab/><text:tab/>SomeBussinessImpl </text:span><text:span text:style-name="T165">bussiness</text:span><text:span text:style-name="T153"> = </text:span><text:span text:style-name="T163">new</text:span><text:span text:style-name="T153"> SomeBussinessImpl();</text:span></text:p>
      <text:p text:style-name="P19"><text:span text:style-name="T153"><text:tab/><text:tab/></text:span><text:span text:style-name="T165">bussiness</text:span><text:span text:style-name="T153">.setSomeDataService(</text:span><text:span text:style-name="T163">new</text:span><text:span text:style-name="T153"> SomeDataServiceStub());</text:span></text:p>
      <text:p text:style-name="P19"><text:span text:style-name="T153"><text:tab/><text:tab/></text:span><text:span text:style-name="T163">int</text:span><text:span text:style-name="T153"> </text:span><text:span text:style-name="T165">actualResult</text:span><text:span text:style-name="T153"> = </text:span><text:span text:style-name="T165">bussiness</text:span><text:span text:style-name="T153">.calSumUsingDataService();</text:span></text:p>
      <text:p text:style-name="P19"><text:span text:style-name="T153"><text:tab/><text:tab/></text:span><text:span text:style-name="T163">int</text:span><text:span text:style-name="T153"> </text:span><text:span text:style-name="T165">expectedResult</text:span><text:span text:style-name="T153"> = 6;</text:span></text:p>
      <text:p text:style-name="P19"><text:span text:style-name="T153"><text:tab/><text:tab/></text:span><text:span text:style-name="T154">assertEquals</text:span><text:span text:style-name="T153">(</text:span><text:span text:style-name="T165">expectedResult</text:span><text:span text:style-name="T153">, </text:span><text:span text:style-name="T165">actualResult</text:span><text:span text:style-name="T153">);</text:span></text:p>
      <text:p text:style-name="P20"/>
      <text:p text:style-name="P22"><text:tab/>}</text:p>
      <text:p text:style-name="P20"/>
      <text:p text:style-name="P22">}</text:p>
      <text:p text:style-name="P8"><text:span text:style-name="Source_20_Text"><text:span text:style-name="T40"/></text:span></text:p>
      <text:p text:style-name="P8"><text:span text:style-name="Source_20_Text"><text:span text:style-name="T40"/></text:span></text:p>
      <text:p text:style-name="P8"><text:span text:style-name="Source_20_Text"><text:span text:style-name="T40"/></text:span></text:p>
      <text:p text:style-name="P8"><text:span text:style-name="Source_20_Text"><text:span text:style-name="T40"/></text:span></text:p>
      <text:p text:style-name="P8"><text:span text:style-name="Source_20_Text"><text:span text:style-name="T40"/></text:span></text:p>
      <text:p text:style-name="P8"><text:span text:style-name="Source_20_Text"><text:span text:style-name="T123">@Test</text:span></text:span></text:p>
      <text:p text:style-name="P19"><text:span text:style-name="T153"><text:tab/></text:span><text:span text:style-name="T163">void</text:span><text:span text:style-name="T153"> calculateSum_3value() {</text:span></text:p>
      <text:p text:style-name="P19"><text:span text:style-name="T153"><text:tab/><text:tab/>SomeBussinessImpl </text:span><text:span text:style-name="T165">bussiness</text:span><text:span text:style-name="T153"> = </text:span><text:span text:style-name="T163">new</text:span><text:span text:style-name="T153"> SomeBussinessImpl();</text:span></text:p>
      <text:p text:style-name="P20"/>
      <text:p text:style-name="P19"><text:span text:style-name="T153"><text:tab/><text:tab/>SomeDataService </text:span><text:span text:style-name="T165">dataServiceMock</text:span><text:span text:style-name="T153"> = </text:span><text:span text:style-name="T154">mock</text:span><text:span text:style-name="T153">(SomeDataService.</text:span><text:span text:style-name="T163">class</text:span><text:span text:style-name="T153">);</text:span></text:p>
      <text:p text:style-name="P20"/>
      <text:p text:style-name="P19"><text:span text:style-name="T153"><text:tab/></text:span><text:span text:style-name="T155">when </text:span><text:span text:style-name="T157">(</text:span><text:span text:style-name="T166">dataServiceMock</text:span><text:span text:style-name="T157">.retiveAllData()).thenReturn(</text:span><text:span text:style-name="T164">new</text:span><text:span text:style-name="T157"> </text:span><text:span text:style-name="T164">int</text:span><text:span text:style-name="T157">[] {1,2,3});</text:span></text:p>
      <text:p text:style-name="P22"><text:tab/><text:tab/></text:p>
      <text:p text:style-name="P22"><text:tab/><text:tab/></text:p>
      <text:p text:style-name="P19"><text:span text:style-name="T153"><text:tab/><text:tab/></text:span><text:span text:style-name="T165">bussiness</text:span><text:span text:style-name="T153">.setSomeDataService(</text:span><text:span text:style-name="T165">dataServiceMock</text:span><text:span text:style-name="T153">);</text:span></text:p>
      <text:p text:style-name="P19"><text:span text:style-name="T153"><text:tab/><text:tab/></text:span><text:span text:style-name="T163">int</text:span><text:span text:style-name="T153"> </text:span><text:span text:style-name="T165">actualResult</text:span><text:span text:style-name="T153"> = </text:span><text:span text:style-name="T165">bussiness</text:span><text:span text:style-name="T153">.calSumUsingDataService();</text:span></text:p>
      <text:p text:style-name="P19"><text:span text:style-name="T153"><text:tab/><text:tab/></text:span><text:span text:style-name="T163">int</text:span><text:span text:style-name="T153"> </text:span><text:span text:style-name="T165">expectedResult</text:span><text:span text:style-name="T153"> = 6;</text:span></text:p>
      <text:p text:style-name="P19"><text:span text:style-name="T153"><text:tab/><text:tab/></text:span><text:span text:style-name="T154">assertEquals</text:span><text:span text:style-name="T153">(</text:span><text:span text:style-name="T165">expectedResult</text:span><text:span text:style-name="T153">, </text:span><text:span text:style-name="T165">actualResult</text:span><text:span text:style-name="T153">);</text:span></text:p>
      <text:p text:style-name="P20"/>
      <text:p text:style-name="P22"><text:tab/>}</text:p>
      <text:p text:style-name="P8"><text:span text:style-name="Source_20_Text"><text:span text:style-name="T40"/></text:span></text:p>
      <text:p text:style-name="P8"><text:span text:style-name="Source_20_Text"><text:span text:style-name="T40"/></text:span></text:p>
      <text:p text:style-name="P8"><text:span text:style-name="Source_20_Text"><text:span text:style-name="T40"/></text:span></text:p>
      <text:p text:style-name="P9"><text:span text:style-name="Source_20_Text"><text:span text:style-name="T46">when :</text:span></text:span><text:span text:style-name="Source_20_Text"><text:span text:style-name="T44"> what the the method should return </text:span></text:span><text:span text:style-name="Source_20_Text"><text:span text:style-name="T45">on calling</text:span></text:span></text:p>
      <text:p text:style-name="P9"><text:span text:style-name="Source_20_Text"><text:span text:style-name="T44"/></text:span></text:p>
      <text:p text:style-name="P9"><text:span text:style-name="Source_20_Text"><text:span text:style-name="T44"/></text:span></text:p>
      <text:p text:style-name="P9"><text:span text:style-name="Source_20_Text"><text:span text:style-name="T44"/></text:span></text:p>
      <text:p text:style-name="P9"><text:span text:style-name="Source_20_Text"><text:span text:style-name="T44"/></text:span></text:p>
      <text:p text:style-name="P9"><text:span text:style-name="Source_20_Text"><text:span text:style-name="T44"/></text:span></text:p>
      <text:p text:style-name="P9"><text:span text:style-name="Source_20_Text"><text:span text:style-name="T44"/></text:span></text:p>
      <text:p text:style-name="P9"><text:span text:style-name="Source_20_Text"><text:span text:style-name="T44"/></text:span></text:p>
      <text:p text:style-name="P9"><text:span text:style-name="Source_20_Text"><text:span text:style-name="T44"/></text:span></text:p>
      <text:p text:style-name="P9"><text:span text:style-name="Source_20_Text"><text:span text:style-name="T44"/></text:span></text:p>
      <text:p text:style-name="P9"><text:soft-page-break/><text:span text:style-name="Source_20_Text"><text:span text:style-name="T44"/></text:span></text:p>
      <text:p text:style-name="P9"><text:span text:style-name="Source_20_Text"><text:span text:style-name="T44"/></text:span></text:p>
      <text:p text:style-name="P21"><text:span text:style-name="Source_20_Text"><text:span text:style-name="T97">Code with more Refacotr</text:span></text:span></text:p>
      <text:p text:style-name="P14"/>
      <text:p text:style-name="P9"><text:span text:style-name="T163">package</text:span><text:span text:style-name="T153"> com.example.unitTesting.bussiness;</text:span></text:p>
      <text:p text:style-name="P19"><text:span text:style-name="T163">import</text:span><text:span text:style-name="T153"> </text:span><text:span text:style-name="T163">static</text:span><text:span text:style-name="T153"> org.junit.jupiter.api.Assertions.</text:span><text:span text:style-name="T154">assertEquals</text:span><text:span text:style-name="T153">;</text:span></text:p>
      <text:p text:style-name="P19"><text:span text:style-name="T163">import</text:span><text:span text:style-name="T153"> </text:span><text:span text:style-name="T163">static</text:span><text:span text:style-name="T153"> org.mockito.Mockito.</text:span><text:span text:style-name="T154">mock</text:span><text:span text:style-name="T153">;</text:span></text:p>
      <text:p text:style-name="P19"><text:span text:style-name="T163">import</text:span><text:span text:style-name="T153"> </text:span><text:span text:style-name="T163">static</text:span><text:span text:style-name="T153"> org.mockito.Mockito.</text:span><text:span text:style-name="T154">when</text:span><text:span text:style-name="T153">;</text:span></text:p>
      <text:p text:style-name="P19"><text:span text:style-name="T163">import</text:span><text:span text:style-name="T153"> org.junit.jupiter.api.BeforeEach;</text:span></text:p>
      <text:p text:style-name="P19"><text:span text:style-name="T163">import</text:span><text:span text:style-name="T153"> org.junit.jupiter.api.Test;</text:span></text:p>
      <text:p text:style-name="P20"/>
      <text:p text:style-name="P19"><text:span text:style-name="T163">import</text:span><text:span text:style-name="T153"> com.example.unitTesting.bussiness.data.SomeDataService;</text:span></text:p>
      <text:p text:style-name="P20"/>
      <text:p text:style-name="P19"><text:span text:style-name="T163">class</text:span><text:span text:style-name="T153"> Mock {</text:span></text:p>
      <text:p text:style-name="P20"/>
      <text:p text:style-name="P19"><text:span text:style-name="T153"><text:tab/>SomeBussinessImpl </text:span><text:span text:style-name="T168">bussiness</text:span><text:span text:style-name="T153"> = </text:span><text:span text:style-name="T163">new</text:span><text:span text:style-name="T153"> SomeBussinessImpl();</text:span></text:p>
      <text:p text:style-name="P19"><text:span text:style-name="T153"><text:tab/>SomeDataService </text:span><text:span text:style-name="T168">dataServiceMock</text:span><text:span text:style-name="T153"> = </text:span><text:span text:style-name="T154">mock</text:span><text:span text:style-name="T153">(SomeDataService.</text:span><text:span text:style-name="T163">class</text:span><text:span text:style-name="T153">);</text:span></text:p>
      <text:p text:style-name="P20"/>
      <text:p text:style-name="P19"><text:span text:style-name="T153"><text:tab/></text:span><text:span text:style-name="T167">@BeforeEach</text:span></text:p>
      <text:p text:style-name="P19"><text:span text:style-name="T153"><text:tab/></text:span><text:span text:style-name="T163">public</text:span><text:span text:style-name="T153"> </text:span><text:span text:style-name="T163">void</text:span><text:span text:style-name="T153"> before() {</text:span></text:p>
      <text:p text:style-name="P19"><text:span text:style-name="T153"><text:tab/><text:tab/></text:span><text:span text:style-name="T168">bussiness</text:span><text:span text:style-name="T153">.setSomeDataService(</text:span><text:span text:style-name="T168">dataServiceMock</text:span><text:span text:style-name="T153">);</text:span></text:p>
      <text:p text:style-name="P22"><text:tab/>}</text:p>
      <text:p text:style-name="P20"/>
      <text:p text:style-name="P19"><text:span text:style-name="T153"><text:tab/></text:span><text:span text:style-name="T167">@Test</text:span></text:p>
      <text:p text:style-name="P19"><text:span text:style-name="T153"><text:tab/></text:span><text:span text:style-name="T163">void</text:span><text:span text:style-name="T153"> calculateSum_3value() {</text:span></text:p>
      <text:p text:style-name="P20"/>
      <text:p text:style-name="P19"><text:span text:style-name="T153"><text:tab/></text:span><text:span text:style-name="T154">when</text:span><text:span text:style-name="T153">(</text:span><text:span text:style-name="T168">dataServiceMock</text:span><text:span text:style-name="T153">.retiveAllData()).thenReturn(</text:span><text:span text:style-name="T163">new</text:span><text:span text:style-name="T153"> </text:span><text:span text:style-name="T163">int</text:span><text:span text:style-name="T153">[] { 1, 2, 3 });</text:span></text:p>
      <text:p text:style-name="P19"><text:span text:style-name="T153"><text:tab/><text:tab/></text:span><text:span text:style-name="T154">assertEquals</text:span><text:span text:style-name="T153">(6, </text:span><text:span text:style-name="T168">bussiness</text:span><text:span text:style-name="T153">.calSumUsingDataService());</text:span></text:p>
      <text:p text:style-name="P20"/>
      <text:p text:style-name="P22"><text:tab/>}</text:p>
      <text:p text:style-name="P20"/>
      <text:p text:style-name="P19"><text:span text:style-name="T153"><text:tab/></text:span><text:span text:style-name="T167">@Test</text:span></text:p>
      <text:p text:style-name="P19"><text:span text:style-name="T153"><text:tab/></text:span><text:span text:style-name="T163">void</text:span><text:span text:style-name="T153"> calculateSum_1value() {</text:span></text:p>
      <text:p text:style-name="P20"/>
      <text:p text:style-name="P19"><text:span text:style-name="T153"><text:tab/><text:tab/></text:span><text:span text:style-name="T154">when</text:span><text:span text:style-name="T153">(</text:span><text:span text:style-name="T168">dataServiceMock</text:span><text:span text:style-name="T153">.retiveAllData()).thenReturn(</text:span><text:span text:style-name="T163">new</text:span><text:span text:style-name="T153"> </text:span><text:span text:style-name="T163">int</text:span><text:span text:style-name="T153">[] { 1 });</text:span></text:p>
      <text:p text:style-name="P19"><text:span text:style-name="T153"><text:tab/><text:tab/></text:span><text:span text:style-name="T154">assertEquals</text:span><text:span text:style-name="T153">(1, </text:span><text:span text:style-name="T168">bussiness</text:span><text:span text:style-name="T153">.calSumUsingDataService());</text:span></text:p>
      <text:p text:style-name="P20"/>
      <text:p text:style-name="P22"><text:tab/>}</text:p>
      <text:p text:style-name="P22">}</text:p>
      <text:p text:style-name="P9"/>
      <text:p text:style-name="P9"/>
      <text:p text:style-name="P9"/>
      <text:p text:style-name="P9"><text:span text:style-name="T163">package</text:span><text:span text:style-name="T153"> com.example.unitTesting.bussiness;</text:span></text:p>
      <text:p text:style-name="P20"/>
      <text:p text:style-name="P19"><text:span text:style-name="T163">import</text:span><text:span text:style-name="T153"> </text:span><text:span text:style-name="T163">static</text:span><text:span text:style-name="T153"> org.junit.jupiter.api.Assertions.</text:span><text:span text:style-name="T154">assertEquals</text:span><text:span text:style-name="T153">;</text:span></text:p>
      <text:p text:style-name="P19"><text:span text:style-name="T163">import</text:span><text:span text:style-name="T153"> </text:span><text:span text:style-name="T163">static</text:span><text:span text:style-name="T153"> org.mockito.Mockito.</text:span><text:span text:style-name="T154">mock</text:span><text:span text:style-name="T153">;</text:span></text:p>
      <text:p text:style-name="P19"><text:span text:style-name="T163">import</text:span><text:span text:style-name="T153"> </text:span><text:span text:style-name="T163">static</text:span><text:span text:style-name="T153"> org.mockito.Mockito.</text:span><text:span text:style-name="T154">when</text:span><text:span text:style-name="T153">;</text:span></text:p>
      <text:p text:style-name="P20"/>
      <text:p text:style-name="P19"><text:span text:style-name="T163">import</text:span><text:span text:style-name="T153"> org.junit.jupiter.api.BeforeEach;</text:span></text:p>
      <text:p text:style-name="P19"><text:span text:style-name="T163">import</text:span><text:span text:style-name="T153"> org.junit.jupiter.api.Test;</text:span></text:p>
      <text:p text:style-name="P19"><text:span text:style-name="T163">import</text:span><text:span text:style-name="T153"> org.junit.runner.RunWith;</text:span></text:p>
      <text:p text:style-name="P19"><text:span text:style-name="T163">import</text:span><text:span text:style-name="T153"> org.mockito.InjectMocks;</text:span></text:p>
      <text:p text:style-name="P19"><text:span text:style-name="T163">import</text:span><text:span text:style-name="T153"> org.mockito.MockitoAnnotations;</text:span></text:p>
      <text:p text:style-name="P19"><text:span text:style-name="T163">import</text:span><text:span text:style-name="T153"> org.mockito.junit.MockitoJUnitRunner;</text:span></text:p>
      <text:p text:style-name="P20"/>
      <text:p text:style-name="P19"><text:span text:style-name="T163">import</text:span><text:span text:style-name="T153"> com.example.unitTesting.bussiness.data.SomeDataService;</text:span></text:p>
      <text:p text:style-name="P20"/>
      <text:p text:style-name="P19"><text:span text:style-name="T167">@RunWith</text:span><text:span text:style-name="T153">(MockitoJUnitRunner.</text:span><text:span text:style-name="T163">class</text:span><text:span text:style-name="T153">)</text:span></text:p>
      <text:p text:style-name="P19"><text:span text:style-name="T163">class</text:span><text:span text:style-name="T153"> Mock {</text:span></text:p>
      <text:p text:style-name="P20"><text:soft-page-break/></text:p>
      <text:p text:style-name="P19"><text:span text:style-name="T153"><text:tab/></text:span><text:span text:style-name="T167">@InjectMocks</text:span></text:p>
      <text:p text:style-name="P19"><text:span text:style-name="T153"><text:tab/>SomeBussinessImpl </text:span><text:span text:style-name="T168">bussiness</text:span><text:span text:style-name="T153"> = </text:span><text:span text:style-name="T163">new</text:span><text:span text:style-name="T153"> SomeBussinessImpl();</text:span></text:p>
      <text:p text:style-name="P22"><text:tab/></text:p>
      <text:p text:style-name="P19"><text:span text:style-name="T153"><text:tab/></text:span><text:span text:style-name="T167">@</text:span><text:span text:style-name="T153">org.mockito.</text:span><text:span text:style-name="T167">Mock</text:span></text:p>
      <text:p text:style-name="P19"><text:span text:style-name="T153"><text:tab/>SomeDataService </text:span><text:span text:style-name="T168">dataServiceMock</text:span><text:span text:style-name="T153"> = </text:span><text:span text:style-name="T154">mock</text:span><text:span text:style-name="T153">(SomeDataService.</text:span><text:span text:style-name="T163">class</text:span><text:span text:style-name="T153">);</text:span></text:p>
      <text:p text:style-name="P20"/>
      <text:p text:style-name="P19"><text:span text:style-name="T153"><text:tab/></text:span><text:span text:style-name="T167">@BeforeEach</text:span></text:p>
      <text:p text:style-name="P19"><text:span text:style-name="T153"><text:tab/></text:span><text:span text:style-name="T163">public</text:span><text:span text:style-name="T153"> </text:span><text:span text:style-name="T163">void</text:span><text:span text:style-name="T153"> before() {</text:span></text:p>
      <text:p text:style-name="P19"><text:span text:style-name="T153"><text:tab/><text:tab/>MockitoAnnotations.</text:span><text:span text:style-name="T154">initMocks</text:span><text:span text:style-name="T153">(</text:span><text:span text:style-name="T163">this</text:span><text:span text:style-name="T153">);</text:span></text:p>
      <text:p text:style-name="P19"><text:span text:style-name="T153"><text:tab/></text:span><text:span text:style-name="T169">//<text:tab/>bussiness.setSomeDataService(dataServiceMock);</text:span></text:p>
      <text:p text:style-name="P22"><text:tab/>}</text:p>
      <text:p text:style-name="P20"/>
      <text:p text:style-name="P19"><text:span text:style-name="T153"><text:tab/></text:span><text:span text:style-name="T167">@Test</text:span></text:p>
      <text:p text:style-name="P19"><text:span text:style-name="T153"><text:tab/></text:span><text:span text:style-name="T163">void</text:span><text:span text:style-name="T153"> calculateSum_3value() {</text:span></text:p>
      <text:p text:style-name="P20"/>
      <text:p text:style-name="P19"><text:span text:style-name="T153"><text:tab/><text:tab/></text:span><text:span text:style-name="T154">when</text:span><text:span text:style-name="T153">(</text:span><text:span text:style-name="T168">dataServiceMock</text:span><text:span text:style-name="T153">.retiveAllData()).thenReturn(</text:span><text:span text:style-name="T163">new</text:span><text:span text:style-name="T153"> </text:span><text:span text:style-name="T163">int</text:span><text:span text:style-name="T153">[] { 1, 2, 3 });</text:span></text:p>
      <text:p text:style-name="P19"><text:span text:style-name="T153"><text:tab/><text:tab/></text:span><text:span text:style-name="T154">assertEquals</text:span><text:span text:style-name="T153">(6, </text:span><text:span text:style-name="T168">bussiness</text:span><text:span text:style-name="T153">.calSumUsingDataService());</text:span></text:p>
      <text:p text:style-name="P20"/>
      <text:p text:style-name="P22"><text:tab/>}</text:p>
      <text:p text:style-name="P20"/>
      <text:p text:style-name="P19"><text:span text:style-name="T153"><text:tab/></text:span><text:span text:style-name="T167">@Test</text:span></text:p>
      <text:p text:style-name="P19"><text:span text:style-name="T153"><text:tab/></text:span><text:span text:style-name="T163">void</text:span><text:span text:style-name="T153"> calculateSum_1value() {</text:span></text:p>
      <text:p text:style-name="P20"/>
      <text:p text:style-name="P19"><text:span text:style-name="T153"><text:tab/><text:tab/></text:span><text:span text:style-name="T154">when</text:span><text:span text:style-name="T153">(</text:span><text:span text:style-name="T168">dataServiceMock</text:span><text:span text:style-name="T153">.retiveAllData()).thenReturn(</text:span><text:span text:style-name="T163">new</text:span><text:span text:style-name="T153"> </text:span><text:span text:style-name="T163">int</text:span><text:span text:style-name="T153">[] { 1 });</text:span></text:p>
      <text:p text:style-name="P19"><text:span text:style-name="T153"><text:tab/><text:tab/></text:span><text:span text:style-name="T154">assertEquals</text:span><text:span text:style-name="T153">(1, </text:span><text:span text:style-name="T168">bussiness</text:span><text:span text:style-name="T153">.calSumUsingDataService());</text:span></text:p>
      <text:p text:style-name="P20"/>
      <text:p text:style-name="P22"><text:tab/>}</text:p>
      <text:p text:style-name="P22">}</text:p>
      <text:p text:style-name="P9"/>
      <text:p text:style-name="P9"/>
      <text:p text:style-name="P9"/>
      <text:p text:style-name="P9"/>
      <text:p text:style-name="P9"><text:span text:style-name="T163">package</text:span><text:span text:style-name="T153"> com.example.unitTesting.bussiness;</text:span></text:p>
      <text:p text:style-name="P20"/>
      <text:p text:style-name="P19"><text:span text:style-name="T163">import</text:span><text:span text:style-name="T153"> </text:span><text:span text:style-name="T163">static</text:span><text:span text:style-name="T153"> org.junit.Assert.</text:span><text:span text:style-name="T154">assertEquals</text:span><text:span text:style-name="T153">;</text:span></text:p>
      <text:p text:style-name="P19"><text:span text:style-name="T163">import</text:span><text:span text:style-name="T153"> </text:span><text:span text:style-name="T163">static</text:span><text:span text:style-name="T153"> org.mockito.Mockito.</text:span><text:span text:style-name="T154">when</text:span><text:span text:style-name="T153">;</text:span></text:p>
      <text:p text:style-name="P20"/>
      <text:p text:style-name="P19"><text:span text:style-name="T163">import</text:span><text:span text:style-name="T153"> java.util.List;</text:span></text:p>
      <text:p text:style-name="P20"/>
      <text:p text:style-name="P19"><text:span text:style-name="T163">import</text:span><text:span text:style-name="T153"> org.junit.jupiter.api.Test;</text:span></text:p>
      <text:p text:style-name="P19"><text:span text:style-name="T163">import</text:span><text:span text:style-name="T153"> org.mockito.Mockito;</text:span></text:p>
      <text:p text:style-name="P20"/>
      <text:p text:style-name="P19"><text:span text:style-name="T163">class</text:span><text:span text:style-name="T153"> ListTestMock {</text:span></text:p>
      <text:p text:style-name="P20"/>
      <text:p text:style-name="P19"><text:span text:style-name="T153"><text:tab/></text:span><text:span text:style-name="T167">@Test</text:span></text:p>
      <text:p text:style-name="P19"><text:span text:style-name="T153"><text:tab/></text:span><text:span text:style-name="T163">void</text:span><text:span text:style-name="T153"> test() {</text:span></text:p>
      <text:p text:style-name="P19"><text:span text:style-name="T153"><text:tab/><text:tab/></text:span><text:span text:style-name="T158">List</text:span><text:span text:style-name="T153"> </text:span><text:span text:style-name="T165">listmock</text:span><text:span text:style-name="T153"> = Mockito.</text:span><text:span text:style-name="T154">mock</text:span><text:span text:style-name="T153">(List.</text:span><text:span text:style-name="T163">class</text:span><text:span text:style-name="T153">);</text:span></text:p>
      <text:p text:style-name="P19"><text:span text:style-name="T153"><text:tab/><text:tab/></text:span><text:span text:style-name="T154">when</text:span><text:span text:style-name="T153">(</text:span><text:span text:style-name="T165">listmock</text:span><text:span text:style-name="T153">.size()).thenReturn(5);</text:span></text:p>
      <text:p text:style-name="P19"><text:span text:style-name="T153"><text:tab/><text:tab/></text:span><text:span text:style-name="T154">assertEquals</text:span><text:span text:style-name="T153">(5, </text:span><text:span text:style-name="T165">listmock</text:span><text:span text:style-name="T153">.size());</text:span></text:p>
      <text:p text:style-name="P22"><text:tab/>}</text:p>
      <text:p text:style-name="P20"/>
      <text:p text:style-name="P22">}</text:p>
      <text:p text:style-name="P10"/>
      <text:p text:style-name="P10"/>
      <text:p text:style-name="P10"/>
      <text:p text:style-name="P10"/>
      <text:p text:style-name="P10"><text:soft-page-break/></text:p>
      <text:p text:style-name="P10"/>
      <text:p text:style-name="P11">two times calling </text:p>
      <text:p text:style-name="P11"/>
      <text:p text:style-name="P11"/>
      <text:p text:style-name="P11"><text:span text:style-name="T163">package</text:span><text:span text:style-name="T153"> com.example.unitTesting.bussiness;</text:span></text:p>
      <text:p text:style-name="P20"/>
      <text:p text:style-name="P19"><text:span text:style-name="T163">import</text:span><text:span text:style-name="T153"> </text:span><text:span text:style-name="T163">static</text:span><text:span text:style-name="T153"> org.junit.Assert.</text:span><text:span text:style-name="T154">assertEquals</text:span><text:span text:style-name="T153">;</text:span></text:p>
      <text:p text:style-name="P19"><text:span text:style-name="T163">import</text:span><text:span text:style-name="T153"> </text:span><text:span text:style-name="T163">static</text:span><text:span text:style-name="T153"> org.mockito.Mockito.</text:span><text:span text:style-name="T154">when</text:span><text:span text:style-name="T153">;</text:span></text:p>
      <text:p text:style-name="P20"/>
      <text:p text:style-name="P19"><text:span text:style-name="T163">import</text:span><text:span text:style-name="T153"> java.util.List;</text:span></text:p>
      <text:p text:style-name="P20"/>
      <text:p text:style-name="P19"><text:span text:style-name="T163">import</text:span><text:span text:style-name="T153"> org.junit.jupiter.api.Test;</text:span></text:p>
      <text:p text:style-name="P19"><text:span text:style-name="T163">import</text:span><text:span text:style-name="T153"> org.mockito.Mockito;</text:span></text:p>
      <text:p text:style-name="P20"/>
      <text:p text:style-name="P19"><text:span text:style-name="T163">class</text:span><text:span text:style-name="T153"> ListTestMock {</text:span></text:p>
      <text:p text:style-name="P20"/>
      <text:p text:style-name="P19"><text:span text:style-name="T153"><text:tab/></text:span><text:span text:style-name="T158">List</text:span><text:span text:style-name="T153"> </text:span><text:span text:style-name="T168">listmock</text:span><text:span text:style-name="T153"> = Mockito.</text:span><text:span text:style-name="T154">mock</text:span><text:span text:style-name="T153">(List.</text:span><text:span text:style-name="T163">class</text:span><text:span text:style-name="T153">);</text:span></text:p>
      <text:p text:style-name="P20"/>
      <text:p text:style-name="P19"><text:span text:style-name="T153"><text:tab/></text:span><text:span text:style-name="T167">@Test</text:span></text:p>
      <text:p text:style-name="P19"><text:span text:style-name="T153"><text:tab/></text:span><text:span text:style-name="T163">void</text:span><text:span text:style-name="T153"> test() {</text:span></text:p>
      <text:p text:style-name="P20"/>
      <text:p text:style-name="P19"><text:span text:style-name="T153"><text:tab/><text:tab/></text:span><text:span text:style-name="T154">when</text:span><text:span text:style-name="T153">(</text:span><text:span text:style-name="T168">listmock</text:span><text:span text:style-name="T153">.size()).thenReturn(5);</text:span></text:p>
      <text:p text:style-name="P19"><text:span text:style-name="T153"><text:tab/><text:tab/></text:span><text:span text:style-name="T154">assertEquals</text:span><text:span text:style-name="T153">(5, </text:span><text:span text:style-name="T168">listmock</text:span><text:span text:style-name="T153">.size());</text:span></text:p>
      <text:p text:style-name="P22"><text:tab/>}</text:p>
      <text:p text:style-name="P20"/>
      <text:p text:style-name="P19"><text:span text:style-name="T153"><text:tab/></text:span><text:span text:style-name="T167">@Test</text:span></text:p>
      <text:p text:style-name="P19"><text:span text:style-name="T153"><text:tab/></text:span><text:span text:style-name="T163">void</text:span><text:span text:style-name="T153"> differValues() {</text:span></text:p>
      <text:p text:style-name="P19"><text:span text:style-name="T153"><text:tab/><text:tab/></text:span><text:span text:style-name="T154">when</text:span><text:span text:style-name="T153">(</text:span><text:span text:style-name="T168">listmock</text:span><text:span text:style-name="T153">.size()).thenReturn(5).thenReturn(10);</text:span></text:p>
      <text:p text:style-name="P19"><text:span text:style-name="T153"><text:tab/><text:tab/></text:span><text:span text:style-name="T154">assertEquals</text:span><text:span text:style-name="T153">(5, </text:span><text:span text:style-name="T168">listmock</text:span><text:span text:style-name="T153">.size());</text:span></text:p>
      <text:p text:style-name="P19"><text:span text:style-name="T153"><text:tab/><text:tab/></text:span><text:span text:style-name="T154">assertEquals</text:span><text:span text:style-name="T153">(10, </text:span><text:span text:style-name="T168">listmock</text:span><text:span text:style-name="T153">.size());</text:span></text:p>
      <text:p text:style-name="P22"><text:tab/>}</text:p>
      <text:p text:style-name="P22">}</text:p>
      <text:p text:style-name="P11"/>
      <text:p text:style-name="P11"/>
      <text:p text:style-name="P13">with parameter</text:p>
      <text:p text:style-name="P12"><text:span text:style-name="T163">package</text:span><text:span text:style-name="T153"> com.example.unitTesting.bussiness;</text:span></text:p>
      <text:p text:style-name="P20"/>
      <text:p text:style-name="P19"><text:span text:style-name="T163">import</text:span><text:span text:style-name="T153"> </text:span><text:span text:style-name="T163">static</text:span><text:span text:style-name="T153"> org.junit.Assert.</text:span><text:span text:style-name="T154">assertEquals</text:span><text:span text:style-name="T153">;</text:span></text:p>
      <text:p text:style-name="P19"><text:span text:style-name="T163">import</text:span><text:span text:style-name="T153"> </text:span><text:span text:style-name="T163">static</text:span><text:span text:style-name="T153"> org.mockito.Mockito.</text:span><text:span text:style-name="T154">when</text:span><text:span text:style-name="T153">;</text:span></text:p>
      <text:p text:style-name="P20"/>
      <text:p text:style-name="P19"><text:span text:style-name="T163">import</text:span><text:span text:style-name="T153"> java.util.List;</text:span></text:p>
      <text:p text:style-name="P20"/>
      <text:p text:style-name="P19"><text:span text:style-name="T163">import</text:span><text:span text:style-name="T153"> org.junit.jupiter.api.Test;</text:span></text:p>
      <text:p text:style-name="P19"><text:span text:style-name="T163">import</text:span><text:span text:style-name="T153"> org.mockito.Mockito;</text:span></text:p>
      <text:p text:style-name="P20"/>
      <text:p text:style-name="P19"><text:span text:style-name="T163">class</text:span><text:span text:style-name="T153"> ListTestMock {</text:span></text:p>
      <text:p text:style-name="P20"/>
      <text:p text:style-name="P19"><text:span text:style-name="T153"><text:tab/></text:span><text:span text:style-name="T158">List</text:span><text:span text:style-name="T153"> </text:span><text:span text:style-name="T168">listmock</text:span><text:span text:style-name="T153"> = Mockito.</text:span><text:span text:style-name="T154">mock</text:span><text:span text:style-name="T153">(List.</text:span><text:span text:style-name="T163">class</text:span><text:span text:style-name="T153">);</text:span></text:p>
      <text:p text:style-name="P20"/>
      <text:p text:style-name="P22"><text:tab/></text:p>
      <text:p text:style-name="P19"><text:span text:style-name="T153"><text:tab/></text:span><text:span text:style-name="T163">void</text:span><text:span text:style-name="T153"> parameter()</text:span></text:p>
      <text:p text:style-name="P22"><text:tab/>{</text:p>
      <text:p text:style-name="P19"><text:span text:style-name="T153"><text:tab/><text:tab/></text:span><text:span text:style-name="T154">when</text:span><text:span text:style-name="T153">(</text:span><text:span text:style-name="T168">listmock</text:span><text:span text:style-name="T153">.get(0)).thenReturn(</text:span><text:span text:style-name="T170">"in 28 mins"</text:span><text:span text:style-name="T153">);</text:span></text:p>
      <text:p text:style-name="P19"><text:span text:style-name="T153"><text:tab/><text:tab/></text:span><text:span text:style-name="T154">assertEquals</text:span><text:span text:style-name="T153">(</text:span><text:span text:style-name="T170">"in 28 mins"</text:span><text:span text:style-name="T153">, </text:span><text:span text:style-name="T168">listmock</text:span><text:span text:style-name="T153">.get(0));</text:span></text:p>
      <text:p text:style-name="P19"><text:span text:style-name="T153"><text:tab/><text:tab/></text:span><text:span text:style-name="T154">assertEquals</text:span><text:span text:style-name="T153">(</text:span><text:span text:style-name="T163">null</text:span><text:span text:style-name="T153">, </text:span><text:span text:style-name="T168">listmock</text:span><text:span text:style-name="T153">.get(1));</text:span></text:p>
      <text:p text:style-name="P23"><text:tab/>}</text:p>
      <text:p text:style-name="P23">}</text:p>
      <text:p text:style-name="P1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1" svg:font-family="Monospace"/>
    <style:font-face style:name="apple-system" svg:font-family="apple-system, BlinkMacSystemFont, 'Segoe UI', Roboto, 'Helvetica Neue', Arial, sans-serif, 'Apple Color Emoji', 'Segoe UI Emoji', 'Segoe UI Symbol'"/>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635cm" fo:margin-left="0.635cm"/>
        </style:list-level-properties>
      </text:outline-level-style>
      <text:outline-level-style text:level="2" style:num-format="">
        <style:list-level-properties text:list-level-position-and-space-mode="label-alignment">
          <style:list-level-label-alignment text:label-followed-by="listtab" text:list-tab-stop-position="0.635cm" fo:margin-left="0.635cm"/>
        </style:list-level-properties>
      </text:outline-level-style>
      <text:outline-level-style text:level="3" style:num-format="">
        <style:list-level-properties text:list-level-position-and-space-mode="label-alignment">
          <style:list-level-label-alignment text:label-followed-by="listtab" text:list-tab-stop-position="0.635cm" fo:margin-left="0.635cm"/>
        </style:list-level-properties>
      </text:outline-level-style>
      <text:outline-level-style text:level="4" style:num-format="">
        <style:list-level-properties text:list-level-position-and-space-mode="label-alignment">
          <style:list-level-label-alignment text:label-followed-by="listtab" text:list-tab-stop-position="0.635cm" fo:margin-left="0.635cm"/>
        </style:list-level-properties>
      </text:outline-level-style>
      <text:outline-level-style text:level="5" style:num-format="">
        <style:list-level-properties text:list-level-position-and-space-mode="label-alignment">
          <style:list-level-label-alignment text:label-followed-by="listtab" text:list-tab-stop-position="0.635cm" fo:margin-left="0.635cm"/>
        </style:list-level-properties>
      </text:outline-level-style>
      <text:outline-level-style text:level="6" style:num-format="">
        <style:list-level-properties text:list-level-position-and-space-mode="label-alignment">
          <style:list-level-label-alignment text:label-followed-by="listtab" text:list-tab-stop-position="0.635cm" fo:margin-left="0.635cm"/>
        </style:list-level-properties>
      </text:outline-level-style>
      <text:outline-level-style text:level="7" style:num-format="">
        <style:list-level-properties text:list-level-position-and-space-mode="label-alignment">
          <style:list-level-label-alignment text:label-followed-by="listtab" text:list-tab-stop-position="0.635cm" fo:margin-left="0.635cm"/>
        </style:list-level-properties>
      </text:outline-level-style>
      <text:outline-level-style text:level="8" style:num-format="">
        <style:list-level-properties text:list-level-position-and-space-mode="label-alignment">
          <style:list-level-label-alignment text:label-followed-by="listtab" text:list-tab-stop-position="0.635cm" fo:margin-left="0.635cm"/>
        </style:list-level-properties>
      </text:outline-level-style>
      <text:outline-level-style text:level="9" style:num-format="">
        <style:list-level-properties text:list-level-position-and-space-mode="label-alignment">
          <style:list-level-label-alignment text:label-followed-by="listtab" text:list-tab-stop-position="0.635cm" fo:margin-left="0.635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927c2b" officeooo:paragraph-rsid="00927c2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1:35:10.390542834</meta:creation-date>
    <dc:date>2020-02-03T15:38:20.978573441</dc:date>
    <meta:editing-duration>PT22H20M34S</meta:editing-duration>
    <meta:editing-cycles>123</meta:editing-cycles>
    <meta:generator>LibreOffice/6.0.7.3$Linux_X86_64 LibreOffice_project/00m0$Build-3</meta:generator>
    <meta:document-statistic meta:table-count="49" meta:image-count="0" meta:object-count="0" meta:page-count="84" meta:paragraph-count="1630" meta:word-count="7468" meta:character-count="69849" meta:non-whitespace-character-count="59531"/>
  </office:meta>
</office:document-meta>
</file>